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f_w</text:p>
          </table:table-cell>
          <table:table-cell office:value-type="string" calcext:value-type="string">
            <text:p>f_p</text:p>
          </table:table-cell>
          <table:table-cell office:value-type="string" calcext:value-type="string">
            <text:p>f_weight</text:p>
          </table:table-cell>
          <table:table-cell office:value-type="string" calcext:value-type="string">
            <text:p>p_weight</text:p>
          </table:table-cell>
        </table:table-row>
        <table:table-row table:style-name="ro1">
          <table:table-cell office:value-type="string" calcext:value-type="string">
            <text:p>absolutely love when water be spill on my phone . just love it . time for a new phone 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3975416719913483, 0.03975416719913483, 0.10805365443229675, 0.1080629751086235, 0.10806223750114441, 0.03975416719913483, 0.03975416719913483, 0.03975416719913483, 0.03975416719913483, 0.03975416719913483, 0.03975416719913483, 0.03975416719913483, 0.03975416719913483, 0.03975416719913483, 0.03975416719913483, 0.03975416719913483, 0.03975416719913483, 0.03975416719913483, 0.03975416719913483, 0.03975416719913483]</text:p>
          </table:table-cell>
          <table:table-cell office:value-type="string" calcext:value-type="string">
            <text:p>[0.0805271714925766, 0.019980302080512047, 0.019990643486380577, 0.01998589001595974, 0.14763548970222473, 0.01998031511902809, 0.1476352959871292, 0.041866548359394073, 0.041866548359394073, 0.041866548359394073, 0.041866548359394073, 0.041866548359394073, 0.041866548359394073, 0.041866548359394073, 0.041866548359394073, 0.041866548359394073, 0.041866548359394073, 0.041866548359394073, 0.041866548359394073, 0.041866548359394073]</text:p>
          </table:table-cell>
        </table:table-row>
        <table:table-row table:style-name="ro1">
          <table:table-cell office:value-type="string" calcext:value-type="string">
            <text:p>i be hop just a little more shit could hit the fan this week 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3975416719913483, 0.03975416719913483, 0.10805365443229675, 0.1080629751086235, 0.10806223750114441, 0.03975416719913483, 0.03975416719913483, 0.03975416719913483, 0.03975416719913483, 0.03975416719913483, 0.03975416719913483, 0.03975416719913483, 0.03975416719913483, 0.03975416719913483, 0.03975416719913483, 0.03975416719913483, 0.03975416719913483, 0.03975416719913483, 0.03975416719913483, 0.03975416719913483]</text:p>
          </table:table-cell>
          <table:table-cell office:value-type="string" calcext:value-type="string">
            <text:p>[0.0805271714925766, 0.019980302080512047, 0.019990643486380577, 0.01998589001595974, 0.14763548970222473, 0.01998031511902809, 0.1476352959871292, 0.041866548359394073, 0.041866548359394073, 0.041866548359394073, 0.041866548359394073, 0.041866548359394073, 0.041866548359394073, 0.041866548359394073, 0.041866548359394073, 0.041866548359394073, 0.041866548359394073, 0.041866548359394073, 0.041866548359394073, 0.041866548359394073]</text:p>
          </table:table-cell>
        </table:table-row>
        <table:table-row table:style-name="ro1">
          <table:table-cell office:value-type="string" calcext:value-type="string">
            <text:p>user do not forget that nick foles be also the new tom brady . what a preseason ! toomanystud q b thank god we don t have tebo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0811663419008255, 0.10761076211929321, 0.039773888885974884, 0.039773888885974884, 0.039773888885974884, 0.10811646282672882, 0.039773888885974884, 0.039773888885974884, 0.039773888885974884, 0.039773888885974884, 0.039773888885974884, 0.039773888885974884, 0.039773888885974884, 0.039773888885974884, 0.039773888885974884, 0.039773888885974884, 0.039773888885974884, 0.039773888885974884, 0.039773888885974884, 0.039773888885974884]</text:p>
          </table:table-cell>
          <table:table-cell office:value-type="string" calcext:value-type="string">
            <text:p>[0.13770243525505066, 0.13770243525505066, 0.018771082162857056, 0.01870087720453739, 0.02182026579976082, 0.13770243525505066, 0.01995432935655117, 0.039049725979566574, 0.039049725979566574, 0.039049725979566574, 0.039049725979566574, 0.039049725979566574, 0.039049725979566574, 0.039049725979566574, 0.039049725979566574, 0.039049725979566574, 0.039049725979566574, 0.039049725979566574, 0.039049725979566574, 0.039049725979566574]</text:p>
          </table:table-cell>
        </table:table-row>
        <table:table-row table:style-name="ro1">
          <table:table-cell office:value-type="string" calcext:value-type="string">
            <text:p>i constantly see tweet about arsenal on twitter . thanks for keep the world update user &amp; user . huge arsenal f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0811663419008255, 0.10761076211929321, 0.039773888885974884, 0.039773888885974884, 0.039773888885974884, 0.10811646282672882, 0.039773888885974884, 0.039773888885974884, 0.039773888885974884, 0.039773888885974884, 0.039773888885974884, 0.039773888885974884, 0.039773888885974884, 0.039773888885974884, 0.039773888885974884, 0.039773888885974884, 0.039773888885974884, 0.039773888885974884, 0.039773888885974884, 0.039773888885974884]</text:p>
          </table:table-cell>
          <table:table-cell office:value-type="string" calcext:value-type="string">
            <text:p>[0.13770243525505066, 0.13770243525505066, 0.018771082162857056, 0.01870087720453739, 0.02182026579976082, 0.13770243525505066, 0.01995432935655117, 0.039049725979566574, 0.039049725979566574, 0.039049725979566574, 0.039049725979566574, 0.039049725979566574, 0.039049725979566574, 0.039049725979566574, 0.039049725979566574, 0.039049725979566574, 0.039049725979566574, 0.039049725979566574, 0.039049725979566574, 0.039049725979566574]</text:p>
          </table:table-cell>
        </table:table-row>
        <table:table-row table:style-name="ro1">
          <table:table-cell office:value-type="string" calcext:value-type="string">
            <text:p>can feel the foot pulsate . slow one . because my rest heart rate be circa 4 5 bpm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]</text:p>
          </table:table-cell>
          <table:table-cell office:value-type="string" calcext:value-type="string">
            <text:p>[0.020777646452188492, 0.14854691922664642, 0.025088150054216385, 0.1489047110080719, 0.021010423079133034, 0.04156951978802681, 0.042435914278030396, 0.042435914278030396, 0.042435914278030396, 0.042435914278030396, 0.042435914278030396, 0.042435914278030396, 0.042435914278030396, 0.042435914278030396, 0.042435914278030396, 0.042435914278030396, 0.042435914278030396, 0.042435914278030396, 0.042435914278030396, 0.042435914278030396]</text:p>
          </table:table-cell>
        </table:table-row>
        <table:table-row table:style-name="ro1">
          <table:table-cell office:value-type="string" calcext:value-type="string">
            <text:p>god that shower felt so gud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4267021641135216, 0.04267021641135216, 0.11596579104661942, 0.11597006022930145, 0.04267021641135216, 0.04267021641135216, 0.04267021641135216, 0.04267021641135216, 0.04267021641135216, 0.04267021641135216, 0.04267021641135216, 0.04267021641135216, 0.04267021641135216, 0.04267021641135216, 0.04267021641135216, 0.04267021641135216, 0.04267021641135216, 0.04267021641135216, 0.04267021641135216, 0.04267021641135216]</text:p>
          </table:table-cell>
          <table:table-cell office:value-type="string" calcext:value-type="string">
            <text:p>[0.12248420715332031, 0.019694708287715912, 0.019694847986102104, 0.1455252319574356, 0.11485224962234497, 0.019696040078997612, 0.021567542105913162, 0.04126811772584915, 0.04126811772584915, 0.04126811772584915, 0.04126811772584915, 0.04126811772584915, 0.04126811772584915, 0.04126811772584915, 0.04126811772584915, 0.04126811772584915, 0.04126811772584915, 0.04126811772584915, 0.04126811772584915, 0.04126811772584915]</text:p>
          </table:table-cell>
        </table:table-row>
        <table:table-row table:style-name="ro1">
          <table:table-cell office:value-type="string" calcext:value-type="string">
            <text:p>can feel the foot pulsate . slow one . because my rest heart rate be circa 4 5 bpm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8815557509660721, 0.03776641935110092, 0.10226689279079437, 0.03776641935110092, 0.1026596873998642, 0.10265494883060455, 0.03776641935110092, 0.03776641935110092, 0.03776641935110092, 0.03776641935110092, 0.03776641935110092, 0.03776641935110092, 0.03776641935110092, 0.03776641935110092, 0.03776641935110092, 0.03776641935110092, 0.03776641935110092, 0.03776641935110092, 0.03776641935110092, 0.03776641935110092]</text:p>
          </table:table-cell>
          <table:table-cell office:value-type="string" calcext:value-type="string">
            <text:p>[0.02770894393324852, 0.02091030776500702, 0.03001115471124649, 0.02112346701323986, 0.15437763929367065, 0.15437763929367065, 0.02237071841955185, 0.04377849027514458, 0.04377849027514458, 0.04377849027514458, 0.04377849027514458, 0.04377849027514458, 0.04377849027514458, 0.04377849027514458, 0.04377849027514458, 0.04377849027514458, 0.04377849027514458, 0.04377849027514458, 0.04377849027514458, 0.04377849027514458]</text:p>
          </table:table-cell>
        </table:table-row>
        <table:table-row table:style-name="ro1">
          <table:table-cell office:value-type="string" calcext:value-type="string">
            <text:p>you be my kryptonite ! heart rt al je dit herkent ( ( ( one direction 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6619536131620407, 0.09811133146286011, 0.09810734540224075, 0.09807731211185455, 0.03609314188361168, 0.09811133146286011, 0.03609314188361168, 0.03609314188361168, 0.03609314188361168, 0.03609314188361168, 0.03609314188361168, 0.03609314188361168, 0.03609314188361168, 0.03609314188361168, 0.03609314188361168, 0.03609314188361168, 0.03609314188361168, 0.03609314188361168, 0.03609314188361168, 0.03609314188361168]</text:p>
          </table:table-cell>
          <table:table-cell office:value-type="string" calcext:value-type="string">
            <text:p>[0.07002954185009003, 0.021981237456202507, 0.14906294643878937, 0.14208729565143585, 0.020174631848931313, 0.020225470885634422, 0.026911647990345955, 0.04227134585380554, 0.04227134585380554, 0.04227134585380554, 0.04227134585380554, 0.04227134585380554, 0.04227134585380554, 0.04227134585380554, 0.04227134585380554, 0.04227134585380554, 0.04227134585380554, 0.04227134585380554, 0.04227134585380554, 0.04227134585380554]</text:p>
          </table:table-cell>
        </table:table-row>
        <table:table-row table:style-name="ro1">
          <table:table-cell office:value-type="string" calcext:value-type="string">
            <text:p>love an on field argument with user fuck off you cunt you fuck off nice header nice kic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950775295495987, 0.09507745504379272, 0.09507721662521362, 0.03497706726193428, 0.09506235271692276, 0.0950491800904274, 0.03497706726193428, 0.03497706726193428, 0.03497706726193428, 0.03497706726193428, 0.03497706726193428, 0.03497706726193428, 0.03497706726193428, 0.03497706726193428, 0.03497706726193428, 0.03497706726193428, 0.03497706726193428, 0.03497706726193428, 0.03497706726193428, 0.03497706726193428]</text:p>
          </table:table-cell>
          <table:table-cell office:value-type="string" calcext:value-type="string">
            <text:p>[0.1340365707874298, 0.1340365707874298, 0.12799909710884094, 0.0182005874812603, 0.05218467488884926, 0.018139999359846115, 0.02127077616751194, 0.03801015764474869, 0.03801015764474869, 0.03801015764474869, 0.03801015764474869, 0.03801015764474869, 0.03801015764474869, 0.03801015764474869, 0.03801015764474869, 0.03801015764474869, 0.03801015764474869, 0.03801015764474869, 0.03801015764474869, 0.03801015764474869]</text:p>
          </table:table-cell>
        </table:table-row>
        <table:table-row table:style-name="ro1">
          <table:table-cell office:value-type="string" calcext:value-type="string">
            <text:p>wow , kid drink vodka in the back of the room during a lecture . you guy be classy 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11598465591669083, 0.11598465591669083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]</text:p>
          </table:table-cell>
          <table:table-cell office:value-type="string" calcext:value-type="string">
            <text:p>[0.146526500582695, 0.146526500582695, 0.02263551391661167, 0.019847100600600243, 0.058447930961847305, 0.024287832900881767, 0.04155206307768822, 0.04155206307768822, 0.04155206307768822, 0.04155206307768822, 0.04155206307768822, 0.04155206307768822, 0.04155206307768822, 0.04155206307768822, 0.04155206307768822, 0.04155206307768822, 0.04155206307768822, 0.04155206307768822, 0.04155206307768822, 0.04155206307768822]</text:p>
          </table:table-cell>
        </table:table-row>
        <table:table-row table:style-name="ro1">
          <table:table-cell office:value-type="string" calcext:value-type="string">
            <text:p>we all have that one person who we wish we never give our phone number to . t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42668379843235016, 0.042668379843235016, 0.042668379843235016, 0.11598468571901321, 0.11598440259695053, 0.042668379843235016, 0.042668379843235016, 0.042668379843235016, 0.042668379843235016, 0.042668379843235016, 0.042668379843235016, 0.042668379843235016, 0.042668379843235016, 0.042668379843235016, 0.042668379843235016, 0.042668379843235016, 0.042668379843235016, 0.042668379843235016, 0.042668379843235016, 0.042668379843235016]</text:p>
          </table:table-cell>
          <table:table-cell office:value-type="string" calcext:value-type="string">
            <text:p>[0.02391398325562477, 0.024417990818619728, 0.02391398884356022, 0.023918334394693375, 0.17670176923274994, 0.025605686008930206, 0.05010917782783508, 0.05010917782783508, 0.05010917782783508, 0.05010917782783508, 0.05010917782783508, 0.05010917782783508, 0.05010917782783508, 0.05010917782783508, 0.05010917782783508, 0.05010917782783508, 0.05010917782783508, 0.05010917782783508, 0.05010917782783508, 0.05010917782783508]</text:p>
          </table:table-cell>
        </table:table-row>
        <table:table-row table:style-name="ro1">
          <table:table-cell office:value-type="string" calcext:value-type="string">
            <text:p>tweeter ? twit ? austin and ally sure be creative . omg i have to twi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1598465591669083, 0.11598465591669083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]</text:p>
          </table:table-cell>
          <table:table-cell office:value-type="string" calcext:value-type="string">
            <text:p>[0.146526500582695, 0.146526500582695, 0.02263551391661167, 0.019847100600600243, 0.058447930961847305, 0.024287832900881767, 0.04155206307768822, 0.04155206307768822, 0.04155206307768822, 0.04155206307768822, 0.04155206307768822, 0.04155206307768822, 0.04155206307768822, 0.04155206307768822, 0.04155206307768822, 0.04155206307768822, 0.04155206307768822, 0.04155206307768822, 0.04155206307768822, 0.04155206307768822]</text:p>
          </table:table-cell>
        </table:table-row>
        <table:table-row table:style-name="ro1">
          <table:table-cell office:value-type="string" calcext:value-type="string">
            <text:p>user and 3 gallon of seem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01154625415802, 0.03721270710229874, 0.1011354848742485, 0.10115180909633636, 0.101154625415802, 0.03721270710229874, 0.03721270710229874, 0.03721270710229874, 0.03721270710229874, 0.03721270710229874, 0.03721270710229874, 0.03721270710229874, 0.03721270710229874, 0.03721270710229874, 0.03721270710229874, 0.03721270710229874, 0.03721270710229874, 0.03721270710229874, 0.03721270710229874, 0.03721270710229874]</text:p>
          </table:table-cell>
          <table:table-cell office:value-type="string" calcext:value-type="string">
            <text:p>[0.15242254734039307, 0.15242254734039307, 0.02062826417386532, 0.02062816545367241, 0.020727872848510742, 0.028033968061208725, 0.043224066495895386, 0.043224066495895386, 0.043224066495895386, 0.043224066495895386, 0.043224066495895386, 0.043224066495895386, 0.043224066495895386, 0.043224066495895386, 0.043224066495895386, 0.043224066495895386, 0.043224066495895386, 0.043224066495895386, 0.043224066495895386, 0.043224066495895386]</text:p>
          </table:table-cell>
        </table:table-row>
        <table:table-row table:style-name="ro1">
          <table:table-cell office:value-type="string" calcext:value-type="string">
            <text:p>you know what we could be together for life but you fuck me last nigth and i be drunk . , quote fake lov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1598459631204605, 0.04266837611794472, 0.04266837611794472, 0.04266837611794472, 0.11598467081785202, 0.04266837611794472, 0.04266837611794472, 0.04266837611794472, 0.04266837611794472, 0.04266837611794472, 0.04266837611794472, 0.04266837611794472, 0.04266837611794472, 0.04266837611794472, 0.04266837611794472, 0.04266837611794472, 0.04266837611794472, 0.04266837611794472, 0.04266837611794472, 0.04266837611794472]</text:p>
          </table:table-cell>
          <table:table-cell office:value-type="string" calcext:value-type="string">
            <text:p>[0.1622639298439026, 0.09983421117067337, 0.02241966314613819, 0.022040605545043945, 0.02204926684498787, 0.02486865594983101, 0.04618024826049805, 0.04618024826049805, 0.04618024826049805, 0.04618024826049805, 0.04618024826049805, 0.04618024826049805, 0.04618024826049805, 0.04618024826049805, 0.04618024826049805, 0.04618024826049805, 0.04618024826049805, 0.04618024826049805, 0.04618024826049805, 0.04618024826049805]</text:p>
          </table:table-cell>
        </table:table-row>
        <table:table-row table:style-name="ro1">
          <table:table-cell office:value-type="string" calcext:value-type="string">
            <text:p>i can do what i want to . i play by my own rule : purple_heart :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1598459631204605, 0.04266837611794472, 0.04266837611794472, 0.04266837611794472, 0.11598467081785202, 0.04266837611794472, 0.04266837611794472, 0.04266837611794472, 0.04266837611794472, 0.04266837611794472, 0.04266837611794472, 0.04266837611794472, 0.04266837611794472, 0.04266837611794472, 0.04266837611794472, 0.04266837611794472, 0.04266837611794472, 0.04266837611794472, 0.04266837611794472, 0.04266837611794472]</text:p>
          </table:table-cell>
          <table:table-cell office:value-type="string" calcext:value-type="string">
            <text:p>[0.1622639298439026, 0.09983421117067337, 0.02241966314613819, 0.022040605545043945, 0.02204926684498787, 0.02486865594983101, 0.04618024826049805, 0.04618024826049805, 0.04618024826049805, 0.04618024826049805, 0.04618024826049805, 0.04618024826049805, 0.04618024826049805, 0.04618024826049805, 0.04618024826049805, 0.04618024826049805, 0.04618024826049805, 0.04618024826049805, 0.04618024826049805, 0.04618024826049805]</text:p>
          </table:table-cell>
        </table:table-row>
        <table:table-row table:style-name="ro1">
          <table:table-cell office:value-type="string" calcext:value-type="string">
            <text:p>first day of school . how exciting ! exhaus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42668379843235016, 0.042668379843235016, 0.042668379843235016, 0.11598468571901321, 0.11598440259695053, 0.042668379843235016, 0.042668379843235016, 0.042668379843235016, 0.042668379843235016, 0.042668379843235016, 0.042668379843235016, 0.042668379843235016, 0.042668379843235016, 0.042668379843235016, 0.042668379843235016, 0.042668379843235016, 0.042668379843235016, 0.042668379843235016, 0.042668379843235016, 0.042668379843235016]</text:p>
          </table:table-cell>
          <table:table-cell office:value-type="string" calcext:value-type="string">
            <text:p>[0.02391398325562477, 0.024417990818619728, 0.02391398884356022, 0.023918334394693375, 0.17670176923274994, 0.025605686008930206, 0.05010917782783508, 0.05010917782783508, 0.05010917782783508, 0.05010917782783508, 0.05010917782783508, 0.05010917782783508, 0.05010917782783508, 0.05010917782783508, 0.05010917782783508, 0.05010917782783508, 0.05010917782783508, 0.05010917782783508, 0.05010917782783508, 0.05010917782783508]</text:p>
          </table:table-cell>
        </table:table-row>
        <table:table-row table:style-name="ro1">
          <table:table-cell office:value-type="string" calcext:value-type="string">
            <text:p>you be drag down by the very people who claim they be try to inspire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0806194692850113, 0.10806194692850113, 0.03975377231836319, 0.03975377231836319, 0.10806194692850113, 0.03975377231836319, 0.03975377231836319, 0.03975377231836319, 0.03975377231836319, 0.03975377231836319, 0.03975377231836319, 0.03975377231836319, 0.03975377231836319, 0.03975377231836319, 0.03975377231836319, 0.03975377231836319, 0.03975377231836319, 0.03975377231836319, 0.03975377231836319, 0.03975377231836319]</text:p>
          </table:table-cell>
          <table:table-cell office:value-type="string" calcext:value-type="string">
            <text:p>[0.1342410147190094, 0.1342410147190094, 0.019383156672120094, 0.11575935781002045, 0.03584897518157959, 0.02757290191948414, 0.03806813433766365, 0.03806813433766365, 0.03806813433766365, 0.03806813433766365, 0.03806813433766365, 0.03806813433766365, 0.03806813433766365, 0.03806813433766365, 0.03806813433766365, 0.03806813433766365, 0.03806813433766365, 0.03806813433766365, 0.03806813433766365, 0.03806813433766365]</text:p>
          </table:table-cell>
        </table:table-row>
        <table:table-row table:style-name="ro1">
          <table:table-cell office:value-type="string" calcext:value-type="string">
            <text:p>user lol . you get it in one happy , bed now night monkey see you some time soon at worky wo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0374090075492859, 0.10640498995780945, 0.10653363168239594, 0.05625583976507187, 0.039191536605358124, 0.039191536605358124, 0.039191536605358124, 0.039191536605358124, 0.039191536605358124, 0.039191536605358124, 0.039191536605358124, 0.039191536605358124, 0.039191536605358124, 0.039191536605358124, 0.039191536605358124, 0.039191536605358124, 0.039191536605358124, 0.039191536605358124, 0.039191536605358124, 0.039191536605358124]</text:p>
          </table:table-cell>
          <table:table-cell office:value-type="string" calcext:value-type="string">
            <text:p>[0.05319465324282646, 0.1302294135093689, 0.08771904557943344, 0.022858837619423866, 0.12213540822267532, 0.06682263314723969, 0.03693143650889397, 0.03693143650889397, 0.03693143650889397, 0.03693143650889397, 0.03693143650889397, 0.03693143650889397, 0.03693143650889397, 0.03693143650889397, 0.03693143650889397, 0.03693143650889397, 0.03693143650889397, 0.03693143650889397, 0.03693143650889397, 0.03693143650889397]</text:p>
          </table:table-cell>
        </table:table-row>
        <table:table-row table:style-name="ro1">
          <table:table-cell office:value-type="string" calcext:value-type="string">
            <text:p>love the political advice on twitter . get infor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42672012001276016, 0.1159929484128952, 0.042672012001276016, 0.11591069400310516, 0.042672012001276016, 0.042672012001276016, 0.042672012001276016, 0.042672012001276016, 0.042672012001276016, 0.042672012001276016, 0.042672012001276016, 0.042672012001276016, 0.042672012001276016, 0.042672012001276016, 0.042672012001276016, 0.042672012001276016, 0.042672012001276016, 0.042672012001276016, 0.042672012001276016, 0.042672012001276016]</text:p>
          </table:table-cell>
          <table:table-cell office:value-type="string" calcext:value-type="string">
            <text:p>[0.11875911802053452, 0.10523910820484161, 0.019770491868257523, 0.021960560232400894, 0.14352336525917053, 0.020802881568670273, 0.04071030765771866, 0.04071030765771866, 0.04071030765771866, 0.04071030765771866, 0.04071030765771866, 0.04071030765771866, 0.04071030765771866, 0.04071030765771866, 0.04071030765771866, 0.04071030765771866, 0.04071030765771866, 0.04071030765771866, 0.04071030765771866, 0.04071030765771866]</text:p>
          </table:table-cell>
        </table:table-row>
        <table:table-row table:style-name="ro1">
          <table:table-cell office:value-type="string" calcext:value-type="string">
            <text:p>brain say he will not be make anymore transfer sad exci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42672012001276016, 0.1159929484128952, 0.042672012001276016, 0.11591069400310516, 0.042672012001276016, 0.042672012001276016, 0.042672012001276016, 0.042672012001276016, 0.042672012001276016, 0.042672012001276016, 0.042672012001276016, 0.042672012001276016, 0.042672012001276016, 0.042672012001276016, 0.042672012001276016, 0.042672012001276016, 0.042672012001276016, 0.042672012001276016, 0.042672012001276016, 0.042672012001276016]</text:p>
          </table:table-cell>
          <table:table-cell office:value-type="string" calcext:value-type="string">
            <text:p>[0.11875911802053452, 0.10523910820484161, 0.019770491868257523, 0.021960560232400894, 0.14352336525917053, 0.020802881568670273, 0.04071030765771866, 0.04071030765771866, 0.04071030765771866, 0.04071030765771866, 0.04071030765771866, 0.04071030765771866, 0.04071030765771866, 0.04071030765771866, 0.04071030765771866, 0.04071030765771866, 0.04071030765771866, 0.04071030765771866, 0.04071030765771866, 0.04071030765771866]</text:p>
          </table:table-cell>
        </table:table-row>
        <table:table-row table:style-name="ro1">
          <table:table-cell office:value-type="string" calcext:value-type="string">
            <text:p>user mer fuck my lif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0374090075492859, 0.10640498995780945, 0.10653363168239594, 0.05625583976507187, 0.039191536605358124, 0.039191536605358124, 0.039191536605358124, 0.039191536605358124, 0.039191536605358124, 0.039191536605358124, 0.039191536605358124, 0.039191536605358124, 0.039191536605358124, 0.039191536605358124, 0.039191536605358124, 0.039191536605358124, 0.039191536605358124, 0.039191536605358124, 0.039191536605358124, 0.039191536605358124]</text:p>
          </table:table-cell>
          <table:table-cell office:value-type="string" calcext:value-type="string">
            <text:p>[0.05319465324282646, 0.1302294135093689, 0.08771904557943344, 0.022858837619423866, 0.12213540822267532, 0.06682263314723969, 0.03693143650889397, 0.03693143650889397, 0.03693143650889397, 0.03693143650889397, 0.03693143650889397, 0.03693143650889397, 0.03693143650889397, 0.03693143650889397, 0.03693143650889397, 0.03693143650889397, 0.03693143650889397, 0.03693143650889397, 0.03693143650889397, 0.03693143650889397]</text:p>
          </table:table-cell>
        </table:table-row>
        <table:table-row table:style-name="ro1">
          <table:table-cell office:value-type="string" calcext:value-type="string">
            <text:p>user user i wudnt say funny lmao !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4604416340589523, 0.12516100704669952, 0.04604416340589523, 0.04604416340589523, 0.04604416340589523, 0.04604416340589523, 0.04604416340589523, 0.04604416340589523, 0.04604416340589523, 0.04604416340589523, 0.04604416340589523, 0.04604416340589523, 0.04604416340589523, 0.04604416340589523, 0.04604416340589523, 0.04604416340589523, 0.04604416340589523, 0.04604416340589523, 0.04604416340589523, 0.04604416340589523]</text:p>
          </table:table-cell>
          <table:table-cell office:value-type="string" calcext:value-type="string">
            <text:p>[0.11923837661743164, 0.0172079186886549, 0.11322960257530212, 0.017207995057106018, 0.12714903056621552, 0.1011696457862854, 0.036056987941265106, 0.036056987941265106, 0.036056987941265106, 0.036056987941265106, 0.036056987941265106, 0.036056987941265106, 0.036056987941265106, 0.036056987941265106, 0.036056987941265106, 0.036056987941265106, 0.036056987941265106, 0.036056987941265106, 0.036056987941265106, 0.036056987941265106]</text:p>
          </table:table-cell>
        </table:table-row>
        <table:table-row table:style-name="ro1">
          <table:table-cell office:value-type="string" calcext:value-type="string">
            <text:p>user should move back up fella . i be already here . on my own . have load of fu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4604416340589523, 0.04604416340589523, 0.12516100704669952, 0.04604416340589523, 0.04604416340589523, 0.04604416340589523, 0.04604416340589523, 0.04604416340589523, 0.04604416340589523, 0.04604416340589523, 0.04604416340589523, 0.04604416340589523, 0.04604416340589523, 0.04604416340589523, 0.04604416340589523, 0.04604416340589523, 0.04604416340589523, 0.04604416340589523, 0.04604416340589523, 0.04604416340589523]</text:p>
          </table:table-cell>
          <table:table-cell office:value-type="string" calcext:value-type="string">
            <text:p>[0.019941305741667747, 0.06472162157297134, 0.14667090773582458, 0.019849766045808792, 0.01984986662864685, 0.14666463434696198, 0.04159301146864891, 0.04159301146864891, 0.04159301146864891, 0.04159301146864891, 0.04159301146864891, 0.04159301146864891, 0.04159301146864891, 0.04159301146864891, 0.04159301146864891, 0.04159301146864891, 0.04159301146864891, 0.04159301146864891, 0.04159301146864891, 0.04159301146864891]</text:p>
          </table:table-cell>
        </table:table-row>
        <table:table-row table:style-name="ro1">
          <table:table-cell office:value-type="string" calcext:value-type="string">
            <text:p>user absolutely ! she just keep re - tweet anything and everything that mention her name . my page be flood ! enough , i say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42668379843235016, 0.042668379843235016, 0.042668379843235016, 0.11598468571901321, 0.11598440259695053, 0.042668379843235016, 0.042668379843235016, 0.042668379843235016, 0.042668379843235016, 0.042668379843235016, 0.042668379843235016, 0.042668379843235016, 0.042668379843235016, 0.042668379843235016, 0.042668379843235016, 0.042668379843235016, 0.042668379843235016, 0.042668379843235016, 0.042668379843235016, 0.042668379843235016]</text:p>
          </table:table-cell>
          <table:table-cell office:value-type="string" calcext:value-type="string">
            <text:p>[0.02391398325562477, 0.024417990818619728, 0.02391398884356022, 0.023918334394693375, 0.17670176923274994, 0.025605686008930206, 0.05010917782783508, 0.05010917782783508, 0.05010917782783508, 0.05010917782783508, 0.05010917782783508, 0.05010917782783508, 0.05010917782783508, 0.05010917782783508, 0.05010917782783508, 0.05010917782783508, 0.05010917782783508, 0.05010917782783508, 0.05010917782783508, 0.05010917782783508]</text:p>
          </table:table-cell>
        </table:table-row>
        <table:table-row table:style-name="ro1">
          <table:table-cell office:value-type="string" calcext:value-type="string">
            <text:p>user look awesome . how long do it take to paint 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0806194692850113, 0.10806194692850113, 0.03975377231836319, 0.03975377231836319, 0.10806194692850113, 0.03975377231836319, 0.03975377231836319, 0.03975377231836319, 0.03975377231836319, 0.03975377231836319, 0.03975377231836319, 0.03975377231836319, 0.03975377231836319, 0.03975377231836319, 0.03975377231836319, 0.03975377231836319, 0.03975377231836319, 0.03975377231836319, 0.03975377231836319, 0.03975377231836319]</text:p>
          </table:table-cell>
          <table:table-cell office:value-type="string" calcext:value-type="string">
            <text:p>[0.1342410147190094, 0.1342410147190094, 0.019383156672120094, 0.11575935781002045, 0.03584897518157959, 0.02757290191948414, 0.03806813433766365, 0.03806813433766365, 0.03806813433766365, 0.03806813433766365, 0.03806813433766365, 0.03806813433766365, 0.03806813433766365, 0.03806813433766365, 0.03806813433766365, 0.03806813433766365, 0.03806813433766365, 0.03806813433766365, 0.03806813433766365, 0.03806813433766365]</text:p>
          </table:table-cell>
        </table:table-row>
        <table:table-row table:style-name="ro1">
          <table:table-cell office:value-type="string" calcext:value-type="string">
            <text:p>i do not know what to do with my life besides get high and make musi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1598459631204605, 0.04266837611794472, 0.04266837611794472, 0.04266837611794472, 0.11598467081785202, 0.04266837611794472, 0.04266837611794472, 0.04266837611794472, 0.04266837611794472, 0.04266837611794472, 0.04266837611794472, 0.04266837611794472, 0.04266837611794472, 0.04266837611794472, 0.04266837611794472, 0.04266837611794472, 0.04266837611794472, 0.04266837611794472, 0.04266837611794472, 0.04266837611794472]</text:p>
          </table:table-cell>
          <table:table-cell office:value-type="string" calcext:value-type="string">
            <text:p>[0.1622639298439026, 0.09983421117067337, 0.02241966314613819, 0.022040605545043945, 0.02204926684498787, 0.02486865594983101, 0.04618024826049805, 0.04618024826049805, 0.04618024826049805, 0.04618024826049805, 0.04618024826049805, 0.04618024826049805, 0.04618024826049805, 0.04618024826049805, 0.04618024826049805, 0.04618024826049805, 0.04618024826049805, 0.04618024826049805, 0.04618024826049805, 0.04618024826049805]</text:p>
          </table:table-cell>
        </table:table-row>
        <table:table-row table:style-name="ro1">
          <table:table-cell office:value-type="string" calcext:value-type="string">
            <text:p>this 8:20 friday class be gon na be great !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11518418043851852, 0.04270700737833977, 0.04270700737833977, 0.04270700737833977, 0.11608968675136566, 0.04270700737833977, 0.04270700737833977, 0.04270700737833977, 0.04270700737833977, 0.04270700737833977, 0.04270700737833977, 0.04270700737833977, 0.04270700737833977, 0.04270700737833977, 0.04270700737833977, 0.04270700737833977, 0.04270700737833977, 0.04270700737833977, 0.04270700737833977, 0.04270700737833977]</text:p>
          </table:table-cell>
          <table:table-cell office:value-type="string" calcext:value-type="string">
            <text:p>[0.15279549360275269, 0.020879993215203285, 0.020717352628707886, 0.02067878283560276, 0.15279549360275269, 0.025515537708997726, 0.04332982748746872, 0.04332982748746872, 0.04332982748746872, 0.04332982748746872, 0.04332982748746872, 0.04332982748746872, 0.04332982748746872, 0.04332982748746872, 0.04332982748746872, 0.04332982748746872, 0.04332982748746872, 0.04332982748746872, 0.04332982748746872, 0.04332982748746872]</text:p>
          </table:table-cell>
        </table:table-row>
        <table:table-row table:style-name="ro1">
          <table:table-cell office:value-type="string" calcext:value-type="string">
            <text:p>too bad she ' s not that good at play the gay part of her character . p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1598465591669083, 0.11598465591669083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]</text:p>
          </table:table-cell>
          <table:table-cell office:value-type="string" calcext:value-type="string">
            <text:p>[0.146526500582695, 0.146526500582695, 0.02263551391661167, 0.019847100600600243, 0.058447930961847305, 0.024287832900881767, 0.04155206307768822, 0.04155206307768822, 0.04155206307768822, 0.04155206307768822, 0.04155206307768822, 0.04155206307768822, 0.04155206307768822, 0.04155206307768822, 0.04155206307768822, 0.04155206307768822, 0.04155206307768822, 0.04155206307768822, 0.04155206307768822, 0.04155206307768822]</text:p>
          </table:table-cell>
        </table:table-row>
        <table:table-row table:style-name="ro1">
          <table:table-cell office:value-type="string" calcext:value-type="string">
            <text:p>this lab class boring a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079024001955986, 0.03977981582283974, 0.10812326520681381, 0.10771743953227997, 0.03977981582283974, 0.03977981582283974, 0.03977981582283974, 0.03977981582283974, 0.03977981582283974, 0.03977981582283974, 0.03977981582283974, 0.03977981582283974, 0.03977981582283974, 0.03977981582283974, 0.03977981582283974, 0.03977981582283974, 0.03977981582283974, 0.03977981582283974, 0.03977981582283974, 0.03977981582283974]</text:p>
          </table:table-cell>
          <table:table-cell office:value-type="string" calcext:value-type="string">
            <text:p>[0.13476552069187164, 0.1203373447060585, 0.018348651006817818, 0.13476549088954926, 0.018530234694480896, 0.03821687400341034, 0.03821687400341034, 0.03821687400341034, 0.03821687400341034, 0.03821687400341034, 0.03821687400341034, 0.03821687400341034, 0.03821687400341034, 0.03821687400341034, 0.03821687400341034, 0.03821687400341034, 0.03821687400341034, 0.03821687400341034, 0.03821687400341034, 0.03821687400341034]</text:p>
          </table:table-cell>
        </table:table-row>
        <table:table-row table:style-name="ro1">
          <table:table-cell office:value-type="string" calcext:value-type="string">
            <text:p>i choose brown sugar mini whe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079024001955986, 0.03977981582283974, 0.10812326520681381, 0.10771743953227997, 0.03977981582283974, 0.03977981582283974, 0.03977981582283974, 0.03977981582283974, 0.03977981582283974, 0.03977981582283974, 0.03977981582283974, 0.03977981582283974, 0.03977981582283974, 0.03977981582283974, 0.03977981582283974, 0.03977981582283974, 0.03977981582283974, 0.03977981582283974, 0.03977981582283974, 0.03977981582283974]</text:p>
          </table:table-cell>
          <table:table-cell office:value-type="string" calcext:value-type="string">
            <text:p>[0.13476552069187164, 0.1203373447060585, 0.018348651006817818, 0.13476549088954926, 0.018530234694480896, 0.03821687400341034, 0.03821687400341034, 0.03821687400341034, 0.03821687400341034, 0.03821687400341034, 0.03821687400341034, 0.03821687400341034, 0.03821687400341034, 0.03821687400341034, 0.03821687400341034, 0.03821687400341034, 0.03821687400341034, 0.03821687400341034, 0.03821687400341034, 0.03821687400341034]</text:p>
          </table:table-cell>
        </table:table-row>
        <table:table-row table:style-name="ro1">
          <table:table-cell office:value-type="string" calcext:value-type="string">
            <text:p>love be up early after get no slee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]</text:p>
          </table:table-cell>
          <table:table-cell office:value-type="string" calcext:value-type="string">
            <text:p>[0.020309654995799065, 0.15006722509860992, 0.020908694714307785, 0.02031175047159195, 0.15006080269813538, 0.04255614057183266, 0.04255614057183266, 0.04255614057183266, 0.04255614057183266, 0.04255614057183266, 0.04255614057183266, 0.04255614057183266, 0.04255614057183266, 0.04255614057183266, 0.04255614057183266, 0.04255614057183266, 0.04255614057183266, 0.04255614057183266, 0.04255614057183266, 0.04255614057183266]</text:p>
          </table:table-cell>
        </table:table-row>
        <table:table-row table:style-name="ro1">
          <table:table-cell office:value-type="string" calcext:value-type="string">
            <text:p>can someone please tell me why it smell like poop in lebanon right now ? ! like seriously though . so gross   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]</text:p>
          </table:table-cell>
          <table:table-cell office:value-type="string" calcext:value-type="string">
            <text:p>[0.020309654995799065, 0.15006722509860992, 0.020908694714307785, 0.02031175047159195, 0.15006080269813538, 0.04255614057183266, 0.04255614057183266, 0.04255614057183266, 0.04255614057183266, 0.04255614057183266, 0.04255614057183266, 0.04255614057183266, 0.04255614057183266, 0.04255614057183266, 0.04255614057183266, 0.04255614057183266, 0.04255614057183266, 0.04255614057183266, 0.04255614057183266, 0.04255614057183266]</text:p>
          </table:table-cell>
        </table:table-row>
        <table:table-row table:style-name="ro1">
          <table:table-cell office:value-type="string" calcext:value-type="string">
            <text:p>tweeter ? twit ? austin and ally sure be creative . omg i have to twi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46099741011857986, 0.046099741011857986, 0.12410484999418259, 0.046099741011857986, 0.046099741011857986, 0.046099741011857986, 0.046099741011857986, 0.046099741011857986, 0.046099741011857986, 0.046099741011857986, 0.046099741011857986, 0.046099741011857986, 0.046099741011857986, 0.046099741011857986, 0.046099741011857986, 0.046099741011857986, 0.046099741011857986, 0.046099741011857986, 0.046099741011857986, 0.046099741011857986]</text:p>
          </table:table-cell>
          <table:table-cell office:value-type="string" calcext:value-type="string">
            <text:p>[0.058764975517988205, 0.022084113210439682, 0.16304028034210205, 0.11126845329999924, 0.02206510305404663, 0.022067775949835777, 0.022065116092562675, 0.02382383495569229, 0.04623504728078842, 0.04623504728078842, 0.04623504728078842, 0.04623504728078842, 0.04623504728078842, 0.04623504728078842, 0.04623504728078842, 0.04623504728078842, 0.04623504728078842, 0.04623504728078842, 0.04623504728078842, 0.04623504728078842]</text:p>
          </table:table-cell>
        </table:table-row>
        <table:table-row table:style-name="ro1">
          <table:table-cell office:value-type="string" calcext:value-type="string">
            <text:p>user lol itold you iwasnt come . happy what we do in class 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1598465591669083, 0.04266837611794472, 0.11598461866378784, 0.04266837611794472, 0.04266837611794472, 0.04266837611794472, 0.04266837611794472, 0.04266837611794472, 0.04266837611794472, 0.04266837611794472, 0.04266837611794472, 0.04266837611794472, 0.04266837611794472, 0.04266837611794472, 0.04266837611794472, 0.04266837611794472, 0.04266837611794472, 0.04266837611794472, 0.04266837611794472, 0.04266837611794472]</text:p>
          </table:table-cell>
          <table:table-cell office:value-type="string" calcext:value-type="string">
            <text:p>[0.14977388083934784, 0.020318886265158653, 0.07272406667470932, 0.02027183771133423, 0.020270781591534615, 0.14304013550281525, 0.021452268585562706, 0.042472954839468, 0.042472954839468, 0.042472954839468, 0.042472954839468, 0.042472954839468, 0.042472954839468, 0.042472954839468, 0.042472954839468, 0.042472954839468, 0.042472954839468, 0.042472954839468, 0.042472954839468, 0.042472954839468]</text:p>
          </table:table-cell>
        </table:table-row>
        <table:table-row table:style-name="ro1">
          <table:table-cell office:value-type="string" calcext:value-type="string">
            <text:p>projectrunway ven ur dress give ur model a 3 rd breast ! nice , just what every gal want ! u sure know design well than woman !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721289336681366, 0.03721289336681366, 0.03721289336681366, 0.10115418583154678, 0.10112923383712769, 0.10115509480237961, 0.1011551097035408, 0.03721289336681366, 0.03721289336681366, 0.03721289336681366, 0.03721289336681366, 0.03721289336681366, 0.03721289336681366, 0.03721289336681366, 0.03721289336681366, 0.03721289336681366, 0.03721289336681366, 0.03721289336681366, 0.03721289336681366, 0.03721289336681366]</text:p>
          </table:table-cell>
          <table:table-cell office:value-type="string" calcext:value-type="string">
            <text:p>[0.02122991904616356, 0.13730153441429138, 0.020943908020853996, 0.03590686619281769, 0.061059385538101196, 0.15445932745933533, 0.020909452810883522, 0.022569963708519936, 0.04380165413022041, 0.04380165413022041, 0.04380165413022041, 0.04380165413022041, 0.04380165413022041, 0.04380165413022041, 0.04380165413022041, 0.04380165413022041, 0.04380165413022041, 0.04380165413022041, 0.04380165413022041, 0.04380165413022041]</text:p>
          </table:table-cell>
        </table:table-row>
        <table:table-row table:style-name="ro1">
          <table:table-cell office:value-type="string" calcext:value-type="string">
            <text:p>actually goin to school tomorrow ( 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1598465591669083, 0.04266837239265442, 0.11598464101552963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]</text:p>
          </table:table-cell>
          <table:table-cell office:value-type="string" calcext:value-type="string">
            <text:p>[0.14255425333976746, 0.019293613731861115, 0.02823193371295929, 0.019293902441859245, 0.019292620941996574, 0.12438575178384781, 0.01929277740418911, 0.14254815876483917, 0.040425609797239304, 0.040425609797239304, 0.040425609797239304, 0.040425609797239304, 0.040425609797239304, 0.040425609797239304, 0.040425609797239304, 0.040425609797239304, 0.040425609797239304, 0.040425609797239304, 0.040425609797239304, 0.040425609797239304]</text:p>
          </table:table-cell>
        </table:table-row>
        <table:table-row table:style-name="ro1">
          <table:table-cell office:value-type="string" calcext:value-type="string">
            <text:p>user engga jadi kan ! laugh abis aku on lewat hp jadi ngga bisa edit prof laugh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1598493903875351, 0.042668476700782776, 0.042668476700782776, 0.11598251014947891, 0.042668476700782776, 0.042668476700782776, 0.042668476700782776, 0.042668476700782776, 0.042668476700782776, 0.042668476700782776, 0.042668476700782776, 0.042668476700782776, 0.042668476700782776, 0.042668476700782776, 0.042668476700782776, 0.042668476700782776, 0.042668476700782776, 0.042668476700782776, 0.042668476700782776, 0.042668476700782776]</text:p>
          </table:table-cell>
          <table:table-cell office:value-type="string" calcext:value-type="string">
            <text:p>[0.1581691950559616, 0.02906988561153412, 0.025894206017255783, 0.025763440877199173, 0.15817002952098846, 0.02150205709040165, 0.021688761189579964, 0.021491067484021187, 0.044854290783405304, 0.044854290783405304, 0.044854290783405304, 0.044854290783405304, 0.044854290783405304, 0.044854290783405304, 0.044854290783405304, 0.044854290783405304, 0.044854290783405304, 0.044854290783405304, 0.044854290783405304, 0.044854290783405304]</text:p>
          </table:table-cell>
        </table:table-row>
        <table:table-row table:style-name="ro1">
          <table:table-cell office:value-type="string" calcext:value-type="string">
            <text:p>wan na know how i know your gay ? because when the truth get out about you it get you hot . oops my bad yall know dam well idga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]</text:p>
          </table:table-cell>
          <table:table-cell office:value-type="string" calcext:value-type="string">
            <text:p>[0.17516469955444336, 0.023856282234191895, 0.02402803674340248, 0.023720771074295044, 0.02370746247470379, 0.07988704741001129, 0.02372513711452484, 0.02983127534389496, 0.04967329651117325, 0.04967329651117325, 0.04967329651117325, 0.04967329651117325, 0.04967329651117325, 0.04967329651117325, 0.04967329651117325, 0.04967329651117325, 0.04967329651117325, 0.04967329651117325, 0.04967329651117325, 0.04967329651117325]</text:p>
          </table:table-cell>
        </table:table-row>
        <table:table-row table:style-name="ro1">
          <table:table-cell office:value-type="string" calcext:value-type="string">
            <text:p>user pengguna baru twett , mhon bantuanx ya . . laugh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721289336681366, 0.03721289336681366, 0.03721289336681366, 0.10115418583154678, 0.10112923383712769, 0.10115509480237961, 0.1011551097035408, 0.03721289336681366, 0.03721289336681366, 0.03721289336681366, 0.03721289336681366, 0.03721289336681366, 0.03721289336681366, 0.03721289336681366, 0.03721289336681366, 0.03721289336681366, 0.03721289336681366, 0.03721289336681366, 0.03721289336681366, 0.03721289336681366]</text:p>
          </table:table-cell>
          <table:table-cell office:value-type="string" calcext:value-type="string">
            <text:p>[0.02122991904616356, 0.13730153441429138, 0.020943908020853996, 0.03590686619281769, 0.061059385538101196, 0.15445932745933533, 0.020909452810883522, 0.022569963708519936, 0.04380165413022041, 0.04380165413022041, 0.04380165413022041, 0.04380165413022041, 0.04380165413022041, 0.04380165413022041, 0.04380165413022041, 0.04380165413022041, 0.04380165413022041, 0.04380165413022041, 0.04380165413022041, 0.04380165413022041]</text:p>
          </table:table-cell>
        </table:table-row>
        <table:table-row table:style-name="ro1">
          <table:table-cell office:value-type="string" calcext:value-type="string">
            <text:p>user user hopefully not a stranger car . happy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0114513337612152, 0.10115312039852142, 0.10115322470664978, 0.10115322470664978, 0.03721219301223755, 0.03721219301223755, 0.03721219301223755, 0.03721219301223755, 0.03721219301223755, 0.03721219301223755, 0.03721219301223755, 0.03721219301223755, 0.03721219301223755, 0.03721219301223755, 0.03721219301223755, 0.03721219301223755, 0.03721219301223755, 0.03721219301223755, 0.03721219301223755, 0.03721219301223755]</text:p>
          </table:table-cell>
          <table:table-cell office:value-type="string" calcext:value-type="string">
            <text:p>[0.1565011441707611, 0.154770165681839, 0.02118288353085518, 0.021182801574468613, 0.021213600412011147, 0.028099792078137398, 0.04300590604543686, 0.021408939734101295, 0.044386208057403564, 0.044386208057403564, 0.044386208057403564, 0.044386208057403564, 0.044386208057403564, 0.044386208057403564, 0.044386208057403564, 0.044386208057403564, 0.044386208057403564, 0.044386208057403564, 0.044386208057403564, 0.044386208057403564]</text:p>
          </table:table-cell>
        </table:table-row>
        <table:table-row table:style-name="ro1">
          <table:table-cell office:value-type="string" calcext:value-type="string">
            <text:p>rat go to sleep ug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4604416340589523, 0.04604416340589523, 0.04604416340589523, 0.04604416340589523, 0.04604416340589523, 0.12516100704669952, 0.04604416340589523, 0.04604416340589523, 0.04604416340589523, 0.04604416340589523, 0.04604416340589523, 0.04604416340589523, 0.04604416340589523, 0.04604416340589523, 0.04604416340589523, 0.04604416340589523, 0.04604416340589523, 0.04604416340589523, 0.04604416340589523, 0.04604416340589523]</text:p>
          </table:table-cell>
          <table:table-cell office:value-type="string" calcext:value-type="string">
            <text:p>[0.01962624490261078, 0.02383510023355484, 0.03819900006055832, 0.01957707479596138, 0.09641876071691513, 0.14459024369716644, 0.14459024369716644, 0.021127872169017792, 0.04100297763943672, 0.04100297763943672, 0.04100297763943672, 0.04100297763943672, 0.04100297763943672, 0.04100297763943672, 0.04100297763943672, 0.04100297763943672, 0.04100297763943672, 0.04100297763943672, 0.04100297763943672, 0.04100297763943672]</text:p>
          </table:table-cell>
        </table:table-row>
        <table:table-row table:style-name="ro1">
          <table:table-cell office:value-type="string" calcext:value-type="string">
            <text:p>user thankyouu ! my dad do not understand why i be so pleased with that result ! haha x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4266892001032829, 0.04266892001032829, 0.04266892001032829, 0.04266892001032829, 0.04266892001032829, 0.11598560959100723, 0.11597375571727753, 0.04266892001032829, 0.04266892001032829, 0.04266892001032829, 0.04266892001032829, 0.04266892001032829, 0.04266892001032829, 0.04266892001032829, 0.04266892001032829, 0.04266892001032829, 0.04266892001032829, 0.04266892001032829, 0.04266892001032829, 0.04266892001032829]</text:p>
          </table:table-cell>
          <table:table-cell office:value-type="string" calcext:value-type="string">
            <text:p>[0.024108028039336205, 0.032345086336135864, 0.02411036752164364, 0.024646667763590813, 0.05994386598467827, 0.1781303435564041, 0.024515477940440178, 0.02602882869541645, 0.05051429197192192, 0.05051429197192192, 0.05051429197192192, 0.05051429197192192, 0.05051429197192192, 0.05051429197192192, 0.05051429197192192, 0.05051429197192192, 0.05051429197192192, 0.05051429197192192, 0.05051429197192192, 0.05051429197192192]</text:p>
          </table:table-cell>
        </table:table-row>
        <table:table-row table:style-name="ro1">
          <table:table-cell office:value-type="string" calcext:value-type="string">
            <text:p>thank god i invest in an umbrella this year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4604444280266762, 0.04604444280266762, 0.04604444280266762, 0.04604444280266762, 0.04604444280266762, 0.12515535950660706, 0.04604444280266762, 0.04604444280266762, 0.04604444280266762, 0.04604444280266762, 0.04604444280266762, 0.04604444280266762, 0.04604444280266762, 0.04604444280266762, 0.04604444280266762, 0.04604444280266762, 0.04604444280266762, 0.04604444280266762, 0.04604444280266762, 0.04604444280266762]</text:p>
          </table:table-cell>
          <table:table-cell office:value-type="string" calcext:value-type="string">
            <text:p>[0.0272222887724638, 0.024372870102524757, 0.02415030635893345, 0.03710174560546875, 0.02422916889190674, 0.17651697993278503, 0.028559213504195213, 0.05060364678502083, 0.05060364678502083, 0.05060364678502083, 0.05060364678502083, 0.05060364678502083, 0.05060364678502083, 0.05060364678502083, 0.05060364678502083, 0.05060364678502083, 0.05060364678502083, 0.05060364678502083, 0.05060364678502083, 0.05060364678502083]</text:p>
          </table:table-cell>
        </table:table-row>
        <table:table-row table:style-name="ro1">
          <table:table-cell office:value-type="string" calcext:value-type="string">
            <text:p>i be go for 3 day and my cat do not even notice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4266892001032829, 0.04266892001032829, 0.04266892001032829, 0.04266892001032829, 0.04266892001032829, 0.11598560959100723, 0.11597375571727753, 0.04266892001032829, 0.04266892001032829, 0.04266892001032829, 0.04266892001032829, 0.04266892001032829, 0.04266892001032829, 0.04266892001032829, 0.04266892001032829, 0.04266892001032829, 0.04266892001032829, 0.04266892001032829, 0.04266892001032829, 0.04266892001032829]</text:p>
          </table:table-cell>
          <table:table-cell office:value-type="string" calcext:value-type="string">
            <text:p>[0.024108028039336205, 0.032345086336135864, 0.02411036752164364, 0.024646667763590813, 0.05994386598467827, 0.1781303435564041, 0.024515477940440178, 0.02602882869541645, 0.05051429197192192, 0.05051429197192192, 0.05051429197192192, 0.05051429197192192, 0.05051429197192192, 0.05051429197192192, 0.05051429197192192, 0.05051429197192192, 0.05051429197192192, 0.05051429197192192, 0.05051429197192192, 0.05051429197192192]</text:p>
          </table:table-cell>
        </table:table-row>
        <table:table-row table:style-name="ro1">
          <table:table-cell office:value-type="string" calcext:value-type="string">
            <text:p>`` well she be pretty ! fifty shade of pretty ! `` user user us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4604416340589523, 0.04604416340589523, 0.04604416340589523, 0.04604416340589523, 0.04604416340589523, 0.12516100704669952, 0.04604416340589523, 0.04604416340589523, 0.04604416340589523, 0.04604416340589523, 0.04604416340589523, 0.04604416340589523, 0.04604416340589523, 0.04604416340589523, 0.04604416340589523, 0.04604416340589523, 0.04604416340589523, 0.04604416340589523, 0.04604416340589523, 0.04604416340589523]</text:p>
          </table:table-cell>
          <table:table-cell office:value-type="string" calcext:value-type="string">
            <text:p>[0.01962624490261078, 0.02383510023355484, 0.03819900006055832, 0.01957707479596138, 0.09641876071691513, 0.14459024369716644, 0.14459024369716644, 0.021127872169017792, 0.04100297763943672, 0.04100297763943672, 0.04100297763943672, 0.04100297763943672, 0.04100297763943672, 0.04100297763943672, 0.04100297763943672, 0.04100297763943672, 0.04100297763943672, 0.04100297763943672, 0.04100297763943672, 0.04100297763943672]</text:p>
          </table:table-cell>
        </table:table-row>
        <table:table-row table:style-name="ro1">
          <table:table-cell office:value-type="string" calcext:value-type="string">
            <text:p>i keep wake up and fall back to slee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9756208658218384, 0.039756208658218384, 0.10800740867853165, 0.039756208658218384, 0.039756208658218384, 0.10806836187839508, 0.10806857794523239, 0.039756208658218384, 0.039756208658218384, 0.039756208658218384, 0.039756208658218384, 0.039756208658218384, 0.039756208658218384, 0.039756208658218384, 0.039756208658218384, 0.039756208658218384, 0.039756208658218384, 0.039756208658218384, 0.039756208658218384, 0.039756208658218384]</text:p>
          </table:table-cell>
          <table:table-cell office:value-type="string" calcext:value-type="string">
            <text:p>[0.06465894728899002, 0.019269028678536415, 0.0753454640507698, 0.0192516278475523, 0.019250819459557533, 0.14224539697170258, 0.14224539697170258, 0.03367738053202629, 0.04033802077174187, 0.04033802077174187, 0.04033802077174187, 0.04033802077174187, 0.04033802077174187, 0.04033802077174187, 0.04033802077174187, 0.04033802077174187, 0.04033802077174187, 0.04033802077174187, 0.04033802077174187, 0.04033802077174187]</text:p>
          </table:table-cell>
        </table:table-row>
        <table:table-row table:style-name="ro1">
          <table:table-cell office:value-type="string" calcext:value-type="string">
            <text:p>i constantly see tweet about arsenal on twitter . thanks for keep the world update user &amp; user . huge arsenal f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72147299349308, 0.0372147299349308, 0.10116012394428253, 0.10116009414196014, 0.10108388215303421, 0.10116000473499298, 0.0372147299349308, 0.0372147299349308, 0.0372147299349308, 0.0372147299349308, 0.0372147299349308, 0.0372147299349308, 0.0372147299349308, 0.0372147299349308, 0.0372147299349308, 0.0372147299349308, 0.0372147299349308, 0.0372147299349308, 0.0372147299349308, 0.0372147299349308]</text:p>
          </table:table-cell>
          <table:table-cell office:value-type="string" calcext:value-type="string">
            <text:p>[0.027389099821448326, 0.024246683344244957, 0.1791384071111679, 0.02424851432442665, 0.024263331666588783, 0.035099927335977554, 0.027478879317641258, 0.04853339493274689, 0.05080015957355499, 0.05080015957355499, 0.05080015957355499, 0.05080015957355499, 0.05080015957355499, 0.05080015957355499, 0.05080015957355499, 0.05080015957355499, 0.05080015957355499, 0.05080015957355499, 0.05080015957355499, 0.05080015957355499]</text:p>
          </table:table-cell>
        </table:table-row>
        <table:table-row table:style-name="ro1">
          <table:table-cell office:value-type="string" calcext:value-type="string">
            <text:p>user yay * insert ' always look on the bright side of life ' joke here * tong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5508558824658394, 0.09425195306539536, 0.0901087149977684, 0.09253633767366409, 0.09129507839679718, 0.034673359245061874, 0.09129507839679718, 0.034673359245061874, 0.034673359245061874, 0.034673359245061874, 0.034673359245061874, 0.034673359245061874, 0.034673359245061874, 0.034673359245061874, 0.034673359245061874, 0.034673359245061874, 0.034673359245061874, 0.034673359245061874, 0.034673359245061874, 0.034673359245061874]</text:p>
          </table:table-cell>
          <table:table-cell office:value-type="string" calcext:value-type="string">
            <text:p>[0.017153974622488022, 0.017155317589640617, 0.09109572321176529, 0.12620243430137634, 0.12673024833202362, 0.042458683252334595, 0.11830049008131027, 0.029581552371382713, 0.03594346344470978, 0.03594346344470978, 0.03594346344470978, 0.03594346344470978, 0.03594346344470978, 0.03594346344470978, 0.03594346344470978, 0.03594346344470978, 0.03594346344470978, 0.03594346344470978, 0.03594346344470978, 0.03594346344470978]</text:p>
          </table:table-cell>
        </table:table-row>
        <table:table-row table:style-name="ro1">
          <table:table-cell office:value-type="string" calcext:value-type="string">
            <text:p>off to jamaica manana ! even though this trip be not precipitate by the best circumstance , i be look forward to be home with fam happy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975405916571617, 0.03975405916571617, 0.03975405916571617, 0.03975405916571617, 0.10806243121623993, 0.1080567017197609, 0.10806188732385635, 0.03975405916571617, 0.03975405916571617, 0.03975405916571617, 0.03975405916571617, 0.03975405916571617, 0.03975405916571617, 0.03975405916571617, 0.03975405916571617, 0.03975405916571617, 0.03975405916571617, 0.03975405916571617, 0.03975405916571617, 0.03975405916571617]</text:p>
          </table:table-cell>
          <table:table-cell office:value-type="string" calcext:value-type="string">
            <text:p>[0.016521131619811058, 0.0643049106001854, 0.12207017838954926, 0.016526883468031883, 0.016768798232078552, 0.12207017838954926, 0.1196456104516983, 0.10669193416833878, 0.03461672365665436, 0.03461672365665436, 0.03461672365665436, 0.03461672365665436, 0.03461672365665436, 0.03461672365665436, 0.03461672365665436, 0.03461672365665436, 0.03461672365665436, 0.03461672365665436, 0.03461672365665436, 0.03461672365665436]</text:p>
          </table:table-cell>
        </table:table-row>
        <table:table-row table:style-name="ro1">
          <table:table-cell office:value-type="string" calcext:value-type="string">
            <text:p>spend the night in na . wo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9756208658218384, 0.039756208658218384, 0.10800740867853165, 0.039756208658218384, 0.039756208658218384, 0.10806836187839508, 0.10806857794523239, 0.039756208658218384, 0.039756208658218384, 0.039756208658218384, 0.039756208658218384, 0.039756208658218384, 0.039756208658218384, 0.039756208658218384, 0.039756208658218384, 0.039756208658218384, 0.039756208658218384, 0.039756208658218384, 0.039756208658218384, 0.039756208658218384]</text:p>
          </table:table-cell>
          <table:table-cell office:value-type="string" calcext:value-type="string">
            <text:p>[0.06465894728899002, 0.019269028678536415, 0.0753454640507698, 0.0192516278475523, 0.019250819459557533, 0.14224539697170258, 0.14224539697170258, 0.03367738053202629, 0.04033802077174187, 0.04033802077174187, 0.04033802077174187, 0.04033802077174187, 0.04033802077174187, 0.04033802077174187, 0.04033802077174187, 0.04033802077174187, 0.04033802077174187, 0.04033802077174187, 0.04033802077174187, 0.04033802077174187]</text:p>
          </table:table-cell>
        </table:table-row>
        <table:table-row table:style-name="ro1">
          <table:table-cell office:value-type="string" calcext:value-type="string">
            <text:p>user it ' s fun when i only understand percent of the word in your tweet !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8968361467123032, 0.0896836444735527, 0.03299276903271675, 0.0896836444735527, 0.0896836444735527, 0.08968280255794525, 0.08968359977006912, 0.03299276903271675, 0.03299276903271675, 0.03299276903271675, 0.03299276903271675, 0.03299276903271675, 0.03299276903271675, 0.03299276903271675, 0.03299276903271675, 0.03299276903271675, 0.03299276903271675, 0.03299276903271675, 0.03299276903271675, 0.03299276903271675]</text:p>
          </table:table-cell>
          <table:table-cell office:value-type="string" calcext:value-type="string">
            <text:p>[0.13100235164165497, 0.14269253611564636, 0.019311370328068733, 0.01937825419008732, 0.01935657486319542, 0.019311387091875076, 0.14269253611564636, 0.020677439868450165, 0.040464822202920914, 0.040464822202920914, 0.040464822202920914, 0.040464822202920914, 0.040464822202920914, 0.040464822202920914, 0.040464822202920914, 0.040464822202920914, 0.040464822202920914, 0.040464822202920914, 0.040464822202920914, 0.040464822202920914]</text:p>
          </table:table-cell>
        </table:table-row>
        <table:table-row table:style-name="ro1">
          <table:table-cell office:value-type="string" calcext:value-type="string">
            <text:p>happy birthday user . i miss you hope , you enjoy your day !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]</text:p>
          </table:table-cell>
          <table:table-cell office:value-type="string" calcext:value-type="string">
            <text:p>[0.020777646452188492, 0.14854691922664642, 0.025088150054216385, 0.1489047110080719, 0.021010423079133034, 0.04156951978802681, 0.042435914278030396, 0.042435914278030396, 0.042435914278030396, 0.042435914278030396, 0.042435914278030396, 0.042435914278030396, 0.042435914278030396, 0.042435914278030396, 0.042435914278030396, 0.042435914278030396, 0.042435914278030396, 0.042435914278030396, 0.042435914278030396, 0.042435914278030396]</text:p>
          </table:table-cell>
        </table:table-row>
        <table:table-row table:style-name="ro1">
          <table:table-cell office:value-type="string" calcext:value-type="string">
            <text:p>even more breaking shock news : chelsea and barcelona have agree on a money fee for lionel messi ! more to follow ! itk agent ``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986670821905136, 0.10836894810199738, 0.03986670821905136, 0.03986670821905136, 0.1055281013250351, 0.10836883634328842, 0.03986670821905136, 0.03986670821905136, 0.03986670821905136, 0.03986670821905136, 0.03986670821905136, 0.03986670821905136, 0.03986670821905136, 0.03986670821905136, 0.03986670821905136, 0.03986670821905136, 0.03986670821905136, 0.03986670821905136, 0.03986670821905136, 0.03986670821905136]</text:p>
          </table:table-cell>
          <table:table-cell office:value-type="string" calcext:value-type="string">
            <text:p>[0.12013915926218033, 0.1210281178355217, 0.09718877822160721, 0.05451739951968193, 0.02349485270678997, 0.1210281178355217, 0.016428105533123016, 0.03432121500372887, 0.03432121500372887, 0.03432121500372887, 0.03432121500372887, 0.03432121500372887, 0.03432121500372887, 0.03432121500372887, 0.03432121500372887, 0.03432121500372887, 0.03432121500372887, 0.03432121500372887, 0.03432121500372887, 0.03432121500372887]</text:p>
          </table:table-cell>
        </table:table-row>
        <table:table-row table:style-name="ro1">
          <table:table-cell office:value-type="string" calcext:value-type="string">
            <text:p>user lol itold you iwasnt come . happy what we do in class 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950775295495987, 0.09507745504379272, 0.09507721662521362, 0.03497706726193428, 0.09506235271692276, 0.0950491800904274, 0.03497706726193428, 0.03497706726193428, 0.03497706726193428, 0.03497706726193428, 0.03497706726193428, 0.03497706726193428, 0.03497706726193428, 0.03497706726193428, 0.03497706726193428, 0.03497706726193428, 0.03497706726193428, 0.03497706726193428, 0.03497706726193428, 0.03497706726193428]</text:p>
          </table:table-cell>
          <table:table-cell office:value-type="string" calcext:value-type="string">
            <text:p>[0.1340365707874298, 0.1340365707874298, 0.12799909710884094, 0.0182005874812603, 0.05218467488884926, 0.018139999359846115, 0.02127077616751194, 0.03801015764474869, 0.03801015764474869, 0.03801015764474869, 0.03801015764474869, 0.03801015764474869, 0.03801015764474869, 0.03801015764474869, 0.03801015764474869, 0.03801015764474869, 0.03801015764474869, 0.03801015764474869, 0.03801015764474869, 0.03801015764474869]</text:p>
          </table:table-cell>
        </table:table-row>
        <table:table-row table:style-name="ro1">
          <table:table-cell office:value-type="string" calcext:value-type="string">
            <text:p>user user oh gosh . i be just so stoked . hahahah can not even wait .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460442490875721, 0.0460442490875721, 0.0460442490875721, 0.0460442490875721, 0.12515944242477417, 0.0460442490875721, 0.0460442490875721, 0.0460442490875721, 0.0460442490875721, 0.0460442490875721, 0.0460442490875721, 0.0460442490875721, 0.0460442490875721, 0.0460442490875721, 0.0460442490875721, 0.0460442490875721, 0.0460442490875721, 0.0460442490875721, 0.0460442490875721, 0.0460442490875721]</text:p>
          </table:table-cell>
          <table:table-cell office:value-type="string" calcext:value-type="string">
            <text:p>[0.024196697399020195, 0.01794350892305374, 0.0662078782916069, 0.01788201369345188, 0.13213104009628296, 0.13213104009628296, 0.1224009096622467, 0.03746978938579559, 0.03746978938579559, 0.03746978938579559, 0.03746978938579559, 0.03746978938579559, 0.03746978938579559, 0.03746978938579559, 0.03746978938579559, 0.03746978938579559, 0.03746978938579559, 0.03746978938579559, 0.03746978938579559, 0.03746978938579559]</text:p>
          </table:table-cell>
        </table:table-row>
        <table:table-row table:style-name="ro1">
          <table:table-cell office:value-type="string" calcext:value-type="string">
            <text:p>haha wow it ' s amaze how some senior can leave after fourth period jealous : loudly_crying_face : : sad_but_relieved_face :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[0.1251528114080429, 0.04604458063840866, 0.04604458063840866, 0.04604458063840866, 0.04604458063840866, 0.04604458063840866, 0.04604458063840866, 0.04604458063840866, 0.04604458063840866, 0.04604458063840866, 0.04604458063840866, 0.04604458063840866, 0.04604458063840866, 0.04604458063840866, 0.04604458063840866, 0.04604458063840866, 0.04604458063840866, 0.04604458063840866, 0.04604458063840866, 0.04604458063840866]</text:p>
          </table:table-cell>
          <table:table-cell office:value-type="string" calcext:value-type="string">
            <text:p>[0.15677380561828613, 0.021221397444605827, 0.02121730148792267, 0.02156432531774044, 0.021550307050347328, 0.15677380561828613, 0.02294541895389557, 0.044457994401454926, 0.044457994401454926, 0.044457994401454926, 0.044457994401454926, 0.044457994401454926, 0.044457994401454926, 0.044457994401454926, 0.044457994401454926, 0.044457994401454926, 0.044457994401454926, 0.044457994401454926, 0.044457994401454926, 0.044457994401454926]</text:p>
          </table:table-cell>
        </table:table-row>
        <table:table-row table:style-name="ro1">
          <table:table-cell office:value-type="string" calcext:value-type="string">
            <text:p>i really admire your maturity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0806681215763092, 0.10798592865467072, 0.10807175189256668, 0.0397573746740818, 0.0397573746740818, 0.0397573746740818, 0.0397573746740818, 0.0397573746740818, 0.0397573746740818, 0.0397573746740818, 0.0397573746740818, 0.0397573746740818, 0.0397573746740818, 0.0397573746740818, 0.0397573746740818, 0.0397573746740818, 0.0397573746740818, 0.0397573746740818, 0.0397573746740818, 0.0397573746740818]</text:p>
          </table:table-cell>
          <table:table-cell office:value-type="string" calcext:value-type="string">
            <text:p>[0.12965679168701172, 0.12965628504753113, 0.017552131786942482, 0.02965529076755047, 0.01754757948219776, 0.12965676188468933, 0.06828968971967697, 0.03676814213395119, 0.03676814213395119, 0.03676814213395119, 0.03676814213395119, 0.03676814213395119, 0.03676814213395119, 0.03676814213395119, 0.03676814213395119, 0.03676814213395119, 0.03676814213395119, 0.03676814213395119, 0.03676814213395119, 0.03676814213395119]</text:p>
          </table:table-cell>
        </table:table-row>
        <table:table-row table:style-name="ro1">
          <table:table-cell office:value-type="string" calcext:value-type="string">
            <text:p>nothing like be in class two hour and have two hour to go ! tde 2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3986670821905136, 0.10836894810199738, 0.03986670821905136, 0.03986670821905136, 0.1055281013250351, 0.10836883634328842, 0.03986670821905136, 0.03986670821905136, 0.03986670821905136, 0.03986670821905136, 0.03986670821905136, 0.03986670821905136, 0.03986670821905136, 0.03986670821905136, 0.03986670821905136, 0.03986670821905136, 0.03986670821905136, 0.03986670821905136, 0.03986670821905136, 0.03986670821905136]</text:p>
          </table:table-cell>
          <table:table-cell office:value-type="string" calcext:value-type="string">
            <text:p>[0.12013915926218033, 0.1210281178355217, 0.09718877822160721, 0.05451739951968193, 0.02349485270678997, 0.1210281178355217, 0.016428105533123016, 0.03432121500372887, 0.03432121500372887, 0.03432121500372887, 0.03432121500372887, 0.03432121500372887, 0.03432121500372887, 0.03432121500372887, 0.03432121500372887, 0.03432121500372887, 0.03432121500372887, 0.03432121500372887, 0.03432121500372887, 0.03432121500372887]</text:p>
          </table:table-cell>
        </table:table-row>
        <table:table-row table:style-name="ro1">
          <table:table-cell office:value-type="string" calcext:value-type="string">
            <text:p>to anyone still make the ' something about a picture of andy carroll . oh no wait , it ' s a horse ' joke ; stop .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]</text:p>
          </table:table-cell>
          <table:table-cell office:value-type="string" calcext:value-type="string">
            <text:p>[0.024560509249567986, 0.17962171137332916, 0.02431367337703705, 0.03553059697151184, 0.024889180436730385, 0.0243091844022274, 0.024591421708464622, 0.050937220454216, 0.050937220454216, 0.050937220454216, 0.050937220454216, 0.050937220454216, 0.050937220454216, 0.050937220454216, 0.050937220454216, 0.050937220454216, 0.050937220454216, 0.050937220454216, 0.050937220454216, 0.050937220454216]</text:p>
          </table:table-cell>
        </table:table-row>
        <table:table-row table:style-name="ro1">
          <table:table-cell office:value-type="string" calcext:value-type="string">
            <text:p>lmfao cinnabon follow me : face_with_tears_of_joy :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994504988193512, 0.036585792899131775, 0.09945046901702881, 0.05394954979419708, 0.09945041686296463, 0.09891197830438614, 0.036585792899131775, 0.036585792899131775, 0.036585792899131775, 0.036585792899131775, 0.036585792899131775, 0.036585792899131775, 0.036585792899131775, 0.036585792899131775, 0.036585792899131775, 0.036585792899131775, 0.036585792899131775, 0.036585792899131775, 0.036585792899131775, 0.036585792899131775]</text:p>
          </table:table-cell>
          <table:table-cell office:value-type="string" calcext:value-type="string">
            <text:p>[0.11172619462013245, 0.10992974787950516, 0.11172619462013245, 0.11172619462013245, 0.015128478407859802, 0.11172619462013245, 0.016153285279870033, 0.03168337047100067, 0.03168337047100067, 0.03168337047100067, 0.03168337047100067, 0.03168337047100067, 0.03168337047100067, 0.03168337047100067, 0.03168337047100067, 0.03168337047100067, 0.03168337047100067, 0.03168337047100067, 0.03168337047100067, 0.03168337047100067]</text:p>
          </table:table-cell>
        </table:table-row>
        <table:table-row table:style-name="ro1">
          <table:table-cell office:value-type="string" calcext:value-type="string">
            <text:p>eww , just saw this nasty , frumpy girl lift up her boob and scratch underneath it . just puke a li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42670320719480515, 0.042670320719480515, 0.042670320719480515, 0.11594465374946594, 0.11598976701498032, 0.042670320719480515, 0.042670320719480515, 0.042670320719480515, 0.042670320719480515, 0.042670320719480515, 0.042670320719480515, 0.042670320719480515, 0.042670320719480515, 0.042670320719480515, 0.042670320719480515, 0.042670320719480515, 0.042670320719480515, 0.042670320719480515, 0.042670320719480515, 0.042670320719480515]</text:p>
          </table:table-cell>
          <table:table-cell office:value-type="string" calcext:value-type="string">
            <text:p>[0.022181611508131027, 0.021318873390555382, 0.15581564605236053, 0.028123198077082634, 0.15581564605236053, 0.021103741601109505, 0.021219899877905846, 0.04418627917766571, 0.04418627917766571, 0.04418627917766571, 0.04418627917766571, 0.04418627917766571, 0.04418627917766571, 0.04418627917766571, 0.04418627917766571, 0.04418627917766571, 0.04418627917766571, 0.04418627917766571, 0.04418627917766571, 0.04418627917766571]</text:p>
          </table:table-cell>
        </table:table-row>
        <table:table-row table:style-name="ro1">
          <table:table-cell office:value-type="string" calcext:value-type="string">
            <text:p>hoam rt user : we live in a world where lose your phone be more dramatic than lose your virginity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975416719913483, 0.03975416719913483, 0.10805365443229675, 0.1080629751086235, 0.10806223750114441, 0.03975416719913483, 0.03975416719913483, 0.03975416719913483, 0.03975416719913483, 0.03975416719913483, 0.03975416719913483, 0.03975416719913483, 0.03975416719913483, 0.03975416719913483, 0.03975416719913483, 0.03975416719913483, 0.03975416719913483, 0.03975416719913483, 0.03975416719913483, 0.03975416719913483]</text:p>
          </table:table-cell>
          <table:table-cell office:value-type="string" calcext:value-type="string">
            <text:p>[0.0805271714925766, 0.019980302080512047, 0.019990643486380577, 0.01998589001595974, 0.14763548970222473, 0.01998031511902809, 0.1476352959871292, 0.041866548359394073, 0.041866548359394073, 0.041866548359394073, 0.041866548359394073, 0.041866548359394073, 0.041866548359394073, 0.041866548359394073, 0.041866548359394073, 0.041866548359394073, 0.041866548359394073, 0.041866548359394073, 0.041866548359394073, 0.041866548359394073]</text:p>
          </table:table-cell>
        </table:table-row>
        <table:table-row table:style-name="ro1">
          <table:table-cell office:value-type="string" calcext:value-type="string">
            <text:p>user pres . obama should have say `` freestyle ? be that like dressage on a bike ? ``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42670320719480515, 0.042670320719480515, 0.042670320719480515, 0.11594465374946594, 0.11598976701498032, 0.042670320719480515, 0.042670320719480515, 0.042670320719480515, 0.042670320719480515, 0.042670320719480515, 0.042670320719480515, 0.042670320719480515, 0.042670320719480515, 0.042670320719480515, 0.042670320719480515, 0.042670320719480515, 0.042670320719480515, 0.042670320719480515, 0.042670320719480515, 0.042670320719480515]</text:p>
          </table:table-cell>
          <table:table-cell office:value-type="string" calcext:value-type="string">
            <text:p>[0.022181611508131027, 0.021318873390555382, 0.15581564605236053, 0.028123198077082634, 0.15581564605236053, 0.021103741601109505, 0.021219899877905846, 0.04418627917766571, 0.04418627917766571, 0.04418627917766571, 0.04418627917766571, 0.04418627917766571, 0.04418627917766571, 0.04418627917766571, 0.04418627917766571, 0.04418627917766571, 0.04418627917766571, 0.04418627917766571, 0.04418627917766571, 0.04418627917766571]</text:p>
          </table:table-cell>
        </table:table-row>
        <table:table-row table:style-name="ro1">
          <table:table-cell office:value-type="string" calcext:value-type="string">
            <text:p>user pew yg rmai 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]</text:p>
          </table:table-cell>
          <table:table-cell office:value-type="string" calcext:value-type="string">
            <text:p>[0.024063337594270706, 0.16879425942897797, 0.0769500806927681, 0.02284392900764942, 0.03757152333855629, 0.02284451574087143, 0.02466461807489395, 0.047866761684417725, 0.047866761684417725, 0.047866761684417725, 0.047866761684417725, 0.047866761684417725, 0.047866761684417725, 0.047866761684417725, 0.047866761684417725, 0.047866761684417725, 0.047866761684417725, 0.047866761684417725, 0.047866761684417725, 0.047866761684417725]</text:p>
          </table:table-cell>
        </table:table-row>
        <table:table-row table:style-name="ro1">
          <table:table-cell office:value-type="string" calcext:value-type="string">
            <text:p>dirt under your finger nail have to be the most disgusting look thing ev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4266839101910591, 0.04266839101910591, 0.04266839101910591, 0.04266839101910591, 0.11598465591669083, 0.04266839101910591, 0.04266839101910591, 0.11598452180624008, 0.04266839101910591, 0.04266839101910591, 0.04266839101910591, 0.04266839101910591, 0.04266839101910591, 0.04266839101910591, 0.04266839101910591, 0.04266839101910591, 0.04266839101910591, 0.04266839101910591, 0.04266839101910591, 0.04266839101910591]</text:p>
          </table:table-cell>
          <table:table-cell office:value-type="string" calcext:value-type="string">
            <text:p>[0.0604914054274559, 0.02986735664308071, 0.029285842552781105, 0.029285991564393044, 0.029714569449424744, 0.03454156219959259, 0.05641062930226326, 0.0380655974149704, 0.029266798868775368, 0.04982612282037735, 0.061324410140514374, 0.061324410140514374, 0.061324410140514374, 0.061324410140514374, 0.061324410140514374, 0.061324410140514374, 0.061324410140514374, 0.061324410140514374, 0.061324410140514374, 0.061324410140514374]</text:p>
          </table:table-cell>
        </table:table-row>
        <table:table-row table:style-name="ro2">
          <table:table-cell office:value-type="string" calcext:value-type="string">
            <text:p>user user انا مقتنع براى وهقنعك وممكن بكره القيكى بتتجوزى laugh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1598465591669083, 0.11598465591669083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]</text:p>
          </table:table-cell>
          <table:table-cell office:value-type="string" calcext:value-type="string">
            <text:p>[0.11957070231437683, 0.11957070231437683, 0.11929917335510254, 0.07047310471534729, 0.017000192776322365, 0.01618225686252117, 0.01640821248292923, 0.046627476811409, 0.016218407079577446, 0.11957070231437683, 0.033907920122146606, 0.033907920122146606, 0.033907920122146606, 0.033907920122146606, 0.033907920122146606, 0.033907920122146606, 0.033907920122146606, 0.033907920122146606, 0.033907920122146606, 0.033907920122146606]</text:p>
          </table:table-cell>
        </table:table-row>
        <table:table-row table:style-name="ro1">
          <table:table-cell office:value-type="string" calcext:value-type="string">
            <text:p>user user hopefully not a stranger car . happy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498201444745064, 0.03498201444745064, 0.095033198595047, 0.0950903668999672, 0.03498201444745064, 0.09509089589118958, 0.09496962279081345, 0.03498201444745064, 0.09508560597896576, 0.03498201444745064, 0.03498201444745064, 0.03498201444745064, 0.03498201444745064, 0.03498201444745064, 0.03498201444745064, 0.03498201444745064, 0.03498201444745064, 0.03498201444745064, 0.03498201444745064, 0.03498201444745064]</text:p>
          </table:table-cell>
          <table:table-cell office:value-type="string" calcext:value-type="string">
            <text:p>[0.022817337885499, 0.0849808007478714, 0.01627068594098091, 0.01629919931292534, 0.12010771036148071, 0.11665725708007812, 0.12010771036148071, 0.01625484973192215, 0.025811942294239998, 0.12009066343307495, 0.03406020626425743, 0.03406020626425743, 0.03406020626425743, 0.03406020626425743, 0.03406020626425743, 0.03406020626425743, 0.03406020626425743, 0.03406020626425743, 0.03406020626425743, 0.03406020626425743]</text:p>
          </table:table-cell>
        </table:table-row>
        <table:table-row table:style-name="ro1">
          <table:table-cell office:value-type="string" calcext:value-type="string">
            <text:p>i feel so much good and my voice be semi - normal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7211962044239044, 0.037211962044239044, 0.10115054994821548, 0.037211962044239044, 0.10115260630846024, 0.037211962044239044, 0.10115260630846024, 0.10115260630846024, 0.037211962044239044, 0.037211962044239044, 0.037211962044239044, 0.037211962044239044, 0.037211962044239044, 0.037211962044239044, 0.037211962044239044, 0.037211962044239044, 0.037211962044239044, 0.037211962044239044, 0.037211962044239044, 0.037211962044239044]</text:p>
          </table:table-cell>
          <table:table-cell office:value-type="string" calcext:value-type="string">
            <text:p>[0.07918886840343475, 0.019648244604468346, 0.019657019525766373, 0.026948362588882446, 0.019767286255955696, 0.019773421809077263, 0.09300241619348526, 0.019942911341786385, 0.14518190920352936, 0.1451815515756607, 0.041170768439769745, 0.041170768439769745, 0.041170768439769745, 0.041170768439769745, 0.041170768439769745, 0.041170768439769745, 0.041170768439769745, 0.041170768439769745, 0.041170768439769745, 0.041170768439769745]</text:p>
          </table:table-cell>
        </table:table-row>
        <table:table-row table:style-name="ro1">
          <table:table-cell office:value-type="string" calcext:value-type="string">
            <text:p>user just pass by your house bud : winking_face :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721504285931587, 0.03721504285931587, 0.03721504285931587, 0.10113083571195602, 0.10116004943847656, 0.03721504285931587, 0.10110758990049362, 0.10116084665060043, 0.03721504285931587, 0.03721504285931587, 0.03721504285931587, 0.03721504285931587, 0.03721504285931587, 0.03721504285931587, 0.03721504285931587, 0.03721504285931587, 0.03721504285931587, 0.03721504285931587, 0.03721504285931587, 0.03721504285931587]</text:p>
          </table:table-cell>
          <table:table-cell office:value-type="string" calcext:value-type="string">
            <text:p>[0.02912398986518383, 0.04500701278448105, 0.11465918272733688, 0.018380098044872284, 0.09347917139530182, 0.11463279277086258, 0.10973258316516876, 0.10056434571743011, 0.016754280775785446, 0.03251512721180916, 0.03251512721180916, 0.03251512721180916, 0.03251512721180916, 0.03251512721180916, 0.03251512721180916, 0.03251512721180916, 0.03251512721180916, 0.03251512721180916, 0.03251512721180916, 0.03251512721180916]</text:p>
          </table:table-cell>
        </table:table-row>
        <table:table-row table:style-name="ro1">
          <table:table-cell office:value-type="string" calcext:value-type="string">
            <text:p>user great way to start the senior yea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39757613092660904, 0.039757613092660904, 0.039757613092660904, 0.10807184129953384, 0.10797630995512009, 0.039757613092660904, 0.039757613092660904, 0.10807238519191742, 0.039757613092660904, 0.039757613092660904, 0.039757613092660904, 0.039757613092660904, 0.039757613092660904, 0.039757613092660904, 0.039757613092660904, 0.039757613092660904, 0.039757613092660904, 0.039757613092660904, 0.039757613092660904, 0.039757613092660904]</text:p>
          </table:table-cell>
          <table:table-cell office:value-type="string" calcext:value-type="string">
            <text:p>[0.10621774196624756, 0.014375175349414349, 0.014376763254404068, 0.10621774196624756, 0.10621774196624756, 0.10621774196624756, 0.08983968198299408, 0.10072987526655197, 0.024473562836647034, 0.03012128174304962, 0.03012128174304962, 0.03012128174304962, 0.03012128174304962, 0.03012128174304962, 0.03012128174304962, 0.03012128174304962, 0.03012128174304962, 0.03012128174304962, 0.03012128174304962, 0.03012128174304962]</text:p>
          </table:table-cell>
        </table:table-row>
        <table:table-row table:style-name="ro1">
          <table:table-cell office:value-type="string" calcext:value-type="string">
            <text:p>love work on my last day of summer 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[0.04268389195203781, 0.11602684110403061, 0.04268389195203781, 0.11566312611103058, 0.04268389195203781, 0.04268389195203781, 0.04268389195203781, 0.04268389195203781, 0.04268389195203781, 0.04268389195203781, 0.04268389195203781, 0.04268389195203781, 0.04268389195203781, 0.04268389195203781, 0.04268389195203781, 0.04268389195203781, 0.04268389195203781, 0.04268389195203781, 0.04268389195203781, 0.04268389195203781]</text:p>
          </table:table-cell>
          <table:table-cell office:value-type="string" calcext:value-type="string">
            <text:p>[0.0183105431497097, 0.13481485843658447, 0.13481485843658447, 0.01831611804664135, 0.08896917849779129, 0.018256010487675667, 0.1280067414045334, 0.01843663491308689, 0.019535893574357033, 0.03823086619377136, 0.03823086619377136, 0.03823086619377136, 0.03823086619377136, 0.03823086619377136, 0.03823086619377136, 0.03823086619377136, 0.03823086619377136, 0.03823086619377136, 0.03823086619377136, 0.03823086619377136]</text:p>
          </table:table-cell>
        </table:table-row>
        <table:table-row table:style-name="ro1">
          <table:table-cell office:value-type="string" calcext:value-type="string">
            <text:p>love get home from work know that in less than 8 hour you be get up to go back there again 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8968374133110046, 0.08968374133110046, 0.032992806285619736, 0.08968175947666168, 0.08968374133110046, 0.032992806285619736, 0.08968374133110046, 0.08968374133110046, 0.032992806285619736, 0.032992806285619736, 0.032992806285619736, 0.032992806285619736, 0.032992806285619736, 0.032992806285619736, 0.032992806285619736, 0.032992806285619736, 0.032992806285619736, 0.032992806285619736, 0.032992806285619736, 0.032992806285619736]</text:p>
          </table:table-cell>
          <table:table-cell office:value-type="string" calcext:value-type="string">
            <text:p>[0.1171688586473465, 0.1136651262640953, 0.09699521213769913, 0.018515992909669876, 0.015858443453907967, 0.031910981982946396, 0.10624300688505173, 0.1171688586473465, 0.016978828236460686, 0.03322680667042732, 0.03322680667042732, 0.03322680667042732, 0.03322680667042732, 0.03322680667042732, 0.03322680667042732, 0.03322680667042732, 0.03322680667042732, 0.03322680667042732, 0.03322680667042732, 0.03322680667042732]</text:p>
          </table:table-cell>
        </table:table-row>
        <table:table-row table:style-name="ro1">
          <table:table-cell office:value-type="string" calcext:value-type="string">
            <text:p>may that all thing go good today at dacula high school . no drama l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975377231836319, 0.03975377231836319, 0.10806194692850113, 0.10806194692850113, 0.03975377231836319, 0.03975377231836319, 0.10806194692850113, 0.03975377231836319, 0.03975377231836319, 0.03975377231836319, 0.03975377231836319, 0.03975377231836319, 0.03975377231836319, 0.03975377231836319, 0.03975377231836319, 0.03975377231836319, 0.03975377231836319, 0.03975377231836319, 0.03975377231836319, 0.03975377231836319]</text:p>
          </table:table-cell>
          <table:table-cell office:value-type="string" calcext:value-type="string">
            <text:p>[0.020085763186216354, 0.019474191591143608, 0.01945486105978489, 0.14373326301574707, 0.019454898312687874, 0.14373326301574707, 0.019520064815878868, 0.022455688565969467, 0.1437288373708725, 0.04075995460152626, 0.04075995460152626, 0.04075995460152626, 0.04075995460152626, 0.04075995460152626, 0.04075995460152626, 0.04075995460152626, 0.04075995460152626, 0.04075995460152626, 0.04075995460152626, 0.04075995460152626]</text:p>
          </table:table-cell>
        </table:table-row>
        <table:table-row table:style-name="ro1">
          <table:table-cell office:value-type="string" calcext:value-type="string">
            <text:p>put it on em , make em wan na marry me bitch shutup with all that shit . 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46044476330280304, 0.046044476330280304, 0.046044476330280304, 0.046044476330280304, 0.046044476330280304, 0.1251547783613205, 0.046044476330280304, 0.046044476330280304, 0.046044476330280304, 0.046044476330280304, 0.046044476330280304, 0.046044476330280304, 0.046044476330280304, 0.046044476330280304, 0.046044476330280304, 0.046044476330280304, 0.046044476330280304, 0.046044476330280304, 0.046044476330280304, 0.046044476330280304]</text:p>
          </table:table-cell>
          <table:table-cell office:value-type="string" calcext:value-type="string">
            <text:p>[0.020054390653967857, 0.14708416163921356, 0.14708416163921356, 0.019994929432868958, 0.021339870989322662, 0.019936585798859596, 0.019907992333173752, 0.12447214871644974, 0.021313827484846115, 0.041710201650857925, 0.041710201650857925, 0.041710201650857925, 0.041710201650857925, 0.041710201650857925, 0.041710201650857925, 0.041710201650857925, 0.041710201650857925, 0.041710201650857925, 0.041710201650857925, 0.041710201650857925]</text:p>
          </table:table-cell>
        </table:table-row>
        <table:table-row table:style-name="ro1">
          <table:table-cell office:value-type="string" calcext:value-type="string">
            <text:p>the natalee holloway movie make me wan na cry : sad_but_relieved_face : : sad_but_relieved_face : : sad_but_relieved_face : : loudly_crying_face : : loudly_crying_face :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2507405877113342, 0.04604874178767204, 0.04604874178767204, 0.04604874178767204, 0.04604874178767204, 0.04604874178767204, 0.04604874178767204, 0.04604874178767204, 0.04604874178767204, 0.04604874178767204, 0.04604874178767204, 0.04604874178767204, 0.04604874178767204, 0.04604874178767204, 0.04604874178767204, 0.04604874178767204, 0.04604874178767204, 0.04604874178767204, 0.04604874178767204, 0.04604874178767204]</text:p>
          </table:table-cell>
          <table:table-cell office:value-type="string" calcext:value-type="string">
            <text:p>[0.14391052722930908, 0.01950215920805931, 0.019502107053995132, 0.019503554329276085, 0.019519109278917313, 0.14406049251556396, 0.01950930804014206, 0.14410191774368286, 0.02088167332112789, 0.040864497423172, 0.040864497423172, 0.040864497423172, 0.040864497423172, 0.040864497423172, 0.040864497423172, 0.040864497423172, 0.040864497423172, 0.040864497423172, 0.040864497423172, 0.040864497423172]</text:p>
          </table:table-cell>
        </table:table-row>
        <table:table-row table:style-name="ro1">
          <table:table-cell office:value-type="string" calcext:value-type="string">
            <text:p>i love when my retainer be super tight and make me talk so attractively ! not major lis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[0.04268389195203781, 0.11602684110403061, 0.04268389195203781, 0.11566312611103058, 0.04268389195203781, 0.04268389195203781, 0.04268389195203781, 0.04268389195203781, 0.04268389195203781, 0.04268389195203781, 0.04268389195203781, 0.04268389195203781, 0.04268389195203781, 0.04268389195203781, 0.04268389195203781, 0.04268389195203781, 0.04268389195203781, 0.04268389195203781, 0.04268389195203781, 0.04268389195203781]</text:p>
          </table:table-cell>
          <table:table-cell office:value-type="string" calcext:value-type="string">
            <text:p>[0.0183105431497097, 0.13481485843658447, 0.13481485843658447, 0.01831611804664135, 0.08896917849779129, 0.018256010487675667, 0.1280067414045334, 0.01843663491308689, 0.019535893574357033, 0.03823086619377136, 0.03823086619377136, 0.03823086619377136, 0.03823086619377136, 0.03823086619377136, 0.03823086619377136, 0.03823086619377136, 0.03823086619377136, 0.03823086619377136, 0.03823086619377136, 0.03823086619377136]</text:p>
          </table:table-cell>
        </table:table-row>
        <table:table-row table:style-name="ro1">
          <table:table-cell office:value-type="string" calcext:value-type="string">
            <text:p>if my mom wasnt my mom i think i would snuff the shit outta her . - ____ 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4266839101910591, 0.11598429083824158, 0.04266839101910591, 0.04266839101910591, 0.04266839101910591, 0.04266839101910591, 0.04266839101910591, 0.115984708070755, 0.04266839101910591, 0.04266839101910591, 0.04266839101910591, 0.04266839101910591, 0.04266839101910591, 0.04266839101910591, 0.04266839101910591, 0.04266839101910591, 0.04266839101910591, 0.04266839101910591, 0.04266839101910591, 0.04266839101910591]</text:p>
          </table:table-cell>
          <table:table-cell office:value-type="string" calcext:value-type="string">
            <text:p>[0.06555524468421936, 0.13743236660957336, 0.018602613359689713, 0.01871742680668831, 0.018744520843029022, 0.01874980889260769, 0.018629057332873344, 0.13743236660957336, 0.13743236660957336, 0.038973137736320496, 0.038973137736320496, 0.038973137736320496, 0.038973137736320496, 0.038973137736320496, 0.038973137736320496, 0.038973137736320496, 0.038973137736320496, 0.038973137736320496, 0.038973137736320496, 0.038973137736320496]</text:p>
          </table:table-cell>
        </table:table-row>
        <table:table-row table:style-name="ro1">
          <table:table-cell office:value-type="string" calcext:value-type="string">
            <text:p>give a person power that will be a true test of character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1598465591669083, 0.04266837239265442, 0.04266837239265442, 0.04266837239265442, 0.04266837239265442, 0.04266837239265442, 0.11598465591669083, 0.04266837239265442, 0.04266837239265442, 0.04266837239265442, 0.04266837239265442, 0.04266837239265442, 0.04266837239265442, 0.04266837239265442, 0.04266837239265442, 0.04266837239265442, 0.04266837239265442, 0.04266837239265442, 0.04266837239265442, 0.04266837239265442]</text:p>
          </table:table-cell>
          <table:table-cell office:value-type="string" calcext:value-type="string">
            <text:p>[0.15570798516273499, 0.1554819643497467, 0.026227187365293503, 0.021224599331617355, 0.021073730662465096, 0.02110380120575428, 0.021074116230010986, 0.06830766797065735, 0.024067942053079605, 0.04415738582611084, 0.04415738582611084, 0.04415738582611084, 0.04415738582611084, 0.04415738582611084, 0.04415738582611084, 0.04415738582611084, 0.04415738582611084, 0.04415738582611084, 0.04415738582611084, 0.04415738582611084]</text:p>
          </table:table-cell>
        </table:table-row>
        <table:table-row table:style-name="ro1">
          <table:table-cell office:value-type="string" calcext:value-type="string">
            <text:p>jersey shore us cancel ? so s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1598465591669083, 0.04266837239265442, 0.04266837239265442, 0.04266837239265442, 0.04266837239265442, 0.04266837239265442, 0.11598465591669083, 0.04266837239265442, 0.04266837239265442, 0.04266837239265442, 0.04266837239265442, 0.04266837239265442, 0.04266837239265442, 0.04266837239265442, 0.04266837239265442, 0.04266837239265442, 0.04266837239265442, 0.04266837239265442, 0.04266837239265442, 0.04266837239265442]</text:p>
          </table:table-cell>
          <table:table-cell office:value-type="string" calcext:value-type="string">
            <text:p>[0.15570798516273499, 0.1554819643497467, 0.026227187365293503, 0.021224599331617355, 0.021073730662465096, 0.02110380120575428, 0.021074116230010986, 0.06830766797065735, 0.024067942053079605, 0.04415738582611084, 0.04415738582611084, 0.04415738582611084, 0.04415738582611084, 0.04415738582611084, 0.04415738582611084, 0.04415738582611084, 0.04415738582611084, 0.04415738582611084, 0.04415738582611084, 0.04415738582611084]</text:p>
          </table:table-cell>
        </table:table-row>
        <table:table-row table:style-name="ro1">
          <table:table-cell office:value-type="string" calcext:value-type="string">
            <text:p>user so do you sparkle in the sunlight be a `` vampire `` and all ? _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4268389195203781, 0.11602684110403061, 0.04268389195203781, 0.11566312611103058, 0.04268389195203781, 0.04268389195203781, 0.04268389195203781, 0.04268389195203781, 0.04268389195203781, 0.04268389195203781, 0.04268389195203781, 0.04268389195203781, 0.04268389195203781, 0.04268389195203781, 0.04268389195203781, 0.04268389195203781, 0.04268389195203781, 0.04268389195203781, 0.04268389195203781, 0.04268389195203781]</text:p>
          </table:table-cell>
          <table:table-cell office:value-type="string" calcext:value-type="string">
            <text:p>[0.0183105431497097, 0.13481485843658447, 0.13481485843658447, 0.01831611804664135, 0.08896917849779129, 0.018256010487675667, 0.1280067414045334, 0.01843663491308689, 0.019535893574357033, 0.03823086619377136, 0.03823086619377136, 0.03823086619377136, 0.03823086619377136, 0.03823086619377136, 0.03823086619377136, 0.03823086619377136, 0.03823086619377136, 0.03823086619377136, 0.03823086619377136, 0.03823086619377136]</text:p>
          </table:table-cell>
        </table:table-row>
        <table:table-row table:style-name="ro1">
          <table:table-cell office:value-type="string" calcext:value-type="string">
            <text:p>i must go like a page for me to look like ise a batty lord , just for one girl idk to get hair ? vell chap my leg off and call me shor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999445214867592, 0.03999445214867592, 0.03999445214867592, 0.10867336392402649, 0.10270465910434723, 0.10871618986129761, 0.03999445214867592, 0.03999445214867592, 0.03999445214867592, 0.03999445214867592, 0.03999445214867592, 0.03999445214867592, 0.03999445214867592, 0.03999445214867592, 0.03999445214867592, 0.03999445214867592, 0.03999445214867592, 0.03999445214867592, 0.03999445214867592, 0.03999445214867592]</text:p>
          </table:table-cell>
          <table:table-cell office:value-type="string" calcext:value-type="string">
            <text:p>[0.16650384664535522, 0.022537225857377052, 0.022758793085813522, 0.022605489939451218, 0.1558113545179367, 0.022649399936199188, 0.022536607459187508, 0.022537676617503166, 0.02260986715555191, 0.04722271487116814, 0.04722271487116814, 0.04722271487116814, 0.04722271487116814, 0.04722271487116814, 0.04722271487116814, 0.04722271487116814, 0.04722271487116814, 0.04722271487116814, 0.04722271487116814, 0.04722271487116814]</text:p>
          </table:table-cell>
        </table:table-row>
        <table:table-row table:style-name="ro1">
          <table:table-cell office:value-type="string" calcext:value-type="string">
            <text:p>i feel so much good and my voice be semi - normal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1598465591669083, 0.04266837239265442, 0.04266837239265442, 0.04266837239265442, 0.04266837239265442, 0.04266837239265442, 0.11598465591669083, 0.04266837239265442, 0.04266837239265442, 0.04266837239265442, 0.04266837239265442, 0.04266837239265442, 0.04266837239265442, 0.04266837239265442, 0.04266837239265442, 0.04266837239265442, 0.04266837239265442, 0.04266837239265442, 0.04266837239265442, 0.04266837239265442]</text:p>
          </table:table-cell>
          <table:table-cell office:value-type="string" calcext:value-type="string">
            <text:p>[0.15570798516273499, 0.1554819643497467, 0.026227187365293503, 0.021224599331617355, 0.021073730662465096, 0.02110380120575428, 0.021074116230010986, 0.06830766797065735, 0.024067942053079605, 0.04415738582611084, 0.04415738582611084, 0.04415738582611084, 0.04415738582611084, 0.04415738582611084, 0.04415738582611084, 0.04415738582611084, 0.04415738582611084, 0.04415738582611084, 0.04415738582611084, 0.04415738582611084]</text:p>
          </table:table-cell>
        </table:table-row>
        <table:table-row table:style-name="ro1">
          <table:table-cell office:value-type="string" calcext:value-type="string">
            <text:p>this boy have rosary bead tattoo on him but he be muslim 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39757613092660904, 0.039757613092660904, 0.039757613092660904, 0.10807184129953384, 0.10797630995512009, 0.039757613092660904, 0.039757613092660904, 0.10807238519191742, 0.039757613092660904, 0.039757613092660904, 0.039757613092660904, 0.039757613092660904, 0.039757613092660904, 0.039757613092660904, 0.039757613092660904, 0.039757613092660904, 0.039757613092660904, 0.039757613092660904, 0.039757613092660904, 0.039757613092660904]</text:p>
          </table:table-cell>
          <table:table-cell office:value-type="string" calcext:value-type="string">
            <text:p>[0.10621774196624756, 0.014375175349414349, 0.014376763254404068, 0.10621774196624756, 0.10621774196624756, 0.10621774196624756, 0.08983968198299408, 0.10072987526655197, 0.024473562836647034, 0.03012128174304962, 0.03012128174304962, 0.03012128174304962, 0.03012128174304962, 0.03012128174304962, 0.03012128174304962, 0.03012128174304962, 0.03012128174304962, 0.03012128174304962, 0.03012128174304962, 0.03012128174304962]</text:p>
          </table:table-cell>
        </table:table-row>
        <table:table-row table:style-name="ro1">
          <table:table-cell office:value-type="string" calcext:value-type="string">
            <text:p>i just love eight o ' clock class : unamused_face 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11598465591669083, 0.11598465591669083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]</text:p>
          </table:table-cell>
          <table:table-cell office:value-type="string" calcext:value-type="string">
            <text:p>[0.11234989762306213, 0.11234989762306213, 0.11234989762306213, 0.018375197425484657, 0.08248481899499893, 0.06618048250675201, 0.11234989762306213, 0.01668042503297329, 0.01641683466732502, 0.031860243529081345, 0.031860243529081345, 0.031860243529081345, 0.031860243529081345, 0.031860243529081345, 0.031860243529081345, 0.031860243529081345, 0.031860243529081345, 0.031860243529081345, 0.031860243529081345, 0.031860243529081345]</text:p>
          </table:table-cell>
        </table:table-row>
        <table:table-row table:style-name="ro1">
          <table:table-cell office:value-type="string" calcext:value-type="string">
            <text:p>imma stop snapping tho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4604444280266762, 0.04604444280266762, 0.04604444280266762, 0.04604444280266762, 0.04604444280266762, 0.12515535950660706, 0.04604444280266762, 0.04604444280266762, 0.04604444280266762, 0.04604444280266762, 0.04604444280266762, 0.04604444280266762, 0.04604444280266762, 0.04604444280266762, 0.04604444280266762, 0.04604444280266762, 0.04604444280266762, 0.04604444280266762, 0.04604444280266762, 0.04604444280266762]</text:p>
          </table:table-cell>
          <table:table-cell office:value-type="string" calcext:value-type="string">
            <text:p>[0.0272222887724638, 0.024372870102524757, 0.02415030635893345, 0.03710174560546875, 0.02422916889190674, 0.17651697993278503, 0.028559213504195213, 0.05060364678502083, 0.05060364678502083, 0.05060364678502083, 0.05060364678502083, 0.05060364678502083, 0.05060364678502083, 0.05060364678502083, 0.05060364678502083, 0.05060364678502083, 0.05060364678502083, 0.05060364678502083, 0.05060364678502083, 0.05060364678502083]</text:p>
          </table:table-cell>
        </table:table-row>
        <table:table-row table:style-name="ro1">
          <table:table-cell office:value-type="string" calcext:value-type="string">
            <text:p>user look awesome . how long do it take to paint 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1598465591669083, 0.04266837239265442, 0.04266837239265442, 0.04266837239265442, 0.11598465591669083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]</text:p>
          </table:table-cell>
          <table:table-cell office:value-type="string" calcext:value-type="string">
            <text:p>[0.14647379517555237, 0.08983824402093887, 0.019898539409041405, 0.05493204668164253, 0.12987160682678223, 0.019874416291713715, 0.019860923290252686, 0.01986493542790413, 0.041615478694438934, 0.041615478694438934, 0.041615478694438934, 0.041615478694438934, 0.041615478694438934, 0.041615478694438934, 0.041615478694438934, 0.041615478694438934, 0.041615478694438934, 0.041615478694438934, 0.041615478694438934, 0.041615478694438934]</text:p>
          </table:table-cell>
        </table:table-row>
        <table:table-row table:style-name="ro1">
          <table:table-cell office:value-type="string" calcext:value-type="string">
            <text:p>i love go into work at 4:30 in the morning it s go to be a long d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10114513337612152, 0.10115312039852142, 0.10115322470664978, 0.10115322470664978, 0.03721219301223755, 0.03721219301223755, 0.03721219301223755, 0.03721219301223755, 0.03721219301223755, 0.03721219301223755, 0.03721219301223755, 0.03721219301223755, 0.03721219301223755, 0.03721219301223755, 0.03721219301223755, 0.03721219301223755, 0.03721219301223755, 0.03721219301223755, 0.03721219301223755, 0.03721219301223755]</text:p>
          </table:table-cell>
          <table:table-cell office:value-type="string" calcext:value-type="string">
            <text:p>[0.1565011441707611, 0.154770165681839, 0.02118288353085518, 0.021182801574468613, 0.021213600412011147, 0.028099792078137398, 0.04300590604543686, 0.021408939734101295, 0.044386208057403564, 0.044386208057403564, 0.044386208057403564, 0.044386208057403564, 0.044386208057403564, 0.044386208057403564, 0.044386208057403564, 0.044386208057403564, 0.044386208057403564, 0.044386208057403564, 0.044386208057403564, 0.044386208057403564]</text:p>
          </table:table-cell>
        </table:table-row>
        <table:table-row table:style-name="ro1">
          <table:table-cell office:value-type="string" calcext:value-type="string">
            <text:p>love to everyone i spend carnival with , it be special , it be so live !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2516100704669952, 0.04604416340589523, 0.04604416340589523, 0.04604416340589523, 0.04604416340589523, 0.04604416340589523, 0.04604416340589523, 0.04604416340589523, 0.04604416340589523, 0.04604416340589523, 0.04604416340589523, 0.04604416340589523, 0.04604416340589523, 0.04604416340589523, 0.04604416340589523, 0.04604416340589523, 0.04604416340589523, 0.04604416340589523, 0.04604416340589523, 0.04604416340589523]</text:p>
          </table:table-cell>
          <table:table-cell office:value-type="string" calcext:value-type="string">
            <text:p>[0.1299894154071808, 0.1299894154071808, 0.017592256888747215, 0.01760498620569706, 0.09726431965827942, 0.017593521624803543, 0.017627427354454994, 0.1299893856048584, 0.03686246648430824, 0.03686246648430824, 0.03686246648430824, 0.03686246648430824, 0.03686246648430824, 0.03686246648430824, 0.03686246648430824, 0.03686246648430824, 0.03686246648430824, 0.03686246648430824, 0.03686246648430824, 0.03686246648430824]</text:p>
          </table:table-cell>
        </table:table-row>
        <table:table-row table:style-name="ro1">
          <table:table-cell office:value-type="string" calcext:value-type="string">
            <text:p>the average man could not handle my haircu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5508558824658394, 0.09425195306539536, 0.0901087149977684, 0.09253633767366409, 0.09129507839679718, 0.034673359245061874, 0.09129507839679718, 0.034673359245061874, 0.034673359245061874, 0.034673359245061874, 0.034673359245061874, 0.034673359245061874, 0.034673359245061874, 0.034673359245061874, 0.034673359245061874, 0.034673359245061874, 0.034673359245061874, 0.034673359245061874, 0.034673359245061874, 0.034673359245061874]</text:p>
          </table:table-cell>
          <table:table-cell office:value-type="string" calcext:value-type="string">
            <text:p>[0.017153974622488022, 0.017155317589640617, 0.09109572321176529, 0.12620243430137634, 0.12673024833202362, 0.042458683252334595, 0.11830049008131027, 0.029581552371382713, 0.03594346344470978, 0.03594346344470978, 0.03594346344470978, 0.03594346344470978, 0.03594346344470978, 0.03594346344470978, 0.03594346344470978, 0.03594346344470978, 0.03594346344470978, 0.03594346344470978, 0.03594346344470978, 0.03594346344470978]</text:p>
          </table:table-cell>
        </table:table-row>
        <table:table-row table:style-name="ro1">
          <table:table-cell office:value-type="string" calcext:value-type="string">
            <text:p>espn be disapionted that they didnt get the cfl game tonight . it be monday night after all mn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08078733086586, 0.03975994512438774, 0.108073391020298, 0.03975994512438774, 0.10792869329452515, 0.03975994512438774, 0.03975994512438774, 0.03975994512438774, 0.03975994512438774, 0.03975994512438774, 0.03975994512438774, 0.03975994512438774, 0.03975994512438774, 0.03975994512438774, 0.03975994512438774, 0.03975994512438774, 0.03975994512438774, 0.03975994512438774, 0.03975994512438774, 0.03975994512438774]</text:p>
          </table:table-cell>
          <table:table-cell office:value-type="string" calcext:value-type="string">
            <text:p>[0.12656360864639282, 0.12656311690807343, 0.11972938477993011, 0.01723197102546692, 0.12656360864639282, 0.017129026353359222, 0.017180930823087692, 0.018346965312957764, 0.03589097410440445, 0.03589097410440445, 0.03589097410440445, 0.03589097410440445, 0.03589097410440445, 0.03589097410440445, 0.03589097410440445, 0.03589097410440445, 0.03589097410440445, 0.03589097410440445, 0.03589097410440445, 0.03589097410440445]</text:p>
          </table:table-cell>
        </table:table-row>
        <table:table-row table:style-name="ro1">
          <table:table-cell office:value-type="string" calcext:value-type="string">
            <text:p>just get off the horn with clint . tell me he really give a shit what people think . note to twitt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011526808142662, 0.03721199184656143, 0.1011526808142662, 0.10114990174770355, 0.03721199184656143, 0.1011526808142662, 0.03721199184656143, 0.03721199184656143, 0.03721199184656143, 0.03721199184656143, 0.03721199184656143, 0.03721199184656143, 0.03721199184656143, 0.03721199184656143, 0.03721199184656143, 0.03721199184656143, 0.03721199184656143, 0.03721199184656143, 0.03721199184656143, 0.03721199184656143]</text:p>
          </table:table-cell>
          <table:table-cell office:value-type="string" calcext:value-type="string">
            <text:p>[0.1074717566370964, 0.1074717566370964, 0.04250436648726463, 0.02395971119403839, 0.1074717566370964, 0.10744928568601608, 0.10747174173593521, 0.030476894229650497, 0.030476894229650497, 0.030476894229650497, 0.030476894229650497, 0.030476894229650497, 0.030476894229650497, 0.030476894229650497, 0.030476894229650497, 0.030476894229650497, 0.030476894229650497, 0.030476894229650497, 0.030476894229650497, 0.030476894229650497]</text:p>
          </table:table-cell>
        </table:table-row>
        <table:table-row table:style-name="ro1">
          <table:table-cell office:value-type="string" calcext:value-type="string">
            <text:p>user : only take you 14 min to decide ? i can only hope you give the dnc equal time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9756208658218384, 0.039756208658218384, 0.10800740867853165, 0.039756208658218384, 0.039756208658218384, 0.10806836187839508, 0.10806857794523239, 0.039756208658218384, 0.039756208658218384, 0.039756208658218384, 0.039756208658218384, 0.039756208658218384, 0.039756208658218384, 0.039756208658218384, 0.039756208658218384, 0.039756208658218384, 0.039756208658218384, 0.039756208658218384, 0.039756208658218384, 0.039756208658218384]</text:p>
          </table:table-cell>
          <table:table-cell office:value-type="string" calcext:value-type="string">
            <text:p>[0.06465894728899002, 0.019269028678536415, 0.0753454640507698, 0.0192516278475523, 0.019250819459557533, 0.14224539697170258, 0.14224539697170258, 0.03367738053202629, 0.04033802077174187, 0.04033802077174187, 0.04033802077174187, 0.04033802077174187, 0.04033802077174187, 0.04033802077174187, 0.04033802077174187, 0.04033802077174187, 0.04033802077174187, 0.04033802077174187, 0.04033802077174187, 0.04033802077174187]</text:p>
          </table:table-cell>
        </table:table-row>
        <table:table-row table:style-name="ro1">
          <table:table-cell office:value-type="string" calcext:value-type="string">
            <text:p>bianca tell me that my hair growin wild son ! we need to go get that cut , i say i know mama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661375492811203, 0.05359615013003349, 0.09865907579660416, 0.09948527812957764, 0.03661375492811203, 0.09952650219202042, 0.09952650219202042, 0.03661375492811203, 0.03661375492811203, 0.03661375492811203, 0.03661375492811203, 0.03661375492811203, 0.03661375492811203, 0.03661375492811203, 0.03661375492811203, 0.03661375492811203, 0.03661375492811203, 0.03661375492811203, 0.03661375492811203, 0.03661375492811203]</text:p>
          </table:table-cell>
          <table:table-cell office:value-type="string" calcext:value-type="string">
            <text:p>[0.01747545413672924, 0.1282251924276352, 0.017353469505906105, 0.07329702377319336, 0.028635738417506218, 0.11042135953903198, 0.12822502851486206, 0.0600210539996624, 0.036362167447805405, 0.036362167447805405, 0.036362167447805405, 0.036362167447805405, 0.036362167447805405, 0.036362167447805405, 0.036362167447805405, 0.036362167447805405, 0.036362167447805405, 0.036362167447805405, 0.036362167447805405, 0.036362167447805405]</text:p>
          </table:table-cell>
        </table:table-row>
        <table:table-row table:style-name="ro1">
          <table:table-cell office:value-type="string" calcext:value-type="string">
            <text:p>if you appreciate my nerdy tendency the love be rea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72147299349308, 0.0372147299349308, 0.10116012394428253, 0.10116009414196014, 0.10108388215303421, 0.10116000473499298, 0.0372147299349308, 0.0372147299349308, 0.0372147299349308, 0.0372147299349308, 0.0372147299349308, 0.0372147299349308, 0.0372147299349308, 0.0372147299349308, 0.0372147299349308, 0.0372147299349308, 0.0372147299349308, 0.0372147299349308, 0.0372147299349308, 0.0372147299349308]</text:p>
          </table:table-cell>
          <table:table-cell office:value-type="string" calcext:value-type="string">
            <text:p>[0.027389099821448326, 0.024246683344244957, 0.1791384071111679, 0.02424851432442665, 0.024263331666588783, 0.035099927335977554, 0.027478879317641258, 0.04853339493274689, 0.05080015957355499, 0.05080015957355499, 0.05080015957355499, 0.05080015957355499, 0.05080015957355499, 0.05080015957355499, 0.05080015957355499, 0.05080015957355499, 0.05080015957355499, 0.05080015957355499, 0.05080015957355499, 0.05080015957355499]</text:p>
          </table:table-cell>
        </table:table-row>
        <table:table-row table:style-name="ro1">
          <table:table-cell office:value-type="string" calcext:value-type="string">
            <text:p>wait what ? it ' s a cat now ? what be happen 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661375492811203, 0.05359615013003349, 0.09865907579660416, 0.09948527812957764, 0.03661375492811203, 0.09952650219202042, 0.09952650219202042, 0.03661375492811203, 0.03661375492811203, 0.03661375492811203, 0.03661375492811203, 0.03661375492811203, 0.03661375492811203, 0.03661375492811203, 0.03661375492811203, 0.03661375492811203, 0.03661375492811203, 0.03661375492811203, 0.03661375492811203, 0.03661375492811203]</text:p>
          </table:table-cell>
          <table:table-cell office:value-type="string" calcext:value-type="string">
            <text:p>[0.01747545413672924, 0.1282251924276352, 0.017353469505906105, 0.07329702377319336, 0.028635738417506218, 0.11042135953903198, 0.12822502851486206, 0.0600210539996624, 0.036362167447805405, 0.036362167447805405, 0.036362167447805405, 0.036362167447805405, 0.036362167447805405, 0.036362167447805405, 0.036362167447805405, 0.036362167447805405, 0.036362167447805405, 0.036362167447805405, 0.036362167447805405, 0.036362167447805405]</text:p>
          </table:table-cell>
        </table:table-row>
        <table:table-row table:style-name="ro1">
          <table:table-cell office:value-type="string" calcext:value-type="string">
            <text:p>gee wiz what a great day so far . you can cut the tension with a knife and they think im fake great 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10115321725606918, 0.03721218928694725, 0.10114511102437973, 0.03721218928694725, 0.10115321725606918, 0.03721218928694725, 0.10115321725606918, 0.03721218928694725, 0.03721218928694725, 0.03721218928694725, 0.03721218928694725, 0.03721218928694725, 0.03721218928694725, 0.03721218928694725, 0.03721218928694725, 0.03721218928694725, 0.03721218928694725, 0.03721218928694725, 0.03721218928694725, 0.03721218928694725]</text:p>
          </table:table-cell>
          <table:table-cell office:value-type="string" calcext:value-type="string">
            <text:p>[0.15312305092811584, 0.1272270530462265, 0.021495886147022247, 0.02134568989276886, 0.020723016932606697, 0.09315904229879379, 0.02074272930622101, 0.021111231297254562, 0.04342271387577057, 0.04342271387577057, 0.04342271387577057, 0.04342271387577057, 0.04342271387577057, 0.04342271387577057, 0.04342271387577057, 0.04342271387577057, 0.04342271387577057, 0.04342271387577057, 0.04342271387577057, 0.04342271387577057]</text:p>
          </table:table-cell>
        </table:table-row>
        <table:table-row table:style-name="ro1">
          <table:table-cell office:value-type="string" calcext:value-type="string">
            <text:p>user pres . obama should have say `` freestyle ? be that like dressage on a bike ? ``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8966989815235138, 0.08420073986053467, 0.06725508719682693, 0.03298771381378174, 0.08966989815235138, 0.06426443159580231, 0.08966989815235138, 0.03298771381378174, 0.03298771381378174, 0.08642953634262085, 0.03298771381378174, 0.03298771381378174, 0.03298771381378174, 0.03298771381378174, 0.03298771381378174, 0.03298771381378174, 0.03298771381378174, 0.03298771381378174, 0.03298771381378174, 0.03298771381378174]</text:p>
          </table:table-cell>
          <table:table-cell office:value-type="string" calcext:value-type="string">
            <text:p>[0.13368256390094757, 0.13368277251720428, 0.12968993186950684, 0.01809213124215603, 0.018586304038763046, 0.018313586711883545, 0.0181251373142004, 0.1336473673582077, 0.018185913562774658, 0.018161118030548096, 0.018642639741301537, 0.03791007772088051, 0.03791007772088051, 0.03791007772088051, 0.03791007772088051, 0.03791007772088051, 0.03791007772088051, 0.03791007772088051, 0.03791007772088051, 0.03791007772088051]</text:p>
          </table:table-cell>
        </table:table-row>
        <table:table-row table:style-name="ro1">
          <table:table-cell office:value-type="string" calcext:value-type="string">
            <text:p>`` well she be pretty ! fifty shade of pretty ! `` user user us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7771116495132446, 0.055544156581163406, 0.032604917883872986, 0.08836299180984497, 0.088629350066185, 0.032604917883872986, 0.088629350066185, 0.088629350066185, 0.032604917883872986, 0.088629350066185, 0.032604917883872986, 0.032604917883872986, 0.032604917883872986, 0.032604917883872986, 0.032604917883872986, 0.032604917883872986, 0.032604917883872986, 0.032604917883872986, 0.032604917883872986, 0.032604917883872986]</text:p>
          </table:table-cell>
          <table:table-cell office:value-type="string" calcext:value-type="string">
            <text:p>[0.017180856317281723, 0.02089846320450306, 0.017177483066916466, 0.01767326146364212, 0.1252758949995041, 0.04251246526837349, 0.125120148062706, 0.11967842280864716, 0.04251246526837349, 0.1184503361582756, 0.02961902692914009, 0.035989001393318176, 0.035989001393318176, 0.035989001393318176, 0.035989001393318176, 0.035989001393318176, 0.035989001393318176, 0.035989001393318176, 0.035989001393318176, 0.035989001393318176]</text:p>
          </table:table-cell>
        </table:table-row>
        <table:table-row table:style-name="ro1">
          <table:table-cell office:value-type="string" calcext:value-type="string">
            <text:p>just sprain my foot . happy day 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3299304470419884, 0.08967532217502594, 0.03299304470419884, 0.0896843895316124, 0.03299304470419884, 0.03299304470419884, 0.0896843671798706, 0.0896843895316124, 0.08968428522348404, 0.0896843671798706, 0.03299304470419884, 0.03299304470419884, 0.03299304470419884, 0.03299304470419884, 0.03299304470419884, 0.03299304470419884, 0.03299304470419884, 0.03299304470419884, 0.03299304470419884, 0.03299304470419884]</text:p>
          </table:table-cell>
          <table:table-cell office:value-type="string" calcext:value-type="string">
            <text:p>[0.14740486443042755, 0.020674027502536774, 0.01994907855987549, 0.0199496578425169, 0.14740486443042755, 0.01994943432509899, 0.021617889404296875, 0.020012695342302322, 0.03788347914814949, 0.14740486443042755, 0.021539149805903435, 0.041801147162914276, 0.041801147162914276, 0.041801147162914276, 0.041801147162914276, 0.041801147162914276, 0.041801147162914276, 0.041801147162914276, 0.041801147162914276, 0.041801147162914276]</text:p>
          </table:table-cell>
        </table:table-row>
        <table:table-row table:style-name="ro1">
          <table:table-cell office:value-type="string" calcext:value-type="string">
            <text:p>feel like crap , tomorrow should be great . throat hurt allerg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277014195919037, 0.08907847851514816, 0.03277014195919037, 0.08069124817848206, 0.08907843381166458, 0.047904808074235916, 0.03277014195919037, 0.08907798677682877, 0.08907847851514816, 0.08907845616340637, 0.03277014195919037, 0.03277014195919037, 0.03277014195919037, 0.03277014195919037, 0.03277014195919037, 0.03277014195919037, 0.03277014195919037, 0.03277014195919037, 0.03277014195919037, 0.03277014195919037]</text:p>
          </table:table-cell>
          <table:table-cell office:value-type="string" calcext:value-type="string">
            <text:p>[0.06214331462979317, 0.14079535007476807, 0.01919723115861416, 0.03935079649090767, 0.01906176470220089, 0.052687130868434906, 0.019070984795689583, 0.14084821939468384, 0.019510876387357712, 0.10727724432945251, 0.0205810759216547, 0.03994181007146835, 0.03994181007146835, 0.03994181007146835, 0.03994181007146835, 0.03994181007146835, 0.03994181007146835, 0.03994181007146835, 0.03994181007146835, 0.03994181007146835]</text:p>
          </table:table-cell>
        </table:table-row>
        <table:table-row table:style-name="ro1">
          <table:table-cell office:value-type="string" calcext:value-type="string">
            <text:p>wow , kid drink vodka in the back of the room during a lecture . you guy be classy 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952860563993454, 0.03505378216505051, 0.03505378216505051, 0.09305395185947418, 0.03505378216505051, 0.03505378216505051, 0.09528149664402008, 0.0952858030796051, 0.03505378216505051, 0.0952858030796051, 0.03505378216505051, 0.03505378216505051, 0.03505378216505051, 0.03505378216505051, 0.03505378216505051, 0.03505378216505051, 0.03505378216505051, 0.03505378216505051, 0.03505378216505051, 0.03505378216505051]</text:p>
          </table:table-cell>
          <table:table-cell office:value-type="string" calcext:value-type="string">
            <text:p>[0.10658810287714005, 0.10657962411642075, 0.014425549656152725, 0.09996410459280014, 0.014425564557313919, 0.10658810287714005, 0.015355431474745274, 0.10397147387266159, 0.035705216228961945, 0.09948365390300751, 0.024876318871974945, 0.03022630885243416, 0.03022630885243416, 0.03022630885243416, 0.03022630885243416, 0.03022630885243416, 0.03022630885243416, 0.03022630885243416, 0.03022630885243416, 0.03022630885243416]</text:p>
          </table:table-cell>
        </table:table-row>
        <table:table-row table:style-name="ro1">
          <table:table-cell office:value-type="string" calcext:value-type="string">
            <text:p>actually goin to school tomorrow ( 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9511175751686096, 0.09468124061822891, 0.09509143233299255, 0.034993380308151245, 0.034993380308151245, 0.09510334581136703, 0.034993380308151245, 0.034993380308151245, 0.09511128813028336, 0.034993380308151245, 0.034993380308151245, 0.034993380308151245, 0.034993380308151245, 0.034993380308151245, 0.034993380308151245, 0.034993380308151245, 0.034993380308151245, 0.034993380308151245, 0.034993380308151245, 0.034993380308151245]</text:p>
          </table:table-cell>
          <table:table-cell office:value-type="string" calcext:value-type="string">
            <text:p>[0.10233886539936066, 0.033010952174663544, 0.09337375313043594, 0.01466316170990467, 0.014657633379101753, 0.1082582101225853, 0.1082582101225853, 0.1082582101225853, 0.014651740901172161, 0.040775660425424576, 0.08545435965061188, 0.030699918046593666, 0.030699918046593666, 0.030699918046593666, 0.030699918046593666, 0.030699918046593666, 0.030699918046593666, 0.030699918046593666, 0.030699918046593666, 0.030699918046593666]</text:p>
          </table:table-cell>
        </table:table-row>
        <table:table-row table:style-name="ro1">
          <table:table-cell office:value-type="string" calcext:value-type="string">
            <text:p>maryland absolutely , positively do the right thing not honor james franklin ' s `` head coach in wait `` status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952860563993454, 0.03505378216505051, 0.03505378216505051, 0.09305395185947418, 0.03505378216505051, 0.03505378216505051, 0.09528149664402008, 0.0952858030796051, 0.03505378216505051, 0.0952858030796051, 0.03505378216505051, 0.03505378216505051, 0.03505378216505051, 0.03505378216505051, 0.03505378216505051, 0.03505378216505051, 0.03505378216505051, 0.03505378216505051, 0.03505378216505051, 0.03505378216505051]</text:p>
          </table:table-cell>
          <table:table-cell office:value-type="string" calcext:value-type="string">
            <text:p>[0.10658810287714005, 0.10657962411642075, 0.014425549656152725, 0.09996410459280014, 0.014425564557313919, 0.10658810287714005, 0.015355431474745274, 0.10397147387266159, 0.035705216228961945, 0.09948365390300751, 0.024876318871974945, 0.03022630885243416, 0.03022630885243416, 0.03022630885243416, 0.03022630885243416, 0.03022630885243416, 0.03022630885243416, 0.03022630885243416, 0.03022630885243416, 0.03022630885243416]</text:p>
          </table:table-cell>
        </table:table-row>
        <table:table-row table:style-name="ro1">
          <table:table-cell office:value-type="string" calcext:value-type="string">
            <text:p>i be hop just a little more shit could hit the fan this week 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3994088992476463, 0.09069730341434479, 0.0336456224322319, 0.06613840162754059, 0.0336456224322319, 0.0914582833647728, 0.0914582833647728, 0.0914582833647728, 0.0336456224322319, 0.09145516902208328, 0.0336456224322319, 0.0336456224322319, 0.0336456224322319, 0.0336456224322319, 0.0336456224322319, 0.0336456224322319, 0.0336456224322319, 0.0336456224322319, 0.0336456224322319, 0.0336456224322319]</text:p>
          </table:table-cell>
          <table:table-cell office:value-type="string" calcext:value-type="string">
            <text:p>[0.0637885108590126, 0.12228422611951828, 0.0898577868938446, 0.01655910164117813, 0.12087754160165787, 0.07128117233514786, 0.018338140100240707, 0.12206481397151947, 0.028485769405961037, 0.016646258533000946, 0.017720092087984085, 0.034677423536777496, 0.034677423536777496, 0.034677423536777496, 0.034677423536777496, 0.034677423536777496, 0.034677423536777496, 0.034677423536777496, 0.034677423536777496, 0.034677423536777496]</text:p>
          </table:table-cell>
        </table:table-row>
        <table:table-row table:style-name="ro1">
          <table:table-cell office:value-type="string" calcext:value-type="string">
            <text:p>user r u aware ur little brother watch pll with ur sister . he be tell my sister all about i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1004427820444107, 0.10123121738433838, 0.10123239457607269, 0.10123234987258911, 0.037241317331790924, 0.037241317331790924, 0.037241317331790924, 0.037241317331790924, 0.037241317331790924, 0.037241317331790924, 0.037241317331790924, 0.037241317331790924, 0.037241317331790924, 0.037241317331790924, 0.037241317331790924, 0.037241317331790924, 0.037241317331790924, 0.037241317331790924, 0.037241317331790924, 0.037241317331790924]</text:p>
          </table:table-cell>
          <table:table-cell office:value-type="string" calcext:value-type="string">
            <text:p>[0.013227029703557491, 0.09097491204738617, 0.09097491204738617, 0.09097491204738617, 0.09097491204738617, 0.09097491204738617, 0.09097491204738617, 0.013520237989723682, 0.09097491204738617, 0.09094635397195816, 0.01329347025603056, 0.02579871192574501, 0.02579871192574501, 0.02579871192574501, 0.02579871192574501, 0.02579871192574501, 0.02579871192574501, 0.02579871192574501, 0.02579871192574501, 0.02579871192574501]</text:p>
          </table:table-cell>
        </table:table-row>
        <table:table-row table:style-name="ro1">
          <table:table-cell office:value-type="string" calcext:value-type="string">
            <text:p>everybody go follow my nigguh user !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42669203132390976, 0.042669203132390976, 0.042669203132390976, 0.042669203132390976, 0.042669203132390976, 0.1159869059920311, 0.042669203132390976, 0.11596748977899551, 0.042669203132390976, 0.042669203132390976, 0.042669203132390976, 0.042669203132390976, 0.042669203132390976, 0.042669203132390976, 0.042669203132390976, 0.042669203132390976, 0.042669203132390976, 0.042669203132390976, 0.042669203132390976, 0.042669203132390976]</text:p>
          </table:table-cell>
          <table:table-cell office:value-type="string" calcext:value-type="string">
            <text:p>[0.018762707710266113, 0.13858965039253235, 0.1288755089044571, 0.13860808312892914, 0.01883341185748577, 0.01895804889500141, 0.03440399840474129, 0.059120599180459976, 0.018762558698654175, 0.03194286301732063, 0.03931427001953125, 0.03931427001953125, 0.03931427001953125, 0.03931427001953125, 0.03931427001953125, 0.03931427001953125, 0.03931427001953125, 0.03931427001953125, 0.03931427001953125, 0.03931427001953125]</text:p>
          </table:table-cell>
        </table:table-row>
        <table:table-row table:style-name="ro1">
          <table:table-cell office:value-type="string" calcext:value-type="string">
            <text:p>love be leave alone in the hall while people go and sing lon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[0.0456954650580883, 0.0456954650580883, 0.0456954650580883, 0.0456954650580883, 0.08199674636125565, 0.0456954650580883, 0.0456954650580883, 0.09548520296812057, 0.0456954650580883, 0.0456954650580883, 0.0456954650580883, 0.0456954650580883, 0.0456954650580883, 0.0456954650580883, 0.0456954650580883, 0.0456954650580883, 0.0456954650580883, 0.0456954650580883, 0.0456954650580883, 0.0456954650580883]</text:p>
          </table:table-cell>
          <table:table-cell office:value-type="string" calcext:value-type="string">
            <text:p>[0.14035284519195557, 0.020815633237361908, 0.024222472682595253, 0.018994692713022232, 0.05774899572134018, 0.14035284519195557, 0.018994944170117378, 0.1403527855873108, 0.01981334388256073, 0.020338399335741997, 0.03980133309960365, 0.03980133309960365, 0.03980133309960365, 0.03980133309960365, 0.03980133309960365, 0.03980133309960365, 0.03980133309960365, 0.03980133309960365, 0.03980133309960365, 0.03980133309960365]</text:p>
          </table:table-cell>
        </table:table-row>
        <table:table-row table:style-name="ro1">
          <table:table-cell office:value-type="string" calcext:value-type="string">
            <text:p>what wonderful weather we be have right now 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10115355998277664, 0.10115355998277664, 0.0372123159468174, 0.0372123159468174, 0.10114207118749619, 0.0372123159468174, 0.0372123159468174, 0.10115355998277664, 0.0372123159468174, 0.0372123159468174, 0.0372123159468174, 0.0372123159468174, 0.0372123159468174, 0.0372123159468174, 0.0372123159468174, 0.0372123159468174, 0.0372123159468174, 0.0372123159468174, 0.0372123159468174, 0.0372123159468174]</text:p>
          </table:table-cell>
          <table:table-cell office:value-type="string" calcext:value-type="string">
            <text:p>[0.11937740445137024, 0.11937740445137024, 0.1193753331899643, 0.05664382129907608, 0.11937740445137024, 0.016230035573244095, 0.017292479053139687, 0.06145789846777916, 0.016157081350684166, 0.0161802489310503, 0.03385310620069504, 0.03385310620069504, 0.03385310620069504, 0.03385310620069504, 0.03385310620069504, 0.03385310620069504, 0.03385310620069504, 0.03385310620069504, 0.03385310620069504, 0.03385310620069504]</text:p>
          </table:table-cell>
        </table:table-row>
        <table:table-row table:style-name="ro1">
          <table:table-cell office:value-type="string" calcext:value-type="string">
            <text:p>user user yeah , trophy and goal be not everything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1598465591669083, 0.04266837239265442, 0.04266837239265442, 0.11598465591669083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]</text:p>
          </table:table-cell>
          <table:table-cell office:value-type="string" calcext:value-type="string">
            <text:p>[0.10951600223779678, 0.10951694846153259, 0.015029913745820522, 0.10942746698856354, 0.060116589069366455, 0.10787944495677948, 0.10951750725507736, 0.014874115586280823, 0.022494731470942497, 0.031057029962539673, 0.031057029962539673, 0.031057029962539673, 0.031057029962539673, 0.031057029962539673, 0.031057029962539673, 0.031057029962539673, 0.031057029962539673, 0.031057029962539673, 0.031057029962539673, 0.031057029962539673]</text:p>
          </table:table-cell>
        </table:table-row>
        <table:table-row table:style-name="ro1">
          <table:table-cell office:value-type="string" calcext:value-type="string">
            <text:p>another morning like this . fu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7206307351589203, 0.09208931028842926, 0.08925312757492065, 0.08292797952890396, 0.033879656344652176, 0.033879656344652176, 0.09093505889177322, 0.040201958268880844, 0.09209372848272324, 0.033879656344652176, 0.033879656344652176, 0.033879656344652176, 0.033879656344652176, 0.033879656344652176, 0.033879656344652176, 0.033879656344652176, 0.033879656344652176, 0.033879656344652176, 0.033879656344652176, 0.033879656344652176]</text:p>
          </table:table-cell>
          <table:table-cell office:value-type="string" calcext:value-type="string">
            <text:p>[0.020240116864442825, 0.02029174193739891, 0.03695446997880936, 0.020225146785378456, 0.02022508718073368, 0.020593363791704178, 0.14944425225257874, 0.05056309700012207, 0.1070508137345314, 0.13061746954917908, 0.042379479855298996, 0.042379479855298996, 0.042379479855298996, 0.042379479855298996, 0.042379479855298996, 0.042379479855298996, 0.042379479855298996, 0.042379479855298996, 0.042379479855298996, 0.042379479855298996]</text:p>
          </table:table-cell>
        </table:table-row>
        <table:table-row table:style-name="ro1">
          <table:table-cell office:value-type="string" calcext:value-type="string">
            <text:p>1 be and i can already tell today will be a great da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975377231836319, 0.10806194692850113, 0.03975377231836319, 0.03975377231836319, 0.03975377231836319, 0.03975377231836319, 0.10806194692850113, 0.03975377231836319, 0.10806194692850113, 0.03975377231836319, 0.03975377231836319, 0.03975377231836319, 0.03975377231836319, 0.03975377231836319, 0.03975377231836319, 0.03975377231836319, 0.03975377231836319, 0.03975377231836319, 0.03975377231836319, 0.03975377231836319]</text:p>
          </table:table-cell>
          <table:table-cell office:value-type="string" calcext:value-type="string">
            <text:p>[0.06401390582323074, 0.020452601835131645, 0.021389424800872803, 0.02033592388033867, 0.0550968274474144, 0.020261244848370552, 0.14942823350429535, 0.050123393535614014, 0.13965629041194916, 0.034921664744615555, 0.042432039976119995, 0.042432039976119995, 0.042432039976119995, 0.042432039976119995, 0.042432039976119995, 0.042432039976119995, 0.042432039976119995, 0.042432039976119995, 0.042432039976119995, 0.042432039976119995]</text:p>
          </table:table-cell>
        </table:table-row>
        <table:table-row table:style-name="ro1">
          <table:table-cell office:value-type="string" calcext:value-type="string">
            <text:p>to anyone still make the ' something about a picture of andy carroll . oh no wait , it ' s a horse ' joke ; stop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4266839101910591, 0.04266839101910591, 0.04266839101910591, 0.04266839101910591, 0.11598465591669083, 0.04266839101910591, 0.04266839101910591, 0.11598452180624008, 0.04266839101910591, 0.04266839101910591, 0.04266839101910591, 0.04266839101910591, 0.04266839101910591, 0.04266839101910591, 0.04266839101910591, 0.04266839101910591, 0.04266839101910591, 0.04266839101910591, 0.04266839101910591, 0.04266839101910591]</text:p>
          </table:table-cell>
          <table:table-cell office:value-type="string" calcext:value-type="string">
            <text:p>[0.0604914054274559, 0.02986735664308071, 0.029285842552781105, 0.029285991564393044, 0.029714569449424744, 0.03454156219959259, 0.05641062930226326, 0.0380655974149704, 0.029266798868775368, 0.04982612282037735, 0.061324410140514374, 0.061324410140514374, 0.061324410140514374, 0.061324410140514374, 0.061324410140514374, 0.061324410140514374, 0.061324410140514374, 0.061324410140514374, 0.061324410140514374, 0.061324410140514374]</text:p>
          </table:table-cell>
        </table:table-row>
        <table:table-row table:style-name="ro1">
          <table:table-cell office:value-type="string" calcext:value-type="string">
            <text:p>user : only take you 14 min to decide ? i can only hope you give the dnc equal time .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3497560694813728, 0.09507355093955994, 0.09507355093955994, 0.09507355093955994, 0.03497560694813728, 0.03497560694813728, 0.03497560694813728, 0.09507355093955994, 0.09507149457931519, 0.03497560694813728, 0.03497560694813728, 0.03497560694813728, 0.03497560694813728, 0.03497560694813728, 0.03497560694813728, 0.03497560694813728, 0.03497560694813728, 0.03497560694813728, 0.03497560694813728, 0.03497560694813728]</text:p>
          </table:table-cell>
          <table:table-cell office:value-type="string" calcext:value-type="string">
            <text:p>[0.012654836289584637, 0.0898524820804596, 0.0898524820804596, 0.08892156928777695, 0.08984792232513428, 0.014656445011496544, 0.0898524820804596, 0.0898524820804596, 0.0898524820804596, 0.0898524820804596, 0.02548041194677353, 0.02548041194677353, 0.02548041194677353, 0.02548041194677353, 0.02548041194677353, 0.02548041194677353, 0.02548041194677353, 0.02548041194677353, 0.02548041194677353, 0.02548041194677353]</text:p>
          </table:table-cell>
        </table:table-row>
        <table:table-row table:style-name="ro1">
          <table:table-cell office:value-type="string" calcext:value-type="string">
            <text:p>cabin in the wood udah release !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9020400792360306, 0.09020400792360306, 0.08780593425035477, 0.09020326286554337, 0.03994118049740791, 0.033184200525283813, 0.08069129288196564, 0.033184200525283813, 0.08955544978380203, 0.033184200525283813, 0.033184200525283813, 0.033184200525283813, 0.033184200525283813, 0.033184200525283813, 0.033184200525283813, 0.033184200525283813, 0.033184200525283813, 0.033184200525283813, 0.033184200525283813, 0.033184200525283813]</text:p>
          </table:table-cell>
          <table:table-cell office:value-type="string" calcext:value-type="string">
            <text:p>[0.11326556652784348, 0.11326556652784348, 0.11326556652784348, 0.11318564414978027, 0.015454315580427647, 0.11326556652784348, 0.01763276942074299, 0.028632590547204018, 0.03428281098604202, 0.016550634056329727, 0.032119907438755035, 0.032119907438755035, 0.032119907438755035, 0.032119907438755035, 0.032119907438755035, 0.032119907438755035, 0.032119907438755035, 0.032119907438755035, 0.032119907438755035, 0.032119907438755035]</text:p>
          </table:table-cell>
        </table:table-row>
        <table:table-row table:style-name="ro1">
          <table:table-cell office:value-type="string" calcext:value-type="string">
            <text:p>woo ! when you be up to 12:30 finishing you be english paper !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40434829890728, 0.040434829890728, 0.040434829890728, 0.040434829890728, 0.040434829890728, 0.04617645964026451, 0.10991325974464417, 0.08703969419002533, 0.10991325974464417, 0.040434829890728, 0.040434829890728, 0.040434829890728, 0.040434829890728, 0.040434829890728, 0.040434829890728, 0.040434829890728, 0.040434829890728, 0.040434829890728, 0.040434829890728, 0.040434829890728]</text:p>
          </table:table-cell>
          <table:table-cell office:value-type="string" calcext:value-type="string">
            <text:p>[0.032468829303979874, 0.02521483786404133, 0.026852335780858994, 0.02633730135858059, 0.05557342246174812, 0.025517353788018227, 0.18630576133728027, 0.027651719748973846, 0.02983688749372959, 0.03589992970228195, 0.0528341680765152, 0.0528341680765152, 0.0528341680765152, 0.0528341680765152, 0.0528341680765152, 0.0528341680765152, 0.0528341680765152, 0.0528341680765152, 0.0528341680765152, 0.0528341680765152]</text:p>
          </table:table-cell>
        </table:table-row>
        <table:table-row table:style-name="ro1">
          <table:table-cell office:value-type="string" calcext:value-type="string">
            <text:p>pretty excite about one of the activity tom &amp; i come up with for veteran training . surprise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0115719586610794, 0.037213653326034546, 0.037213653326034546, 0.037213653326034546, 0.10115716606378555, 0.037213653326034546, 0.037213653326034546, 0.10113552212715149, 0.10113145411014557, 0.037213653326034546, 0.037213653326034546, 0.037213653326034546, 0.037213653326034546, 0.037213653326034546, 0.037213653326034546, 0.037213653326034546, 0.037213653326034546, 0.037213653326034546, 0.037213653326034546, 0.037213653326034546]</text:p>
          </table:table-cell>
          <table:table-cell office:value-type="string" calcext:value-type="string">
            <text:p>[0.12434909492731094, 0.12434909492731094, 0.061608877032995224, 0.01682918705046177, 0.017344066873192787, 0.016997452825307846, 0.01902424916625023, 0.12434909492731094, 0.12434909492731094, 0.018170185387134552, 0.035262979567050934, 0.035262979567050934, 0.035262979567050934, 0.035262979567050934, 0.035262979567050934, 0.035262979567050934, 0.035262979567050934, 0.035262979567050934, 0.035262979567050934, 0.035262979567050934]</text:p>
          </table:table-cell>
        </table:table-row>
        <table:table-row table:style-name="ro1">
          <table:table-cell office:value-type="string" calcext:value-type="string">
            <text:p>so i accidentally take over the whole room and now i be try to make room for my roommate . who be come tomorrow btw . rus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0806326568126678, 0.03975425288081169, 0.03975425288081169, 0.03975425288081169, 0.10806326568126678, 0.03975425288081169, 0.03975425288081169, 0.03975425288081169, 0.10805107653141022, 0.03975425288081169, 0.03975425288081169, 0.03975425288081169, 0.03975425288081169, 0.03975425288081169, 0.03975425288081169, 0.03975425288081169, 0.03975425288081169, 0.03975425288081169, 0.03975425288081169, 0.03975425288081169]</text:p>
          </table:table-cell>
          <table:table-cell office:value-type="string" calcext:value-type="string">
            <text:p>[0.1347944587469101, 0.13477961719036102, 0.018244236707687378, 0.01851787231862545, 0.10227912664413452, 0.13479460775852203, 0.01824248768389225, 0.018243007361888885, 0.018320618197321892, 0.019532959908246994, 0.03822512552142143, 0.03822512552142143, 0.03822512552142143, 0.03822512552142143, 0.03822512552142143, 0.03822512552142143, 0.03822512552142143, 0.03822512552142143, 0.03822512552142143, 0.03822512552142143]</text:p>
          </table:table-cell>
        </table:table-row>
        <table:table-row table:style-name="ro1">
          <table:table-cell office:value-type="string" calcext:value-type="string">
            <text:p>user just pass by your house bud : winking_face :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4266844317317009, 0.04266844317317009, 0.11598484963178635, 0.04266844317317009, 0.04266844317317009, 0.11598323285579681, 0.04266844317317009, 0.04266844317317009, 0.04266844317317009, 0.04266844317317009, 0.04266844317317009, 0.04266844317317009, 0.04266844317317009, 0.04266844317317009, 0.04266844317317009, 0.04266844317317009, 0.04266844317317009, 0.04266844317317009, 0.04266844317317009, 0.04266844317317009]</text:p>
          </table:table-cell>
          <table:table-cell office:value-type="string" calcext:value-type="string">
            <text:p>[0.020167116075754166, 0.016849419102072716, 0.12434040009975433, 0.12434040009975433, 0.05457530543208122, 0.07945729047060013, 0.0889827162027359, 0.0348801463842392, 0.08281867206096649, 0.02098357304930687, 0.03526051342487335, 0.03526051342487335, 0.03526051342487335, 0.03526051342487335, 0.03526051342487335, 0.03526051342487335, 0.03526051342487335, 0.03526051342487335, 0.03526051342487335, 0.03526051342487335]</text:p>
          </table:table-cell>
        </table:table-row>
        <table:table-row table:style-name="ro1">
          <table:table-cell office:value-type="string" calcext:value-type="string">
            <text:p>morning people . roadtrip today . unfortunately that mean sit in the car with my family for 3 or 4 hour . yay !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4266844317317009, 0.04266844317317009, 0.11598484963178635, 0.04266844317317009, 0.04266844317317009, 0.11598323285579681, 0.04266844317317009, 0.04266844317317009, 0.04266844317317009, 0.04266844317317009, 0.04266844317317009, 0.04266844317317009, 0.04266844317317009, 0.04266844317317009, 0.04266844317317009, 0.04266844317317009, 0.04266844317317009, 0.04266844317317009, 0.04266844317317009, 0.04266844317317009]</text:p>
          </table:table-cell>
          <table:table-cell office:value-type="string" calcext:value-type="string">
            <text:p>[0.020167116075754166, 0.016849419102072716, 0.12434040009975433, 0.12434040009975433, 0.05457530543208122, 0.07945729047060013, 0.0889827162027359, 0.0348801463842392, 0.08281867206096649, 0.02098357304930687, 0.03526051342487335, 0.03526051342487335, 0.03526051342487335, 0.03526051342487335, 0.03526051342487335, 0.03526051342487335, 0.03526051342487335, 0.03526051342487335, 0.03526051342487335, 0.03526051342487335]</text:p>
          </table:table-cell>
        </table:table-row>
        <table:table-row table:style-name="ro1">
          <table:table-cell office:value-type="string" calcext:value-type="string">
            <text:p>current event , us history , spanish and english . my night gon na be so much fun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7206307351589203, 0.09208931028842926, 0.08925312757492065, 0.08292797952890396, 0.033879656344652176, 0.033879656344652176, 0.09093505889177322, 0.040201958268880844, 0.09209372848272324, 0.033879656344652176, 0.033879656344652176, 0.033879656344652176, 0.033879656344652176, 0.033879656344652176, 0.033879656344652176, 0.033879656344652176, 0.033879656344652176, 0.033879656344652176, 0.033879656344652176, 0.033879656344652176]</text:p>
          </table:table-cell>
          <table:table-cell office:value-type="string" calcext:value-type="string">
            <text:p>[0.020240116864442825, 0.02029174193739891, 0.03695446997880936, 0.020225146785378456, 0.02022508718073368, 0.020593363791704178, 0.14944425225257874, 0.05056309700012207, 0.1070508137345314, 0.13061746954917908, 0.042379479855298996, 0.042379479855298996, 0.042379479855298996, 0.042379479855298996, 0.042379479855298996, 0.042379479855298996, 0.042379479855298996, 0.042379479855298996, 0.042379479855298996, 0.042379479855298996]</text:p>
          </table:table-cell>
        </table:table-row>
        <table:table-row table:style-name="ro1">
          <table:table-cell office:value-type="string" calcext:value-type="string">
            <text:p>it seem too early for this to be call an instant classic but gophs / unlv be all that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498201444745064, 0.03498201444745064, 0.095033198595047, 0.0950903668999672, 0.03498201444745064, 0.09509089589118958, 0.09496962279081345, 0.03498201444745064, 0.09508560597896576, 0.03498201444745064, 0.03498201444745064, 0.03498201444745064, 0.03498201444745064, 0.03498201444745064, 0.03498201444745064, 0.03498201444745064, 0.03498201444745064, 0.03498201444745064, 0.03498201444745064, 0.03498201444745064]</text:p>
          </table:table-cell>
          <table:table-cell office:value-type="string" calcext:value-type="string">
            <text:p>[0.022817337885499, 0.0849808007478714, 0.01627068594098091, 0.01629919931292534, 0.12010771036148071, 0.11665725708007812, 0.12010771036148071, 0.01625484973192215, 0.025811942294239998, 0.12009066343307495, 0.03406020626425743, 0.03406020626425743, 0.03406020626425743, 0.03406020626425743, 0.03406020626425743, 0.03406020626425743, 0.03406020626425743, 0.03406020626425743, 0.03406020626425743, 0.03406020626425743]</text:p>
          </table:table-cell>
        </table:table-row>
        <table:table-row table:style-name="ro1">
          <table:table-cell office:value-type="string" calcext:value-type="string">
            <text:p>feel good this morning happy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456954650580883, 0.0456954650580883, 0.0456954650580883, 0.0456954650580883, 0.08199674636125565, 0.0456954650580883, 0.0456954650580883, 0.09548520296812057, 0.0456954650580883, 0.0456954650580883, 0.0456954650580883, 0.0456954650580883, 0.0456954650580883, 0.0456954650580883, 0.0456954650580883, 0.0456954650580883, 0.0456954650580883, 0.0456954650580883, 0.0456954650580883, 0.0456954650580883]</text:p>
          </table:table-cell>
          <table:table-cell office:value-type="string" calcext:value-type="string">
            <text:p>[0.14035284519195557, 0.020815633237361908, 0.024222472682595253, 0.018994692713022232, 0.05774899572134018, 0.14035284519195557, 0.018994944170117378, 0.1403527855873108, 0.01981334388256073, 0.020338399335741997, 0.03980133309960365, 0.03980133309960365, 0.03980133309960365, 0.03980133309960365, 0.03980133309960365, 0.03980133309960365, 0.03980133309960365, 0.03980133309960365, 0.03980133309960365, 0.03980133309960365]</text:p>
          </table:table-cell>
        </table:table-row>
        <table:table-row table:style-name="ro1">
          <table:table-cell office:value-type="string" calcext:value-type="string">
            <text:p>user user i ' dbe happy with sturridge , need a finisher . or maybe jamie hopkins , lol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7206307351589203, 0.09208931028842926, 0.08925312757492065, 0.08292797952890396, 0.033879656344652176, 0.033879656344652176, 0.09093505889177322, 0.040201958268880844, 0.09209372848272324, 0.033879656344652176, 0.033879656344652176, 0.033879656344652176, 0.033879656344652176, 0.033879656344652176, 0.033879656344652176, 0.033879656344652176, 0.033879656344652176, 0.033879656344652176, 0.033879656344652176, 0.033879656344652176]</text:p>
          </table:table-cell>
          <table:table-cell office:value-type="string" calcext:value-type="string">
            <text:p>[0.020240116864442825, 0.02029174193739891, 0.03695446997880936, 0.020225146785378456, 0.02022508718073368, 0.020593363791704178, 0.14944425225257874, 0.05056309700012207, 0.1070508137345314, 0.13061746954917908, 0.042379479855298996, 0.042379479855298996, 0.042379479855298996, 0.042379479855298996, 0.042379479855298996, 0.042379479855298996, 0.042379479855298996, 0.042379479855298996, 0.042379479855298996, 0.042379479855298996]</text:p>
          </table:table-cell>
        </table:table-row>
        <table:table-row table:style-name="ro1">
          <table:table-cell office:value-type="string" calcext:value-type="string">
            <text:p>do you want a cookie for that ? not a great achieveme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756660968065262, 0.10115163773298264, 0.03756660968065262, 0.10000256448984146, 0.03756660968065262, 0.03756660968065262, 0.03756660968065262, 0.09566327184438705, 0.10211662948131561, 0.03756660968065262, 0.03756660968065262, 0.03756660968065262, 0.03756660968065262, 0.03756660968065262, 0.03756660968065262, 0.03756660968065262, 0.03756660968065262, 0.03756660968065262, 0.03756660968065262, 0.03756660968065262]</text:p>
          </table:table-cell>
          <table:table-cell office:value-type="string" calcext:value-type="string">
            <text:p>[0.019337309524416924, 0.13980546593666077, 0.021235985681414604, 0.02874494530260563, 0.042883459478616714, 0.01901622675359249, 0.0189271941781044, 0.03397773951292038, 0.13980546593666077, 0.13980546593666077, 0.03964610397815704, 0.03964610397815704, 0.03964610397815704, 0.03964610397815704, 0.03964610397815704, 0.03964610397815704, 0.03964610397815704, 0.03964610397815704, 0.03964610397815704, 0.03964610397815704]</text:p>
          </table:table-cell>
        </table:table-row>
        <table:table-row table:style-name="ro1">
          <table:table-cell office:value-type="string" calcext:value-type="string">
            <text:p>school be go by fast until all you fuck niggas go back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7206307351589203, 0.09208931028842926, 0.08925312757492065, 0.08292797952890396, 0.033879656344652176, 0.033879656344652176, 0.09093505889177322, 0.040201958268880844, 0.09209372848272324, 0.033879656344652176, 0.033879656344652176, 0.033879656344652176, 0.033879656344652176, 0.033879656344652176, 0.033879656344652176, 0.033879656344652176, 0.033879656344652176, 0.033879656344652176, 0.033879656344652176, 0.033879656344652176]</text:p>
          </table:table-cell>
          <table:table-cell office:value-type="string" calcext:value-type="string">
            <text:p>[0.020240116864442825, 0.02029174193739891, 0.03695446997880936, 0.020225146785378456, 0.02022508718073368, 0.020593363791704178, 0.14944425225257874, 0.05056309700012207, 0.1070508137345314, 0.13061746954917908, 0.042379479855298996, 0.042379479855298996, 0.042379479855298996, 0.042379479855298996, 0.042379479855298996, 0.042379479855298996, 0.042379479855298996, 0.042379479855298996, 0.042379479855298996, 0.042379479855298996]</text:p>
          </table:table-cell>
        </table:table-row>
        <table:table-row table:style-name="ro1">
          <table:table-cell office:value-type="string" calcext:value-type="string">
            <text:p>good job student finance be on top of thing as per didn t want money anyway not guna get mw d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4604416340589523, 0.04604416340589523, 0.12516100704669952, 0.04604416340589523, 0.04604416340589523, 0.04604416340589523, 0.04604416340589523, 0.04604416340589523, 0.04604416340589523, 0.04604416340589523, 0.04604416340589523, 0.04604416340589523, 0.04604416340589523, 0.04604416340589523, 0.04604416340589523, 0.04604416340589523, 0.04604416340589523, 0.04604416340589523, 0.04604416340589523, 0.04604416340589523]</text:p>
          </table:table-cell>
          <table:table-cell office:value-type="string" calcext:value-type="string">
            <text:p>[0.05903859809041023, 0.16440586745738983, 0.022532520815730095, 0.022258633747696877, 0.02230903133749962, 0.022791247814893723, 0.023207709193229675, 0.08459413051605225, 0.0888156071305275, 0.023823898285627365, 0.046622298657894135, 0.046622298657894135, 0.046622298657894135, 0.046622298657894135, 0.046622298657894135, 0.046622298657894135, 0.046622298657894135, 0.046622298657894135, 0.046622298657894135, 0.046622298657894135]</text:p>
          </table:table-cell>
        </table:table-row>
        <table:table-row table:style-name="ro1">
          <table:table-cell office:value-type="string" calcext:value-type="string">
            <text:p>school . there ' s a fun time wo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456954650580883, 0.0456954650580883, 0.0456954650580883, 0.0456954650580883, 0.08199674636125565, 0.0456954650580883, 0.0456954650580883, 0.09548520296812057, 0.0456954650580883, 0.0456954650580883, 0.0456954650580883, 0.0456954650580883, 0.0456954650580883, 0.0456954650580883, 0.0456954650580883, 0.0456954650580883, 0.0456954650580883, 0.0456954650580883, 0.0456954650580883, 0.0456954650580883]</text:p>
          </table:table-cell>
          <table:table-cell office:value-type="string" calcext:value-type="string">
            <text:p>[0.14035284519195557, 0.020815633237361908, 0.024222472682595253, 0.018994692713022232, 0.05774899572134018, 0.14035284519195557, 0.018994944170117378, 0.1403527855873108, 0.01981334388256073, 0.020338399335741997, 0.03980133309960365, 0.03980133309960365, 0.03980133309960365, 0.03980133309960365, 0.03980133309960365, 0.03980133309960365, 0.03980133309960365, 0.03980133309960365, 0.03980133309960365, 0.03980133309960365]</text:p>
          </table:table-cell>
        </table:table-row>
        <table:table-row table:style-name="ro1">
          <table:table-cell office:value-type="string" calcext:value-type="string">
            <text:p>user la po bang shedule of show dito sa abu dhabi 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1598465591669083, 0.11598465591669083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]</text:p>
          </table:table-cell>
          <table:table-cell office:value-type="string" calcext:value-type="string">
            <text:p>[0.11957070231437683, 0.11957070231437683, 0.11929917335510254, 0.07047310471534729, 0.017000192776322365, 0.01618225686252117, 0.01640821248292923, 0.046627476811409, 0.016218407079577446, 0.11957070231437683, 0.033907920122146606, 0.033907920122146606, 0.033907920122146606, 0.033907920122146606, 0.033907920122146606, 0.033907920122146606, 0.033907920122146606, 0.033907920122146606, 0.033907920122146606, 0.033907920122146606]</text:p>
          </table:table-cell>
        </table:table-row>
        <table:table-row table:style-name="ro1">
          <table:table-cell office:value-type="string" calcext:value-type="string">
            <text:p>just get my gorgeous boyfriend another prezzie he will love me forever user laugh 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3975377604365349, 0.03975377604365349, 0.03975377604365349, 0.10806194692850113, 0.03975377604365349, 0.03975377604365349, 0.10806196182966232, 0.10806181281805038, 0.03975377604365349, 0.03975377604365349, 0.03975377604365349, 0.03975377604365349, 0.03975377604365349, 0.03975377604365349, 0.03975377604365349, 0.03975377604365349, 0.03975377604365349, 0.03975377604365349, 0.03975377604365349, 0.03975377604365349]</text:p>
          </table:table-cell>
          <table:table-cell office:value-type="string" calcext:value-type="string">
            <text:p>[0.018748654052615166, 0.01801943965256214, 0.13170069456100464, 0.017834873870015144, 0.017823848873376846, 0.01782539114356041, 0.13170069456100464, 0.13170069456100464, 0.018086645752191544, 0.0441175140440464, 0.12292241305112839, 0.03073728270828724, 0.03734775260090828, 0.03734775260090828, 0.03734775260090828, 0.03734775260090828, 0.03734775260090828, 0.03734775260090828, 0.03734775260090828, 0.03734775260090828]</text:p>
          </table:table-cell>
        </table:table-row>
        <table:table-row table:style-name="ro1">
          <table:table-cell office:value-type="string" calcext:value-type="string">
            <text:p>ada batunya iih ( σ ‾ ▿ ‾ ) - σ rt user : hem rt user : ~ ( ' o '~ ) ( ~ ' o ' ) ~ rt user : user aduh beuh parah omongannya 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9560980647802353, 0.035174839198589325, 0.0748179703950882, 0.09561512619256973, 0.035174839198589325, 0.0955868661403656, 0.035174839198589325, 0.050307437777519226, 0.09561487287282944, 0.035174839198589325, 0.035174839198589325, 0.035174839198589325, 0.035174839198589325, 0.035174839198589325, 0.035174839198589325, 0.035174839198589325, 0.035174839198589325, 0.035174839198589325, 0.035174839198589325, 0.035174839198589325]</text:p>
          </table:table-cell>
          <table:table-cell office:value-type="string" calcext:value-type="string">
            <text:p>[0.0920475423336029, 0.021405961364507675, 0.0920475423336029, 0.0920475423336029, 0.012462789192795753, 0.0920475423336029, 0.08660487085580826, 0.012492664158344269, 0.023454897105693817, 0.0920475423336029, 0.08247025310993195, 0.0920475423336029, 0.026102889329195023, 0.026102889329195023, 0.026102889329195023, 0.026102889329195023, 0.026102889329195023, 0.026102889329195023, 0.026102889329195023, 0.026102889329195023]</text:p>
          </table:table-cell>
        </table:table-row>
        <table:table-row table:style-name="ro1">
          <table:table-cell office:value-type="string" calcext:value-type="string">
            <text:p>summer over and it be shit . only sunny day be a bbq in north west with user and user hahaha amazi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0115359723567963, 0.03721233084797859, 0.03721233084797859, 0.03721233084797859, 0.1011420488357544, 0.03721233084797859, 0.03721233084797859, 0.03721233084797859, 0.10115344077348709, 0.10115344077348709, 0.03721233084797859, 0.03721233084797859, 0.03721233084797859, 0.03721233084797859, 0.03721233084797859, 0.03721233084797859, 0.03721233084797859, 0.03721233084797859, 0.03721233084797859, 0.03721233084797859]</text:p>
          </table:table-cell>
          <table:table-cell office:value-type="string" calcext:value-type="string">
            <text:p>[0.09793264418840408, 0.09793264418840408, 0.013254251331090927, 0.013335811905562878, 0.09793264418840408, 0.01402699388563633, 0.09227395057678223, 0.044069722294807434, 0.09793264418840408, 0.09793264418840408, 0.013268864713609219, 0.09793264418840408, 0.027771789580583572, 0.027771789580583572, 0.027771789580583572, 0.027771789580583572, 0.027771789580583572, 0.027771789580583572, 0.027771789580583572, 0.027771789580583572]</text:p>
          </table:table-cell>
        </table:table-row>
        <table:table-row table:style-name="ro1">
          <table:table-cell office:value-type="string" calcext:value-type="string">
            <text:p>love an on field argument with user fuck off you cunt you fuck off nice header nice kic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0115359723567963, 0.03721233084797859, 0.03721233084797859, 0.03721233084797859, 0.1011420488357544, 0.03721233084797859, 0.03721233084797859, 0.03721233084797859, 0.10115344077348709, 0.10115344077348709, 0.03721233084797859, 0.03721233084797859, 0.03721233084797859, 0.03721233084797859, 0.03721233084797859, 0.03721233084797859, 0.03721233084797859, 0.03721233084797859, 0.03721233084797859, 0.03721233084797859]</text:p>
          </table:table-cell>
          <table:table-cell office:value-type="string" calcext:value-type="string">
            <text:p>[0.09793264418840408, 0.09793264418840408, 0.013254251331090927, 0.013335811905562878, 0.09793264418840408, 0.01402699388563633, 0.09227395057678223, 0.044069722294807434, 0.09793264418840408, 0.09793264418840408, 0.013268864713609219, 0.09793264418840408, 0.027771789580583572, 0.027771789580583572, 0.027771789580583572, 0.027771789580583572, 0.027771789580583572, 0.027771789580583572, 0.027771789580583572, 0.027771789580583572]</text:p>
          </table:table-cell>
        </table:table-row>
        <table:table-row table:style-name="ro1">
          <table:table-cell office:value-type="string" calcext:value-type="string">
            <text:p>user should move back up fella . i be already here . on my own . have load of fu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9507349878549576, 0.03497558832168579, 0.03497558832168579, 0.09507349878549576, 0.03497558832168579, 0.03497558832168579, 0.03497558832168579, 0.03497558832168579, 0.0950719565153122, 0.09507349878549576, 0.09507347643375397, 0.03497558832168579, 0.03497558832168579, 0.03497558832168579, 0.03497558832168579, 0.03497558832168579, 0.03497558832168579, 0.03497558832168579, 0.03497558832168579, 0.03497558832168579]</text:p>
          </table:table-cell>
          <table:table-cell office:value-type="string" calcext:value-type="string">
            <text:p>[0.0544152557849884, 0.12796048820018768, 0.017320148646831512, 0.017387397587299347, 0.01732596941292286, 0.017317568883299828, 0.01731768064200878, 0.0391630083322525, 0.12796048820018768, 0.12796048820018768, 0.017614422366023064, 0.12796048820018768, 0.0362870991230011, 0.0362870991230011, 0.0362870991230011, 0.0362870991230011, 0.0362870991230011, 0.0362870991230011, 0.0362870991230011, 0.0362870991230011]</text:p>
          </table:table-cell>
        </table:table-row>
        <table:table-row table:style-name="ro1">
          <table:table-cell office:value-type="string" calcext:value-type="string">
            <text:p>user user oh gosh . i be just so stoked . hahahah can not even wait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086815744638443, 0.1086815744638443, 0.03998171538114548, 0.03998171538114548, 0.10294760018587112, 0.03998171538114548, 0.03998171538114548, 0.03998171538114548, 0.03998171538114548, 0.03998171538114548, 0.03998171538114548, 0.03998171538114548, 0.03998171538114548, 0.03998171538114548, 0.03998171538114548, 0.03998171538114548, 0.03998171538114548, 0.03998171538114548, 0.03998171538114548, 0.03998171538114548]</text:p>
          </table:table-cell>
          <table:table-cell office:value-type="string" calcext:value-type="string">
            <text:p>[0.09470631182193756, 0.09470631182193756, 0.09470631182193756, 0.09470631182193756, 0.023747382685542107, 0.07648102939128876, 0.08294686675071716, 0.012929297052323818, 0.0889396145939827, 0.012845269404351711, 0.09470631182193756, 0.013723802752792835, 0.026856865733861923, 0.026856865733861923, 0.026856865733861923, 0.026856865733861923, 0.026856865733861923, 0.026856865733861923, 0.026856865733861923, 0.026856865733861923]</text:p>
          </table:table-cell>
        </table:table-row>
        <table:table-row table:style-name="ro1">
          <table:table-cell office:value-type="string" calcext:value-type="string">
            <text:p>ill probably be a while u dik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3975377604365349, 0.03975377604365349, 0.03975377604365349, 0.10806194692850113, 0.03975377604365349, 0.03975377604365349, 0.10806196182966232, 0.10806181281805038, 0.03975377604365349, 0.03975377604365349, 0.03975377604365349, 0.03975377604365349, 0.03975377604365349, 0.03975377604365349, 0.03975377604365349, 0.03975377604365349, 0.03975377604365349, 0.03975377604365349, 0.03975377604365349, 0.03975377604365349]</text:p>
          </table:table-cell>
          <table:table-cell office:value-type="string" calcext:value-type="string">
            <text:p>[0.018748654052615166, 0.01801943965256214, 0.13170069456100464, 0.017834873870015144, 0.017823848873376846, 0.01782539114356041, 0.13170069456100464, 0.13170069456100464, 0.018086645752191544, 0.0441175140440464, 0.12292241305112839, 0.03073728270828724, 0.03734775260090828, 0.03734775260090828, 0.03734775260090828, 0.03734775260090828, 0.03734775260090828, 0.03734775260090828, 0.03734775260090828, 0.03734775260090828]</text:p>
          </table:table-cell>
        </table:table-row>
        <table:table-row table:style-name="ro1">
          <table:table-cell office:value-type="string" calcext:value-type="string">
            <text:p>nothing for me to do -_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1598465591669083, 0.11598465591669083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]</text:p>
          </table:table-cell>
          <table:table-cell office:value-type="string" calcext:value-type="string">
            <text:p>[0.11999192833900452, 0.11999192833900452, 0.11999192833900452, 0.03402737155556679, 0.03402737155556679, 0.03402737155556679, 0.03402737155556679, 0.03402737155556679, 0.03402737155556679, 0.023469913750886917, 0.02017931640148163, 0.11999189853668213, 0.03402737155556679, 0.03402737155556679, 0.03402737155556679, 0.03402737155556679, 0.03402737155556679, 0.03402737155556679, 0.03402737155556679, 0.03402737155556679]</text:p>
          </table:table-cell>
        </table:table-row>
        <table:table-row table:style-name="ro1">
          <table:table-cell office:value-type="string" calcext:value-type="string">
            <text:p>i wonder if you smile at my text , like i smile at yours . : '' 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0115359723567963, 0.03721233084797859, 0.03721233084797859, 0.03721233084797859, 0.1011420488357544, 0.03721233084797859, 0.03721233084797859, 0.03721233084797859, 0.10115344077348709, 0.10115344077348709, 0.03721233084797859, 0.03721233084797859, 0.03721233084797859, 0.03721233084797859, 0.03721233084797859, 0.03721233084797859, 0.03721233084797859, 0.03721233084797859, 0.03721233084797859, 0.03721233084797859]</text:p>
          </table:table-cell>
          <table:table-cell office:value-type="string" calcext:value-type="string">
            <text:p>[0.09793264418840408, 0.09793264418840408, 0.013254251331090927, 0.013335811905562878, 0.09793264418840408, 0.01402699388563633, 0.09227395057678223, 0.044069722294807434, 0.09793264418840408, 0.09793264418840408, 0.013268864713609219, 0.09793264418840408, 0.027771789580583572, 0.027771789580583572, 0.027771789580583572, 0.027771789580583572, 0.027771789580583572, 0.027771789580583572, 0.027771789580583572, 0.027771789580583572]</text:p>
          </table:table-cell>
        </table:table-row>
        <table:table-row table:style-name="ro1">
          <table:table-cell office:value-type="string" calcext:value-type="string">
            <text:p>“ user : you miss me , but you do not even try to talk to me ? okay . ” . / 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4266849160194397, 0.04266849160194397, 0.04266849160194397, 0.04266849160194397, 0.04266849160194397, 0.04266849160194397, 0.04266849160194397, 0.04266849160194397, 0.1159849762916565, 0.04266849160194397, 0.11598218977451324, 0.04266849160194397, 0.04266849160194397, 0.04266849160194397, 0.04266849160194397, 0.04266849160194397, 0.04266849160194397, 0.04266849160194397, 0.04266849160194397, 0.04266849160194397]</text:p>
          </table:table-cell>
          <table:table-cell office:value-type="string" calcext:value-type="string">
            <text:p>[0.019323136657476425, 0.10917599499225616, 0.12626990675926208, 0.017540225759148598, 0.05617189034819603, 0.01722729206085205, 0.09269813448190689, 0.017099734395742416, 0.1263042688369751, 0.061660874634981155, 0.017124757170677185, 0.05282166972756386, 0.03582277148962021, 0.03582277148962021, 0.03582277148962021, 0.03582277148962021, 0.03582277148962021, 0.03582277148962021, 0.03582277148962021, 0.03582277148962021]</text:p>
          </table:table-cell>
        </table:table-row>
        <table:table-row table:style-name="ro1">
          <table:table-cell office:value-type="string" calcext:value-type="string">
            <text:p>henleys jean tuck into your slazenger sock , nice !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9183616191148758, 0.09183688461780548, 0.06786932796239853, 0.0337849035859108, 0.09183688461780548, 0.0337849035859108, 0.0337849035859108, 0.09179500490427017, 0.0337849035859108, 0.09183688461780548, 0.0337849035859108, 0.0337849035859108, 0.0337849035859108, 0.0337849035859108, 0.0337849035859108, 0.0337849035859108, 0.0337849035859108, 0.0337849035859108, 0.0337849035859108, 0.0337849035859108]</text:p>
          </table:table-cell>
          <table:table-cell office:value-type="string" calcext:value-type="string">
            <text:p>[0.1743912249803543, 0.07116954773664474, 0.024014808237552643, 0.0236013475805521, 0.023602904751896858, 0.11823664605617523, 0.02360129915177822, 0.02361183986067772, 0.02360129915177822, 0.023601291701197624, 0.025482460856437683, 0.04945395514369011, 0.04945395514369011, 0.04945395514369011, 0.04945395514369011, 0.04945395514369011, 0.04945395514369011, 0.04945395514369011, 0.04945395514369011, 0.04945395514369011]</text:p>
          </table:table-cell>
        </table:table-row>
        <table:table-row table:style-name="ro1">
          <table:table-cell office:value-type="string" calcext:value-type="string">
            <text:p>user r u aware ur little brother watch pll with ur sister . he be tell my sister all about i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952860563993454, 0.03505378216505051, 0.03505378216505051, 0.09305395185947418, 0.03505378216505051, 0.03505378216505051, 0.09528149664402008, 0.0952858030796051, 0.03505378216505051, 0.0952858030796051, 0.03505378216505051, 0.03505378216505051, 0.03505378216505051, 0.03505378216505051, 0.03505378216505051, 0.03505378216505051, 0.03505378216505051, 0.03505378216505051, 0.03505378216505051, 0.03505378216505051]</text:p>
          </table:table-cell>
          <table:table-cell office:value-type="string" calcext:value-type="string">
            <text:p>[0.10658810287714005, 0.10657962411642075, 0.014425549656152725, 0.09996410459280014, 0.014425564557313919, 0.10658810287714005, 0.015355431474745274, 0.10397147387266159, 0.035705216228961945, 0.09948365390300751, 0.024876318871974945, 0.03022630885243416, 0.03022630885243416, 0.03022630885243416, 0.03022630885243416, 0.03022630885243416, 0.03022630885243416, 0.03022630885243416, 0.03022630885243416, 0.03022630885243416]</text:p>
          </table:table-cell>
        </table:table-row>
        <table:table-row table:style-name="ro1">
          <table:table-cell office:value-type="string" calcext:value-type="string">
            <text:p>long long amazing line at security ! wonderful start to the long weekend can ' twait hungry airportat 5 b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1623668670654297, 0.1140638217329979, 0.04276108741760254, 0.04276108741760254, 0.04276108741760254, 0.04276108741760254, 0.04276108741760254, 0.04276108741760254, 0.04276108741760254, 0.04276108741760254, 0.04276108741760254, 0.04276108741760254, 0.04276108741760254, 0.04276108741760254, 0.04276108741760254, 0.04276108741760254, 0.04276108741760254, 0.04276108741760254, 0.04276108741760254, 0.04276108741760254]</text:p>
          </table:table-cell>
          <table:table-cell office:value-type="string" calcext:value-type="string">
            <text:p>[0.14699231088161469, 0.14698994159698486, 0.0198935829102993, 0.0198934655636549, 0.019894836470484734, 0.060880035161972046, 0.10875009000301361, 0.019893856719136238, 0.019899219274520874, 0.020066501572728157, 0.041684601455926895, 0.041684601455926895, 0.041684601455926895, 0.041684601455926895, 0.041684601455926895, 0.041684601455926895, 0.041684601455926895, 0.041684601455926895, 0.041684601455926895, 0.041684601455926895]</text:p>
          </table:table-cell>
        </table:table-row>
        <table:table-row table:style-name="ro1">
          <table:table-cell office:value-type="string" calcext:value-type="string">
            <text:p>cabin in the wood udah release !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976045176386833, 0.03976045176386833, 0.03976045176386833, 0.10807865113019943, 0.10807998478412628, 0.03976045176386833, 0.10791371762752533, 0.03976045176386833, 0.03976045176386833, 0.03976045176386833, 0.03976045176386833, 0.03976045176386833, 0.03976045176386833, 0.03976045176386833, 0.03976045176386833, 0.03976045176386833, 0.03976045176386833, 0.03976045176386833, 0.03976045176386833, 0.03976045176386833]</text:p>
          </table:table-cell>
          <table:table-cell office:value-type="string" calcext:value-type="string">
            <text:p>[0.017277590930461884, 0.12751637399196625, 0.017400216311216354, 0.017277469858527184, 0.01731926016509533, 0.050567321479320526, 0.11529586464166641, 0.1275738775730133, 0.06452887505292892, 0.09979014098644257, 0.019627200439572334, 0.03620288148522377, 0.03620288148522377, 0.03620288148522377, 0.03620288148522377, 0.03620288148522377, 0.03620288148522377, 0.03620288148522377, 0.03620288148522377, 0.03620288148522377]</text:p>
          </table:table-cell>
        </table:table-row>
        <table:table-row table:style-name="ro1">
          <table:table-cell office:value-type="string" calcext:value-type="string">
            <text:p>i say i be go to be productive today , right ? pfft , do not happen y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277014195919037, 0.08907847851514816, 0.03277014195919037, 0.08069124817848206, 0.08907843381166458, 0.047904808074235916, 0.03277014195919037, 0.08907798677682877, 0.08907847851514816, 0.08907845616340637, 0.03277014195919037, 0.03277014195919037, 0.03277014195919037, 0.03277014195919037, 0.03277014195919037, 0.03277014195919037, 0.03277014195919037, 0.03277014195919037, 0.03277014195919037, 0.03277014195919037]</text:p>
          </table:table-cell>
          <table:table-cell office:value-type="string" calcext:value-type="string">
            <text:p>[0.06214331462979317, 0.14079535007476807, 0.01919723115861416, 0.03935079649090767, 0.01906176470220089, 0.052687130868434906, 0.019070984795689583, 0.14084821939468384, 0.019510876387357712, 0.10727724432945251, 0.0205810759216547, 0.03994181007146835, 0.03994181007146835, 0.03994181007146835, 0.03994181007146835, 0.03994181007146835, 0.03994181007146835, 0.03994181007146835, 0.03994181007146835, 0.03994181007146835]</text:p>
          </table:table-cell>
        </table:table-row>
        <table:table-row table:style-name="ro1">
          <table:table-cell office:value-type="string" calcext:value-type="string">
            <text:p>didnt sleep lot last night , good thing my computer be down and i get to do nothing at work . pis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[0.03721195086836815, 0.10115256160497665, 0.03721195086836815, 0.03721195086836815, 0.03721195086836815, 0.10115253925323486, 0.10115212202072144, 0.03721195086836815, 0.03721195086836815, 0.1011514738202095, 0.03721195086836815, 0.03721195086836815, 0.03721195086836815, 0.03721195086836815, 0.03721195086836815, 0.03721195086836815, 0.03721195086836815, 0.03721195086836815, 0.03721195086836815, 0.03721195086836815]</text:p>
          </table:table-cell>
          <table:table-cell office:value-type="string" calcext:value-type="string">
            <text:p>[0.026901472359895706, 0.17236049473285675, 0.02332746610045433, 0.02334202267229557, 0.025150379166007042, 0.02332664281129837, 0.023328440263867378, 0.023347144946455956, 0.02332657389342785, 0.023326460272073746, 0.17236049473285675, 0.048878077417612076, 0.048878077417612076, 0.048878077417612076, 0.048878077417612076, 0.048878077417612076, 0.048878077417612076, 0.048878077417612076, 0.048878077417612076, 0.048878077417612076]</text:p>
          </table:table-cell>
        </table:table-row>
        <table:table-row table:style-name="ro1">
          <table:table-cell office:value-type="string" calcext:value-type="string">
            <text:p>booty call have successfully be complete laugh wow us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913497805595398, 0.033605705946683884, 0.09134949743747711, 0.07301990687847137, 0.033605705946683884, 0.033605705946683884, 0.0913424864411354, 0.09129738807678223, 0.033605705946683884, 0.09116075932979584, 0.033605705946683884, 0.033605705946683884, 0.033605705946683884, 0.033605705946683884, 0.033605705946683884, 0.033605705946683884, 0.033605705946683884, 0.033605705946683884, 0.033605705946683884, 0.033605705946683884]</text:p>
          </table:table-cell>
          <table:table-cell office:value-type="string" calcext:value-type="string">
            <text:p>[0.10512630641460419, 0.10508666932582855, 0.09724964201450348, 0.023572888225317, 0.018495259806513786, 0.0831570252776146, 0.09780266135931015, 0.016196804121136665, 0.06468136608600616, 0.1051262766122818, 0.015199078246951103, 0.02981177158653736, 0.02981177158653736, 0.02981177158653736, 0.02981177158653736, 0.02981177158653736, 0.02981177158653736, 0.02981177158653736, 0.02981177158653736, 0.02981177158653736]</text:p>
          </table:table-cell>
        </table:table-row>
        <table:table-row table:style-name="ro1">
          <table:table-cell office:value-type="string" calcext:value-type="string">
            <text:p>gon na have to do another unfollow spree later today , yeah , those be always fun . damn you follow limi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3994088992476463, 0.09069730341434479, 0.0336456224322319, 0.06613840162754059, 0.0336456224322319, 0.0914582833647728, 0.0914582833647728, 0.0914582833647728, 0.0336456224322319, 0.09145516902208328, 0.0336456224322319, 0.0336456224322319, 0.0336456224322319, 0.0336456224322319, 0.0336456224322319, 0.0336456224322319, 0.0336456224322319, 0.0336456224322319, 0.0336456224322319, 0.0336456224322319]</text:p>
          </table:table-cell>
          <table:table-cell office:value-type="string" calcext:value-type="string">
            <text:p>[0.0637885108590126, 0.12228422611951828, 0.0898577868938446, 0.01655910164117813, 0.12087754160165787, 0.07128117233514786, 0.018338140100240707, 0.12206481397151947, 0.028485769405961037, 0.016646258533000946, 0.017720092087984085, 0.034677423536777496, 0.034677423536777496, 0.034677423536777496, 0.034677423536777496, 0.034677423536777496, 0.034677423536777496, 0.034677423536777496, 0.034677423536777496, 0.034677423536777496]</text:p>
          </table:table-cell>
        </table:table-row>
        <table:table-row table:style-name="ro1">
          <table:table-cell office:value-type="string" calcext:value-type="string">
            <text:p>i like the way you french . inhale , do it again : red_heart :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3721195086836815, 0.10115256160497665, 0.03721195086836815, 0.03721195086836815, 0.03721195086836815, 0.10115253925323486, 0.10115212202072144, 0.03721195086836815, 0.03721195086836815, 0.1011514738202095, 0.03721195086836815, 0.03721195086836815, 0.03721195086836815, 0.03721195086836815, 0.03721195086836815, 0.03721195086836815, 0.03721195086836815, 0.03721195086836815, 0.03721195086836815, 0.03721195086836815]</text:p>
          </table:table-cell>
          <table:table-cell office:value-type="string" calcext:value-type="string">
            <text:p>[0.026901472359895706, 0.17236049473285675, 0.02332746610045433, 0.02334202267229557, 0.025150379166007042, 0.02332664281129837, 0.023328440263867378, 0.023347144946455956, 0.02332657389342785, 0.023326460272073746, 0.17236049473285675, 0.048878077417612076, 0.048878077417612076, 0.048878077417612076, 0.048878077417612076, 0.048878077417612076, 0.048878077417612076, 0.048878077417612076, 0.048878077417612076, 0.048878077417612076]</text:p>
          </table:table-cell>
        </table:table-row>
        <table:table-row table:style-name="ro1">
          <table:table-cell office:value-type="string" calcext:value-type="string">
            <text:p>of course i have the early appointment at the dmv and the computer crash last night great mor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3721215948462486, 0.10114678740501404, 0.03721215948462486, 0.03721215948462486, 0.10115314275026321, 0.10115314275026321, 0.03721215948462486, 0.03721215948462486, 0.10115218907594681, 0.03721215948462486, 0.03721215948462486, 0.03721215948462486, 0.03721215948462486, 0.03721215948462486, 0.03721215948462486, 0.03721215948462486, 0.03721215948462486, 0.03721215948462486, 0.03721215948462486, 0.03721215948462486]</text:p>
          </table:table-cell>
          <table:table-cell office:value-type="string" calcext:value-type="string">
            <text:p>[0.08434763550758362, 0.02137739583849907, 0.021385973319411278, 0.021400462836027145, 0.021372219547629356, 0.15791819989681244, 0.021519310772418976, 0.021553386002779007, 0.023382242769002914, 0.15791819989681244, 0.044782523065805435, 0.044782523065805435, 0.044782523065805435, 0.044782523065805435, 0.044782523065805435, 0.044782523065805435, 0.044782523065805435, 0.044782523065805435, 0.044782523065805435, 0.044782523065805435]</text:p>
          </table:table-cell>
        </table:table-row>
        <table:table-row table:style-name="ro1">
          <table:table-cell office:value-type="string" calcext:value-type="string">
            <text:p>my leg be so sore . and i have sunburn on my scalp . band camp be get off to a great start 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11623668670654297, 0.1140638217329979, 0.04276108741760254, 0.04276108741760254, 0.04276108741760254, 0.04276108741760254, 0.04276108741760254, 0.04276108741760254, 0.04276108741760254, 0.04276108741760254, 0.04276108741760254, 0.04276108741760254, 0.04276108741760254, 0.04276108741760254, 0.04276108741760254, 0.04276108741760254, 0.04276108741760254, 0.04276108741760254, 0.04276108741760254, 0.04276108741760254]</text:p>
          </table:table-cell>
          <table:table-cell office:value-type="string" calcext:value-type="string">
            <text:p>[0.14699231088161469, 0.14698994159698486, 0.0198935829102993, 0.0198934655636549, 0.019894836470484734, 0.060880035161972046, 0.10875009000301361, 0.019893856719136238, 0.019899219274520874, 0.020066501572728157, 0.041684601455926895, 0.041684601455926895, 0.041684601455926895, 0.041684601455926895, 0.041684601455926895, 0.041684601455926895, 0.041684601455926895, 0.041684601455926895, 0.041684601455926895, 0.041684601455926895]</text:p>
          </table:table-cell>
        </table:table-row>
        <table:table-row table:style-name="ro1">
          <table:table-cell office:value-type="string" calcext:value-type="string">
            <text:p>rip user deeply sadden by the loss of my dear friend and business partner chris lighty . he will be greatly miss . - 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9511175751686096, 0.09468124061822891, 0.09509143233299255, 0.034993380308151245, 0.034993380308151245, 0.09510334581136703, 0.034993380308151245, 0.034993380308151245, 0.09511128813028336, 0.034993380308151245, 0.034993380308151245, 0.034993380308151245, 0.034993380308151245, 0.034993380308151245, 0.034993380308151245, 0.034993380308151245, 0.034993380308151245, 0.034993380308151245, 0.034993380308151245, 0.034993380308151245]</text:p>
          </table:table-cell>
          <table:table-cell office:value-type="string" calcext:value-type="string">
            <text:p>[0.10233886539936066, 0.033010952174663544, 0.09337375313043594, 0.01466316170990467, 0.014657633379101753, 0.1082582101225853, 0.1082582101225853, 0.1082582101225853, 0.014651740901172161, 0.040775660425424576, 0.08545435965061188, 0.030699918046593666, 0.030699918046593666, 0.030699918046593666, 0.030699918046593666, 0.030699918046593666, 0.030699918046593666, 0.030699918046593666, 0.030699918046593666, 0.030699918046593666]</text:p>
          </table:table-cell>
        </table:table-row>
        <table:table-row table:style-name="ro1">
          <table:table-cell office:value-type="string" calcext:value-type="string">
            <text:p>i will sell any ku student my extra first home game ticket for this weekend ! hit me uo if u want it . gotts be a student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499731421470642, 0.09513255208730698, 0.09513255208730698, 0.03499731421470642, 0.03499731421470642, 0.09513255208730698, 0.09513255208730698, 0.03499731421470642, 0.09450987726449966, 0.03499731421470642, 0.03499731421470642, 0.03499731421470642, 0.03499731421470642, 0.03499731421470642, 0.03499731421470642, 0.03499731421470642, 0.03499731421470642, 0.03499731421470642, 0.03499731421470642, 0.03499731421470642]</text:p>
          </table:table-cell>
          <table:table-cell office:value-type="string" calcext:value-type="string">
            <text:p>[0.06184551492333412, 0.12849989533424377, 0.07966648042201996, 0.018626198172569275, 0.022488469257950783, 0.12849989533424377, 0.06435851007699966, 0.017391569912433624, 0.017390573397278786, 0.09845840930938721, 0.03481406718492508, 0.03644006699323654, 0.03644006699323654, 0.03644006699323654, 0.03644006699323654, 0.03644006699323654, 0.03644006699323654, 0.03644006699323654, 0.03644006699323654, 0.03644006699323654]</text:p>
          </table:table-cell>
        </table:table-row>
        <table:table-row table:style-name="ro1">
          <table:table-cell office:value-type="string" calcext:value-type="string">
            <text:p>arrgghh my foot r kill me school uniform do new school shoe check coat bag lunch box bed early for me i think us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976045176386833, 0.03976045176386833, 0.03976045176386833, 0.10807865113019943, 0.10807998478412628, 0.03976045176386833, 0.10791371762752533, 0.03976045176386833, 0.03976045176386833, 0.03976045176386833, 0.03976045176386833, 0.03976045176386833, 0.03976045176386833, 0.03976045176386833, 0.03976045176386833, 0.03976045176386833, 0.03976045176386833, 0.03976045176386833, 0.03976045176386833, 0.03976045176386833]</text:p>
          </table:table-cell>
          <table:table-cell office:value-type="string" calcext:value-type="string">
            <text:p>[0.017277590930461884, 0.12751637399196625, 0.017400216311216354, 0.017277469858527184, 0.01731926016509533, 0.050567321479320526, 0.11529586464166641, 0.1275738775730133, 0.06452887505292892, 0.09979014098644257, 0.019627200439572334, 0.03620288148522377, 0.03620288148522377, 0.03620288148522377, 0.03620288148522377, 0.03620288148522377, 0.03620288148522377, 0.03620288148522377, 0.03620288148522377, 0.03620288148522377]</text:p>
          </table:table-cell>
        </table:table-row>
        <table:table-row table:style-name="ro1">
          <table:table-cell office:value-type="string" calcext:value-type="string">
            <text:p>absolutely love when water be spill on my phone . just love it . time for a new phone 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10804986953735352, 0.03975500166416168, 0.10806527733802795, 0.10804986953735352, 0.03975500166416168, 0.03975500166416168, 0.03975500166416168, 0.03975500166416168, 0.03975500166416168, 0.03975500166416168, 0.03975500166416168, 0.03975500166416168, 0.03975500166416168, 0.03975500166416168, 0.03975500166416168, 0.03975500166416168, 0.03975500166416168, 0.03975500166416168, 0.03975500166416168, 0.03975500166416168]</text:p>
          </table:table-cell>
          <table:table-cell office:value-type="string" calcext:value-type="string">
            <text:p>[0.15338870882987976, 0.020787226036190987, 0.020780378952622414, 0.12937477231025696, 0.02109614573419094, 0.02078239433467388, 0.020779220387339592, 0.02103513665497303, 0.02439049445092678, 0.15347476303577423, 0.02224893867969513, 0.04354018345475197, 0.04354018345475197, 0.04354018345475197, 0.04354018345475197, 0.04354018345475197, 0.04354018345475197, 0.04354018345475197, 0.04354018345475197, 0.04354018345475197]</text:p>
          </table:table-cell>
        </table:table-row>
        <table:table-row table:style-name="ro1">
          <table:table-cell office:value-type="string" calcext:value-type="string">
            <text:p>everybody go follow my nigguh user !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499731421470642, 0.09513255208730698, 0.09513255208730698, 0.03499731421470642, 0.03499731421470642, 0.09513255208730698, 0.09513255208730698, 0.03499731421470642, 0.09450987726449966, 0.03499731421470642, 0.03499731421470642, 0.03499731421470642, 0.03499731421470642, 0.03499731421470642, 0.03499731421470642, 0.03499731421470642, 0.03499731421470642, 0.03499731421470642, 0.03499731421470642, 0.03499731421470642]</text:p>
          </table:table-cell>
          <table:table-cell office:value-type="string" calcext:value-type="string">
            <text:p>[0.06184551492333412, 0.12849989533424377, 0.07966648042201996, 0.018626198172569275, 0.022488469257950783, 0.12849989533424377, 0.06435851007699966, 0.017391569912433624, 0.017390573397278786, 0.09845840930938721, 0.03481406718492508, 0.03644006699323654, 0.03644006699323654, 0.03644006699323654, 0.03644006699323654, 0.03644006699323654, 0.03644006699323654, 0.03644006699323654, 0.03644006699323654, 0.03644006699323654]</text:p>
          </table:table-cell>
        </table:table-row>
        <table:table-row table:style-name="ro1">
          <table:table-cell office:value-type="string" calcext:value-type="string">
            <text:p>those dream be beyond f - ed up last night . great start for the day : pensive_face :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[0.1004427820444107, 0.10123121738433838, 0.10123239457607269, 0.10123234987258911, 0.037241317331790924, 0.037241317331790924, 0.037241317331790924, 0.037241317331790924, 0.037241317331790924, 0.037241317331790924, 0.037241317331790924, 0.037241317331790924, 0.037241317331790924, 0.037241317331790924, 0.037241317331790924, 0.037241317331790924, 0.037241317331790924, 0.037241317331790924, 0.037241317331790924, 0.037241317331790924]</text:p>
          </table:table-cell>
          <table:table-cell office:value-type="string" calcext:value-type="string">
            <text:p>[0.013227029703557491, 0.09097491204738617, 0.09097491204738617, 0.09097491204738617, 0.09097491204738617, 0.09097491204738617, 0.09097491204738617, 0.013520237989723682, 0.09097491204738617, 0.09094635397195816, 0.01329347025603056, 0.02579871192574501, 0.02579871192574501, 0.02579871192574501, 0.02579871192574501, 0.02579871192574501, 0.02579871192574501, 0.02579871192574501, 0.02579871192574501, 0.02579871192574501]</text:p>
          </table:table-cell>
        </table:table-row>
        <table:table-row table:style-name="ro1">
          <table:table-cell office:value-type="string" calcext:value-type="string">
            <text:p>in such a happy moo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9183616191148758, 0.09183688461780548, 0.06786932796239853, 0.0337849035859108, 0.09183688461780548, 0.0337849035859108, 0.0337849035859108, 0.09179500490427017, 0.0337849035859108, 0.09183688461780548, 0.0337849035859108, 0.0337849035859108, 0.0337849035859108, 0.0337849035859108, 0.0337849035859108, 0.0337849035859108, 0.0337849035859108, 0.0337849035859108, 0.0337849035859108, 0.0337849035859108]</text:p>
          </table:table-cell>
          <table:table-cell office:value-type="string" calcext:value-type="string">
            <text:p>[0.1743912249803543, 0.07116954773664474, 0.024014808237552643, 0.0236013475805521, 0.023602904751896858, 0.11823664605617523, 0.02360129915177822, 0.02361183986067772, 0.02360129915177822, 0.023601291701197624, 0.025482460856437683, 0.04945395514369011, 0.04945395514369011, 0.04945395514369011, 0.04945395514369011, 0.04945395514369011, 0.04945395514369011, 0.04945395514369011, 0.04945395514369011, 0.04945395514369011]</text:p>
          </table:table-cell>
        </table:table-row>
        <table:table-row table:style-name="ro1">
          <table:table-cell office:value-type="string" calcext:value-type="string">
            <text:p>user great way to start the senior yea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9183616191148758, 0.09183688461780548, 0.06786932796239853, 0.0337849035859108, 0.09183688461780548, 0.0337849035859108, 0.0337849035859108, 0.09179500490427017, 0.0337849035859108, 0.09183688461780548, 0.0337849035859108, 0.0337849035859108, 0.0337849035859108, 0.0337849035859108, 0.0337849035859108, 0.0337849035859108, 0.0337849035859108, 0.0337849035859108, 0.0337849035859108, 0.0337849035859108]</text:p>
          </table:table-cell>
          <table:table-cell office:value-type="string" calcext:value-type="string">
            <text:p>[0.1743912249803543, 0.07116954773664474, 0.024014808237552643, 0.0236013475805521, 0.023602904751896858, 0.11823664605617523, 0.02360129915177822, 0.02361183986067772, 0.02360129915177822, 0.023601291701197624, 0.025482460856437683, 0.04945395514369011, 0.04945395514369011, 0.04945395514369011, 0.04945395514369011, 0.04945395514369011, 0.04945395514369011, 0.04945395514369011, 0.04945395514369011, 0.04945395514369011]</text:p>
          </table:table-cell>
        </table:table-row>
        <table:table-row table:style-name="ro1">
          <table:table-cell office:value-type="string" calcext:value-type="string">
            <text:p>spot : user do keepy - ups outside the etihad stadium i dont wan na go to stoke please take me transfer deadine da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299304470419884, 0.08967532217502594, 0.03299304470419884, 0.0896843895316124, 0.03299304470419884, 0.03299304470419884, 0.0896843671798706, 0.0896843895316124, 0.08968428522348404, 0.0896843671798706, 0.03299304470419884, 0.03299304470419884, 0.03299304470419884, 0.03299304470419884, 0.03299304470419884, 0.03299304470419884, 0.03299304470419884, 0.03299304470419884, 0.03299304470419884, 0.03299304470419884]</text:p>
          </table:table-cell>
          <table:table-cell office:value-type="string" calcext:value-type="string">
            <text:p>[0.14740486443042755, 0.020674027502536774, 0.01994907855987549, 0.0199496578425169, 0.14740486443042755, 0.01994943432509899, 0.021617889404296875, 0.020012695342302322, 0.03788347914814949, 0.14740486443042755, 0.021539149805903435, 0.041801147162914276, 0.041801147162914276, 0.041801147162914276, 0.041801147162914276, 0.041801147162914276, 0.041801147162914276, 0.041801147162914276, 0.041801147162914276, 0.041801147162914276]</text:p>
          </table:table-cell>
        </table:table-row>
        <table:table-row table:style-name="ro1">
          <table:table-cell office:value-type="string" calcext:value-type="string">
            <text:p>but it ' s cool never aga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42684588581323624, 0.042684588581323624, 0.042684588581323624, 0.042684588581323624, 0.042684588581323624, 0.11564867943525314, 0.11602874100208282, 0.042684588581323624, 0.042684588581323624, 0.042684588581323624, 0.042684588581323624, 0.042684588581323624, 0.042684588581323624, 0.042684588581323624, 0.042684588581323624, 0.042684588581323624, 0.042684588581323624, 0.042684588581323624, 0.042684588581323624, 0.042684588581323624]</text:p>
          </table:table-cell>
          <table:table-cell office:value-type="string" calcext:value-type="string">
            <text:p>[0.1337157040834427, 0.018105557188391685, 0.018245669081807137, 0.018097518011927605, 0.018356813117861748, 0.01809646189212799, 0.1337157040834427, 0.1337157040834427, 0.01809651218354702, 0.026569198817014694, 0.12201286852359772, 0.037919167429208755, 0.037919167429208755, 0.037919167429208755, 0.037919167429208755, 0.037919167429208755, 0.037919167429208755, 0.037919167429208755, 0.037919167429208755, 0.037919167429208755]</text:p>
          </table:table-cell>
        </table:table-row>
        <table:table-row table:style-name="ro1">
          <table:table-cell office:value-type="string" calcext:value-type="string">
            <text:p>haha wow it ' s amaze how some senior can leave after fourth period jealous : loudly_crying_face : : sad_but_relieved_face 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8966989815235138, 0.08420073986053467, 0.06725508719682693, 0.03298771381378174, 0.08966989815235138, 0.06426443159580231, 0.08966989815235138, 0.03298771381378174, 0.03298771381378174, 0.08642953634262085, 0.03298771381378174, 0.03298771381378174, 0.03298771381378174, 0.03298771381378174, 0.03298771381378174, 0.03298771381378174, 0.03298771381378174, 0.03298771381378174, 0.03298771381378174, 0.03298771381378174]</text:p>
          </table:table-cell>
          <table:table-cell office:value-type="string" calcext:value-type="string">
            <text:p>[0.13368256390094757, 0.13368277251720428, 0.12968993186950684, 0.01809213124215603, 0.018586304038763046, 0.018313586711883545, 0.0181251373142004, 0.1336473673582077, 0.018185913562774658, 0.018161118030548096, 0.018642639741301537, 0.03791007772088051, 0.03791007772088051, 0.03791007772088051, 0.03791007772088051, 0.03791007772088051, 0.03791007772088051, 0.03791007772088051, 0.03791007772088051, 0.03791007772088051]</text:p>
          </table:table-cell>
        </table:table-row>
        <table:table-row table:style-name="ro1">
          <table:table-cell office:value-type="string" calcext:value-type="string">
            <text:p>10 turn ons yet again if you list them on twitter you be garbage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598649427294731, 0.09782054275274277, 0.03598649427294731, 0.03598649427294731, 0.0978214293718338, 0.03598649427294731, 0.06897436082363129, 0.03598649427294731, 0.09782122075557709, 0.03598649427294731, 0.09776481986045837, 0.03598649427294731, 0.03598649427294731, 0.03598649427294731, 0.03598649427294731, 0.03598649427294731, 0.03598649427294731, 0.03598649427294731, 0.03598649427294731, 0.03598649427294731]</text:p>
          </table:table-cell>
          <table:table-cell office:value-type="string" calcext:value-type="string">
            <text:p>[0.0210071112960577, 0.14755582809448242, 0.02058393880724907, 0.06995543092489243, 0.020703719928860664, 0.02354644425213337, 0.020594347268342972, 0.027108538895845413, 0.15206781029701233, 0.02058018557727337, 0.13311293721199036, 0.020580168813467026, 0.020738942548632622, 0.04312347620725632, 0.04312347620725632, 0.04312347620725632, 0.04312347620725632, 0.04312347620725632, 0.04312347620725632, 0.04312347620725632]</text:p>
          </table:table-cell>
        </table:table-row>
        <table:table-row table:style-name="ro1">
          <table:table-cell office:value-type="string" calcext:value-type="string">
            <text:p>my work ethic tonight be on a different level . it ' ll wait till tomorro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1598468571901321, 0.042668379843235016, 0.042668379843235016, 0.042668379843235016, 0.042668379843235016, 0.042668379843235016, 0.11598449945449829, 0.042668379843235016, 0.042668379843235016, 0.042668379843235016, 0.042668379843235016, 0.042668379843235016, 0.042668379843235016, 0.042668379843235016, 0.042668379843235016, 0.042668379843235016, 0.042668379843235016, 0.042668379843235016, 0.042668379843235016, 0.042668379843235016]</text:p>
          </table:table-cell>
          <table:table-cell office:value-type="string" calcext:value-type="string">
            <text:p>[0.13496479392051697, 0.13493455946445465, 0.13496549427509308, 0.01860617846250534, 0.021113784983754158, 0.018275171518325806, 0.13496549427509308, 0.01880342699587345, 0.01955224946141243, 0.018734551966190338, 0.03291868418455124, 0.025462059304118156, 0.01878865249454975, 0.038273584097623825, 0.038273584097623825, 0.038273584097623825, 0.038273584097623825, 0.038273584097623825, 0.038273584097623825, 0.038273584097623825]</text:p>
          </table:table-cell>
        </table:table-row>
        <table:table-row table:style-name="ro1">
          <table:table-cell office:value-type="string" calcext:value-type="string">
            <text:p>happy birthday user . i miss you hope , you enjoy your day !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721461445093155, 0.03721461445093155, 0.03721461445093155, 0.10114293545484543, 0.03721461445093155, 0.10115766525268555, 0.03721461445093155, 0.03721461445093155, 0.03721461445093155, 0.03721461445093155, 0.10110662877559662, 0.10115908086299896, 0.03721461445093155, 0.03721461445093155, 0.03721461445093155, 0.03721461445093155, 0.03721461445093155, 0.03721461445093155, 0.03721461445093155, 0.03721461445093155]</text:p>
          </table:table-cell>
          <table:table-cell office:value-type="string" calcext:value-type="string">
            <text:p>[0.021247219294309616, 0.019561119377613068, 0.1288846880197525, 0.06190159544348717, 0.14315243065357208, 0.02013264410197735, 0.03022167831659317, 0.020067444071173668, 0.07473868131637573, 0.019789572805166245, 0.07436911016702652, 0.07808033376932144, 0.020944269374012947, 0.04098699614405632, 0.04098699614405632, 0.04098699614405632, 0.04098699614405632, 0.04098699614405632, 0.04098699614405632, 0.04098699614405632]</text:p>
          </table:table-cell>
        </table:table-row>
        <table:table-row table:style-name="ro1">
          <table:table-cell office:value-type="string" calcext:value-type="string">
            <text:p>user yea dawg let go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1598468571901321, 0.042668379843235016, 0.042668379843235016, 0.042668379843235016, 0.042668379843235016, 0.042668379843235016, 0.11598449945449829, 0.042668379843235016, 0.042668379843235016, 0.042668379843235016, 0.042668379843235016, 0.042668379843235016, 0.042668379843235016, 0.042668379843235016, 0.042668379843235016, 0.042668379843235016, 0.042668379843235016, 0.042668379843235016, 0.042668379843235016, 0.042668379843235016]</text:p>
          </table:table-cell>
          <table:table-cell office:value-type="string" calcext:value-type="string">
            <text:p>[0.13496479392051697, 0.13493455946445465, 0.13496549427509308, 0.01860617846250534, 0.021113784983754158, 0.018275171518325806, 0.13496549427509308, 0.01880342699587345, 0.01955224946141243, 0.018734551966190338, 0.03291868418455124, 0.025462059304118156, 0.01878865249454975, 0.038273584097623825, 0.038273584097623825, 0.038273584097623825, 0.038273584097623825, 0.038273584097623825, 0.038273584097623825, 0.038273584097623825]</text:p>
          </table:table-cell>
        </table:table-row>
        <table:table-row table:style-name="ro1">
          <table:table-cell office:value-type="string" calcext:value-type="string">
            <text:p>user great way to start the senior yea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9319119155406952, 0.034283123910427094, 0.034283123910427094, 0.034283123910427094, 0.034283123910427094, 0.034283123910427094, 0.09179698675870895, 0.059203289449214935, 0.0931902676820755, 0.034283123910427094, 0.08946308493614197, 0.09319119155406952, 0.034283123910427094, 0.034283123910427094, 0.034283123910427094, 0.034283123910427094, 0.034283123910427094, 0.034283123910427094, 0.034283123910427094, 0.034283123910427094]</text:p>
          </table:table-cell>
          <table:table-cell office:value-type="string" calcext:value-type="string">
            <text:p>[0.09961555153131485, 0.09961555153131485, 0.08831317722797394, 0.018996048718690872, 0.0280483216047287, 0.09961555153131485, 0.018131807446479797, 0.09961555153131485, 0.09961555153131485, 0.030342182144522667, 0.09237933158874512, 0.013563070446252823, 0.014404925517737865, 0.02824902907013893, 0.02824902907013893, 0.02824902907013893, 0.02824902907013893, 0.02824902907013893, 0.02824902907013893, 0.02824902907013893]</text:p>
          </table:table-cell>
        </table:table-row>
        <table:table-row table:style-name="ro1">
          <table:table-cell office:value-type="string" calcext:value-type="string">
            <text:p>dear teva , thank you for wake me up every few hour by howl . your just try to be mother nature alarm clock 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7673094421625137, 0.07673124969005585, 0.07672717422246933, 0.07672885805368423, 0.07673115283250809, 0.07565002888441086, 0.02822786010801792, 0.07673127204179764, 0.02822786010801792, 0.07673127204179764, 0.07673125714063644, 0.02822786010801792, 0.02822786010801792, 0.02822786010801792, 0.02822786010801792, 0.02822786010801792, 0.02822786010801792, 0.02822786010801792, 0.02822786010801792, 0.02822786010801792]</text:p>
          </table:table-cell>
          <table:table-cell office:value-type="string" calcext:value-type="string">
            <text:p>[0.018536556512117386, 0.018541565164923668, 0.12459015846252441, 0.018599333241581917, 0.13696295022964478, 0.018538175150752068, 0.023306308314204216, 0.018562354147434235, 0.018536822870373726, 0.13696704804897308, 0.13696704804897308, 0.019162442535161972, 0.038841184228658676, 0.038841184228658676, 0.038841184228658676, 0.038841184228658676, 0.038841184228658676, 0.038841184228658676, 0.038841184228658676, 0.038841184228658676]</text:p>
          </table:table-cell>
        </table:table-row>
        <table:table-row table:style-name="ro1">
          <table:table-cell office:value-type="string" calcext:value-type="string">
            <text:p>user stop bitching if you wasn ' t a dick you would still be with the 1 st te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0720451176166534, 0.039438337087631226, 0.039438337087631226, 0.10619483143091202, 0.039438337087631226, 0.039438337087631226, 0.039438337087631226, 0.039438337087631226, 0.039438337087631226, 0.04838261753320694, 0.039438337087631226, 0.10720448195934296, 0.039438337087631226, 0.039438337087631226, 0.039438337087631226, 0.039438337087631226, 0.039438337087631226, 0.039438337087631226, 0.039438337087631226, 0.039438337087631226]</text:p>
          </table:table-cell>
          <table:table-cell office:value-type="string" calcext:value-type="string">
            <text:p>[0.09313246607780457, 0.09313246607780457, 0.012610914185643196, 0.09313246607780457, 0.018930787220597267, 0.09313246607780457, 0.01319163292646408, 0.09313246607780457, 0.09313246607780457, 0.09313246607780457, 0.012608364224433899, 0.012724606320261955, 0.09313246607780457, 0.026410551741719246, 0.026410551741719246, 0.026410551741719246, 0.026410551741719246, 0.026410551741719246, 0.026410551741719246, 0.026410551741719246]</text:p>
          </table:table-cell>
        </table:table-row>
        <table:table-row table:style-name="ro1">
          <table:table-cell office:value-type="string" calcext:value-type="string">
            <text:p>i really hope the entire population of peterborough county enjoy their a &amp; w . not busy at 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3598649427294731, 0.09782054275274277, 0.03598649427294731, 0.03598649427294731, 0.0978214293718338, 0.03598649427294731, 0.06897436082363129, 0.03598649427294731, 0.09782122075557709, 0.03598649427294731, 0.09776481986045837, 0.03598649427294731, 0.03598649427294731, 0.03598649427294731, 0.03598649427294731, 0.03598649427294731, 0.03598649427294731, 0.03598649427294731, 0.03598649427294731, 0.03598649427294731]</text:p>
          </table:table-cell>
          <table:table-cell office:value-type="string" calcext:value-type="string">
            <text:p>[0.0210071112960577, 0.14755582809448242, 0.02058393880724907, 0.06995543092489243, 0.020703719928860664, 0.02354644425213337, 0.020594347268342972, 0.027108538895845413, 0.15206781029701233, 0.02058018557727337, 0.13311293721199036, 0.020580168813467026, 0.020738942548632622, 0.04312347620725632, 0.04312347620725632, 0.04312347620725632, 0.04312347620725632, 0.04312347620725632, 0.04312347620725632, 0.04312347620725632]</text:p>
          </table:table-cell>
        </table:table-row>
        <table:table-row table:style-name="ro1">
          <table:table-cell office:value-type="string" calcext:value-type="string">
            <text:p>i like the way you french . inhale , do it again : red_heart :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9524516016244888, 0.03503873944282532, 0.03503873944282532, 0.03503873944282532, 0.09521843492984772, 0.03503873944282532, 0.09522821754217148, 0.03503873944282532, 0.03503873944282532, 0.09521134197711945, 0.03503873944282532, 0.09351559728384018, 0.03503873944282532, 0.03503873944282532, 0.03503873944282532, 0.03503873944282532, 0.03503873944282532, 0.03503873944282532, 0.03503873944282532, 0.03503873944282532]</text:p>
          </table:table-cell>
          <table:table-cell office:value-type="string" calcext:value-type="string">
            <text:p>[0.10971401631832123, 0.10970375686883926, 0.08893343061208725, 0.01654435694217682, 0.015706926584243774, 0.10919862240552902, 0.01997307501733303, 0.10849854350090027, 0.10971474647521973, 0.01484960038214922, 0.02753761224448681, 0.02929925173521042, 0.02253524400293827, 0.03111296519637108, 0.03111296519637108, 0.03111296519637108, 0.03111296519637108, 0.03111296519637108, 0.03111296519637108, 0.03111296519637108]</text:p>
          </table:table-cell>
        </table:table-row>
        <table:table-row table:style-name="ro1">
          <table:table-cell office:value-type="string" calcext:value-type="string">
            <text:p>be that necessary ? thank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1224457547068596, 0.08487679809331894, 0.031224457547068596, 0.08487678319215775, 0.031224457547068596, 0.08483032882213593, 0.08487682789564133, 0.08487687259912491, 0.08486729860305786, 0.031224457547068596, 0.031224457547068596, 0.08487687259912491, 0.031224457547068596, 0.031224457547068596, 0.031224457547068596, 0.031224457547068596, 0.031224457547068596, 0.031224457547068596, 0.031224457547068596, 0.031224457547068596]</text:p>
          </table:table-cell>
          <table:table-cell office:value-type="string" calcext:value-type="string">
            <text:p>[0.018691495060920715, 0.02085660584270954, 0.08490458130836487, 0.1374545395374298, 0.0186114851385355, 0.018839262425899506, 0.019203567877411842, 0.13366705179214478, 0.10121084749698639, 0.018602533265948296, 0.01860249787569046, 0.01866031438112259, 0.11783941090106964, 0.0389794297516346, 0.0389794297516346, 0.0389794297516346, 0.0389794297516346, 0.0389794297516346, 0.0389794297516346, 0.0389794297516346]</text:p>
          </table:table-cell>
        </table:table-row>
        <table:table-row table:style-name="ro1">
          <table:table-cell office:value-type="string" calcext:value-type="string">
            <text:p>you know what we could be together for life but you fuck me last nigth and i be drunk . , quote fake lov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1598468571901321, 0.042668379843235016, 0.042668379843235016, 0.042668379843235016, 0.042668379843235016, 0.042668379843235016, 0.11598449945449829, 0.042668379843235016, 0.042668379843235016, 0.042668379843235016, 0.042668379843235016, 0.042668379843235016, 0.042668379843235016, 0.042668379843235016, 0.042668379843235016, 0.042668379843235016, 0.042668379843235016, 0.042668379843235016, 0.042668379843235016, 0.042668379843235016]</text:p>
          </table:table-cell>
          <table:table-cell office:value-type="string" calcext:value-type="string">
            <text:p>[0.13496479392051697, 0.13493455946445465, 0.13496549427509308, 0.01860617846250534, 0.021113784983754158, 0.018275171518325806, 0.13496549427509308, 0.01880342699587345, 0.01955224946141243, 0.018734551966190338, 0.03291868418455124, 0.025462059304118156, 0.01878865249454975, 0.038273584097623825, 0.038273584097623825, 0.038273584097623825, 0.038273584097623825, 0.038273584097623825, 0.038273584097623825, 0.038273584097623825]</text:p>
          </table:table-cell>
        </table:table-row>
        <table:table-row table:style-name="ro1">
          <table:table-cell office:value-type="string" calcext:value-type="string">
            <text:p>have not be able to sleep , so i have be play word with friend and angry bird all night . what a thrill life i lead 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7673094421625137, 0.07673124969005585, 0.07672717422246933, 0.07672885805368423, 0.07673115283250809, 0.07565002888441086, 0.02822786010801792, 0.07673127204179764, 0.02822786010801792, 0.07673127204179764, 0.07673125714063644, 0.02822786010801792, 0.02822786010801792, 0.02822786010801792, 0.02822786010801792, 0.02822786010801792, 0.02822786010801792, 0.02822786010801792, 0.02822786010801792, 0.02822786010801792]</text:p>
          </table:table-cell>
          <table:table-cell office:value-type="string" calcext:value-type="string">
            <text:p>[0.018536556512117386, 0.018541565164923668, 0.12459015846252441, 0.018599333241581917, 0.13696295022964478, 0.018538175150752068, 0.023306308314204216, 0.018562354147434235, 0.018536822870373726, 0.13696704804897308, 0.13696704804897308, 0.019162442535161972, 0.038841184228658676, 0.038841184228658676, 0.038841184228658676, 0.038841184228658676, 0.038841184228658676, 0.038841184228658676, 0.038841184228658676, 0.038841184228658676]</text:p>
          </table:table-cell>
        </table:table-row>
        <table:table-row table:style-name="ro1">
          <table:table-cell office:value-type="string" calcext:value-type="string">
            <text:p>projectrunway ven ur dress give ur model a 3 rd breast ! nice , just what every gal want ! u sure know design well than woman !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1224457547068596, 0.08487679809331894, 0.031224457547068596, 0.08487678319215775, 0.031224457547068596, 0.08483032882213593, 0.08487682789564133, 0.08487687259912491, 0.08486729860305786, 0.031224457547068596, 0.031224457547068596, 0.08487687259912491, 0.031224457547068596, 0.031224457547068596, 0.031224457547068596, 0.031224457547068596, 0.031224457547068596, 0.031224457547068596, 0.031224457547068596, 0.031224457547068596]</text:p>
          </table:table-cell>
          <table:table-cell office:value-type="string" calcext:value-type="string">
            <text:p>[0.018691495060920715, 0.02085660584270954, 0.08490458130836487, 0.1374545395374298, 0.0186114851385355, 0.018839262425899506, 0.019203567877411842, 0.13366705179214478, 0.10121084749698639, 0.018602533265948296, 0.01860249787569046, 0.01866031438112259, 0.11783941090106964, 0.0389794297516346, 0.0389794297516346, 0.0389794297516346, 0.0389794297516346, 0.0389794297516346, 0.0389794297516346, 0.0389794297516346]</text:p>
          </table:table-cell>
        </table:table-row>
        <table:table-row table:style-name="ro1">
          <table:table-cell office:value-type="string" calcext:value-type="string">
            <text:p>spot : user do keepy - ups outside the etihad stadium i dont wan na go to stoke please take me transfer deadine da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7850329577922821, 0.07850133627653122, 0.07570955157279968, 0.028879845514893532, 0.0581599622964859, 0.028879845514893532, 0.07850293815135956, 0.07747860252857208, 0.07846453785896301, 0.028879845514893532, 0.07849766314029694, 0.0785035565495491, 0.028879845514893532, 0.028879845514893532, 0.028879845514893532, 0.028879845514893532, 0.028879845514893532, 0.028879845514893532, 0.028879845514893532, 0.028879845514893532]</text:p>
          </table:table-cell>
          <table:table-cell office:value-type="string" calcext:value-type="string">
            <text:p>[0.11088190972805023, 0.06217456981539726, 0.020028019323945045, 0.10195624083280563, 0.01685957796871662, 0.12416598200798035, 0.09837663173675537, 0.01683681830763817, 0.02026110328733921, 0.016979433596134186, 0.12416598200798035, 0.01811501756310463, 0.0227215476334095, 0.03521105274558067, 0.03521105274558067, 0.03521105274558067, 0.03521105274558067, 0.03521105274558067, 0.03521105274558067, 0.03521105274558067]</text:p>
          </table:table-cell>
        </table:table-row>
        <table:table-row table:style-name="ro1">
          <table:table-cell office:value-type="string" calcext:value-type="string">
            <text:p>user hahahahahahahahaha ! : ' l oh i just love you so much for put this on twitter -.- wink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7673094421625137, 0.07673124969005585, 0.07672717422246933, 0.07672885805368423, 0.07673115283250809, 0.07565002888441086, 0.02822786010801792, 0.07673127204179764, 0.02822786010801792, 0.07673127204179764, 0.07673125714063644, 0.02822786010801792, 0.02822786010801792, 0.02822786010801792, 0.02822786010801792, 0.02822786010801792, 0.02822786010801792, 0.02822786010801792, 0.02822786010801792, 0.02822786010801792]</text:p>
          </table:table-cell>
          <table:table-cell office:value-type="string" calcext:value-type="string">
            <text:p>[0.018536556512117386, 0.018541565164923668, 0.12459015846252441, 0.018599333241581917, 0.13696295022964478, 0.018538175150752068, 0.023306308314204216, 0.018562354147434235, 0.018536822870373726, 0.13696704804897308, 0.13696704804897308, 0.019162442535161972, 0.038841184228658676, 0.038841184228658676, 0.038841184228658676, 0.038841184228658676, 0.038841184228658676, 0.038841184228658676, 0.038841184228658676, 0.038841184228658676]</text:p>
          </table:table-cell>
        </table:table-row>
        <table:table-row table:style-name="ro1">
          <table:table-cell office:value-type="string" calcext:value-type="string">
            <text:p>eww , just saw this nasty , frumpy girl lift up her boob and scratch underneath it . just puke a li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803229808807373, 0.0803229808807373, 0.08031799644231796, 0.032739102840423584, 0.02954917587339878, 0.0799766555428505, 0.08031205832958221, 0.0803229808807373, 0.08032099157571793, 0.02954917587339878, 0.02954917587339878, 0.0803229808807373, 0.02954917587339878, 0.02954917587339878, 0.02954917587339878, 0.02954917587339878, 0.02954917587339878, 0.02954917587339878, 0.02954917587339878, 0.02954917587339878]</text:p>
          </table:table-cell>
          <table:table-cell office:value-type="string" calcext:value-type="string">
            <text:p>[0.1265711486339569, 0.1265711486339569, 0.06237437576055527, 0.017699280753731728, 0.01722199097275734, 0.12653988599777222, 0.01732034794986248, 0.05048588663339615, 0.1265711486339569, 0.01712985336780548, 0.01713024079799652, 0.017135540023446083, 0.025997525081038475, 0.03589311242103577, 0.03589311242103577, 0.03589311242103577, 0.03589311242103577, 0.03589311242103577, 0.03589311242103577, 0.03589311242103577]</text:p>
          </table:table-cell>
        </table:table-row>
        <table:table-row table:style-name="ro1">
          <table:table-cell office:value-type="string" calcext:value-type="string">
            <text:p>user user - i be sure mr raja rental would have a nice profitable scheme in min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7850329577922821, 0.07850133627653122, 0.07570955157279968, 0.028879845514893532, 0.0581599622964859, 0.028879845514893532, 0.07850293815135956, 0.07747860252857208, 0.07846453785896301, 0.028879845514893532, 0.07849766314029694, 0.0785035565495491, 0.028879845514893532, 0.028879845514893532, 0.028879845514893532, 0.028879845514893532, 0.028879845514893532, 0.028879845514893532, 0.028879845514893532, 0.028879845514893532]</text:p>
          </table:table-cell>
          <table:table-cell office:value-type="string" calcext:value-type="string">
            <text:p>[0.11088190972805023, 0.06217456981539726, 0.020028019323945045, 0.10195624083280563, 0.01685957796871662, 0.12416598200798035, 0.09837663173675537, 0.01683681830763817, 0.02026110328733921, 0.016979433596134186, 0.12416598200798035, 0.01811501756310463, 0.0227215476334095, 0.03521105274558067, 0.03521105274558067, 0.03521105274558067, 0.03521105274558067, 0.03521105274558067, 0.03521105274558067, 0.03521105274558067]</text:p>
          </table:table-cell>
        </table:table-row>
        <table:table-row table:style-name="ro1">
          <table:table-cell office:value-type="string" calcext:value-type="string">
            <text:p>bianca tell me that my hair growin wild son ! we need to go get that cut , i say i know mama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1224457547068596, 0.08487679809331894, 0.031224457547068596, 0.08487678319215775, 0.031224457547068596, 0.08483032882213593, 0.08487682789564133, 0.08487687259912491, 0.08486729860305786, 0.031224457547068596, 0.031224457547068596, 0.08487687259912491, 0.031224457547068596, 0.031224457547068596, 0.031224457547068596, 0.031224457547068596, 0.031224457547068596, 0.031224457547068596, 0.031224457547068596, 0.031224457547068596]</text:p>
          </table:table-cell>
          <table:table-cell office:value-type="string" calcext:value-type="string">
            <text:p>[0.018691495060920715, 0.02085660584270954, 0.08490458130836487, 0.1374545395374298, 0.0186114851385355, 0.018839262425899506, 0.019203567877411842, 0.13366705179214478, 0.10121084749698639, 0.018602533265948296, 0.01860249787569046, 0.01866031438112259, 0.11783941090106964, 0.0389794297516346, 0.0389794297516346, 0.0389794297516346, 0.0389794297516346, 0.0389794297516346, 0.0389794297516346, 0.0389794297516346]</text:p>
          </table:table-cell>
        </table:table-row>
        <table:table-row table:style-name="ro1">
          <table:table-cell office:value-type="string" calcext:value-type="string">
            <text:p>user yea dawg let go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031259298324585, 0.03793790936470032, 0.03793790936470032, 0.10312260687351227, 0.03793790936470032, 0.03793790936470032, 0.03793790936470032, 0.08377320319414139, 0.03793790936470032, 0.10297155380249023, 0.03793790936470032, 0.03793790936470032, 0.03793790936470032, 0.03793790936470032, 0.03793790936470032, 0.03793790936470032, 0.03793790936470032, 0.03793790936470032, 0.03793790936470032, 0.03793790936470032]</text:p>
          </table:table-cell>
          <table:table-cell office:value-type="string" calcext:value-type="string">
            <text:p>[0.13200180232524872, 0.13200180232524872, 0.01796068623661995, 0.1315375417470932, 0.017937567085027695, 0.030302969738841057, 0.03064083680510521, 0.13200180232524872, 0.017949827015399933, 0.02986898273229599, 0.018256155773997307, 0.02039533481001854, 0.027112970128655434, 0.037433136254549026, 0.037433136254549026, 0.037433136254549026, 0.037433136254549026, 0.037433136254549026, 0.037433136254549026, 0.037433136254549026]</text:p>
          </table:table-cell>
        </table:table-row>
        <table:table-row table:style-name="ro1">
          <table:table-cell office:value-type="string" calcext:value-type="string">
            <text:p>first day of senior year wooho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031259298324585, 0.03793790936470032, 0.03793790936470032, 0.10312260687351227, 0.03793790936470032, 0.03793790936470032, 0.03793790936470032, 0.08377320319414139, 0.03793790936470032, 0.10297155380249023, 0.03793790936470032, 0.03793790936470032, 0.03793790936470032, 0.03793790936470032, 0.03793790936470032, 0.03793790936470032, 0.03793790936470032, 0.03793790936470032, 0.03793790936470032, 0.03793790936470032]</text:p>
          </table:table-cell>
          <table:table-cell office:value-type="string" calcext:value-type="string">
            <text:p>[0.13200180232524872, 0.13200180232524872, 0.01796068623661995, 0.1315375417470932, 0.017937567085027695, 0.030302969738841057, 0.03064083680510521, 0.13200180232524872, 0.017949827015399933, 0.02986898273229599, 0.018256155773997307, 0.02039533481001854, 0.027112970128655434, 0.037433136254549026, 0.037433136254549026, 0.037433136254549026, 0.037433136254549026, 0.037433136254549026, 0.037433136254549026, 0.037433136254549026]</text:p>
          </table:table-cell>
        </table:table-row>
        <table:table-row table:style-name="ro1">
          <table:table-cell office:value-type="string" calcext:value-type="string">
            <text:p>i hate to bring my cell phone with me when i go to the bathroom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8982480317354202, 0.08982480317354202, 0.08982480317354202, 0.08982480317354202, 0.08982480317354202, 0.03304469957947731, 0.03304469957947731, 0.03304469957947731, 0.08824991434812546, 0.03304469957947731, 0.03304469957947731, 0.03304469957947731, 0.03304469957947731, 0.03304469957947731, 0.03304469957947731, 0.03304469957947731, 0.03304469957947731, 0.03304469957947731, 0.03304469957947731, 0.03304469957947731]</text:p>
          </table:table-cell>
          <table:table-cell office:value-type="string" calcext:value-type="string">
            <text:p>[0.08267367631196976, 0.08267367631196976, 0.08267367631196976, 0.08267367631196976, 0.08267367631196976, 0.08267367631196976, 0.061097651720047, 0.08267367631196976, 0.011430783197283745, 0.0662325993180275, 0.012292293831706047, 0.08267367631196976, 0.0234446432441473, 0.0234446432441473, 0.0234446432441473, 0.0234446432441473, 0.0234446432441473, 0.0234446432441473, 0.0234446432441473, 0.0234446432441473]</text:p>
          </table:table-cell>
        </table:table-row>
        <table:table-row table:style-name="ro1">
          <table:table-cell office:value-type="string" calcext:value-type="string">
            <text:p>yay for 4 and a half hour sleep . too tired need bed n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8055061101913452, 0.08055061101913452, 0.08055061101913452, 0.08055061101913452, 0.08055061101913452, 0.08055049926042557, 0.08055061101913452, 0.08055052161216736, 0.029632912948727608, 0.029632912948727608, 0.029632912948727608, 0.029632912948727608, 0.029632912948727608, 0.029632912948727608, 0.029632912948727608, 0.029632912948727608, 0.029632912948727608, 0.029632912948727608, 0.029632912948727608, 0.029632912948727608]</text:p>
          </table:table-cell>
          <table:table-cell office:value-type="string" calcext:value-type="string">
            <text:p>[0.015333094634115696, 0.11178310215473175, 0.01566353440284729, 0.0969463512301445, 0.09504831582307816, 0.10969486832618713, 0.08603485673666, 0.01565190590918064, 0.11098169535398483, 0.015128915198147297, 0.01512820553034544, 0.059009090065956116, 0.03169950842857361, 0.03169950842857361, 0.03169950842857361, 0.03169950842857361, 0.03169950842857361, 0.03169950842857361, 0.03169950842857361, 0.03169950842857361]</text:p>
          </table:table-cell>
        </table:table-row>
        <table:table-row table:style-name="ro1">
          <table:table-cell office:value-type="string" calcext:value-type="string">
            <text:p>re - mf - tweet “ user : i be so proud of our graduate class . ”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8932789415121078, 0.08929233253002167, 0.06602106988430023, 0.06727099418640137, 0.03286196291446686, 0.08284791558980942, 0.03286196291446686, 0.03286196291446686, 0.08904939889907837, 0.03286196291446686, 0.08898510783910751, 0.03286196291446686, 0.03286196291446686, 0.03286196291446686, 0.03286196291446686, 0.03286196291446686, 0.03286196291446686, 0.03286196291446686, 0.03286196291446686, 0.03286196291446686]</text:p>
          </table:table-cell>
          <table:table-cell office:value-type="string" calcext:value-type="string">
            <text:p>[0.10107441246509552, 0.10107441246509552, 0.10107441246509552, 0.022597257047891617, 0.10106053948402405, 0.10107441246509552, 0.013679856434464455, 0.10078489780426025, 0.08722368627786636, 0.01367893721908331, 0.013691514730453491, 0.013683539815247059, 0.028662733733654022, 0.028662733733654022, 0.028662733733654022, 0.028662733733654022, 0.028662733733654022, 0.028662733733654022, 0.028662733733654022, 0.028662733733654022]</text:p>
          </table:table-cell>
        </table:table-row>
        <table:table-row table:style-name="ro1">
          <table:table-cell office:value-type="string" calcext:value-type="string">
            <text:p>user twitter be not your personal diary , you should be a little more vague . when be you come to m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8746904134750366, 0.08748707175254822, 0.08747728168964386, 0.05671081319451332, 0.08747943490743637, 0.032184746116399765, 0.032184746116399765, 0.032184746116399765, 0.032184746116399765, 0.08748720586299896, 0.08748716861009598, 0.032184746116399765, 0.032184746116399765, 0.032184746116399765, 0.032184746116399765, 0.032184746116399765, 0.032184746116399765, 0.032184746116399765, 0.032184746116399765, 0.032184746116399765]</text:p>
          </table:table-cell>
          <table:table-cell office:value-type="string" calcext:value-type="string">
            <text:p>[0.030182640999555588, 0.023161880671977997, 0.04631510376930237, 0.02313315123319626, 0.17088229954242706, 0.028712989762425423, 0.023127160966396332, 0.02312784269452095, 0.024910522624850273, 0.023130785673856735, 0.17088229954242706, 0.024762392044067383, 0.04845888912677765, 0.04845888912677765, 0.04845888912677765, 0.04845888912677765, 0.04845888912677765, 0.04845888912677765, 0.04845888912677765, 0.04845888912677765]</text:p>
          </table:table-cell>
        </table:table-row>
        <table:table-row table:style-name="ro1">
          <table:table-cell office:value-type="string" calcext:value-type="string">
            <text:p>monitor the hashtag ph trench quake stay safe follow order plea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1598465591669083, 0.11598465591669083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]</text:p>
          </table:table-cell>
          <table:table-cell office:value-type="string" calcext:value-type="string">
            <text:p>[0.11999192833900452, 0.11999192833900452, 0.11999192833900452, 0.03402737155556679, 0.03402737155556679, 0.03402737155556679, 0.03402737155556679, 0.03402737155556679, 0.03402737155556679, 0.023469913750886917, 0.02017931640148163, 0.11999189853668213, 0.03402737155556679, 0.03402737155556679, 0.03402737155556679, 0.03402737155556679, 0.03402737155556679, 0.03402737155556679, 0.03402737155556679, 0.03402737155556679]</text:p>
          </table:table-cell>
        </table:table-row>
        <table:table-row table:style-name="ro1">
          <table:table-cell office:value-type="string" calcext:value-type="string">
            <text:p>school . there ' s a fun time wo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8746904134750366, 0.08748707175254822, 0.08747728168964386, 0.05671081319451332, 0.08747943490743637, 0.032184746116399765, 0.032184746116399765, 0.032184746116399765, 0.032184746116399765, 0.08748720586299896, 0.08748716861009598, 0.032184746116399765, 0.032184746116399765, 0.032184746116399765, 0.032184746116399765, 0.032184746116399765, 0.032184746116399765, 0.032184746116399765, 0.032184746116399765, 0.032184746116399765]</text:p>
          </table:table-cell>
          <table:table-cell office:value-type="string" calcext:value-type="string">
            <text:p>[0.030182640999555588, 0.023161880671977997, 0.04631510376930237, 0.02313315123319626, 0.17088229954242706, 0.028712989762425423, 0.023127160966396332, 0.02312784269452095, 0.024910522624850273, 0.023130785673856735, 0.17088229954242706, 0.024762392044067383, 0.04845888912677765, 0.04845888912677765, 0.04845888912677765, 0.04845888912677765, 0.04845888912677765, 0.04845888912677765, 0.04845888912677765, 0.04845888912677765]</text:p>
          </table:table-cell>
        </table:table-row>
        <table:table-row table:style-name="ro1">
          <table:table-cell office:value-type="string" calcext:value-type="string">
            <text:p>love you more than this kode asikasik * poke user tong haha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9507360309362411, 0.09507360309362411, 0.034975625574588776, 0.034975625574588776, 0.09507360309362411, 0.034975625574588776, 0.09507103264331818, 0.034975625574588776, 0.09507360309362411, 0.034975625574588776, 0.034975625574588776, 0.034975625574588776, 0.034975625574588776, 0.034975625574588776, 0.034975625574588776, 0.034975625574588776, 0.034975625574588776, 0.034975625574588776, 0.034975625574588776, 0.034975625574588776]</text:p>
          </table:table-cell>
          <table:table-cell office:value-type="string" calcext:value-type="string">
            <text:p>[0.1492052525281906, 0.1492052525281906, 0.020194415003061295, 0.02139916829764843, 0.14665843546390533, 0.02046441286802292, 0.02577975019812584, 0.020194420590996742, 0.04758646339178085, 0.020192954689264297, 0.020217731595039368, 0.02040831558406353, 0.04231170192360878, 0.04231170192360878, 0.04231170192360878, 0.04231170192360878, 0.04231170192360878, 0.04231170192360878, 0.04231170192360878, 0.04231170192360878]</text:p>
          </table:table-cell>
        </table:table-row>
        <table:table-row table:style-name="ro1">
          <table:table-cell office:value-type="string" calcext:value-type="string">
            <text:p>time to get excite for hydraulics ! yeah buddy !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1421731859445572, 0.11421675235033035, 0.05725642666220665, 0.04201820492744446, 0.04201820492744446, 0.04201820492744446, 0.04201820492744446, 0.04201820492744446, 0.04201820492744446, 0.04201820492744446, 0.04201820492744446, 0.04201820492744446, 0.04201820492744446, 0.04201820492744446, 0.04201820492744446, 0.04201820492744446, 0.04201820492744446, 0.04201820492744446, 0.04201820492744446, 0.04201820492744446]</text:p>
          </table:table-cell>
          <table:table-cell office:value-type="string" calcext:value-type="string">
            <text:p>[0.11056310683488846, 0.11056310683488846, 0.015913819894194603, 0.11056310683488846, 0.01498890295624733, 0.015001455321907997, 0.10407911986112595, 0.014963393099606037, 0.11056310683488846, 0.014975189231336117, 0.01643902063369751, 0.11055837571620941, 0.03135354444384575, 0.03135354444384575, 0.03135354444384575, 0.03135354444384575, 0.03135354444384575, 0.03135354444384575, 0.03135354444384575, 0.03135354444384575]</text:p>
          </table:table-cell>
        </table:table-row>
        <table:table-row table:style-name="ro1">
          <table:table-cell office:value-type="string" calcext:value-type="string">
            <text:p>do you want a cookie for that ? not a great achieveme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0673642158508301, 0.039400503039360046, 0.039400503039360046, 0.039400503039360046, 0.039400503039360046, 0.10710113495588303, 0.1070367693901062, 0.039400503039360046, 0.04871758073568344, 0.039400503039360046, 0.039400503039360046, 0.039400503039360046, 0.039400503039360046, 0.039400503039360046, 0.039400503039360046, 0.039400503039360046, 0.039400503039360046, 0.039400503039360046, 0.039400503039360046, 0.039400503039360046]</text:p>
          </table:table-cell>
          <table:table-cell office:value-type="string" calcext:value-type="string">
            <text:p>[0.12695808708667755, 0.12698236107826233, 0.020349333062767982, 0.037347301840782166, 0.12698239088058472, 0.01775924675166607, 0.017190486192703247, 0.026516729965806007, 0.12698239088058472, 0.04870862886309624, 0.01774454303085804, 0.018400898203253746, 0.03600973263382912, 0.03600973263382912, 0.03600973263382912, 0.03600973263382912, 0.03600973263382912, 0.03600973263382912, 0.03600973263382912, 0.03600973263382912]</text:p>
          </table:table-cell>
        </table:table-row>
        <table:table-row table:style-name="ro1">
          <table:table-cell office:value-type="string" calcext:value-type="string">
            <text:p>sydney billionaire james packer keep gloat about how much he ' s make out of crown . city of melb should double his rate bill to money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8982480317354202, 0.08982480317354202, 0.08982480317354202, 0.08982480317354202, 0.08982480317354202, 0.03304469957947731, 0.03304469957947731, 0.03304469957947731, 0.08824991434812546, 0.03304469957947731, 0.03304469957947731, 0.03304469957947731, 0.03304469957947731, 0.03304469957947731, 0.03304469957947731, 0.03304469957947731, 0.03304469957947731, 0.03304469957947731, 0.03304469957947731, 0.03304469957947731]</text:p>
          </table:table-cell>
          <table:table-cell office:value-type="string" calcext:value-type="string">
            <text:p>[0.08267367631196976, 0.08267367631196976, 0.08267367631196976, 0.08267367631196976, 0.08267367631196976, 0.08267367631196976, 0.061097651720047, 0.08267367631196976, 0.011430783197283745, 0.0662325993180275, 0.012292293831706047, 0.08267367631196976, 0.0234446432441473, 0.0234446432441473, 0.0234446432441473, 0.0234446432441473, 0.0234446432441473, 0.0234446432441473, 0.0234446432441473, 0.0234446432441473]</text:p>
          </table:table-cell>
        </table:table-row>
        <table:table-row table:style-name="ro1">
          <table:table-cell office:value-type="string" calcext:value-type="string">
            <text:p>i love how all your tweet and instas be so original people pleaser : thumbs_down :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9507349878549576, 0.03497558832168579, 0.03497558832168579, 0.09507349878549576, 0.03497558832168579, 0.03497558832168579, 0.03497558832168579, 0.03497558832168579, 0.0950719565153122, 0.09507349878549576, 0.09507347643375397, 0.03497558832168579, 0.03497558832168579, 0.03497558832168579, 0.03497558832168579, 0.03497558832168579, 0.03497558832168579, 0.03497558832168579, 0.03497558832168579, 0.03497558832168579]</text:p>
          </table:table-cell>
          <table:table-cell office:value-type="string" calcext:value-type="string">
            <text:p>[0.0544152557849884, 0.12796048820018768, 0.017320148646831512, 0.017387397587299347, 0.01732596941292286, 0.017317568883299828, 0.01731768064200878, 0.0391630083322525, 0.12796048820018768, 0.12796048820018768, 0.017614422366023064, 0.12796048820018768, 0.0362870991230011, 0.0362870991230011, 0.0362870991230011, 0.0362870991230011, 0.0362870991230011, 0.0362870991230011, 0.0362870991230011, 0.0362870991230011]</text:p>
          </table:table-cell>
        </table:table-row>
        <table:table-row table:style-name="ro1">
          <table:table-cell office:value-type="string" calcext:value-type="string">
            <text:p>guy smoking in a smoke free part of campus . shame on them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802711144089699, 0.03802711144089699, 0.03802711144089699, 0.10336840152740479, 0.03802711144089699, 0.03802711144089699, 0.03802711144089699, 0.03802711144089699, 0.08231310546398163, 0.10301999747753143, 0.1028645783662796, 0.03802711144089699, 0.03802711144089699, 0.03802711144089699, 0.03802711144089699, 0.03802711144089699, 0.03802711144089699, 0.03802711144089699, 0.03802711144089699, 0.03802711144089699]</text:p>
          </table:table-cell>
          <table:table-cell office:value-type="string" calcext:value-type="string">
            <text:p>[0.01696917414665222, 0.12177724391222, 0.016481084749102592, 0.1217772588133812, 0.12111297249794006, 0.12111534178256989, 0.016724547371268272, 0.08142644166946411, 0.0510648638010025, 0.02030460722744465, 0.017182907089591026, 0.017794383689761162, 0.034533657133579254, 0.034533657133579254, 0.034533657133579254, 0.034533657133579254, 0.034533657133579254, 0.034533657133579254, 0.034533657133579254, 0.034533657133579254]</text:p>
          </table:table-cell>
        </table:table-row>
        <table:table-row table:style-name="ro1">
          <table:table-cell office:value-type="string" calcext:value-type="string">
            <text:p>`` user : this peom `` if `` that neves want us to write a constructive response about make no sense . be this a joke `` ikr ? !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1598465591669083, 0.11598465591669083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]</text:p>
          </table:table-cell>
          <table:table-cell office:value-type="string" calcext:value-type="string">
            <text:p>[0.09987139701843262, 0.09987139701843262, 0.09987139701843262, 0.02484973520040512, 0.09987139701843262, 0.052559468895196915, 0.09987139701843262, 0.01355002261698246, 0.09987139701843262, 0.01484905555844307, 0.013729182071983814, 0.09207697212696075, 0.013516124337911606, 0.013519644737243652, 0.020513435825705528, 0.028321582823991776, 0.028321582823991776, 0.028321582823991776, 0.028321582823991776, 0.028321582823991776]</text:p>
          </table:table-cell>
        </table:table-row>
        <table:table-row table:style-name="ro1">
          <table:table-cell office:value-type="string" calcext:value-type="string">
            <text:p>lay in the dark : beaming_face_with_smiling_eyes : : smirking_face :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497600182890892, 0.09507463127374649, 0.03497600182890892, 0.09507463127374649, 0.03497600182890892, 0.03497600182890892, 0.09507442265748978, 0.09506141394376755, 0.03497600182890892, 0.03497600182890892, 0.03497600182890892, 0.03497600182890892, 0.09507463127374649, 0.03497600182890892, 0.03497600182890892, 0.03497600182890892, 0.03497600182890892, 0.03497600182890892, 0.03497600182890892, 0.03497600182890892]</text:p>
          </table:table-cell>
          <table:table-cell office:value-type="string" calcext:value-type="string">
            <text:p>[0.02228487655520439, 0.02227846346795559, 0.0223391093313694, 0.040776144713163376, 0.02228175662457943, 0.05039016902446747, 0.02242962457239628, 0.024196922779083252, 0.16461612284183502, 0.022278552874922752, 0.08428530395030975, 0.03327938914299011, 0.16461673378944397, 0.0238544549793005, 0.046682097017765045, 0.046682097017765045, 0.046682097017765045, 0.046682097017765045, 0.046682097017765045, 0.046682097017765045]</text:p>
          </table:table-cell>
        </table:table-row>
        <table:table-row table:style-name="ro1">
          <table:table-cell office:value-type="string" calcext:value-type="string">
            <text:p>spot : user do keepy - ups outside the etihad stadium i dont wan na go to stoke please take me transfer deadine da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8084073662757874, 0.029740557074546814, 0.08084319531917572, 0.07893108576536179, 0.07942745089530945, 0.08055634796619415, 0.08082820475101471, 0.08084294945001602, 0.029740557074546814, 0.029740557074546814, 0.08084315806627274, 0.029740557074546814, 0.029740557074546814, 0.029740557074546814, 0.029740557074546814, 0.029740557074546814, 0.029740557074546814, 0.029740557074546814, 0.029740557074546814, 0.029740557074546814]</text:p>
          </table:table-cell>
          <table:table-cell office:value-type="string" calcext:value-type="string">
            <text:p>[0.12907007336616516, 0.02668030932545662, 0.025235697627067566, 0.032140281051397324, 0.07569524645805359, 0.02572026662528515, 0.025240352377295494, 0.18617016077041626, 0.025227006524801254, 0.027305783703923225, 0.026189403608441353, 0.02626940794289112, 0.02522449567914009, 0.026707405224442482, 0.052853990346193314, 0.052853990346193314, 0.052853990346193314, 0.052853990346193314, 0.052853990346193314, 0.052853990346193314]</text:p>
          </table:table-cell>
        </table:table-row>
        <table:table-row table:style-name="ro1">
          <table:table-cell office:value-type="string" calcext:value-type="string">
            <text:p>people protest in favour of `` men ' s affair `` in front of parliament - yes , the poor plight of the middle class white man 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8084073662757874, 0.029740557074546814, 0.08084319531917572, 0.07893108576536179, 0.07942745089530945, 0.08055634796619415, 0.08082820475101471, 0.08084294945001602, 0.029740557074546814, 0.029740557074546814, 0.08084315806627274, 0.029740557074546814, 0.029740557074546814, 0.029740557074546814, 0.029740557074546814, 0.029740557074546814, 0.029740557074546814, 0.029740557074546814, 0.029740557074546814, 0.029740557074546814]</text:p>
          </table:table-cell>
          <table:table-cell office:value-type="string" calcext:value-type="string">
            <text:p>[0.12907007336616516, 0.02668030932545662, 0.025235697627067566, 0.032140281051397324, 0.07569524645805359, 0.02572026662528515, 0.025240352377295494, 0.18617016077041626, 0.025227006524801254, 0.027305783703923225, 0.026189403608441353, 0.02626940794289112, 0.02522449567914009, 0.026707405224442482, 0.052853990346193314, 0.052853990346193314, 0.052853990346193314, 0.052853990346193314, 0.052853990346193314, 0.052853990346193314]</text:p>
          </table:table-cell>
        </table:table-row>
        <table:table-row table:style-name="ro1">
          <table:table-cell office:value-type="string" calcext:value-type="string">
            <text:p>dude u be 3 hr late , do somn abt botho f yall rt `` user user &amp; his inability to keep to time ? even wen i be 3 hour late ! ``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8776451647281647, 0.03631917014718056, 0.05121641233563423, 0.03631917014718056, 0.0987253338098526, 0.057697150856256485, 0.03631917014718056, 0.036488838493824005, 0.09723269939422607, 0.03631917014718056, 0.03631917014718056, 0.09872572869062424, 0.03631917014718056, 0.03631917014718056, 0.03631917014718056, 0.03631917014718056, 0.03631917014718056, 0.03631917014718056, 0.03631917014718056, 0.03631917014718056]</text:p>
          </table:table-cell>
          <table:table-cell office:value-type="string" calcext:value-type="string">
            <text:p>[0.13658210635185242, 0.018486594781279564, 0.0801413506269455, 0.019318703562021255, 0.01849880814552307, 0.09670819342136383, 0.02022867277264595, 0.13658210635185242, 0.01849721185863018, 0.018499091267585754, 0.023653917014598846, 0.13658210635185242, 0.018510788679122925, 0.02531842142343521, 0.03873202204704285, 0.03873202204704285, 0.03873202204704285, 0.03873202204704285, 0.03873202204704285, 0.03873202204704285]</text:p>
          </table:table-cell>
        </table:table-row>
        <table:table-row table:style-name="ro1">
          <table:table-cell office:value-type="string" calcext:value-type="string">
            <text:p>it seem the only time i can stay awake now it ' s at 4:30 in the morning . no need to sleep anymore . do not worry . i be fine . fm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25391319766640663, 0.037640877068042755, 0.06902068108320236, 0.06902076303958893, 0.06902076303958893, 0.06902076303958893, 0.06902076303958893, 0.06902076303958893, 0.06902076303958893, 0.06902076303958893, 0.06902076303958893, 0.06902076303958893, 0.06902076303958893, 0.025391319766640663, 0.025391319766640663, 0.025391319766640663, 0.025391319766640663, 0.025391319766640663, 0.025391319766640663, 0.025391319766640663]</text:p>
          </table:table-cell>
          <table:table-cell office:value-type="string" calcext:value-type="string">
            <text:p>[0.06766436994075775, 0.06365753710269928, 0.009240113198757172, 0.06766436994075775, 0.06766436994075775, 0.06766436994075775, 0.06766436994075775, 0.06766436994075775, 0.06766436994075775, 0.06766436994075775, 0.06766436994075775, 0.06766436994075775, 0.06766436994075775, 0.06766436994075775, 0.019188296049833298, 0.019188296049833298, 0.019188296049833298, 0.019188296049833298, 0.019188296049833298, 0.019188296049833298]</text:p>
          </table:table-cell>
        </table:table-row>
        <table:table-row table:style-name="ro1">
          <table:table-cell office:value-type="string" calcext:value-type="string">
            <text:p>dirt under your finger nail have to be the most disgusting look thing ev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28622513636946678, 0.07772096991539001, 0.048453427851200104, 0.07780053466558456, 0.028622513636946678, 0.07761912792921066, 0.028622513636946678, 0.07780402153730392, 0.04988997429609299, 0.0777188390493393, 0.07780405133962631, 0.07121912389993668, 0.07774458080530167, 0.028622513636946678, 0.028622513636946678, 0.028622513636946678, 0.028622513636946678, 0.028622513636946678, 0.028622513636946678, 0.028622513636946678]</text:p>
          </table:table-cell>
          <table:table-cell office:value-type="string" calcext:value-type="string">
            <text:p>[0.016477037221193314, 0.12174937129020691, 0.01649877056479454, 0.01647862233221531, 0.052093978971242905, 0.02050706185400486, 0.017278434708714485, 0.11941433697938919, 0.016484573483467102, 0.10982076078653336, 0.12174953520298004, 0.02605309709906578, 0.016490213572978973, 0.12174953520298004, 0.0345257930457592, 0.0345257930457592, 0.0345257930457592, 0.0345257930457592, 0.0345257930457592, 0.0345257930457592]</text:p>
          </table:table-cell>
        </table:table-row>
        <table:table-row table:style-name="ro1">
          <table:table-cell office:value-type="string" calcext:value-type="string">
            <text:p>user lol . you get it in one happy , bed now night monkey see you some time soon at worky wo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28622513636946678, 0.07772096991539001, 0.048453427851200104, 0.07780053466558456, 0.028622513636946678, 0.07761912792921066, 0.028622513636946678, 0.07780402153730392, 0.04988997429609299, 0.0777188390493393, 0.07780405133962631, 0.07121912389993668, 0.07774458080530167, 0.028622513636946678, 0.028622513636946678, 0.028622513636946678, 0.028622513636946678, 0.028622513636946678, 0.028622513636946678, 0.028622513636946678]</text:p>
          </table:table-cell>
          <table:table-cell office:value-type="string" calcext:value-type="string">
            <text:p>[0.016477037221193314, 0.12174937129020691, 0.01649877056479454, 0.01647862233221531, 0.052093978971242905, 0.02050706185400486, 0.017278434708714485, 0.11941433697938919, 0.016484573483467102, 0.10982076078653336, 0.12174953520298004, 0.02605309709906578, 0.016490213572978973, 0.12174953520298004, 0.0345257930457592, 0.0345257930457592, 0.0345257930457592, 0.0345257930457592, 0.0345257930457592, 0.0345257930457592]</text:p>
          </table:table-cell>
        </table:table-row>
        <table:table-row table:style-name="ro1">
          <table:table-cell office:value-type="string" calcext:value-type="string">
            <text:p>let us show everybody just how good we be tonight d user user user user user user us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26046734303236008, 0.0627560243010521, 0.06949973106384277, 0.06893978267908096, 0.039440322667360306, 0.06795155256986618, 0.06948941946029663, 0.0695004016160965, 0.06950069963932037, 0.0695004016160965, 0.06950054317712784, 0.06939832121133804, 0.06950069963932037, 0.025567878037691116, 0.025567878037691116, 0.025567878037691116, 0.025567878037691116, 0.025567878037691116, 0.025567878037691116, 0.025567878037691116]</text:p>
          </table:table-cell>
          <table:table-cell office:value-type="string" calcext:value-type="string">
            <text:p>[0.06830497086048126, 0.032454755157232285, 0.10888172686100006, 0.016254650428891182, 0.0483970083296299, 0.042924683541059494, 0.016306694597005844, 0.11515899747610092, 0.017038291320204735, 0.11515899747610092, 0.015795834362506866, 0.11036813259124756, 0.01559101976454258, 0.0814230740070343, 0.032656848430633545, 0.032656848430633545, 0.032656848430633545, 0.032656848430633545, 0.032656848430633545, 0.032656848430633545]</text:p>
          </table:table-cell>
        </table:table-row>
        <table:table-row table:style-name="ro1">
          <table:table-cell office:value-type="string" calcext:value-type="string">
            <text:p>love work on my last day of summer 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[0.03503989428281784, 0.03503989428281784, 0.0952477902173996, 0.04341452941298485, 0.09524782001972198, 0.03503989428281784, 0.08634936064481735, 0.0949973613023758, 0.03503989428281784, 0.03503989428281784, 0.03503989428281784, 0.03503989428281784, 0.09418436139822006, 0.03503989428281784, 0.03503989428281784, 0.03503989428281784, 0.03503989428281784, 0.03503989428281784, 0.03503989428281784, 0.03503989428281784]</text:p>
          </table:table-cell>
          <table:table-cell office:value-type="string" calcext:value-type="string">
            <text:p>[0.12156964838504791, 0.016455719247460365, 0.01835789531469345, 0.12068150192499161, 0.016554297879338264, 0.016452988609671593, 0.12156964838504791, 0.016585059463977814, 0.12156964838504791, 0.01645277813076973, 0.01819605939090252, 0.016480810940265656, 0.12156964838504791, 0.050655800849199295, 0.03447478264570236, 0.03447478264570236, 0.03447478264570236, 0.03447478264570236, 0.03447478264570236, 0.03447478264570236]</text:p>
          </table:table-cell>
        </table:table-row>
        <table:table-row table:style-name="ro1">
          <table:table-cell office:value-type="string" calcext:value-type="string">
            <text:p>our friend at the fowler house in quincy love bawstins so much they may be add it to their favorite dish . look out its gon na be awesome 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3503989428281784, 0.03503989428281784, 0.0952477902173996, 0.04341452941298485, 0.09524782001972198, 0.03503989428281784, 0.08634936064481735, 0.0949973613023758, 0.03503989428281784, 0.03503989428281784, 0.03503989428281784, 0.03503989428281784, 0.09418436139822006, 0.03503989428281784, 0.03503989428281784, 0.03503989428281784, 0.03503989428281784, 0.03503989428281784, 0.03503989428281784, 0.03503989428281784]</text:p>
          </table:table-cell>
          <table:table-cell office:value-type="string" calcext:value-type="string">
            <text:p>[0.12156964838504791, 0.016455719247460365, 0.01835789531469345, 0.12068150192499161, 0.016554297879338264, 0.016452988609671593, 0.12156964838504791, 0.016585059463977814, 0.12156964838504791, 0.01645277813076973, 0.01819605939090252, 0.016480810940265656, 0.12156964838504791, 0.050655800849199295, 0.03447478264570236, 0.03447478264570236, 0.03447478264570236, 0.03447478264570236, 0.03447478264570236, 0.03447478264570236]</text:p>
          </table:table-cell>
        </table:table-row>
        <table:table-row table:style-name="ro1">
          <table:table-cell office:value-type="string" calcext:value-type="string">
            <text:p>love the political advice on twitter . get infor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8084073662757874, 0.029740557074546814, 0.08084319531917572, 0.07893108576536179, 0.07942745089530945, 0.08055634796619415, 0.08082820475101471, 0.08084294945001602, 0.029740557074546814, 0.029740557074546814, 0.08084315806627274, 0.029740557074546814, 0.029740557074546814, 0.029740557074546814, 0.029740557074546814, 0.029740557074546814, 0.029740557074546814, 0.029740557074546814, 0.029740557074546814, 0.029740557074546814]</text:p>
          </table:table-cell>
          <table:table-cell office:value-type="string" calcext:value-type="string">
            <text:p>[0.12907007336616516, 0.02668030932545662, 0.025235697627067566, 0.032140281051397324, 0.07569524645805359, 0.02572026662528515, 0.025240352377295494, 0.18617016077041626, 0.025227006524801254, 0.027305783703923225, 0.026189403608441353, 0.02626940794289112, 0.02522449567914009, 0.026707405224442482, 0.052853990346193314, 0.052853990346193314, 0.052853990346193314, 0.052853990346193314, 0.052853990346193314, 0.052853990346193314]</text:p>
          </table:table-cell>
        </table:table-row>
        <table:table-row table:style-name="ro1">
          <table:table-cell office:value-type="string" calcext:value-type="string">
            <text:p>hahaha . wenger be a fucking genius . giroud be d only striker leave in arsenal . lmao . !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1651349067687988, 0.11195401102304459, 0.042862918227910995, 0.042862918227910995, 0.042862918227910995, 0.042862918227910995, 0.042862918227910995, 0.042862918227910995, 0.042862918227910995, 0.042862918227910995, 0.042862918227910995, 0.042862918227910995, 0.042862918227910995, 0.042862918227910995, 0.042862918227910995, 0.042862918227910995, 0.042862918227910995, 0.042862918227910995, 0.042862918227910995, 0.042862918227910995]</text:p>
          </table:table-cell>
          <table:table-cell office:value-type="string" calcext:value-type="string">
            <text:p>[0.022851618006825447, 0.1546754390001297, 0.02128131315112114, 0.020965218544006348, 0.02538609318435192, 0.020972924306988716, 0.1546759158372879, 0.020933225750923157, 0.020933112129569054, 0.020934293046593666, 0.020933177322149277, 0.051813822239637375, 0.14436624944210052, 0.03609940782189369, 0.043863072991371155, 0.043863072991371155, 0.043863072991371155, 0.043863072991371155, 0.043863072991371155, 0.043863072991371155]</text:p>
          </table:table-cell>
        </table:table-row>
        <table:table-row table:style-name="ro1">
          <table:table-cell office:value-type="string" calcext:value-type="string">
            <text:p>oh dang , i be soo happy you be soo in love now . ya know , consider that a week ago you be not together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28622513636946678, 0.07772096991539001, 0.048453427851200104, 0.07780053466558456, 0.028622513636946678, 0.07761912792921066, 0.028622513636946678, 0.07780402153730392, 0.04988997429609299, 0.0777188390493393, 0.07780405133962631, 0.07121912389993668, 0.07774458080530167, 0.028622513636946678, 0.028622513636946678, 0.028622513636946678, 0.028622513636946678, 0.028622513636946678, 0.028622513636946678, 0.028622513636946678]</text:p>
          </table:table-cell>
          <table:table-cell office:value-type="string" calcext:value-type="string">
            <text:p>[0.016477037221193314, 0.12174937129020691, 0.01649877056479454, 0.01647862233221531, 0.052093978971242905, 0.02050706185400486, 0.017278434708714485, 0.11941433697938919, 0.016484573483467102, 0.10982076078653336, 0.12174953520298004, 0.02605309709906578, 0.016490213572978973, 0.12174953520298004, 0.0345257930457592, 0.0345257930457592, 0.0345257930457592, 0.0345257930457592, 0.0345257930457592, 0.0345257930457592]</text:p>
          </table:table-cell>
        </table:table-row>
        <table:table-row table:style-name="ro1">
          <table:table-cell office:value-type="string" calcext:value-type="string">
            <text:p>it ' s rain ? ! at marist ? ! what a surprise !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8970806747674942, 0.03300175815820694, 0.03300175815820694, 0.03300175815820694, 0.03300175815820694, 0.03300175815820694, 0.03300175815820694, 0.08964062482118607, 0.03300175815820694, 0.08964062482118607, 0.08964062482118607, 0.08970461785793304, 0.08964062482118607, 0.03300175815820694, 0.03300175815820694, 0.03300175815820694, 0.03300175815820694, 0.03300175815820694, 0.03300175815820694, 0.03300175815820694]</text:p>
          </table:table-cell>
          <table:table-cell office:value-type="string" calcext:value-type="string">
            <text:p>[0.015245601534843445, 0.09621679037809372, 0.015215602703392506, 0.016245601698756218, 0.015124115161597729, 0.014921884983778, 0.11020444333553314, 0.03670128434896469, 0.03693356364965439, 0.10870064795017242, 0.10919983685016632, 0.10387489199638367, 0.10808657109737396, 0.0257321298122406, 0.03126617148518562, 0.03126617148518562, 0.03126617148518562, 0.03126617148518562, 0.03126617148518562, 0.03126617148518562]</text:p>
          </table:table-cell>
        </table:table-row>
        <table:table-row table:style-name="ro1">
          <table:table-cell office:value-type="string" calcext:value-type="string">
            <text:p>user pengguna baru twett , mhon bantuanx ya . . laugh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26046734303236008, 0.0627560243010521, 0.06949973106384277, 0.06893978267908096, 0.039440322667360306, 0.06795155256986618, 0.06948941946029663, 0.0695004016160965, 0.06950069963932037, 0.0695004016160965, 0.06950054317712784, 0.06939832121133804, 0.06950069963932037, 0.025567878037691116, 0.025567878037691116, 0.025567878037691116, 0.025567878037691116, 0.025567878037691116, 0.025567878037691116, 0.025567878037691116]</text:p>
          </table:table-cell>
          <table:table-cell office:value-type="string" calcext:value-type="string">
            <text:p>[0.06830497086048126, 0.032454755157232285, 0.10888172686100006, 0.016254650428891182, 0.0483970083296299, 0.042924683541059494, 0.016306694597005844, 0.11515899747610092, 0.017038291320204735, 0.11515899747610092, 0.015795834362506866, 0.11036813259124756, 0.01559101976454258, 0.0814230740070343, 0.032656848430633545, 0.032656848430633545, 0.032656848430633545, 0.032656848430633545, 0.032656848430633545, 0.032656848430633545]</text:p>
          </table:table-cell>
        </table:table-row>
        <table:table-row table:style-name="ro1">
          <table:table-cell office:value-type="string" calcext:value-type="string">
            <text:p>user i do not know where to find any asian in champaign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1651349067687988, 0.11195401102304459, 0.042862918227910995, 0.042862918227910995, 0.042862918227910995, 0.042862918227910995, 0.042862918227910995, 0.042862918227910995, 0.042862918227910995, 0.042862918227910995, 0.042862918227910995, 0.042862918227910995, 0.042862918227910995, 0.042862918227910995, 0.042862918227910995, 0.042862918227910995, 0.042862918227910995, 0.042862918227910995, 0.042862918227910995, 0.042862918227910995]</text:p>
          </table:table-cell>
          <table:table-cell office:value-type="string" calcext:value-type="string">
            <text:p>[0.022851618006825447, 0.1546754390001297, 0.02128131315112114, 0.020965218544006348, 0.02538609318435192, 0.020972924306988716, 0.1546759158372879, 0.020933225750923157, 0.020933112129569054, 0.020934293046593666, 0.020933177322149277, 0.051813822239637375, 0.14436624944210052, 0.03609940782189369, 0.043863072991371155, 0.043863072991371155, 0.043863072991371155, 0.043863072991371155, 0.043863072991371155, 0.043863072991371155]</text:p>
          </table:table-cell>
        </table:table-row>
        <table:table-row table:style-name="ro1">
          <table:table-cell office:value-type="string" calcext:value-type="string">
            <text:p>user make the semi pro team bruh run a 4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0707945376634598, 0.03939232975244522, 0.03939232975244522, 0.03939232975244522, 0.03939232975244522, 0.03939232975244522, 0.03939232975244522, 0.03939232975244522, 0.10707807540893555, 0.03939232975244522, 0.03939232975244522, 0.10707945376634598, 0.04848566651344299, 0.03939232975244522, 0.03939232975244522, 0.03939232975244522, 0.03939232975244522, 0.03939232975244522, 0.03939232975244522, 0.03939232975244522]</text:p>
          </table:table-cell>
          <table:table-cell office:value-type="string" calcext:value-type="string">
            <text:p>[0.10626329481601715, 0.10626038163900375, 0.014658968895673752, 0.10581052303314209, 0.014670281670987606, 0.10411123931407928, 0.019845305010676384, 0.014626947231590748, 0.10626384615898132, 0.060972414910793304, 0.029624011367559433, 0.014424019493162632, 0.10626384615898132, 0.015398592688143253, 0.030134355649352074, 0.030134355649352074, 0.030134355649352074, 0.030134355649352074, 0.030134355649352074, 0.030134355649352074]</text:p>
          </table:table-cell>
        </table:table-row>
        <table:table-row table:style-name="ro1">
          <table:table-cell office:value-type="string" calcext:value-type="string">
            <text:p>hey , hi . i be here to look pretty and insult your intelligence . [ insert something insult to your intelligence and hairflip here ]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497600182890892, 0.09507463127374649, 0.03497600182890892, 0.09507463127374649, 0.03497600182890892, 0.03497600182890892, 0.09507442265748978, 0.09506141394376755, 0.03497600182890892, 0.03497600182890892, 0.03497600182890892, 0.03497600182890892, 0.09507463127374649, 0.03497600182890892, 0.03497600182890892, 0.03497600182890892, 0.03497600182890892, 0.03497600182890892, 0.03497600182890892, 0.03497600182890892]</text:p>
          </table:table-cell>
          <table:table-cell office:value-type="string" calcext:value-type="string">
            <text:p>[0.02228487655520439, 0.02227846346795559, 0.0223391093313694, 0.040776144713163376, 0.02228175662457943, 0.05039016902446747, 0.02242962457239628, 0.024196922779083252, 0.16461612284183502, 0.022278552874922752, 0.08428530395030975, 0.03327938914299011, 0.16461673378944397, 0.0238544549793005, 0.046682097017765045, 0.046682097017765045, 0.046682097017765045, 0.046682097017765045, 0.046682097017765045, 0.046682097017765045]</text:p>
          </table:table-cell>
        </table:table-row>
        <table:table-row table:style-name="ro1">
          <table:table-cell office:value-type="string" calcext:value-type="string">
            <text:p>and now the time be more than 4pm . so i should get ready . bubbye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8776451647281647, 0.03631917014718056, 0.05121641233563423, 0.03631917014718056, 0.0987253338098526, 0.057697150856256485, 0.03631917014718056, 0.036488838493824005, 0.09723269939422607, 0.03631917014718056, 0.03631917014718056, 0.09872572869062424, 0.03631917014718056, 0.03631917014718056, 0.03631917014718056, 0.03631917014718056, 0.03631917014718056, 0.03631917014718056, 0.03631917014718056, 0.03631917014718056]</text:p>
          </table:table-cell>
          <table:table-cell office:value-type="string" calcext:value-type="string">
            <text:p>[0.13658210635185242, 0.018486594781279564, 0.0801413506269455, 0.019318703562021255, 0.01849880814552307, 0.09670819342136383, 0.02022867277264595, 0.13658210635185242, 0.01849721185863018, 0.018499091267585754, 0.023653917014598846, 0.13658210635185242, 0.018510788679122925, 0.02531842142343521, 0.03873202204704285, 0.03873202204704285, 0.03873202204704285, 0.03873202204704285, 0.03873202204704285, 0.03873202204704285]</text:p>
          </table:table-cell>
        </table:table-row>
        <table:table-row table:style-name="ro1">
          <table:table-cell office:value-type="string" calcext:value-type="string">
            <text:p>user pengguna baru twett , mhon bantuanx ya . . laugh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3503989428281784, 0.03503989428281784, 0.0952477902173996, 0.04341452941298485, 0.09524782001972198, 0.03503989428281784, 0.08634936064481735, 0.0949973613023758, 0.03503989428281784, 0.03503989428281784, 0.03503989428281784, 0.03503989428281784, 0.09418436139822006, 0.03503989428281784, 0.03503989428281784, 0.03503989428281784, 0.03503989428281784, 0.03503989428281784, 0.03503989428281784, 0.03503989428281784]</text:p>
          </table:table-cell>
          <table:table-cell office:value-type="string" calcext:value-type="string">
            <text:p>[0.12156964838504791, 0.016455719247460365, 0.01835789531469345, 0.12068150192499161, 0.016554297879338264, 0.016452988609671593, 0.12156964838504791, 0.016585059463977814, 0.12156964838504791, 0.01645277813076973, 0.01819605939090252, 0.016480810940265656, 0.12156964838504791, 0.050655800849199295, 0.03447478264570236, 0.03447478264570236, 0.03447478264570236, 0.03447478264570236, 0.03447478264570236, 0.03447478264570236]</text:p>
          </table:table-cell>
        </table:table-row>
        <table:table-row table:style-name="ro1">
          <table:table-cell office:value-type="string" calcext:value-type="string">
            <text:p>user i be do at 4 ish def text me if you be free after that !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0192946344614029, 0.03749994933605194, 0.10186411440372467, 0.03749994933605194, 0.03749994933605194, 0.03749994933605194, 0.03749994933605194, 0.09865610301494598, 0.03749994933605194, 0.03749994933605194, 0.07344561070203781, 0.03749994933605194, 0.06160549819469452, 0.03749994933605194, 0.03749994933605194, 0.03749994933605194, 0.03749994933605194, 0.03749994933605194, 0.03749994933605194, 0.03749994933605194]</text:p>
          </table:table-cell>
          <table:table-cell office:value-type="string" calcext:value-type="string">
            <text:p>[0.16957500576972961, 0.022952625527977943, 0.023142537102103233, 0.02295001409947872, 0.022954275831580162, 0.022950470447540283, 0.02636326663196087, 0.024028191342949867, 0.1690896451473236, 0.09629695117473602, 0.022952912375330925, 0.03043164499104023, 0.022952120751142502, 0.03483056277036667, 0.048088327050209045, 0.048088327050209045, 0.048088327050209045, 0.048088327050209045, 0.048088327050209045, 0.048088327050209045]</text:p>
          </table:table-cell>
        </table:table-row>
        <table:table-row table:style-name="ro1">
          <table:table-cell office:value-type="string" calcext:value-type="string">
            <text:p>first day of senior year wooho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42126547545194626, 0.042126547545194626, 0.042126547545194626, 0.042126547545194626, 0.042126547545194626, 0.042126547545194626, 0.042126547545194626, 0.11450964957475662, 0.054957710206508636, 0.042126547545194626, 0.11438130587339401, 0.042126547545194626, 0.042126547545194626, 0.042126547545194626, 0.042126547545194626, 0.042126547545194626, 0.042126547545194626, 0.042126547545194626, 0.042126547545194626, 0.042126547545194626]</text:p>
          </table:table-cell>
          <table:table-cell office:value-type="string" calcext:value-type="string">
            <text:p>[0.02909746579825878, 0.0166220273822546, 0.03186849504709244, 0.026359951123595238, 0.01666169799864292, 0.11516332626342773, 0.01662180759012699, 0.1228150799870491, 0.12048565596342087, 0.016645561903715134, 0.12281884998083115, 0.016627240926027298, 0.12144044041633606, 0.01779760792851448, 0.03482912480831146, 0.03482912480831146, 0.03482912480831146, 0.03482912480831146, 0.03482912480831146, 0.03482912480831146]</text:p>
          </table:table-cell>
        </table:table-row>
        <table:table-row table:style-name="ro1">
          <table:table-cell office:value-type="string" calcext:value-type="string">
            <text:p>stress and school hasnt even start should be a good ye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30368467792868614, 0.030368467792868614, 0.059876639395952225, 0.08254925161600113, 0.08254498988389969, 0.08253061026334763, 0.08237991482019424, 0.030368467792868614, 0.030368467792868614, 0.030368467792868614, 0.08059754967689514, 0.082550048828125, 0.08254921436309814, 0.030368467792868614, 0.030368467792868614, 0.030368467792868614, 0.030368467792868614, 0.030368467792868614, 0.030368467792868614, 0.030368467792868614]</text:p>
          </table:table-cell>
          <table:table-cell office:value-type="string" calcext:value-type="string">
            <text:p>[0.018275951966643333, 0.10567472130060196, 0.01633593998849392, 0.12066539376974106, 0.115596704185009, 0.01686796359717846, 0.016343282535672188, 0.09354497492313385, 0.016331670805811882, 0.03856803476810455, 0.02047867327928543, 0.07785575836896896, 0.12066539376974106, 0.01748550869524479, 0.034218356013298035, 0.034218356013298035, 0.034218356013298035, 0.034218356013298035, 0.034218356013298035, 0.034218356013298035]</text:p>
          </table:table-cell>
        </table:table-row>
        <table:table-row table:style-name="ro1">
          <table:table-cell office:value-type="string" calcext:value-type="string">
            <text:p>just love get lie to !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42126547545194626, 0.042126547545194626, 0.042126547545194626, 0.042126547545194626, 0.042126547545194626, 0.042126547545194626, 0.042126547545194626, 0.11450964957475662, 0.054957710206508636, 0.042126547545194626, 0.11438130587339401, 0.042126547545194626, 0.042126547545194626, 0.042126547545194626, 0.042126547545194626, 0.042126547545194626, 0.042126547545194626, 0.042126547545194626, 0.042126547545194626, 0.042126547545194626]</text:p>
          </table:table-cell>
          <table:table-cell office:value-type="string" calcext:value-type="string">
            <text:p>[0.02909746579825878, 0.0166220273822546, 0.03186849504709244, 0.026359951123595238, 0.01666169799864292, 0.11516332626342773, 0.01662180759012699, 0.1228150799870491, 0.12048565596342087, 0.016645561903715134, 0.12281884998083115, 0.016627240926027298, 0.12144044041633606, 0.01779760792851448, 0.03482912480831146, 0.03482912480831146, 0.03482912480831146, 0.03482912480831146, 0.03482912480831146, 0.03482912480831146]</text:p>
          </table:table-cell>
        </table:table-row>
        <table:table-row table:style-name="ro1">
          <table:table-cell office:value-type="string" calcext:value-type="string">
            <text:p>long long amazing line at security ! wonderful start to the long weekend can ' twait hungry airportat 5 b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509705886244774, 0.03509705886244774, 0.03509705886244774, 0.09132443368434906, 0.03964279964566231, 0.09521191567182541, 0.09500963985919952, 0.03509705886244774, 0.03509705886244774, 0.087694451212883, 0.03964279964566231, 0.09521191567182541, 0.03509705886244774, 0.03509705886244774, 0.03509705886244774, 0.03509705886244774, 0.03509705886244774, 0.03509705886244774, 0.03509705886244774, 0.03509705886244774]</text:p>
          </table:table-cell>
          <table:table-cell office:value-type="string" calcext:value-type="string">
            <text:p>[0.016779951751232147, 0.12169120460748672, 0.11658898741006851, 0.10521501302719116, 0.016535939648747444, 0.12165535986423492, 0.0450846292078495, 0.016657430678606033, 0.01874658465385437, 0.023255810141563416, 0.01737043261528015, 0.1215921938419342, 0.01726188138127327, 0.03450925275683403, 0.03450925275683403, 0.03450925275683403, 0.03450925275683403, 0.03450925275683403, 0.03450925275683403, 0.03450925275683403]</text:p>
          </table:table-cell>
        </table:table-row>
        <table:table-row table:style-name="ro1">
          <table:table-cell office:value-type="string" calcext:value-type="string">
            <text:p>every dark light be follow by a light morning . good morning and do not forget to be awesome !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7850329577922821, 0.07850133627653122, 0.07570955157279968, 0.028879845514893532, 0.0581599622964859, 0.028879845514893532, 0.07850293815135956, 0.07747860252857208, 0.07846453785896301, 0.028879845514893532, 0.07849766314029694, 0.0785035565495491, 0.028879845514893532, 0.028879845514893532, 0.028879845514893532, 0.028879845514893532, 0.028879845514893532, 0.028879845514893532, 0.028879845514893532, 0.028879845514893532]</text:p>
          </table:table-cell>
          <table:table-cell office:value-type="string" calcext:value-type="string">
            <text:p>[0.11088190972805023, 0.06217456981539726, 0.020028019323945045, 0.10195624083280563, 0.01685957796871662, 0.12416598200798035, 0.09837663173675537, 0.01683681830763817, 0.02026110328733921, 0.016979433596134186, 0.12416598200798035, 0.01811501756310463, 0.0227215476334095, 0.03521105274558067, 0.03521105274558067, 0.03521105274558067, 0.03521105274558067, 0.03521105274558067, 0.03521105274558067, 0.03521105274558067]</text:p>
          </table:table-cell>
        </table:table-row>
        <table:table-row table:style-name="ro1">
          <table:table-cell office:value-type="string" calcext:value-type="string">
            <text:p>user make the semi pro team bruh run a 4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803229808807373, 0.0803229808807373, 0.08031799644231796, 0.032739102840423584, 0.02954917587339878, 0.0799766555428505, 0.08031205832958221, 0.0803229808807373, 0.08032099157571793, 0.02954917587339878, 0.02954917587339878, 0.0803229808807373, 0.02954917587339878, 0.02954917587339878, 0.02954917587339878, 0.02954917587339878, 0.02954917587339878, 0.02954917587339878, 0.02954917587339878, 0.02954917587339878]</text:p>
          </table:table-cell>
          <table:table-cell office:value-type="string" calcext:value-type="string">
            <text:p>[0.1265711486339569, 0.1265711486339569, 0.06237437576055527, 0.017699280753731728, 0.01722199097275734, 0.12653988599777222, 0.01732034794986248, 0.05048588663339615, 0.1265711486339569, 0.01712985336780548, 0.01713024079799652, 0.017135540023446083, 0.025997525081038475, 0.03589311242103577, 0.03589311242103577, 0.03589311242103577, 0.03589311242103577, 0.03589311242103577, 0.03589311242103577, 0.03589311242103577]</text:p>
          </table:table-cell>
        </table:table-row>
        <table:table-row table:style-name="ro1">
          <table:table-cell office:value-type="string" calcext:value-type="string">
            <text:p>what beautiful passport photo i just take v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[0.08334696292877197, 0.03610830381512642, 0.03076493926346302, 0.0836244747042656, 0.07465870678424835, 0.049501292407512665, 0.08362764120101929, 0.08346664905548096, 0.03076493926346302, 0.03076493926346302, 0.08362766355276108, 0.08362407237291336, 0.03076493926346302, 0.03076493926346302, 0.03076493926346302, 0.03076493926346302, 0.03076493926346302, 0.03076493926346302, 0.03076493926346302, 0.03076493926346302]</text:p>
          </table:table-cell>
          <table:table-cell office:value-type="string" calcext:value-type="string">
            <text:p>[0.07876894623041153, 0.010737250559031963, 0.07876894623041153, 0.07876894623041153, 0.07876894623041153, 0.027752751484513283, 0.07876894623041153, 0.017458952963352203, 0.07876894623041153, 0.07876894623041153, 0.07876894623041153, 0.07876894623041153, 0.07876894623041153, 0.02233733795583248, 0.02233733795583248, 0.02233733795583248, 0.02233733795583248, 0.02233733795583248, 0.02233733795583248, 0.02233733795583248]</text:p>
          </table:table-cell>
        </table:table-row>
        <table:table-row table:style-name="ro1">
          <table:table-cell office:value-type="string" calcext:value-type="string">
            <text:p>and the dream would go on and on while we sway against all thing thrown our way . n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0720451176166534, 0.039438337087631226, 0.039438337087631226, 0.10619483143091202, 0.039438337087631226, 0.039438337087631226, 0.039438337087631226, 0.039438337087631226, 0.039438337087631226, 0.04838261753320694, 0.039438337087631226, 0.10720448195934296, 0.039438337087631226, 0.039438337087631226, 0.039438337087631226, 0.039438337087631226, 0.039438337087631226, 0.039438337087631226, 0.039438337087631226, 0.039438337087631226]</text:p>
          </table:table-cell>
          <table:table-cell office:value-type="string" calcext:value-type="string">
            <text:p>[0.09313246607780457, 0.09313246607780457, 0.012610914185643196, 0.09313246607780457, 0.018930787220597267, 0.09313246607780457, 0.01319163292646408, 0.09313246607780457, 0.09313246607780457, 0.09313246607780457, 0.012608364224433899, 0.012724606320261955, 0.09313246607780457, 0.026410551741719246, 0.026410551741719246, 0.026410551741719246, 0.026410551741719246, 0.026410551741719246, 0.026410551741719246, 0.026410551741719246]</text:p>
          </table:table-cell>
        </table:table-row>
        <table:table-row table:style-name="ro1">
          <table:table-cell office:value-type="string" calcext:value-type="string">
            <text:p>feel like crap , tomorrow should be great . throat hurt allerg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453033044934273, 0.09074088931083679, 0.054397933185100555, 0.03453033044934273, 0.03453033044934273, 0.09074088931083679, 0.0938621312379837, 0.03453033044934273, 0.09386316686868668, 0.03453033044934273, 0.03453033044934273, 0.092970110476017, 0.03453033044934273, 0.03453033044934273, 0.03453033044934273, 0.03453033044934273, 0.03453033044934273, 0.03453033044934273, 0.03453033044934273, 0.03453033044934273]</text:p>
          </table:table-cell>
          <table:table-cell office:value-type="string" calcext:value-type="string">
            <text:p>[0.025521662086248398, 0.03515017405152321, 0.06895031034946442, 0.0256618894636631, 0.025523409247398376, 0.025553306564688683, 0.03420453891158104, 0.026340054348111153, 0.18857982754707336, 0.027661297470331192, 0.07885709404945374, 0.038004983216524124, 0.02564864791929722, 0.05347756668925285, 0.05347756668925285, 0.05347756668925285, 0.05347756668925285, 0.05347756668925285, 0.05347756668925285, 0.05347756668925285]</text:p>
          </table:table-cell>
        </table:table-row>
        <table:table-row table:style-name="ro1">
          <table:table-cell office:value-type="string" calcext:value-type="string">
            <text:p>maryland absolutely , positively do the right thing not honor james franklin ' s `` head coach in wait `` status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9319119155406952, 0.034283123910427094, 0.034283123910427094, 0.034283123910427094, 0.034283123910427094, 0.034283123910427094, 0.09179698675870895, 0.059203289449214935, 0.0931902676820755, 0.034283123910427094, 0.08946308493614197, 0.09319119155406952, 0.034283123910427094, 0.034283123910427094, 0.034283123910427094, 0.034283123910427094, 0.034283123910427094, 0.034283123910427094, 0.034283123910427094, 0.034283123910427094]</text:p>
          </table:table-cell>
          <table:table-cell office:value-type="string" calcext:value-type="string">
            <text:p>[0.09961555153131485, 0.09961555153131485, 0.08831317722797394, 0.018996048718690872, 0.0280483216047287, 0.09961555153131485, 0.018131807446479797, 0.09961555153131485, 0.09961555153131485, 0.030342182144522667, 0.09237933158874512, 0.013563070446252823, 0.014404925517737865, 0.02824902907013893, 0.02824902907013893, 0.02824902907013893, 0.02824902907013893, 0.02824902907013893, 0.02824902907013893, 0.02824902907013893]</text:p>
          </table:table-cell>
        </table:table-row>
        <table:table-row table:style-name="ro1">
          <table:table-cell office:value-type="string" calcext:value-type="string">
            <text:p>love you more than this kode asikasik * poke user tong haha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4143185168504715, 0.02893167920410633, 0.0786440297961235, 0.02893167920410633, 0.02893167920410633, 0.07822764664888382, 0.07863041758537292, 0.07864149659872055, 0.07310602813959122, 0.02893167920410633, 0.04608279466629028, 0.07863041758537292, 0.07864399999380112, 0.02893167920410633, 0.07864439487457275, 0.02893167920410633, 0.02893167920410633, 0.02893167920410633, 0.02893167920410633, 0.02893167920410633]</text:p>
          </table:table-cell>
          <table:table-cell office:value-type="string" calcext:value-type="string">
            <text:p>[0.0843316987156868, 0.012926492840051651, 0.09547534584999084, 0.09549806267023087, 0.021831681951880455, 0.017177263274788857, 0.024889634922146797, 0.09549813717603683, 0.013110185973346233, 0.09325063228607178, 0.0864754468202591, 0.07813316583633423, 0.05082295089960098, 0.012925704009830952, 0.09548943489789963, 0.013838548213243484, 0.027081424370408058, 0.027081424370408058, 0.027081424370408058, 0.027081424370408058]</text:p>
          </table:table-cell>
        </table:table-row>
        <table:table-row table:style-name="ro1">
          <table:table-cell office:value-type="string" calcext:value-type="string">
            <text:p>i just love eight o ' clock class : unamused_face :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3976280987262726, 0.03976280987262726, 0.03976280987262726, 0.03976280987262726, 0.03976280987262726, 0.1080847978591919, 0.03976280987262726, 0.1080574244260788, 0.03976280987262726, 0.03976280987262726, 0.03976280987262726, 0.03976280987262726, 0.07382647693157196, 0.03976280987262726, 0.07382647693157196, 0.03976280987262726, 0.03976280987262726, 0.03976280987262726, 0.03976280987262726, 0.03976280987262726]</text:p>
          </table:table-cell>
          <table:table-cell office:value-type="string" calcext:value-type="string">
            <text:p>[0.018299508839845657, 0.01580977253615856, 0.11680074781179428, 0.015831641852855682, 0.0165781918913126, 0.11603710800409317, 0.06542276591062546, 0.015906842425465584, 0.11680074781179428, 0.04297087714076042, 0.11680074781179428, 0.01783738285303116, 0.017012370750308037, 0.039126280695199966, 0.10901559144258499, 0.027259821072220802, 0.03312241658568382, 0.03312241658568382, 0.03312241658568382, 0.03312241658568382]</text:p>
          </table:table-cell>
        </table:table-row>
        <table:table-row table:style-name="ro1">
          <table:table-cell office:value-type="string" calcext:value-type="string">
            <text:p>user i love work there be this and when do you g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41160598397254944, 0.041160598397254944, 0.041160598397254944, 0.041160598397254944, 0.041160598397254944, 0.07649753987789154, 0.041160598397254944, 0.041160598397254944, 0.041160598397254944, 0.041160598397254944, 0.041160598397254944, 0.041160598397254944, 0.11188610643148422, 0.041160598397254944, 0.11188610643148422, 0.041160598397254944, 0.041160598397254944, 0.041160598397254944, 0.041160598397254944, 0.041160598397254944]</text:p>
          </table:table-cell>
          <table:table-cell office:value-type="string" calcext:value-type="string">
            <text:p>[0.024133926257491112, 0.017269914969801903, 0.01727006584405899, 0.017362486571073532, 0.01727036014199257, 0.12760835886001587, 0.017283154651522636, 0.12760835886001587, 0.01792188547551632, 0.017270034179091454, 0.020513812080025673, 0.020701678469777107, 0.12760835886001587, 0.12760835886001587, 0.12760835886001587, 0.030211983248591423, 0.036187246441841125, 0.036187246441841125, 0.036187246441841125, 0.036187246441841125]</text:p>
          </table:table-cell>
        </table:table-row>
        <table:table-row table:style-name="ro1">
          <table:table-cell office:value-type="string" calcext:value-type="string">
            <text:p>i be incredibly annoyed that i be gon na have to sit through lunch during 4 th and 5 th this year . i will probably just stay in class and be a ne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3880005329847336, 0.03880005329847336, 0.03880005329847336, 0.03880005329847336, 0.03880005329847336, 0.03880005329847336, 0.03880005329847336, 0.10546334087848663, 0.03880005329847336, 0.1054583191871643, 0.03880005329847336, 0.03880005329847336, 0.03880005329847336, 0.10546933114528656, 0.06280826032161713, 0.03880005329847336, 0.03880005329847336, 0.03880005329847336, 0.03880005329847336, 0.03880005329847336]</text:p>
          </table:table-cell>
          <table:table-cell office:value-type="string" calcext:value-type="string">
            <text:p>[0.017237702384591103, 0.013210306875407696, 0.01359840389341116, 0.013267945498228073, 0.09759312123060226, 0.09759312123060226, 0.013211999088525772, 0.09759312123060226, 0.013289457187056541, 0.09759281575679779, 0.09759312123060226, 0.09759312123060226, 0.013208010233938694, 0.09759312123060226, 0.09498041123151779, 0.014142126776278019, 0.027675507590174675, 0.027675507590174675, 0.027675507590174675, 0.027675507590174675]</text:p>
          </table:table-cell>
        </table:table-row>
        <table:table-row table:style-name="ro1">
          <table:table-cell office:value-type="string" calcext:value-type="string">
            <text:p>need to play football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77371746301651, 0.07683088630437851, 0.028463788330554962, 0.07737242430448532, 0.028463788330554962, 0.05028105527162552, 0.05742907151579857, 0.04234229028224945, 0.03089151345193386, 0.028463788330554962, 0.05028105527162552, 0.077371746301651, 0.07737259566783905, 0.07737259566783905, 0.07737259566783905, 0.028463788330554962, 0.028463788330554962, 0.028463788330554962, 0.028463788330554962, 0.028463788330554962]</text:p>
          </table:table-cell>
          <table:table-cell office:value-type="string" calcext:value-type="string">
            <text:p>[0.05265234410762787, 0.07145553082227707, 0.06837517023086548, 0.0135513786226511, 0.013698484748601913, 0.013524378649890423, 0.01352132298052311, 0.01351479347795248, 0.09985148906707764, 0.013513573445379734, 0.013819977641105652, 0.09985153377056122, 0.09985153377056122, 0.09985153377056122, 0.09985153377056122, 0.09985153377056122, 0.028315948322415352, 0.028315948322415352, 0.028315948322415352, 0.028315948322415352]</text:p>
          </table:table-cell>
        </table:table-row>
        <table:table-row table:style-name="ro1">
          <table:table-cell office:value-type="string" calcext:value-type="string">
            <text:p>company next door use explosives to get their material sound like a war , i spill tea all over my notebook { thanks }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7310602813959122, 0.07310628145933151, 0.07310805469751358, 0.0268949493765831, 0.0268949493765831, 0.07310258597135544, 0.0731012150645256, 0.07310206443071365, 0.07310634106397629, 0.0268949493765831, 0.0268949493765831, 0.0731072947382927, 0.0731024369597435, 0.0268949493765831, 0.07310805469751358, 0.0268949493765831, 0.0268949493765831, 0.0268949493765831, 0.0268949493765831, 0.0268949493765831]</text:p>
          </table:table-cell>
          <table:table-cell office:value-type="string" calcext:value-type="string">
            <text:p>[0.11594392359256744, 0.11594392359256744, 0.0237579345703125, 0.01847977563738823, 0.01589987613260746, 0.024358829483389854, 0.021247122436761856, 0.015691306442022324, 0.10615774989128113, 0.01584407314658165, 0.015691304579377174, 0.015771733596920967, 0.11594392359256744, 0.11593489348888397, 0.01587187871336937, 0.11594392359256744, 0.03287943825125694, 0.03287943825125694, 0.03287943825125694, 0.03287943825125694]</text:p>
          </table:table-cell>
        </table:table-row>
        <table:table-row table:style-name="ro1">
          <table:table-cell office:value-type="string" calcext:value-type="string">
            <text:p>yay , i be so happy it ' s tuesday : unamused_face :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77371746301651, 0.07683088630437851, 0.028463788330554962, 0.07737242430448532, 0.028463788330554962, 0.05028105527162552, 0.05742907151579857, 0.04234229028224945, 0.03089151345193386, 0.028463788330554962, 0.05028105527162552, 0.077371746301651, 0.07737259566783905, 0.07737259566783905, 0.07737259566783905, 0.028463788330554962, 0.028463788330554962, 0.028463788330554962, 0.028463788330554962, 0.028463788330554962]</text:p>
          </table:table-cell>
          <table:table-cell office:value-type="string" calcext:value-type="string">
            <text:p>[0.05265234410762787, 0.07145553082227707, 0.06837517023086548, 0.0135513786226511, 0.013698484748601913, 0.013524378649890423, 0.01352132298052311, 0.01351479347795248, 0.09985148906707764, 0.013513573445379734, 0.013819977641105652, 0.09985153377056122, 0.09985153377056122, 0.09985153377056122, 0.09985153377056122, 0.09985153377056122, 0.028315948322415352, 0.028315948322415352, 0.028315948322415352, 0.028315948322415352]</text:p>
          </table:table-cell>
        </table:table-row>
        <table:table-row table:style-name="ro1">
          <table:table-cell office:value-type="string" calcext:value-type="string">
            <text:p>the school board ' s wise budget cut have to be the one that include new macbook ' s for faculty member 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[0.03880005329847336, 0.03880005329847336, 0.03880005329847336, 0.03880005329847336, 0.03880005329847336, 0.03880005329847336, 0.03880005329847336, 0.10546334087848663, 0.03880005329847336, 0.1054583191871643, 0.03880005329847336, 0.03880005329847336, 0.03880005329847336, 0.10546933114528656, 0.06280826032161713, 0.03880005329847336, 0.03880005329847336, 0.03880005329847336, 0.03880005329847336, 0.03880005329847336]</text:p>
          </table:table-cell>
          <table:table-cell office:value-type="string" calcext:value-type="string">
            <text:p>[0.017237702384591103, 0.013210306875407696, 0.01359840389341116, 0.013267945498228073, 0.09759312123060226, 0.09759312123060226, 0.013211999088525772, 0.09759312123060226, 0.013289457187056541, 0.09759281575679779, 0.09759312123060226, 0.09759312123060226, 0.013208010233938694, 0.09759312123060226, 0.09498041123151779, 0.014142126776278019, 0.027675507590174675, 0.027675507590174675, 0.027675507590174675, 0.027675507590174675]</text:p>
          </table:table-cell>
        </table:table-row>
        <table:table-row table:style-name="ro1">
          <table:table-cell office:value-type="string" calcext:value-type="string">
            <text:p>just sprain my foot . happy day 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[0.046046651899814606, 0.046046651899814606, 0.046046651899814606, 0.046046651899814606, 0.12511375546455383, 0.046046651899814606, 0.046046651899814606, 0.046046651899814606, 0.046046651899814606, 0.046046651899814606, 0.046046651899814606, 0.046046651899814606, 0.046046651899814606, 0.046046651899814606, 0.046046651899814606, 0.046046651899814606, 0.046046651899814606, 0.046046651899814606, 0.046046651899814606, 0.046046651899814606]</text:p>
          </table:table-cell>
          <table:table-cell office:value-type="string" calcext:value-type="string">
            <text:p>[0.02103380113840103, 0.15184013545513153, 0.023455556482076645, 0.020552270114421844, 0.09640032052993774, 0.1518361121416092, 0.022401798516511917, 0.135420024394989, 0.020549418404698372, 0.020549343898892403, 0.020564362406730652, 0.020785341039299965, 0.020731700584292412, 0.020557556301355362, 0.03802793473005295, 0.04305890202522278, 0.04305890202522278, 0.04305890202522278, 0.04305890202522278, 0.04305890202522278]</text:p>
          </table:table-cell>
        </table:table-row>
        <table:table-row table:style-name="ro1">
          <table:table-cell office:value-type="string" calcext:value-type="string">
            <text:p>user nope , i can not stand to lick envelope either . yuck 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9508666396141052, 0.03498043119907379, 0.03498043119907379, 0.03498043119907379, 0.03498043119907379, 0.03498043119907379, 0.09507458657026291, 0.09508666396141052, 0.03498043119907379, 0.03498043119907379, 0.09497474133968353, 0.03498043119907379, 0.0950707197189331, 0.03498043119907379, 0.03498043119907379, 0.03498043119907379, 0.03498043119907379, 0.03498043119907379, 0.03498043119907379, 0.03498043119907379]</text:p>
          </table:table-cell>
          <table:table-cell office:value-type="string" calcext:value-type="string">
            <text:p>[0.012128300033509731, 0.08883178234100342, 0.01670779474079609, 0.08907990157604218, 0.012162923812866211, 0.08907990157604218, 0.08907990157604218, 0.08907990157604218, 0.08835647255182266, 0.012065618298947811, 0.08907990157604218, 0.0120814498513937, 0.01206042431294918, 0.08481915295124054, 0.08907990157604218, 0.025261323899030685, 0.025261323899030685, 0.025261323899030685, 0.025261323899030685, 0.025261323899030685]</text:p>
          </table:table-cell>
        </table:table-row>
        <table:table-row table:style-name="ro1">
          <table:table-cell office:value-type="string" calcext:value-type="string">
            <text:p>its my birthday bitch . who ' s gon na start suck my dick and who ' s gon na start suck my ball 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280332684516907, 0.08916445076465607, 0.03280332684516907, 0.03280332684516907, 0.03280332684516907, 0.08916869014501572, 0.08916540443897247, 0.08916869014501572, 0.034508246928453445, 0.08916869014501572, 0.03280332684516907, 0.0891418531537056, 0.03687380254268646, 0.03280332684516907, 0.03280332684516907, 0.03280332684516907, 0.03280332684516907, 0.03280332684516907, 0.03280332684516907, 0.03280332684516907]</text:p>
          </table:table-cell>
          <table:table-cell office:value-type="string" calcext:value-type="string">
            <text:p>[0.024262621998786926, 0.1727820485830307, 0.023457281291484833, 0.02837793529033661, 0.023582998663187027, 0.026586607098579407, 0.03280764818191528, 0.02350020408630371, 0.1713465452194214, 0.023828988894820213, 0.02351335808634758, 0.035612963140010834, 0.0720849484205246, 0.04765823483467102, 0.02483685500919819, 0.04915217310190201, 0.04915217310190201, 0.04915217310190201, 0.04915217310190201, 0.04915217310190201]</text:p>
          </table:table-cell>
        </table:table-row>
        <table:table-row table:style-name="ro1">
          <table:table-cell office:value-type="string" calcext:value-type="string">
            <text:p>that shit she just tell me make me mad for some reason . i shouldnt have as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1598465591669083, 0.11598465591669083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]</text:p>
          </table:table-cell>
          <table:table-cell office:value-type="string" calcext:value-type="string">
            <text:p>[0.09987139701843262, 0.09987139701843262, 0.09987139701843262, 0.02484973520040512, 0.09987139701843262, 0.052559468895196915, 0.09987139701843262, 0.01355002261698246, 0.09987139701843262, 0.01484905555844307, 0.013729182071983814, 0.09207697212696075, 0.013516124337911606, 0.013519644737243652, 0.020513435825705528, 0.028321582823991776, 0.028321582823991776, 0.028321582823991776, 0.028321582823991776, 0.028321582823991776]</text:p>
          </table:table-cell>
        </table:table-row>
        <table:table-row table:style-name="ro1">
          <table:table-cell office:value-type="string" calcext:value-type="string">
            <text:p>of course i have the early appointment at the dmv and the computer crash last night great mor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8066856116056442, 0.08066920191049576, 0.029676539823412895, 0.08066852390766144, 0.08001700043678284, 0.029676539823412895, 0.08050330728292465, 0.029676539823412895, 0.029676539823412895, 0.08066852390766144, 0.08001700043678284, 0.029676539823412895, 0.029676539823412895, 0.08066920191049576, 0.029676539823412895, 0.029676539823412895, 0.029676539823412895, 0.029676539823412895, 0.029676539823412895, 0.029676539823412895]</text:p>
          </table:table-cell>
          <table:table-cell office:value-type="string" calcext:value-type="string">
            <text:p>[0.1377091109752655, 0.03573852404952049, 0.09616011381149292, 0.018649868667125702, 0.04010003060102463, 0.019202886149287224, 0.018645325675606728, 0.018636900931596756, 0.018637031316757202, 0.01863696053624153, 0.08224715292453766, 0.137708842754364, 0.12389347702264786, 0.018653420731425285, 0.020122382789850235, 0.03905162215232849, 0.03905162215232849, 0.03905162215232849, 0.03905162215232849, 0.03905162215232849]</text:p>
          </table:table-cell>
        </table:table-row>
        <table:table-row table:style-name="ro1">
          <table:table-cell office:value-type="string" calcext:value-type="string">
            <text:p>school . there ' s a fun time wo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139762952923775, 0.08534758538007736, 0.08435609191656113, 0.08534756302833557, 0.03139762952923775, 0.08532469719648361, 0.03139762952923775, 0.08078240603208542, 0.03139762952923775, 0.08532469719648361, 0.08534756302833557, 0.03139762952923775, 0.03139762952923775, 0.03139762952923775, 0.03139762952923775, 0.03139762952923775, 0.03139762952923775, 0.03139762952923775, 0.03139762952923775, 0.03139762952923775]</text:p>
          </table:table-cell>
          <table:table-cell office:value-type="string" calcext:value-type="string">
            <text:p>[0.02042960748076439, 0.15092666447162628, 0.021130869165062904, 0.02117498405277729, 0.08697982877492905, 0.020754046738147736, 0.021413972601294518, 0.02042616531252861, 0.020427340641617775, 0.15092848241329193, 0.020425964146852493, 0.1264154613018036, 0.02042602002620697, 0.02070414461195469, 0.06343472748994827, 0.04280037432909012, 0.04280037432909012, 0.04280037432909012, 0.04280037432909012, 0.04280037432909012]</text:p>
          </table:table-cell>
        </table:table-row>
        <table:table-row table:style-name="ro1">
          <table:table-cell office:value-type="string" calcext:value-type="string">
            <text:p>love when the internet go down at work ! no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28786055743694305, 0.028786055743694305, 0.0528753325343132, 0.07824606448411942, 0.07824815809726715, 0.028786055743694305, 0.07824812084436417, 0.07760953158140182, 0.028786055743694305, 0.078233502805233, 0.07824251055717468, 0.078233502805233, 0.033954598009586334, 0.07824824750423431, 0.028786055743694305, 0.028786055743694305, 0.028786055743694305, 0.028786055743694305, 0.028786055743694305, 0.028786055743694305]</text:p>
          </table:table-cell>
          <table:table-cell office:value-type="string" calcext:value-type="string">
            <text:p>[0.02245069108903408, 0.024163564667105675, 0.02107006311416626, 0.15568684041500092, 0.021113872528076172, 0.023895084857940674, 0.02114924229681492, 0.046596709638834, 0.03028433956205845, 0.02148742973804474, 0.035693954676389694, 0.1554378718137741, 0.021974490955471992, 0.15568684041500092, 0.02256043255329132, 0.04414975270628929, 0.04414975270628929, 0.04414975270628929, 0.04414975270628929, 0.04414975270628929]</text:p>
          </table:table-cell>
        </table:table-row>
        <table:table-row table:style-name="ro1">
          <table:table-cell office:value-type="string" calcext:value-type="string">
            <text:p>time to get excite for hydraulics ! yeah buddy !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4239162057638168, 0.04239162057638168, 0.04239162057638168, 0.04239162057638168, 0.11505929380655289, 0.04239162057638168, 0.04239162057638168, 0.04239162057638168, 0.04239162057638168, 0.04905075579881668, 0.04239162057638168, 0.04239162057638168, 0.04239162057638168, 0.11523237079381943, 0.04239162057638168, 0.04239162057638168, 0.04239162057638168, 0.04239162057638168, 0.04239162057638168, 0.04239162057638168]</text:p>
          </table:table-cell>
          <table:table-cell office:value-type="string" calcext:value-type="string">
            <text:p>[0.02888772264122963, 0.021103642880916595, 0.08304351568222046, 0.09006761759519577, 0.13681873679161072, 0.01883452758193016, 0.13579830527305603, 0.023393547162413597, 0.01889304630458355, 0.018835658207535744, 0.0190290454775095, 0.018838433548808098, 0.01883874647319317, 0.1391689032316208, 0.03112071193754673, 0.039465587586164474, 0.039465587586164474, 0.039465587586164474, 0.039465587586164474, 0.039465587586164474]</text:p>
          </table:table-cell>
        </table:table-row>
        <table:table-row table:style-name="ro1">
          <table:table-cell office:value-type="string" calcext:value-type="string">
            <text:p>gon na have to do another unfollow spree later today , yeah , those be always fun . damn you follow limi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33356986939907074, 0.08839382976293564, 0.033356986939907074, 0.033356986939907074, 0.09065163135528564, 0.033356986939907074, 0.09027375280857086, 0.033356986939907074, 0.033356986939907074, 0.08331592381000519, 0.08980945497751236, 0.033356986939907074, 0.033356986939907074, 0.090557761490345, 0.033356986939907074, 0.033356986939907074, 0.033356986939907074, 0.033356986939907074, 0.033356986939907074, 0.033356986939907074]</text:p>
          </table:table-cell>
          <table:table-cell office:value-type="string" calcext:value-type="string">
            <text:p>[0.02404027432203293, 0.018457461148500443, 0.018425418063998222, 0.07762222737073898, 0.023057466372847557, 0.018421631306409836, 0.018480932340025902, 0.018420087173581123, 0.13498520851135254, 0.1360519528388977, 0.12370047718286514, 0.01869293488562107, 0.021499792113900185, 0.1354353129863739, 0.019723080098628998, 0.038597188889980316, 0.038597188889980316, 0.038597188889980316, 0.038597188889980316, 0.038597188889980316]</text:p>
          </table:table-cell>
        </table:table-row>
        <table:table-row table:style-name="ro1">
          <table:table-cell office:value-type="string" calcext:value-type="string">
            <text:p>woo ! so excited ! first day of school 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46046651899814606, 0.046046651899814606, 0.046046651899814606, 0.046046651899814606, 0.12511375546455383, 0.046046651899814606, 0.046046651899814606, 0.046046651899814606, 0.046046651899814606, 0.046046651899814606, 0.046046651899814606, 0.046046651899814606, 0.046046651899814606, 0.046046651899814606, 0.046046651899814606, 0.046046651899814606, 0.046046651899814606, 0.046046651899814606, 0.046046651899814606, 0.046046651899814606]</text:p>
          </table:table-cell>
          <table:table-cell office:value-type="string" calcext:value-type="string">
            <text:p>[0.02103380113840103, 0.15184013545513153, 0.023455556482076645, 0.020552270114421844, 0.09640032052993774, 0.1518361121416092, 0.022401798516511917, 0.135420024394989, 0.020549418404698372, 0.020549343898892403, 0.020564362406730652, 0.020785341039299965, 0.020731700584292412, 0.020557556301355362, 0.03802793473005295, 0.04305890202522278, 0.04305890202522278, 0.04305890202522278, 0.04305890202522278, 0.04305890202522278]</text:p>
          </table:table-cell>
        </table:table-row>
        <table:table-row table:style-name="ro1">
          <table:table-cell office:value-type="string" calcext:value-type="string">
            <text:p>i can not even describe how excited i be to go cook noodle for 3 ho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827859491109848, 0.030455248430371284, 0.0827859491109848, 0.0827857255935669, 0.030455248430371284, 0.08278495818376541, 0.08278500288724899, 0.030455248430371284, 0.07449381798505783, 0.08278591930866241, 0.06332941353321075, 0.030455248430371284, 0.030455248430371284, 0.030455248430371284, 0.030455248430371284, 0.030455248430371284, 0.030455248430371284, 0.030455248430371284, 0.030455248430371284, 0.030455248430371284]</text:p>
          </table:table-cell>
          <table:table-cell office:value-type="string" calcext:value-type="string">
            <text:p>[0.11656509339809418, 0.10838372260332108, 0.11656509339809418, 0.11330738663673401, 0.016176413744688034, 0.11656507849693298, 0.016629202291369438, 0.015775375068187714, 0.03047361597418785, 0.01580285280942917, 0.10533463209867477, 0.015780575573444366, 0.01580008678138256, 0.015779947862029076, 0.015783026814460754, 0.033055588603019714, 0.033055588603019714, 0.033055588603019714, 0.033055588603019714, 0.033055588603019714]</text:p>
          </table:table-cell>
        </table:table-row>
        <table:table-row table:style-name="ro1">
          <table:table-cell office:value-type="string" calcext:value-type="string">
            <text:p>go in to work for 2 hour be totally worth the 35 min drive !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[0.03703409433364868, 0.03703409433364868, 0.03703409433364868, 0.03703409433364868, 0.03703409433364868, 0.03703409433364868, 0.03703409433364868, 0.10066910088062286, 0.10066085308790207, 0.03703409433364868, 0.041832875460386276, 0.10066085308790207, 0.03703409433364868, 0.10066472738981247, 0.03703409433364868, 0.03703409433364868, 0.03703409433364868, 0.03703409433364868, 0.03703409433364868, 0.03703409433364868]</text:p>
          </table:table-cell>
          <table:table-cell office:value-type="string" calcext:value-type="string">
            <text:p>[0.03914637863636017, 0.011710735969245434, 0.08606236428022385, 0.012385644018650055, 0.01169433444738388, 0.014897732064127922, 0.011675216257572174, 0.08626416325569153, 0.08626416325569153, 0.08626416325569153, 0.08626416325569153, 0.08626416325569153, 0.08626416325569153, 0.08626416325569153, 0.08626416325569153, 0.024462835863232613, 0.024462835863232613, 0.024462835863232613, 0.024462835863232613, 0.024462835863232613]</text:p>
          </table:table-cell>
        </table:table-row>
        <table:table-row table:style-name="ro1">
          <table:table-cell office:value-type="string" calcext:value-type="string">
            <text:p>feel like crap , tomorrow should be great . throat hurt allerg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705689787864685, 0.06069045513868332, 0.0705689787864685, 0.07056896388530731, 0.07056859880685806, 0.0705689787864685, 0.0705689787864685, 0.0705689787864685, 0.025960877537727356, 0.025960877537727356, 0.07054101675748825, 0.0705689787864685, 0.025960877537727356, 0.0705689787864685, 0.025960877537727356, 0.025960877537727356, 0.025960877537727356, 0.025960877537727356, 0.025960877537727356, 0.025960877537727356]</text:p>
          </table:table-cell>
          <table:table-cell office:value-type="string" calcext:value-type="string">
            <text:p>[0.12031267583370209, 0.12031267583370209, 0.12031267583370209, 0.01741725020110607, 0.016332970932126045, 0.12031267583370209, 0.01681501232087612, 0.01643703132867813, 0.0162825770676136, 0.02977301925420761, 0.04291408509016037, 0.12031267583370209, 0.016739152371883392, 0.03755353018641472, 0.01758037507534027, 0.03411833196878433, 0.03411833196878433, 0.03411833196878433, 0.03411833196878433, 0.03411833196878433]</text:p>
          </table:table-cell>
        </table:table-row>
        <table:table-row table:style-name="ro1">
          <table:table-cell office:value-type="string" calcext:value-type="string">
            <text:p>i just love all this ra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69877028465271, 0.069877028465271, 0.06987254321575165, 0.025706324726343155, 0.069877028465271, 0.069877028465271, 0.025706324726343155, 0.069877028465271, 0.069877028465271, 0.069877028465271, 0.069877028465271, 0.069877028465271, 0.025706324726343155, 0.069877028465271, 0.025706324726343155, 0.025706324726343155, 0.025706324726343155, 0.025706324726343155, 0.025706324726343155, 0.025706324726343155]</text:p>
          </table:table-cell>
          <table:table-cell office:value-type="string" calcext:value-type="string">
            <text:p>[0.1836196780204773, 0.02485175058245659, 0.02485184744000435, 0.02485920488834381, 0.024897953495383263, 0.024854037910699844, 0.024857016280293465, 0.024851735681295395, 0.1800181120634079, 0.02557038702070713, 0.07227550446987152, 0.02494453452527523, 0.026420142501592636, 0.02592609077692032, 0.026832444593310356, 0.052073873579502106, 0.052073873579502106, 0.052073873579502106, 0.052073873579502106, 0.052073873579502106]</text:p>
          </table:table-cell>
        </table:table-row>
        <table:table-row table:style-name="ro1">
          <table:table-cell office:value-type="string" calcext:value-type="string">
            <text:p>i miss user ! need to see you heart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280332684516907, 0.08916445076465607, 0.03280332684516907, 0.03280332684516907, 0.03280332684516907, 0.08916869014501572, 0.08916540443897247, 0.08916869014501572, 0.034508246928453445, 0.08916869014501572, 0.03280332684516907, 0.0891418531537056, 0.03687380254268646, 0.03280332684516907, 0.03280332684516907, 0.03280332684516907, 0.03280332684516907, 0.03280332684516907, 0.03280332684516907, 0.03280332684516907]</text:p>
          </table:table-cell>
          <table:table-cell office:value-type="string" calcext:value-type="string">
            <text:p>[0.024262621998786926, 0.1727820485830307, 0.023457281291484833, 0.02837793529033661, 0.023582998663187027, 0.026586607098579407, 0.03280764818191528, 0.02350020408630371, 0.1713465452194214, 0.023828988894820213, 0.02351335808634758, 0.035612963140010834, 0.0720849484205246, 0.04765823483467102, 0.02483685500919819, 0.04915217310190201, 0.04915217310190201, 0.04915217310190201, 0.04915217310190201, 0.04915217310190201]</text:p>
          </table:table-cell>
        </table:table-row>
        <table:table-row table:style-name="ro1">
          <table:table-cell office:value-type="string" calcext:value-type="string">
            <text:p>dear teva , thank you for wake me up every few hour by howl . your just try to be mother nature alarm clock 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34077614545822144, 0.034077614545822144, 0.06222708895802498, 0.034077614545822144, 0.034077614545822144, 0.09228191524744034, 0.09052348881959915, 0.09261772781610489, 0.034077614545822144, 0.09263153374195099, 0.034077614545822144, 0.034077614545822144, 0.034077614545822144, 0.09263153374195099, 0.034077614545822144, 0.034077614545822144, 0.034077614545822144, 0.034077614545822144, 0.034077614545822144, 0.034077614545822144]</text:p>
          </table:table-cell>
          <table:table-cell office:value-type="string" calcext:value-type="string">
            <text:p>[0.02038012072443962, 0.12432258576154709, 0.0320427380502224, 0.016826288774609566, 0.016826627776026726, 0.017296502366662025, 0.1144101470708847, 0.016894355416297913, 0.01716662384569645, 0.0836162269115448, 0.08432890474796295, 0.12030639499425888, 0.016967223957180977, 0.12432258576154709, 0.01801546849310398, 0.03525546193122864, 0.03525546193122864, 0.03525546193122864, 0.03525546193122864, 0.03525546193122864]</text:p>
          </table:table-cell>
        </table:table-row>
        <table:table-row table:style-name="ro1">
          <table:table-cell office:value-type="string" calcext:value-type="string">
            <text:p>they need to bring back the kwik - e - mart . ll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9508666396141052, 0.03498043119907379, 0.03498043119907379, 0.03498043119907379, 0.03498043119907379, 0.03498043119907379, 0.09507458657026291, 0.09508666396141052, 0.03498043119907379, 0.03498043119907379, 0.09497474133968353, 0.03498043119907379, 0.0950707197189331, 0.03498043119907379, 0.03498043119907379, 0.03498043119907379, 0.03498043119907379, 0.03498043119907379, 0.03498043119907379, 0.03498043119907379]</text:p>
          </table:table-cell>
          <table:table-cell office:value-type="string" calcext:value-type="string">
            <text:p>[0.012128300033509731, 0.08883178234100342, 0.01670779474079609, 0.08907990157604218, 0.012162923812866211, 0.08907990157604218, 0.08907990157604218, 0.08907990157604218, 0.08835647255182266, 0.012065618298947811, 0.08907990157604218, 0.0120814498513937, 0.01206042431294918, 0.08481915295124054, 0.08907990157604218, 0.025261323899030685, 0.025261323899030685, 0.025261323899030685, 0.025261323899030685, 0.025261323899030685]</text:p>
          </table:table-cell>
        </table:table-row>
        <table:table-row table:style-name="ro1">
          <table:table-cell office:value-type="string" calcext:value-type="string">
            <text:p>i miss user ! need to see you heart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42764198035001755, 0.042764198035001755, 0.11624513566493988, 0.11399928480386734, 0.042764198035001755, 0.042764198035001755, 0.042764198035001755, 0.042764198035001755, 0.042764198035001755, 0.042764198035001755, 0.042764198035001755, 0.042764198035001755, 0.042764198035001755, 0.042764198035001755, 0.042764198035001755, 0.042764198035001755, 0.042764198035001755, 0.042764198035001755, 0.042764198035001755, 0.042764198035001755]</text:p>
          </table:table-cell>
          <table:table-cell office:value-type="string" calcext:value-type="string">
            <text:p>[0.01623884029686451, 0.10727953165769577, 0.11662999540567398, 0.11662999540567398, 0.015844671055674553, 0.015894953161478043, 0.015867065638303757, 0.11662999540567398, 0.11662999540567398, 0.01595642976462841, 0.015785764902830124, 0.015786288306117058, 0.11662999540567398, 0.01578415371477604, 0.01704225316643715, 0.033073995262384415, 0.033073995262384415, 0.033073995262384415, 0.033073995262384415, 0.033073995262384415]</text:p>
          </table:table-cell>
        </table:table-row>
        <table:table-row table:style-name="ro1">
          <table:table-cell office:value-type="string" calcext:value-type="string">
            <text:p>anzhi join lfc , bsc young boy &amp; udinese in group a of the europa league . bring them on , redmen ! ynw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8066856116056442, 0.08066920191049576, 0.029676539823412895, 0.08066852390766144, 0.08001700043678284, 0.029676539823412895, 0.08050330728292465, 0.029676539823412895, 0.029676539823412895, 0.08066852390766144, 0.08001700043678284, 0.029676539823412895, 0.029676539823412895, 0.08066920191049576, 0.029676539823412895, 0.029676539823412895, 0.029676539823412895, 0.029676539823412895, 0.029676539823412895, 0.029676539823412895]</text:p>
          </table:table-cell>
          <table:table-cell office:value-type="string" calcext:value-type="string">
            <text:p>[0.1377091109752655, 0.03573852404952049, 0.09616011381149292, 0.018649868667125702, 0.04010003060102463, 0.019202886149287224, 0.018645325675606728, 0.018636900931596756, 0.018637031316757202, 0.01863696053624153, 0.08224715292453766, 0.137708842754364, 0.12389347702264786, 0.018653420731425285, 0.020122382789850235, 0.03905162215232849, 0.03905162215232849, 0.03905162215232849, 0.03905162215232849, 0.03905162215232849]</text:p>
          </table:table-cell>
        </table:table-row>
        <table:table-row table:style-name="ro1">
          <table:table-cell office:value-type="string" calcext:value-type="string">
            <text:p>first day of senior year wooho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0381375923752785, 0.08228263258934021, 0.042058203369379044, 0.0825725570321083, 0.08258514106273651, 0.08258505910634995, 0.030381375923752785, 0.030381375923752785, 0.07719479501247406, 0.042058203369379044, 0.08228263258934021, 0.08050864934921265, 0.030381375923752785, 0.042058203369379044, 0.030381375923752785, 0.030381375923752785, 0.030381375923752785, 0.030381375923752785, 0.030381375923752785, 0.030381375923752785]</text:p>
          </table:table-cell>
          <table:table-cell office:value-type="string" calcext:value-type="string">
            <text:p>[0.020289046689867973, 0.11180265247821808, 0.020192626863718033, 0.14752338826656342, 0.01996523141860962, 0.019965127110481262, 0.02511877752840519, 0.020853135734796524, 0.14752338826656342, 0.020041966810822487, 0.1425006240606308, 0.020162308588624, 0.022627202793955803, 0.021959785372018814, 0.030301084741950035, 0.0418347604572773, 0.0418347604572773, 0.0418347604572773, 0.0418347604572773, 0.0418347604572773]</text:p>
          </table:table-cell>
        </table:table-row>
        <table:table-row table:style-name="ro1">
          <table:table-cell office:value-type="string" calcext:value-type="string">
            <text:p>why on earth be spurs trend !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280332684516907, 0.08916445076465607, 0.03280332684516907, 0.03280332684516907, 0.03280332684516907, 0.08916869014501572, 0.08916540443897247, 0.08916869014501572, 0.034508246928453445, 0.08916869014501572, 0.03280332684516907, 0.0891418531537056, 0.03687380254268646, 0.03280332684516907, 0.03280332684516907, 0.03280332684516907, 0.03280332684516907, 0.03280332684516907, 0.03280332684516907, 0.03280332684516907]</text:p>
          </table:table-cell>
          <table:table-cell office:value-type="string" calcext:value-type="string">
            <text:p>[0.024262621998786926, 0.1727820485830307, 0.023457281291484833, 0.02837793529033661, 0.023582998663187027, 0.026586607098579407, 0.03280764818191528, 0.02350020408630371, 0.1713465452194214, 0.023828988894820213, 0.02351335808634758, 0.035612963140010834, 0.0720849484205246, 0.04765823483467102, 0.02483685500919819, 0.04915217310190201, 0.04915217310190201, 0.04915217310190201, 0.04915217310190201, 0.04915217310190201]</text:p>
          </table:table-cell>
        </table:table-row>
        <table:table-row table:style-name="ro1">
          <table:table-cell office:value-type="string" calcext:value-type="string">
            <text:p>at least the line in the book store be not long . - ___ 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1598465591669083, 0.11598465591669083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, 0.04266837239265442]</text:p>
          </table:table-cell>
          <table:table-cell office:value-type="string" calcext:value-type="string">
            <text:p>[0.09987139701843262, 0.09987139701843262, 0.09987139701843262, 0.02484973520040512, 0.09987139701843262, 0.052559468895196915, 0.09987139701843262, 0.01355002261698246, 0.09987139701843262, 0.01484905555844307, 0.013729182071983814, 0.09207697212696075, 0.013516124337911606, 0.013519644737243652, 0.020513435825705528, 0.028321582823991776, 0.028321582823991776, 0.028321582823991776, 0.028321582823991776, 0.028321582823991776]</text:p>
          </table:table-cell>
        </table:table-row>
        <table:table-row table:style-name="ro1">
          <table:table-cell office:value-type="string" calcext:value-type="string">
            <text:p>woo ! so excited ! first day of school !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42764198035001755, 0.042764198035001755, 0.11624513566493988, 0.11399928480386734, 0.042764198035001755, 0.042764198035001755, 0.042764198035001755, 0.042764198035001755, 0.042764198035001755, 0.042764198035001755, 0.042764198035001755, 0.042764198035001755, 0.042764198035001755, 0.042764198035001755, 0.042764198035001755, 0.042764198035001755, 0.042764198035001755, 0.042764198035001755, 0.042764198035001755, 0.042764198035001755]</text:p>
          </table:table-cell>
          <table:table-cell office:value-type="string" calcext:value-type="string">
            <text:p>[0.01623884029686451, 0.10727953165769577, 0.11662999540567398, 0.11662999540567398, 0.015844671055674553, 0.015894953161478043, 0.015867065638303757, 0.11662999540567398, 0.11662999540567398, 0.01595642976462841, 0.015785764902830124, 0.015786288306117058, 0.11662999540567398, 0.01578415371477604, 0.01704225316643715, 0.033073995262384415, 0.033073995262384415, 0.033073995262384415, 0.033073995262384415, 0.033073995262384415]</text:p>
          </table:table-cell>
        </table:table-row>
        <table:table-row table:style-name="ro1">
          <table:table-cell office:value-type="string" calcext:value-type="string">
            <text:p>user come on boro ! but who the hell be carayol 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3356986939907074, 0.08839382976293564, 0.033356986939907074, 0.033356986939907074, 0.09065163135528564, 0.033356986939907074, 0.09027375280857086, 0.033356986939907074, 0.033356986939907074, 0.08331592381000519, 0.08980945497751236, 0.033356986939907074, 0.033356986939907074, 0.090557761490345, 0.033356986939907074, 0.033356986939907074, 0.033356986939907074, 0.033356986939907074, 0.033356986939907074, 0.033356986939907074]</text:p>
          </table:table-cell>
          <table:table-cell office:value-type="string" calcext:value-type="string">
            <text:p>[0.02404027432203293, 0.018457461148500443, 0.018425418063998222, 0.07762222737073898, 0.023057466372847557, 0.018421631306409836, 0.018480932340025902, 0.018420087173581123, 0.13498520851135254, 0.1360519528388977, 0.12370047718286514, 0.01869293488562107, 0.021499792113900185, 0.1354353129863739, 0.019723080098628998, 0.038597188889980316, 0.038597188889980316, 0.038597188889980316, 0.038597188889980316, 0.038597188889980316]</text:p>
          </table:table-cell>
        </table:table-row>
        <table:table-row table:style-name="ro1">
          <table:table-cell office:value-type="string" calcext:value-type="string">
            <text:p>fuck these outta town hoe i be stick with my local lov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739891529083252, 0.027472438290715218, 0.07464524358510971, 0.07361963391304016, 0.027472438290715218, 0.05782381817698479, 0.0690322071313858, 0.07466436922550201, 0.0721757560968399, 0.027472438290715218, 0.0739891529083252, 0.03348579257726669, 0.07464524358510971, 0.027472438290715218, 0.027472438290715218, 0.07467760145664215, 0.027472438290715218, 0.027472438290715218, 0.027472438290715218, 0.027472438290715218]</text:p>
          </table:table-cell>
          <table:table-cell office:value-type="string" calcext:value-type="string">
            <text:p>[0.02434261329472065, 0.035117682069540024, 0.09869605302810669, 0.018061859533190727, 0.01692172698676586, 0.11207684874534607, 0.017845451831817627, 0.1250220388174057, 0.019518110901117325, 0.12196586281061172, 0.016922302544116974, 0.016929376870393753, 0.0180393997579813, 0.09215199947357178, 0.016920816153287888, 0.12498278170824051, 0.018117811530828476, 0.03545575216412544, 0.03545575216412544, 0.03545575216412544]</text:p>
          </table:table-cell>
        </table:table-row>
        <table:table-row table:style-name="ro1">
          <table:table-cell office:value-type="string" calcext:value-type="string">
            <text:p>absolutely love when water be spill on my phone . just love it . time for a new phone 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[0.03497578948736191, 0.03497578948736191, 0.03497578948736191, 0.03497578948736191, 0.09507270157337189, 0.0950738936662674, 0.09507404267787933, 0.03497578948736191, 0.03497578948736191, 0.09507077932357788, 0.09507153928279877, 0.03497578948736191, 0.03497578948736191, 0.03497578948736191, 0.03497578948736191, 0.03497578948736191, 0.03497578948736191, 0.03497578948736191, 0.03497578948736191, 0.03497578948736191]</text:p>
          </table:table-cell>
          <table:table-cell office:value-type="string" calcext:value-type="string">
            <text:p>[0.01862175390124321, 0.0178974736481905, 0.13080927729606628, 0.13080927729606628, 0.017710348591208458, 0.06352470070123672, 0.017803769558668137, 0.01770620606839657, 0.017704162746667862, 0.017706895247101784, 0.13080927729606628, 0.017703115940093994, 0.13080927729606628, 0.017770273610949516, 0.09611048549413681, 0.01806766539812088, 0.02715126797556877, 0.03709496185183525, 0.03709496185183525, 0.03709496185183525]</text:p>
          </table:table-cell>
        </table:table-row>
        <table:table-row table:style-name="ro1">
          <table:table-cell office:value-type="string" calcext:value-type="string">
            <text:p>projectrunway ven ur dress give ur model a 3 rd breast ! nice , just what every gal want ! u sure know design well than woman !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42699117213487625, 0.042699117213487625, 0.042699117213487625, 0.042699117213487625, 0.042699117213487625, 0.042699117213487625, 0.042699117213487625, 0.11597353219985962, 0.042699117213487625, 0.042699117213487625, 0.042699117213487625, 0.042699117213487625, 0.042699117213487625, 0.042699117213487625, 0.042699117213487625, 0.11544224619865417, 0.042699117213487625, 0.042699117213487625, 0.042699117213487625, 0.042699117213487625]</text:p>
          </table:table-cell>
          <table:table-cell office:value-type="string" calcext:value-type="string">
            <text:p>[0.04828285798430443, 0.017987607046961784, 0.12983709573745728, 0.019987359642982483, 0.1303485631942749, 0.06100096553564072, 0.018128059804439545, 0.1298772096633911, 0.01764683797955513, 0.052341070026159286, 0.01767485775053501, 0.017646821215748787, 0.017686860635876656, 0.017764298245310783, 0.020051605999469757, 0.12984654307365417, 0.042960431426763535, 0.03697701543569565, 0.03697701543569565, 0.03697701543569565]</text:p>
          </table:table-cell>
        </table:table-row>
        <table:table-row table:style-name="ro1">
          <table:table-cell office:value-type="string" calcext:value-type="string">
            <text:p>my work ethic tonight be on a different level . it ' ll wait till tomorro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324489668011665, 0.08957911282777786, 0.03324489668011665, 0.03324489668011665, 0.03324489668011665, 0.03324489668011665, 0.03324489668011665, 0.09036899358034134, 0.08362460136413574, 0.09035880118608475, 0.09030269831418991, 0.09033697843551636, 0.03324489668011665, 0.03324489668011665, 0.03324489668011665, 0.03324489668011665, 0.03324489668011665, 0.03324489668011665, 0.03324489668011665, 0.03324489668011665]</text:p>
          </table:table-cell>
          <table:table-cell office:value-type="string" calcext:value-type="string">
            <text:p>[0.02302965521812439, 0.023112744092941284, 0.023029979318380356, 0.024105750024318695, 0.023508820682764053, 0.037717051804065704, 0.02333473414182663, 0.023051463067531586, 0.1701561063528061, 0.16748271882534027, 0.16945023834705353, 0.023035136982798576, 0.0230303555727005, 0.023084396496415138, 0.02306276746094227, 0.023029576987028122, 0.03201071918010712, 0.048255957663059235, 0.048255957663059235, 0.048255957663059235]</text:p>
          </table:table-cell>
        </table:table-row>
        <table:table-row table:style-name="ro1">
          <table:table-cell office:value-type="string" calcext:value-type="string">
            <text:p>“ user : you miss me , but you do not even try to talk to me ? okay . ” . / 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3721192106604576, 0.03721192106604576, 0.10115202516317368, 0.03721192106604576, 0.03721192106604576, 0.03721192106604576, 0.10115248709917068, 0.03721192106604576, 0.03721192106604576, 0.03721192106604576, 0.03721192106604576, 0.03721192106604576, 0.03721192106604576, 0.1011521965265274, 0.03721192106604576, 0.10115248709917068, 0.03721192106604576, 0.03721192106604576, 0.03721192106604576, 0.03721192106604576]</text:p>
          </table:table-cell>
          <table:table-cell office:value-type="string" calcext:value-type="string">
            <text:p>[0.07948797941207886, 0.010941591113805771, 0.07948797941207886, 0.07948797941207886, 0.025737181305885315, 0.07948797941207886, 0.07948797941207886, 0.016893770545721054, 0.017030436545610428, 0.07948797941207886, 0.07948797941207886, 0.07948797941207886, 0.011760406196117401, 0.038045790046453476, 0.01708729937672615, 0.07948797941207886, 0.07948797941207886, 0.022541241720318794, 0.022541241720318794, 0.022541241720318794]</text:p>
          </table:table-cell>
        </table:table-row>
        <table:table-row table:style-name="ro1">
          <table:table-cell office:value-type="string" calcext:value-type="string">
            <text:p>anzhi join lfc , bsc young boy &amp; udinese in group a of the europa league . bring them on , redmen ! ynw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4604416340589523, 0.04604416340589523, 0.04604416340589523, 0.04604416340589523, 0.04604416340589523, 0.04604416340589523, 0.12516100704669952, 0.04604416340589523, 0.04604416340589523, 0.04604416340589523, 0.04604416340589523, 0.04604416340589523, 0.04604416340589523, 0.04604416340589523, 0.04604416340589523, 0.04604416340589523, 0.04604416340589523, 0.04604416340589523, 0.04604416340589523, 0.04604416340589523]</text:p>
          </table:table-cell>
          <table:table-cell office:value-type="string" calcext:value-type="string">
            <text:p>[0.01994815096259117, 0.01917228102684021, 0.14012660086154938, 0.14012660086154938, 0.020504513755440712, 0.0189643744379282, 0.01908102072775364, 0.020314417779445648, 0.025377977639436722, 0.021855907514691353, 0.022375399246811867, 0.01898294687271118, 0.0940212532877922, 0.12159344553947449, 0.01896422728896141, 0.01925886608660221, 0.14012061059474945, 0.03973717242479324, 0.03973717242479324, 0.03973717242479324]</text:p>
          </table:table-cell>
        </table:table-row>
        <table:table-row table:style-name="ro1">
          <table:table-cell office:value-type="string" calcext:value-type="string">
            <text:p>i just love all this ra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3300796449184418, 0.03300796449184418, 0.03300796449184418, 0.08927542716264725, 0.08972331136465073, 0.03300796449184418, 0.08972491323947906, 0.03300796449184418, 0.03300796449184418, 0.03300796449184418, 0.08972491323947906, 0.03300796449184418, 0.03300796449184418, 0.03300796449184418, 0.089723601937294, 0.08971637487411499, 0.03300796449184418, 0.03300796449184418, 0.03300796449184418, 0.03300796449184418]</text:p>
          </table:table-cell>
          <table:table-cell office:value-type="string" calcext:value-type="string">
            <text:p>[0.05023887753486633, 0.08511549234390259, 0.011600734665989876, 0.026390807703137398, 0.08511549234390259, 0.08511549234390259, 0.08511549234390259, 0.08511549234390259, 0.08511549234390259, 0.08511549234390259, 0.08511549234390259, 0.01152009703218937, 0.011545488610863686, 0.01152069866657257, 0.011535749770700932, 0.027196716517210007, 0.08511549234390259, 0.024137096479535103, 0.024137096479535103, 0.024137096479535103]</text:p>
          </table:table-cell>
        </table:table-row>
        <table:table-row table:style-name="ro1">
          <table:table-cell office:value-type="string" calcext:value-type="string">
            <text:p>user good job only me and you know what that mean l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324489668011665, 0.08957911282777786, 0.03324489668011665, 0.03324489668011665, 0.03324489668011665, 0.03324489668011665, 0.03324489668011665, 0.09036899358034134, 0.08362460136413574, 0.09035880118608475, 0.09030269831418991, 0.09033697843551636, 0.03324489668011665, 0.03324489668011665, 0.03324489668011665, 0.03324489668011665, 0.03324489668011665, 0.03324489668011665, 0.03324489668011665, 0.03324489668011665]</text:p>
          </table:table-cell>
          <table:table-cell office:value-type="string" calcext:value-type="string">
            <text:p>[0.02302965521812439, 0.023112744092941284, 0.023029979318380356, 0.024105750024318695, 0.023508820682764053, 0.037717051804065704, 0.02333473414182663, 0.023051463067531586, 0.1701561063528061, 0.16748271882534027, 0.16945023834705353, 0.023035136982798576, 0.0230303555727005, 0.023084396496415138, 0.02306276746094227, 0.023029576987028122, 0.03201071918010712, 0.048255957663059235, 0.048255957663059235, 0.048255957663059235]</text:p>
          </table:table-cell>
        </table:table-row>
        <table:table-row table:style-name="ro1">
          <table:table-cell office:value-type="string" calcext:value-type="string">
            <text:p>user aww . subway pop thoug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3756237030029297, 0.03756237030029297, 0.03756237030029297, 0.03756237030029297, 0.03756237030029297, 0.03756237030029297, 0.1018960103392601, 0.03756237030029297, 0.03756237030029297, 0.03756237030029297, 0.03756237030029297, 0.10210508108139038, 0.09289683401584625, 0.03756237030029297, 0.03756237030029297, 0.10210402309894562, 0.03756237030029297, 0.03756237030029297, 0.03756237030029297, 0.03756237030029297]</text:p>
          </table:table-cell>
          <table:table-cell office:value-type="string" calcext:value-type="string">
            <text:p>[0.046117376536130905, 0.01379612646996975, 0.10138792544603348, 0.01462085172533989, 0.015169148333370686, 0.015550278127193451, 0.10162565857172012, 0.013764095492661, 0.013832288794219494, 0.04165002703666687, 0.013753706589341164, 0.10162565857172012, 0.10162565857172012, 0.014185735955834389, 0.10158692300319672, 0.10162565857172012, 0.10162565857172012, 0.02881905622780323, 0.02881905622780323, 0.02881905622780323]</text:p>
          </table:table-cell>
        </table:table-row>
        <table:table-row table:style-name="ro1">
          <table:table-cell office:value-type="string" calcext:value-type="string">
            <text:p>user i be super excite for tomorrow morning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739373758435249, 0.03739373758435249, 0.03739373758435249, 0.03739373758435249, 0.03739373758435249, 0.03739373758435249, 0.03739373758435249, 0.03739373758435249, 0.061313919723033905, 0.03739373758435249, 0.10159211605787277, 0.03739373758435249, 0.07307791709899902, 0.10155496746301651, 0.03739373758435249, 0.10155496746301651, 0.03739373758435249, 0.03739373758435249, 0.03739373758435249, 0.03739373758435249]</text:p>
          </table:table-cell>
          <table:table-cell office:value-type="string" calcext:value-type="string">
            <text:p>[0.014693447388708591, 0.10776559263467789, 0.014957689680159092, 0.09845279902219772, 0.014584528282284737, 0.0741799995303154, 0.10736636817455292, 0.014713240787386894, 0.018340347334742546, 0.03670789673924446, 0.10776396095752716, 0.014591041021049023, 0.014656479470431805, 0.10771246254444122, 0.03609965741634369, 0.10058265924453735, 0.025151129812002182, 0.030560221523046494, 0.030560221523046494, 0.030560221523046494]</text:p>
          </table:table-cell>
        </table:table-row>
        <table:table-row table:style-name="ro1">
          <table:table-cell office:value-type="string" calcext:value-type="string">
            <text:p>i must go like a page for me to look like ise a batty lord , just for one girl idk to get hair ? vell chap my leg off and call me shor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739891529083252, 0.027472438290715218, 0.07464524358510971, 0.07361963391304016, 0.027472438290715218, 0.05782381817698479, 0.0690322071313858, 0.07466436922550201, 0.0721757560968399, 0.027472438290715218, 0.0739891529083252, 0.03348579257726669, 0.07464524358510971, 0.027472438290715218, 0.027472438290715218, 0.07467760145664215, 0.027472438290715218, 0.027472438290715218, 0.027472438290715218, 0.027472438290715218]</text:p>
          </table:table-cell>
          <table:table-cell office:value-type="string" calcext:value-type="string">
            <text:p>[0.02434261329472065, 0.035117682069540024, 0.09869605302810669, 0.018061859533190727, 0.01692172698676586, 0.11207684874534607, 0.017845451831817627, 0.1250220388174057, 0.019518110901117325, 0.12196586281061172, 0.016922302544116974, 0.016929376870393753, 0.0180393997579813, 0.09215199947357178, 0.016920816153287888, 0.12498278170824051, 0.018117811530828476, 0.03545575216412544, 0.03545575216412544, 0.03545575216412544]</text:p>
          </table:table-cell>
        </table:table-row>
        <table:table-row table:style-name="ro1">
          <table:table-cell office:value-type="string" calcext:value-type="string">
            <text:p>`` everything happen for a reason `` . yeah i just fall down the fucking stairs so i go to hospital on purpose . 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3324489668011665, 0.08957911282777786, 0.03324489668011665, 0.03324489668011665, 0.03324489668011665, 0.03324489668011665, 0.03324489668011665, 0.09036899358034134, 0.08362460136413574, 0.09035880118608475, 0.09030269831418991, 0.09033697843551636, 0.03324489668011665, 0.03324489668011665, 0.03324489668011665, 0.03324489668011665, 0.03324489668011665, 0.03324489668011665, 0.03324489668011665, 0.03324489668011665]</text:p>
          </table:table-cell>
          <table:table-cell office:value-type="string" calcext:value-type="string">
            <text:p>[0.02302965521812439, 0.023112744092941284, 0.023029979318380356, 0.024105750024318695, 0.023508820682764053, 0.037717051804065704, 0.02333473414182663, 0.023051463067531586, 0.1701561063528061, 0.16748271882534027, 0.16945023834705353, 0.023035136982798576, 0.0230303555727005, 0.023084396496415138, 0.02306276746094227, 0.023029576987028122, 0.03201071918010712, 0.048255957663059235, 0.048255957663059235, 0.048255957663059235]</text:p>
          </table:table-cell>
        </table:table-row>
        <table:table-row table:style-name="ro1">
          <table:table-cell office:value-type="string" calcext:value-type="string">
            <text:p>may that all thing go good today at dacula high school . no drama lo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3300796449184418, 0.03300796449184418, 0.03300796449184418, 0.08927542716264725, 0.08972331136465073, 0.03300796449184418, 0.08972491323947906, 0.03300796449184418, 0.03300796449184418, 0.03300796449184418, 0.08972491323947906, 0.03300796449184418, 0.03300796449184418, 0.03300796449184418, 0.089723601937294, 0.08971637487411499, 0.03300796449184418, 0.03300796449184418, 0.03300796449184418, 0.03300796449184418]</text:p>
          </table:table-cell>
          <table:table-cell office:value-type="string" calcext:value-type="string">
            <text:p>[0.05023887753486633, 0.08511549234390259, 0.011600734665989876, 0.026390807703137398, 0.08511549234390259, 0.08511549234390259, 0.08511549234390259, 0.08511549234390259, 0.08511549234390259, 0.08511549234390259, 0.08511549234390259, 0.01152009703218937, 0.011545488610863686, 0.01152069866657257, 0.011535749770700932, 0.027196716517210007, 0.08511549234390259, 0.024137096479535103, 0.024137096479535103, 0.024137096479535103]</text:p>
          </table:table-cell>
        </table:table-row>
        <table:table-row table:style-name="ro1">
          <table:table-cell office:value-type="string" calcext:value-type="string">
            <text:p>absolutely love be leave to ha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2805941365659237, 0.07565053552389145, 0.03259974345564842, 0.07565053552389145, 0.0762658342719078, 0.07619248330593109, 0.07627338916063309, 0.03192676231265068, 0.02805941365659237, 0.02805941365659237, 0.050011031329631805, 0.07303979992866516, 0.07618767768144608, 0.05091315880417824, 0.07627326250076294, 0.03259974345564842, 0.02805941365659237, 0.02805941365659237, 0.02805941365659237, 0.02805941365659237]</text:p>
          </table:table-cell>
          <table:table-cell office:value-type="string" calcext:value-type="string">
            <text:p>[0.014217925257980824, 0.014436990953981876, 0.014241463504731655, 0.10366201400756836, 0.10399730503559113, 0.10188516229391098, 0.1044832393527031, 0.06514550000429153, 0.01519308052957058, 0.01651979237794876, 0.10505542159080505, 0.014219437725841999, 0.03411015123128891, 0.014242516830563545, 0.0752962976694107, 0.014218711294233799, 0.09969988465309143, 0.029791710898280144, 0.029791710898280144, 0.029791710898280144]</text:p>
          </table:table-cell>
        </table:table-row>
        <table:table-row table:style-name="ro1">
          <table:table-cell office:value-type="string" calcext:value-type="string">
            <text:p>principle of business be so fun . : unamused_face : : z :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42699117213487625, 0.042699117213487625, 0.042699117213487625, 0.042699117213487625, 0.042699117213487625, 0.042699117213487625, 0.042699117213487625, 0.11597353219985962, 0.042699117213487625, 0.042699117213487625, 0.042699117213487625, 0.042699117213487625, 0.042699117213487625, 0.042699117213487625, 0.042699117213487625, 0.11544224619865417, 0.042699117213487625, 0.042699117213487625, 0.042699117213487625, 0.042699117213487625]</text:p>
          </table:table-cell>
          <table:table-cell office:value-type="string" calcext:value-type="string">
            <text:p>[0.04828285798430443, 0.017987607046961784, 0.12983709573745728, 0.019987359642982483, 0.1303485631942749, 0.06100096553564072, 0.018128059804439545, 0.1298772096633911, 0.01764683797955513, 0.052341070026159286, 0.01767485775053501, 0.017646821215748787, 0.017686860635876656, 0.017764298245310783, 0.020051605999469757, 0.12984654307365417, 0.042960431426763535, 0.03697701543569565, 0.03697701543569565, 0.03697701543569565]</text:p>
          </table:table-cell>
        </table:table-row>
        <table:table-row table:style-name="ro1">
          <table:table-cell office:value-type="string" calcext:value-type="string">
            <text:p>this 8:20 friday class be gon na be great !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32328054308891296, 0.08703751116991043, 0.032328054308891296, 0.032328054308891296, 0.08787298202514648, 0.032328054308891296, 0.08542870730161667, 0.032328054308891296, 0.032328054308891296, 0.08767333626747131, 0.032328054308891296, 0.08703751116991043, 0.032328054308891296, 0.08787667751312256, 0.032328054308891296, 0.05680842697620392, 0.032328054308891296, 0.032328054308891296, 0.032328054308891296, 0.032328054308891296]</text:p>
          </table:table-cell>
          <table:table-cell office:value-type="string" calcext:value-type="string">
            <text:p>[0.02518712729215622, 0.047577161341905594, 0.018141338601708412, 0.01805863156914711, 0.01805981807410717, 0.1271640509366989, 0.01837765984237194, 0.018974989652633667, 0.051473218947649, 0.1312357634305954, 0.02029450237751007, 0.01850706897675991, 0.12645292282104492, 0.07656533271074295, 0.018032660707831383, 0.13323865830898285, 0.019307486712932587, 0.03778388351202011, 0.03778388351202011, 0.03778388351202011]</text:p>
          </table:table-cell>
        </table:table-row>
        <table:table-row table:style-name="ro1">
          <table:table-cell office:value-type="string" calcext:value-type="string">
            <text:p>ada batunya iih ( σ ‾ ▿ ‾ ) - σ rt user : hem rt user : ~ ( ' o '~ ) ( ~ ' o ' ) ~ rt user : user aduh beuh parah omongannya !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2805941365659237, 0.07565053552389145, 0.03259974345564842, 0.07565053552389145, 0.0762658342719078, 0.07619248330593109, 0.07627338916063309, 0.03192676231265068, 0.02805941365659237, 0.02805941365659237, 0.050011031329631805, 0.07303979992866516, 0.07618767768144608, 0.05091315880417824, 0.07627326250076294, 0.03259974345564842, 0.02805941365659237, 0.02805941365659237, 0.02805941365659237, 0.02805941365659237]</text:p>
          </table:table-cell>
          <table:table-cell office:value-type="string" calcext:value-type="string">
            <text:p>[0.014217925257980824, 0.014436990953981876, 0.014241463504731655, 0.10366201400756836, 0.10399730503559113, 0.10188516229391098, 0.1044832393527031, 0.06514550000429153, 0.01519308052957058, 0.01651979237794876, 0.10505542159080505, 0.014219437725841999, 0.03411015123128891, 0.014242516830563545, 0.0752962976694107, 0.014218711294233799, 0.09969988465309143, 0.029791710898280144, 0.029791710898280144, 0.029791710898280144]</text:p>
          </table:table-cell>
        </table:table-row>
        <table:table-row table:style-name="ro1">
          <table:table-cell office:value-type="string" calcext:value-type="string">
            <text:p>watch the cuddleys user baby tv thats how we roll !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976280987262726, 0.03976280987262726, 0.03976280987262726, 0.03976280987262726, 0.03976280987262726, 0.1080847978591919, 0.03976280987262726, 0.1080574244260788, 0.03976280987262726, 0.03976280987262726, 0.03976280987262726, 0.03976280987262726, 0.07382647693157196, 0.03976280987262726, 0.07382647693157196, 0.03976280987262726, 0.03976280987262726, 0.03976280987262726, 0.03976280987262726, 0.03976280987262726]</text:p>
          </table:table-cell>
          <table:table-cell office:value-type="string" calcext:value-type="string">
            <text:p>[0.018299508839845657, 0.01580977253615856, 0.11680074781179428, 0.015831641852855682, 0.0165781918913126, 0.11603710800409317, 0.06542276591062546, 0.015906842425465584, 0.11680074781179428, 0.04297087714076042, 0.11680074781179428, 0.01783738285303116, 0.017012370750308037, 0.039126280695199966, 0.10901559144258499, 0.027259821072220802, 0.03312241658568382, 0.03312241658568382, 0.03312241658568382, 0.03312241658568382]</text:p>
          </table:table-cell>
        </table:table-row>
        <table:table-row table:style-name="ro1">
          <table:table-cell office:value-type="string" calcext:value-type="string">
            <text:p>do not study for the quiz tomorrow in english : face_screaming_in_fear : yolo rebel : face_with_tears_of_joy :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7139771431684494, 0.02626575157046318, 0.0707261934876442, 0.07139771431684494, 0.07139771431684494, 0.07130512595176697, 0.029086699709296227, 0.029986020177602768, 0.04541685804724693, 0.07139293849468231, 0.02626575157046318, 0.07139769196510315, 0.07129611819982529, 0.07032635062932968, 0.07101251929998398, 0.02626575157046318, 0.02626575157046318, 0.02626575157046318, 0.02626575157046318, 0.02626575157046318]</text:p>
          </table:table-cell>
          <table:table-cell office:value-type="string" calcext:value-type="string">
            <text:p>[0.08613882213830948, 0.08613882213830948, 0.057965099811553955, 0.08613882213830948, 0.08613882213830948, 0.07563375681638718, 0.01408762764185667, 0.012305395677685738, 0.08589136600494385, 0.01579160802066326, 0.012815825641155243, 0.012346106581389904, 0.08613882213830948, 0.08613882213830948, 0.08613882213830948, 0.012482295744121075, 0.024427291005849838, 0.024427291005849838, 0.024427291005849838, 0.024427291005849838]</text:p>
          </table:table-cell>
        </table:table-row>
        <table:table-row table:style-name="ro1">
          <table:table-cell office:value-type="string" calcext:value-type="string">
            <text:p>chill night , good laugh . very much need . break night watch a movie w / my love . goodnight tweethearts kiss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23721996694803238, 0.06431742757558823, 0.061735931783914566, 0.06448248773813248, 0.0640871524810791, 0.023721996694803238, 0.0644829049706459, 0.06448306888341904, 0.06442141532897949, 0.06448303908109665, 0.06448306888341904, 0.06394029408693314, 0.06412487477064133, 0.06448285281658173, 0.06442141532897949, 0.023721996694803238, 0.023721996694803238, 0.023721996694803238, 0.023721996694803238, 0.023721996694803238]</text:p>
          </table:table-cell>
          <table:table-cell office:value-type="string" calcext:value-type="string">
            <text:p>[0.03162313625216484, 0.08045993000268936, 0.019021401181817055, 0.06733078509569168, 0.07808369398117065, 0.014861454255878925, 0.0805438905954361, 0.08056265860795975, 0.08055625855922699, 0.0690508782863617, 0.07112927734851837, 0.05177483707666397, 0.010903402231633663, 0.08055905997753143, 0.08048106729984283, 0.01167425885796547, 0.022846000269055367, 0.022846000269055367, 0.022846000269055367, 0.022846000269055367]</text:p>
          </table:table-cell>
        </table:table-row>
        <table:table-row table:style-name="ro1">
          <table:table-cell office:value-type="string" calcext:value-type="string">
            <text:p>nothing like be in class two hour and have two hour to go ! tde 2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[0.042673174291849136, 0.042673174291849136, 0.042673174291849136, 0.042673174291849136, 0.042673174291849136, 0.042673174291849136, 0.042673174291849136, 0.11588500440120697, 0.042673174291849136, 0.042673174291849136, 0.042673174291849136, 0.042673174291849136, 0.042673174291849136, 0.11599764227867126, 0.042673174291849136, 0.042673174291849136, 0.042673174291849136, 0.042673174291849136, 0.042673174291849136, 0.042673174291849136]</text:p>
          </table:table-cell>
          <table:table-cell office:value-type="string" calcext:value-type="string">
            <text:p>[0.026339704170823097, 0.19318228960037231, 0.1392376869916916, 0.026145359501242638, 0.026158470660448074, 0.039984121918678284, 0.026280997321009636, 0.026168720796704292, 0.02666633203625679, 0.026144759729504585, 0.0866791307926178, 0.02614629454910755, 0.029831426218152046, 0.02614530734717846, 0.027764763683080673, 0.027993863448500633, 0.05478273332118988, 0.05478273332118988, 0.05478273332118988, 0.05478273332118988]</text:p>
          </table:table-cell>
        </table:table-row>
        <table:table-row table:style-name="ro1">
          <table:table-cell office:value-type="string" calcext:value-type="string">
            <text:p>love you more than this kode asikasik * poke user tong haha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3721192851662636, 0.10115250200033188, 0.03721192851662636, 0.03721192851662636, 0.10115250200033188, 0.03721192851662636, 0.10115151852369308, 0.03721192851662636, 0.03721192851662636, 0.03721192851662636, 0.03721192851662636, 0.03721192851662636, 0.03721192851662636, 0.03721192851662636, 0.10115250200033188, 0.03721192851662636, 0.03721192851662636, 0.03721192851662636, 0.03721192851662636, 0.03721192851662636]</text:p>
          </table:table-cell>
          <table:table-cell office:value-type="string" calcext:value-type="string">
            <text:p>[0.015493758022785187, 0.11366452276706696, 0.015702061355113983, 0.020834866911172867, 0.11366452276706696, 0.11366452276706696, 0.0861964300274849, 0.01540327537804842, 0.020704781636595726, 0.05172526091337204, 0.02343756891787052, 0.015384551137685776, 0.11366452276706696, 0.02060634456574917, 0.11366452276706696, 0.017256176099181175, 0.032233044505119324, 0.032233044505119324, 0.032233044505119324, 0.032233044505119324]</text:p>
          </table:table-cell>
        </table:table-row>
        <table:table-row table:style-name="ro1">
          <table:table-cell office:value-type="string" calcext:value-type="string">
            <text:p>neighbour come round2say they r away for2weeks ! i reply `` do you want me to put bin out ? oh no you leave them out all week anyway ! ``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23721996694803238, 0.06431742757558823, 0.061735931783914566, 0.06448248773813248, 0.0640871524810791, 0.023721996694803238, 0.0644829049706459, 0.06448306888341904, 0.06442141532897949, 0.06448303908109665, 0.06448306888341904, 0.06394029408693314, 0.06412487477064133, 0.06448285281658173, 0.06442141532897949, 0.023721996694803238, 0.023721996694803238, 0.023721996694803238, 0.023721996694803238, 0.023721996694803238]</text:p>
          </table:table-cell>
          <table:table-cell office:value-type="string" calcext:value-type="string">
            <text:p>[0.03162313625216484, 0.08045993000268936, 0.019021401181817055, 0.06733078509569168, 0.07808369398117065, 0.014861454255878925, 0.0805438905954361, 0.08056265860795975, 0.08055625855922699, 0.0690508782863617, 0.07112927734851837, 0.05177483707666397, 0.010903402231633663, 0.08055905997753143, 0.08048106729984283, 0.01167425885796547, 0.022846000269055367, 0.022846000269055367, 0.022846000269055367, 0.022846000269055367]</text:p>
          </table:table-cell>
        </table:table-row>
        <table:table-row table:style-name="ro1">
          <table:table-cell office:value-type="string" calcext:value-type="string">
            <text:p>user yay * insert ' always look on the bright side of life ' joke here * tong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3721192851662636, 0.10115250200033188, 0.03721192851662636, 0.03721192851662636, 0.10115250200033188, 0.03721192851662636, 0.10115151852369308, 0.03721192851662636, 0.03721192851662636, 0.03721192851662636, 0.03721192851662636, 0.03721192851662636, 0.03721192851662636, 0.03721192851662636, 0.10115250200033188, 0.03721192851662636, 0.03721192851662636, 0.03721192851662636, 0.03721192851662636, 0.03721192851662636]</text:p>
          </table:table-cell>
          <table:table-cell office:value-type="string" calcext:value-type="string">
            <text:p>[0.015493758022785187, 0.11366452276706696, 0.015702061355113983, 0.020834866911172867, 0.11366452276706696, 0.11366452276706696, 0.0861964300274849, 0.01540327537804842, 0.020704781636595726, 0.05172526091337204, 0.02343756891787052, 0.015384551137685776, 0.11366452276706696, 0.02060634456574917, 0.11366452276706696, 0.017256176099181175, 0.032233044505119324, 0.032233044505119324, 0.032233044505119324, 0.032233044505119324]</text:p>
          </table:table-cell>
        </table:table-row>
        <table:table-row table:style-name="ro1">
          <table:table-cell office:value-type="string" calcext:value-type="string">
            <text:p>yep , it give me advice all the time . rt user : libra : i have a scale in my bathroom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8051758259534836, 0.07819762825965881, 0.029620764777064323, 0.029620764777064323, 0.029620764777064323, 0.08051521331071854, 0.0805172473192215, 0.03451864793896675, 0.08050193637609482, 0.0805157721042633, 0.029620764777064323, 0.07836998254060745, 0.08051736652851105, 0.029620764777064323, 0.029620764777064323, 0.029620764777064323, 0.029620764777064323, 0.029620764777064323, 0.029620764777064323, 0.029620764777064323]</text:p>
          </table:table-cell>
          <table:table-cell office:value-type="string" calcext:value-type="string">
            <text:p>[0.09124606102705002, 0.09124606102705002, 0.01645161770284176, 0.022658172994852066, 0.012534454464912415, 0.012351355515420437, 0.08744337409734726, 0.09124606102705002, 0.012561934068799019, 0.09124606102705002, 0.012379039078950882, 0.09124606102705002, 0.0912453681230545, 0.062314752489328384, 0.01908113993704319, 0.09124606102705002, 0.025875603780150414, 0.025875603780150414, 0.025875603780150414, 0.025875603780150414]</text:p>
          </table:table-cell>
        </table:table-row>
        <table:table-row table:style-name="ro1">
          <table:table-cell office:value-type="string" calcext:value-type="string">
            <text:p>espn be disapionted that they didnt get the cfl game tonight . it be monday night after all mn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8051758259534836, 0.07819762825965881, 0.029620764777064323, 0.029620764777064323, 0.029620764777064323, 0.08051521331071854, 0.0805172473192215, 0.03451864793896675, 0.08050193637609482, 0.0805157721042633, 0.029620764777064323, 0.07836998254060745, 0.08051736652851105, 0.029620764777064323, 0.029620764777064323, 0.029620764777064323, 0.029620764777064323, 0.029620764777064323, 0.029620764777064323, 0.029620764777064323]</text:p>
          </table:table-cell>
          <table:table-cell office:value-type="string" calcext:value-type="string">
            <text:p>[0.09124606102705002, 0.09124606102705002, 0.01645161770284176, 0.022658172994852066, 0.012534454464912415, 0.012351355515420437, 0.08744337409734726, 0.09124606102705002, 0.012561934068799019, 0.09124606102705002, 0.012379039078950882, 0.09124606102705002, 0.0912453681230545, 0.062314752489328384, 0.01908113993704319, 0.09124606102705002, 0.025875603780150414, 0.025875603780150414, 0.025875603780150414, 0.025875603780150414]</text:p>
          </table:table-cell>
        </table:table-row>
        <table:table-row table:style-name="ro1">
          <table:table-cell office:value-type="string" calcext:value-type="string">
            <text:p>homework be so fun ! not real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6967652589082718, 0.0696818083524704, 0.06968162208795547, 0.025634506717324257, 0.0696818083524704, 0.06968162208795547, 0.025634506717324257, 0.06968161463737488, 0.053009383380413055, 0.0696818083524704, 0.04518401622772217, 0.0696435272693634, 0.06967652589082718, 0.025634506717324257, 0.0696435272693634, 0.025634506717324257, 0.025634506717324257, 0.025634506717324257, 0.025634506717324257, 0.025634506717324257]</text:p>
          </table:table-cell>
          <table:table-cell office:value-type="string" calcext:value-type="string">
            <text:p>[0.06739852577447891, 0.06739852577447891, 0.06739852577447891, 0.06739852577447891, 0.06739852577447891, 0.06739852577447891, 0.02719332091510296, 0.06739852577447891, 0.011049319989979267, 0.009124784730374813, 0.06739852577447891, 0.06739852577447891, 0.06739852577447891, 0.06739852577447891, 0.06739852577447891, 0.06739852577447891, 0.019112909212708473, 0.019112909212708473, 0.019112909212708473, 0.019112909212708473]</text:p>
          </table:table-cell>
        </table:table-row>
        <table:table-row table:style-name="ro1">
          <table:table-cell office:value-type="string" calcext:value-type="string">
            <text:p>monitor the hashtag ph trench quake stay safe follow order plea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123486042022705, 0.08470937609672546, 0.03123486042022705, 0.03123486042022705, 0.03123486042022705, 0.03123486042022705, 0.08486851304769516, 0.03123486042022705, 0.08490432053804398, 0.08474897593259811, 0.08490515500307083, 0.08490515500307083, 0.03123486042022705, 0.03123486042022705, 0.08490509539842606, 0.03123486042022705, 0.03123486042022705, 0.03123486042022705, 0.03123486042022705, 0.03123486042022705]</text:p>
          </table:table-cell>
          <table:table-cell office:value-type="string" calcext:value-type="string">
            <text:p>[0.018430162221193314, 0.1356240212917328, 0.018354715779423714, 0.018649067729711533, 0.019955512136220932, 0.018357345834374428, 0.018354734405875206, 0.018354961648583412, 0.09977101534605026, 0.13562080264091492, 0.01835479587316513, 0.01835476979613304, 0.018354734405875206, 0.018374120816588402, 0.1356240212917328, 0.1356240212917328, 0.03846032917499542, 0.03846032917499542, 0.03846032917499542, 0.03846032917499542]</text:p>
          </table:table-cell>
        </table:table-row>
        <table:table-row table:style-name="ro1">
          <table:table-cell office:value-type="string" calcext:value-type="string">
            <text:p>user at 21 he look to have a lot of potential and can only get good , a good signing for the long term at vill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7310602813959122, 0.07310628145933151, 0.07310805469751358, 0.0268949493765831, 0.0268949493765831, 0.07310258597135544, 0.0731012150645256, 0.07310206443071365, 0.07310634106397629, 0.0268949493765831, 0.0268949493765831, 0.0731072947382927, 0.0731024369597435, 0.0268949493765831, 0.07310805469751358, 0.0268949493765831, 0.0268949493765831, 0.0268949493765831, 0.0268949493765831, 0.0268949493765831]</text:p>
          </table:table-cell>
          <table:table-cell office:value-type="string" calcext:value-type="string">
            <text:p>[0.11594392359256744, 0.11594392359256744, 0.0237579345703125, 0.01847977563738823, 0.01589987613260746, 0.024358829483389854, 0.021247122436761856, 0.015691306442022324, 0.10615774989128113, 0.01584407314658165, 0.015691304579377174, 0.015771733596920967, 0.11594392359256744, 0.11593489348888397, 0.01587187871336937, 0.11594392359256744, 0.03287943825125694, 0.03287943825125694, 0.03287943825125694, 0.03287943825125694]</text:p>
          </table:table-cell>
        </table:table-row>
        <table:table-row table:style-name="ro1">
          <table:table-cell office:value-type="string" calcext:value-type="string">
            <text:p>user get a dictionary , look u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9810676127672195, 0.039810676127672195, 0.039810676127672195, 0.039810676127672195, 0.039810676127672195, 0.039810676127672195, 0.10703179240226746, 0.039810676127672195, 0.039810676127672195, 0.039810676127672195, 0.039810676127672195, 0.039810676127672195, 0.10809328407049179, 0.039810676127672195, 0.10809328407049179, 0.039810676127672195, 0.039810676127672195, 0.039810676127672195, 0.039810676127672195, 0.039810676127672195]</text:p>
          </table:table-cell>
          <table:table-cell office:value-type="string" calcext:value-type="string">
            <text:p>[0.017706194892525673, 0.1308261901140213, 0.12999354302883148, 0.017705455422401428, 0.01781952939927578, 0.017705628648400307, 0.017706220969557762, 0.03343996778130531, 0.030312828719615936, 0.06734137237071991, 0.02077752910554409, 0.05305162072181702, 0.1308261901140213, 0.01773221790790558, 0.1308261901140213, 0.017830342054367065, 0.03709976002573967, 0.03709976002573967, 0.03709976002573967, 0.03709976002573967]</text:p>
          </table:table-cell>
        </table:table-row>
        <table:table-row table:style-name="ro1">
          <table:table-cell office:value-type="string" calcext:value-type="string">
            <text:p>yeah 3 homework assignment on the first day , that ' s whats up wink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42668864130973816, 0.11597435921430588, 0.042668864130973816, 0.042668864130973816, 0.042668864130973816, 0.042668864130973816, 0.1159859150648117, 0.042668864130973816, 0.042668864130973816, 0.042668864130973816, 0.042668864130973816, 0.042668864130973816, 0.042668864130973816, 0.042668864130973816, 0.042668864130973816, 0.042668864130973816, 0.042668864130973816, 0.042668864130973816, 0.042668864130973816, 0.042668864130973816]</text:p>
          </table:table-cell>
          <table:table-cell office:value-type="string" calcext:value-type="string">
            <text:p>[0.09403606504201889, 0.04871173948049545, 0.012726716697216034, 0.09403609484434128, 0.016721371561288834, 0.013013366609811783, 0.09403609484434128, 0.09403609484434128, 0.08708970248699188, 0.09403609484434128, 0.01638728380203247, 0.09403609484434128, 0.09403609484434128, 0.012738991528749466, 0.013950041495263577, 0.013740777969360352, 0.026666803285479546, 0.026666803285479546, 0.026666803285479546, 0.026666803285479546]</text:p>
          </table:table-cell>
        </table:table-row>
        <table:table-row table:style-name="ro1">
          <table:table-cell office:value-type="string" calcext:value-type="string">
            <text:p>be awake this early to pack up my stuff and move room suck . but on the plus side , fair today ! : grinning_face_with_smiling_eyes : so excited : persevering_face : carni lif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976280987262726, 0.03976280987262726, 0.03976280987262726, 0.03976280987262726, 0.03976280987262726, 0.1080847978591919, 0.03976280987262726, 0.1080574244260788, 0.03976280987262726, 0.03976280987262726, 0.03976280987262726, 0.03976280987262726, 0.07382647693157196, 0.03976280987262726, 0.07382647693157196, 0.03976280987262726, 0.03976280987262726, 0.03976280987262726, 0.03976280987262726, 0.03976280987262726]</text:p>
          </table:table-cell>
          <table:table-cell office:value-type="string" calcext:value-type="string">
            <text:p>[0.018299508839845657, 0.01580977253615856, 0.11680074781179428, 0.015831641852855682, 0.0165781918913126, 0.11603710800409317, 0.06542276591062546, 0.015906842425465584, 0.11680074781179428, 0.04297087714076042, 0.11680074781179428, 0.01783738285303116, 0.017012370750308037, 0.039126280695199966, 0.10901559144258499, 0.027259821072220802, 0.03312241658568382, 0.03312241658568382, 0.03312241658568382, 0.03312241658568382]</text:p>
          </table:table-cell>
        </table:table-row>
        <table:table-row table:style-name="ro1">
          <table:table-cell office:value-type="string" calcext:value-type="string">
            <text:p>i can not even wait to go sit at this meeting at the highscho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3544328361749649, 0.03544328361749649, 0.03544328361749649, 0.03544328361749649, 0.03544328361749649, 0.03544328361749649, 0.03544328361749649, 0.09634435176849365, 0.03544328361749649, 0.03544328361749649, 0.03544328361749649, 0.03544328361749649, 0.03544328361749649, 0.03544328361749649, 0.083010233938694, 0.09634199738502502, 0.09630954265594482, 0.09634461998939514, 0.03544328361749649, 0.03544328361749649]</text:p>
          </table:table-cell>
          <table:table-cell office:value-type="string" calcext:value-type="string">
            <text:p>[0.018943892791867256, 0.015255206264555454, 0.10107114166021347, 0.015603833831846714, 0.015342790633440018, 0.015290021896362305, 0.015226516872644424, 0.1125095933675766, 0.1125095933675766, 0.01525040902197361, 0.01577797718346119, 0.015227301977574825, 0.015415654517710209, 0.015226516872644424, 0.1125095933675766, 0.10675342381000519, 0.1125095933675766, 0.1125095933675766, 0.02516177110373974, 0.03190552815794945]</text:p>
          </table:table-cell>
        </table:table-row>
        <table:table-row table:style-name="ro1">
          <table:table-cell office:value-type="string" calcext:value-type="string">
            <text:p>user hahaha yes ! thank you bro . that deserve a r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3001914620399475, 0.08970849961042404, 0.033001914620399475, 0.08970388770103455, 0.033001914620399475, 0.08970830589532852, 0.08970849961042404, 0.033001914620399475, 0.033001914620399475, 0.08957190811634064, 0.033001914620399475, 0.08957190811634064, 0.033001914620399475, 0.033001914620399475, 0.033001914620399475, 0.033001914620399475, 0.033001914620399475, 0.033001914620399475, 0.033001914620399475, 0.033001914620399475]</text:p>
          </table:table-cell>
          <table:table-cell office:value-type="string" calcext:value-type="string">
            <text:p>[0.09817926585674286, 0.09817926585674286, 0.01393149234354496, 0.013306320644915104, 0.09817926585674286, 0.03657222166657448, 0.09817926585674286, 0.09817926585674286, 0.03115866892039776, 0.013332322239875793, 0.01451900415122509, 0.09642862528562546, 0.036866553127765656, 0.014721055515110493, 0.07053644210100174, 0.09757057577371597, 0.014037469401955605, 0.014856365509331226, 0.013424800708889961, 0.027841728180646896]</text:p>
          </table:table-cell>
        </table:table-row>
        <table:table-row table:style-name="ro1">
          <table:table-cell office:value-type="string" calcext:value-type="string">
            <text:p>user lookin forward to satday as well nothin quite like a 5.20 kick of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3345491364598274, 0.03345491364598274, 0.03345491364598274, 0.03345491364598274, 0.09002500027418137, 0.09093987941741943, 0.09093678742647171, 0.09093987941741943, 0.03345491364598274, 0.09093987941741943, 0.03345491364598274, 0.03345491364598274, 0.03345491364598274, 0.03345491364598274, 0.03345491364598274, 0.03345491364598274, 0.03345491364598274, 0.07784963399171829, 0.03345491364598274, 0.03345491364598274]</text:p>
          </table:table-cell>
          <table:table-cell office:value-type="string" calcext:value-type="string">
            <text:p>[0.010270114988088608, 0.07532371580600739, 0.07532371580600739, 0.07532371580600739, 0.07532371580600739, 0.07532371580600739, 0.07532371580600739, 0.07532371580600739, 0.07532371580600739, 0.07532371580600739, 0.010216724127531052, 0.07532371580600739, 0.01019577868282795, 0.010509440675377846, 0.010195531882345676, 0.013109327293932438, 0.07532371580600739, 0.010258179157972336, 0.07532371580600739, 0.021360337734222412]</text:p>
          </table:table-cell>
        </table:table-row>
        <table:table-row table:style-name="ro1">
          <table:table-cell office:value-type="string" calcext:value-type="string">
            <text:p>i wan na go to an american school omg sad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30463190749287605, 0.08278844505548477, 0.05480841174721718, 0.030463190749287605, 0.08280745893716812, 0.030463190749287605, 0.08280753344297409, 0.08280753344297409, 0.030463190749287605, 0.030463190749287605, 0.030463190749287605, 0.030463190749287605, 0.030463190749287605, 0.08280753344297409, 0.030463190749287605, 0.030463190749287605, 0.08280753344297409, 0.08280715346336365, 0.030463190749287605, 0.030463190749287605]</text:p>
          </table:table-cell>
          <table:table-cell office:value-type="string" calcext:value-type="string">
            <text:p>[0.01947159692645073, 0.14280979335308075, 0.020288851112127304, 0.01932729408144951, 0.019479945302009583, 0.020442282781004906, 0.14280979335308075, 0.14280979335308075, 0.019658630713820457, 0.024356113746762276, 0.0739319697022438, 0.11595402657985687, 0.020214006304740906, 0.01937483437359333, 0.01948501169681549, 0.023352647200226784, 0.027792589738965034, 0.019416632130742073, 0.06852616369724274, 0.040498074144124985]</text:p>
          </table:table-cell>
        </table:table-row>
        <table:table-row table:style-name="ro1">
          <table:table-cell office:value-type="string" calcext:value-type="string">
            <text:p>its late and its still so crowded . _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7355434447526932, 0.07355434447526932, 0.07355434447526932, 0.047809820622205734, 0.07355242967605591, 0.027059130370616913, 0.027059130370616913, 0.027059130370616913, 0.027059130370616913, 0.07353723794221878, 0.04670391604304314, 0.07354548573493958, 0.027059130370616913, 0.07355242967605591, 0.027059130370616913, 0.027059130370616913, 0.07355434447526932, 0.07354898005723953, 0.027059130370616913, 0.027059130370616913]</text:p>
          </table:table-cell>
          <table:table-cell office:value-type="string" calcext:value-type="string">
            <text:p>[0.12304212898015976, 0.12304212898015976, 0.016863448545336723, 0.093309685587883, 0.06663874536752701, 0.01786857098340988, 0.03672318160533905, 0.08633587509393692, 0.017038807272911072, 0.01665196754038334, 0.11943785846233368, 0.11543869972229004, 0.016652211546897888, 0.01667940989136696, 0.016662921756505966, 0.03213664889335632, 0.016652656719088554, 0.01671852171421051, 0.017214270308613777, 0.03489235043525696]</text:p>
          </table:table-cell>
        </table:table-row>
        <table:table-row table:style-name="ro1">
          <table:table-cell office:value-type="string" calcext:value-type="string">
            <text:p>gee wiz what a great day so far . you can cut the tension with a knife and they think im fake great 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30161164700984955, 0.030161164700984955, 0.030161164700984955, 0.08188802003860474, 0.08198264986276627, 0.08190444111824036, 0.08198152482509613, 0.030161164700984955, 0.030161164700984955, 0.030161164700984955, 0.030161164700984955, 0.08196526765823364, 0.06442739069461823, 0.030161164700984955, 0.030161164700984955, 0.08198356628417969, 0.08193299919366837, 0.030161164700984955, 0.030161164700984955, 0.030161164700984955]</text:p>
          </table:table-cell>
          <table:table-cell office:value-type="string" calcext:value-type="string">
            <text:p>[0.0159593615680933, 0.015634628012776375, 0.037049394100904465, 0.01563478447496891, 0.015633339062333107, 0.02158156968653202, 0.11464831233024597, 0.015633592382073402, 0.01563492976129055, 0.11518098413944244, 0.030015910044312477, 0.015687216073274612, 0.11551547050476074, 0.015865305438637733, 0.01563350111246109, 0.11551547050476074, 0.11551547050476074, 0.11547970026731491, 0.04542304947972298, 0.03275793790817261]</text:p>
          </table:table-cell>
        </table:table-row>
        <table:table-row table:style-name="ro1">
          <table:table-cell office:value-type="string" calcext:value-type="string">
            <text:p>`` user : “ user : the bus today lol ” wink `` asshole wink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861561045050621, 0.03861561045050621, 0.03861561045050621, 0.03861561045050621, 0.03861561045050621, 0.03861561045050621, 0.03861561045050621, 0.03861561045050621, 0.03861561045050621, 0.03861561045050621, 0.03861561045050621, 0.03861561045050621, 0.09061375260353088, 0.08174663782119751, 0.03861561045050621, 0.1049545556306839, 0.03861561045050621, 0.10483532398939133, 0.03861561045050621, 0.03861561045050621]</text:p>
          </table:table-cell>
          <table:table-cell office:value-type="string" calcext:value-type="string">
            <text:p>[0.03498721495270729, 0.0166587196290493, 0.013566573150455952, 0.08533254265785217, 0.01859271340072155, 0.023940548300743103, 0.09964672476053238, 0.08458096534013748, 0.013607179746031761, 0.08277249336242676, 0.017088742926716805, 0.046689555048942566, 0.014760534279048443, 0.0159826148301363, 0.0996466875076294, 0.01596124842762947, 0.0996435135602951, 0.08888522535562515, 0.09939844906330109, 0.02825786918401718]</text:p>
          </table:table-cell>
        </table:table-row>
        <table:table-row table:style-name="ro1">
          <table:table-cell office:value-type="string" calcext:value-type="string">
            <text:p>cause i can not stay here , if there ' s no love . on repeat #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3001914620399475, 0.08970849961042404, 0.033001914620399475, 0.08970388770103455, 0.033001914620399475, 0.08970830589532852, 0.08970849961042404, 0.033001914620399475, 0.033001914620399475, 0.08957190811634064, 0.033001914620399475, 0.08957190811634064, 0.033001914620399475, 0.033001914620399475, 0.033001914620399475, 0.033001914620399475, 0.033001914620399475, 0.033001914620399475, 0.033001914620399475, 0.033001914620399475]</text:p>
          </table:table-cell>
          <table:table-cell office:value-type="string" calcext:value-type="string">
            <text:p>[0.09817926585674286, 0.09817926585674286, 0.01393149234354496, 0.013306320644915104, 0.09817926585674286, 0.03657222166657448, 0.09817926585674286, 0.09817926585674286, 0.03115866892039776, 0.013332322239875793, 0.01451900415122509, 0.09642862528562546, 0.036866553127765656, 0.014721055515110493, 0.07053644210100174, 0.09757057577371597, 0.014037469401955605, 0.014856365509331226, 0.013424800708889961, 0.027841728180646896]</text:p>
          </table:table-cell>
        </table:table-row>
        <table:table-row table:style-name="ro1">
          <table:table-cell office:value-type="string" calcext:value-type="string">
            <text:p>user twitter be not your personal diary , you should be a little more vague . when be you come to m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8550705760717392, 0.03145629167556763, 0.08550675958395004, 0.08549981564283371, 0.03145629167556763, 0.03145629167556763, 0.03145629167556763, 0.08526016771793365, 0.03145629167556763, 0.03145629167556763, 0.08444812893867493, 0.03145629167556763, 0.03145629167556763, 0.0854729413986206, 0.03145629167556763, 0.03145629167556763, 0.07937321811914444, 0.03145629167556763, 0.03145629167556763, 0.03145629167556763]</text:p>
          </table:table-cell>
          <table:table-cell office:value-type="string" calcext:value-type="string">
            <text:p>[0.11697188764810562, 0.11697188764810562, 0.0158305112272501, 0.01583044044673443, 0.01667691022157669, 0.016716862097382545, 0.015836965292692184, 0.11382247507572174, 0.015854204073548317, 0.10899021476507187, 0.01583172008395195, 0.01584564708173275, 0.019523272290825844, 0.09691927582025528, 0.015830423682928085, 0.11225397884845734, 0.08685911446809769, 0.017092211171984673, 0.033170945942401886, 0.033170945942401886]</text:p>
          </table:table-cell>
        </table:table-row>
        <table:table-row table:style-name="ro1">
          <table:table-cell office:value-type="string" calcext:value-type="string">
            <text:p>ap government be the most exciting class i have ever take ! : party_popper : note on note on no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7164037972688675, 0.07164037972688675, 0.07164037972688675, 0.026355024427175522, 0.07164037972688675, 0.06589746475219727, 0.0715671256184578, 0.026355024427175522, 0.07164037972688675, 0.07157692313194275, 0.052855148911476135, 0.07106908410787582, 0.026355024427175522, 0.07163692265748978, 0.026355024427175522, 0.026355024427175522, 0.026355024427175522, 0.026355024427175522, 0.026355024427175522, 0.026355024427175522]</text:p>
          </table:table-cell>
          <table:table-cell office:value-type="string" calcext:value-type="string">
            <text:p>[0.12244144082069397, 0.12244144082069397, 0.12244144082069397, 0.016577625647187233, 0.01664324849843979, 0.03844333440065384, 0.12244144082069397, 0.018601305782794952, 0.01689518801867962, 0.04068537801504135, 0.016571374610066414, 0.016939403489232063, 0.01657257415354252, 0.1102258712053299, 0.01659655198454857, 0.03561099246144295, 0.016570691019296646, 0.06385674327611923, 0.03472200781106949, 0.03472200781106949]</text:p>
          </table:table-cell>
        </table:table-row>
        <table:table-row table:style-name="ro1">
          <table:table-cell office:value-type="string" calcext:value-type="string">
            <text:p>`` user : this peom `` if `` that neves want us to write a constructive response about make no sense . be this a joke `` ikr ? !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6610473990440369, 0.024318573996424675, 0.024318573996424675, 0.06610216200351715, 0.06600543856620789, 0.0371880941092968, 0.06572031229734421, 0.06610175222158432, 0.065976582467556, 0.0661047026515007, 0.06609965860843658, 0.06610473990440369, 0.06610473990440369, 0.06610216200351715, 0.06605485081672668, 0.024318573996424675, 0.024318573996424675, 0.024318573996424675, 0.024318573996424675, 0.024318573996424675]</text:p>
          </table:table-cell>
          <table:table-cell office:value-type="string" calcext:value-type="string">
            <text:p>[0.022914914414286613, 0.017625262960791588, 0.01760677620768547, 0.12973527610301971, 0.0184361282736063, 0.04909222200512886, 0.12973527610301971, 0.017865901812911034, 0.12925316393375397, 0.017590399831533432, 0.12973231077194214, 0.01834776997566223, 0.017862854525446892, 0.12973527610301971, 0.027969786897301674, 0.017598921433091164, 0.017755476757884026, 0.01756162755191326, 0.0367903932929039, 0.0367903932929039]</text:p>
          </table:table-cell>
        </table:table-row>
        <table:table-row table:style-name="ro1">
          <table:table-cell office:value-type="string" calcext:value-type="string">
            <text:p>my career be gon na be digital art and photograph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42730122804641724, 0.11526205390691757, 0.042730122804641724, 0.042730122804641724, 0.042730122804641724, 0.042730122804641724, 0.042730122804641724, 0.042730122804641724, 0.042730122804641724, 0.042730122804641724, 0.042730122804641724, 0.042730122804641724, 0.042730122804641724, 0.11559563875198364, 0.042730122804641724, 0.042730122804641724, 0.042730122804641724, 0.042730122804641724, 0.042730122804641724, 0.042730122804641724]</text:p>
          </table:table-cell>
          <table:table-cell office:value-type="string" calcext:value-type="string">
            <text:p>[0.05095115303993225, 0.015364288352429867, 0.11200442910194397, 0.11202550679445267, 0.015329964458942413, 0.015224232338368893, 0.10653786361217499, 0.11075501888990402, 0.01521028857678175, 0.01523073110729456, 0.03749559819698334, 0.015195152722299099, 0.020117182284593582, 0.1110159233212471, 0.015254034660756588, 0.03761107847094536, 0.10479385405778885, 0.02620415948331356, 0.03183971717953682, 0.03183971717953682]</text:p>
          </table:table-cell>
        </table:table-row>
        <table:table-row table:style-name="ro1">
          <table:table-cell office:value-type="string" calcext:value-type="string">
            <text:p>awsome homework on the first day . that ' s just what i wa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7132142782211304, 0.026237687095999718, 0.07132142782211304, 0.07132137566804886, 0.026237687095999718, 0.049446411430835724, 0.07132142782211304, 0.07131949812173843, 0.07132133096456528, 0.07132141292095184, 0.07127241790294647, 0.07132142782211304, 0.026237687095999718, 0.07131679356098175, 0.026237687095999718, 0.027493448927998543, 0.026237687095999718, 0.026237687095999718, 0.026237687095999718, 0.026237687095999718]</text:p>
          </table:table-cell>
          <table:table-cell office:value-type="string" calcext:value-type="string">
            <text:p>[0.014908778481185436, 0.014840920455753803, 0.014811587519943714, 0.10900400578975677, 0.014768385328352451, 0.03659062087535858, 0.10806412994861603, 0.02107897214591503, 0.10753767937421799, 0.014765912666916847, 0.014765881933271885, 0.09596991539001465, 0.10910579562187195, 0.1022234857082367, 0.0210078377276659, 0.014776592142879963, 0.10910279303789139, 0.0147960614413023, 0.030940277501940727, 0.030940277501940727]</text:p>
          </table:table-cell>
        </table:table-row>
        <table:table-row table:style-name="ro1">
          <table:table-cell office:value-type="string" calcext:value-type="string">
            <text:p>user oh lucky ! i have 2 class and 1 lab but text me happy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3975377231836319, 0.03975377231836319, 0.03975377231836319, 0.03975377231836319, 0.03975377231836319, 0.10806194692850113, 0.03975377231836319, 0.03975377231836319, 0.03975377231836319, 0.10806194692850113, 0.03975377231836319, 0.03975377231836319, 0.03975377231836319, 0.03975377231836319, 0.03975377231836319, 0.03975377231836319, 0.10806191712617874, 0.03975377231836319, 0.03975377231836319, 0.03975377231836319]</text:p>
          </table:table-cell>
          <table:table-cell office:value-type="string" calcext:value-type="string">
            <text:p>[0.018673578277230263, 0.13695691525936127, 0.04044560715556145, 0.018535155802965164, 0.018746569752693176, 0.13695691525936127, 0.1047859862446785, 0.023042898625135422, 0.018807074055075645, 0.13695691525936127, 0.02204027771949768, 0.01868070848286152, 0.046478521078825, 0.031296174973249435, 0.08129341900348663, 0.01853550784289837, 0.01853514462709427, 0.031556155532598495, 0.03883831202983856, 0.03883831202983856]</text:p>
          </table:table-cell>
        </table:table-row>
        <table:table-row table:style-name="ro1">
          <table:table-cell office:value-type="string" calcext:value-type="string">
            <text:p>i wan na go to an american school omg sad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7132142782211304, 0.026237687095999718, 0.07132142782211304, 0.07132137566804886, 0.026237687095999718, 0.049446411430835724, 0.07132142782211304, 0.07131949812173843, 0.07132133096456528, 0.07132141292095184, 0.07127241790294647, 0.07132142782211304, 0.026237687095999718, 0.07131679356098175, 0.026237687095999718, 0.027493448927998543, 0.026237687095999718, 0.026237687095999718, 0.026237687095999718, 0.026237687095999718]</text:p>
          </table:table-cell>
          <table:table-cell office:value-type="string" calcext:value-type="string">
            <text:p>[0.014908778481185436, 0.014840920455753803, 0.014811587519943714, 0.10900400578975677, 0.014768385328352451, 0.03659062087535858, 0.10806412994861603, 0.02107897214591503, 0.10753767937421799, 0.014765912666916847, 0.014765881933271885, 0.09596991539001465, 0.10910579562187195, 0.1022234857082367, 0.0210078377276659, 0.014776592142879963, 0.10910279303789139, 0.0147960614413023, 0.030940277501940727, 0.030940277501940727]</text:p>
          </table:table-cell>
        </table:table-row>
        <table:table-row table:style-name="ro1">
          <table:table-cell office:value-type="string" calcext:value-type="string">
            <text:p>that ' s so nice of you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7132142782211304, 0.026237687095999718, 0.07132142782211304, 0.07132137566804886, 0.026237687095999718, 0.049446411430835724, 0.07132142782211304, 0.07131949812173843, 0.07132133096456528, 0.07132141292095184, 0.07127241790294647, 0.07132142782211304, 0.026237687095999718, 0.07131679356098175, 0.026237687095999718, 0.027493448927998543, 0.026237687095999718, 0.026237687095999718, 0.026237687095999718, 0.026237687095999718]</text:p>
          </table:table-cell>
          <table:table-cell office:value-type="string" calcext:value-type="string">
            <text:p>[0.014908778481185436, 0.014840920455753803, 0.014811587519943714, 0.10900400578975677, 0.014768385328352451, 0.03659062087535858, 0.10806412994861603, 0.02107897214591503, 0.10753767937421799, 0.014765912666916847, 0.014765881933271885, 0.09596991539001465, 0.10910579562187195, 0.1022234857082367, 0.0210078377276659, 0.014776592142879963, 0.10910279303789139, 0.0147960614413023, 0.030940277501940727, 0.030940277501940727]</text:p>
          </table:table-cell>
        </table:table-row>
        <table:table-row table:style-name="ro1">
          <table:table-cell office:value-type="string" calcext:value-type="string">
            <text:p>user i love work there be this and when do you g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294952213764191, 0.08657272160053253, 0.03294952213764191, 0.03294952213764191, 0.03294952213764191, 0.03820895031094551, 0.03294952213764191, 0.03294952213764191, 0.03294952213764191, 0.08956460654735565, 0.03294952213764191, 0.08956460654735565, 0.0348801426589489, 0.08668550848960876, 0.08956460654735565, 0.03294952213764191, 0.08956460654735565, 0.03294952213764191, 0.03294952213764191, 0.03294952213764191]</text:p>
          </table:table-cell>
          <table:table-cell office:value-type="string" calcext:value-type="string">
            <text:p>[0.08842403441667557, 0.10000260174274445, 0.015664035454392433, 0.022299330681562424, 0.01669248566031456, 0.015554637648165226, 0.015555192716419697, 0.0729886069893837, 0.015582378953695297, 0.05866003409028053, 0.03850097581744194, 0.11029024422168732, 0.015555777586996555, 0.11462618410587311, 0.06181904301047325, 0.03850097581744194, 0.10727333277463913, 0.026824165135622025, 0.03259306401014328, 0.03259306401014328]</text:p>
          </table:table-cell>
        </table:table-row>
        <table:table-row table:style-name="ro1">
          <table:table-cell office:value-type="string" calcext:value-type="string">
            <text:p>eww , just saw this nasty , frumpy girl lift up her boob and scratch underneath it . just puke a li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0578618943691254, 0.03966383635997772, 0.03966383635997772, 0.03966383635997772, 0.03966383635997772, 0.03966383635997772, 0.10361944139003754, 0.03966383635997772, 0.03966383635997772, 0.03966383635997772, 0.09176640212535858, 0.03966383635997772, 0.06420651823282242, 0.03966383635997772, 0.03966383635997772, 0.03966383635997772, 0.03966383635997772, 0.03966383635997772, 0.03966383635997772, 0.03966383635997772]</text:p>
          </table:table-cell>
          <table:table-cell office:value-type="string" calcext:value-type="string">
            <text:p>[0.09803476184606552, 0.09803476184606552, 0.09803476184606552, 0.016355440020561218, 0.013303624466061592, 0.09803476184606552, 0.09803476184606552, 0.017971977591514587, 0.013269727118313313, 0.02509501576423645, 0.013280767947435379, 0.09593949466943741, 0.09803476184606552, 0.013374611735343933, 0.013854024931788445, 0.020914485678076744, 0.014795960858464241, 0.09803476184606552, 0.027800748124718666, 0.027800748124718666]</text:p>
          </table:table-cell>
        </table:table-row>
        <table:table-row table:style-name="ro1">
          <table:table-cell office:value-type="string" calcext:value-type="string">
            <text:p>isnt there a similarity bwn sonia gandhi and bellatrix lestrange ? just as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6856716424226761, 0.06856617331504822, 0.02522444911301136, 0.06716012209653854, 0.03996216133236885, 0.06855996698141098, 0.05484820157289505, 0.06856716424226761, 0.06856567412614822, 0.06494408845901489, 0.02522444911301136, 0.048001136630773544, 0.02522444911301136, 0.06856708228588104, 0.02522444911301136, 0.0685553029179573, 0.06856440007686615, 0.02522444911301136, 0.02522444911301136, 0.02522444911301136]</text:p>
          </table:table-cell>
          <table:table-cell office:value-type="string" calcext:value-type="string">
            <text:p>[0.106845423579216, 0.10683408379554749, 0.014572418294847012, 0.014487773180007935, 0.014461525715887547, 0.10679885745048523, 0.014480876736342907, 0.10217660665512085, 0.09906116873025894, 0.08869007229804993, 0.10619736462831497, 0.018439413979649544, 0.06464812904596329, 0.014732344076037407, 0.014708000235259533, 0.022192982956767082, 0.014461420476436615, 0.015612589195370674, 0.030299440026283264, 0.030299440026283264]</text:p>
          </table:table-cell>
        </table:table-row>
        <table:table-row table:style-name="ro1">
          <table:table-cell office:value-type="string" calcext:value-type="string">
            <text:p>i just love get a random schedule change and not even know about it ! happy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7327843457460403, 0.07172726094722748, 0.02695763111114502, 0.02695763111114502, 0.02695763111114502, 0.07327643036842346, 0.07261337339878082, 0.02695763111114502, 0.07327833771705627, 0.07316746562719345, 0.07327842712402344, 0.07324708998203278, 0.02695763111114502, 0.02695763111114502, 0.07327833771705627, 0.02695763111114502, 0.07327833771705627, 0.02695763111114502, 0.02695763111114502, 0.02695763111114502]</text:p>
          </table:table-cell>
          <table:table-cell office:value-type="string" calcext:value-type="string">
            <text:p>[0.1497364640235901, 0.032850999385118484, 0.021936001256108284, 0.020372644066810608, 0.02037368156015873, 0.029069077223539352, 0.02037944458425045, 0.02037239819765091, 0.15034256875514984, 0.02064974419772625, 0.020698215812444687, 0.020636307075619698, 0.020372482016682625, 0.02039467915892601, 0.15024299919605255, 0.02391301654279232, 0.15047027170658112, 0.02181338332593441, 0.04268782213330269, 0.04268782213330269]</text:p>
          </table:table-cell>
        </table:table-row>
        <table:table-row table:style-name="ro1">
          <table:table-cell office:value-type="string" calcext:value-type="string">
            <text:p>need to play football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7164037972688675, 0.07164037972688675, 0.07164037972688675, 0.026355024427175522, 0.07164037972688675, 0.06589746475219727, 0.0715671256184578, 0.026355024427175522, 0.07164037972688675, 0.07157692313194275, 0.052855148911476135, 0.07106908410787582, 0.026355024427175522, 0.07163692265748978, 0.026355024427175522, 0.026355024427175522, 0.026355024427175522, 0.026355024427175522, 0.026355024427175522, 0.026355024427175522]</text:p>
          </table:table-cell>
          <table:table-cell office:value-type="string" calcext:value-type="string">
            <text:p>[0.12244144082069397, 0.12244144082069397, 0.12244144082069397, 0.016577625647187233, 0.01664324849843979, 0.03844333440065384, 0.12244144082069397, 0.018601305782794952, 0.01689518801867962, 0.04068537801504135, 0.016571374610066414, 0.016939403489232063, 0.01657257415354252, 0.1102258712053299, 0.01659655198454857, 0.03561099246144295, 0.016570691019296646, 0.06385674327611923, 0.03472200781106949, 0.03472200781106949]</text:p>
          </table:table-cell>
        </table:table-row>
        <table:table-row table:style-name="ro1">
          <table:table-cell office:value-type="string" calcext:value-type="string">
            <text:p>omg most insane matriculants , we rather play soccer than study 4 prelim laugh user , user , user , user , soccer 4 lyf : heart_suit :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849398747086525, 0.0849398747086525, 0.031247632578015327, 0.031247632578015327, 0.08230309188365936, 0.031247632578015327, 0.031247632578015327, 0.07512664794921875, 0.031247632578015327, 0.031247632578015327, 0.08230309188365936, 0.031247632578015327, 0.08493971824645996, 0.04076313599944115, 0.038657356053590775, 0.031247632578015327, 0.08230309188365936, 0.031247632578015327, 0.031247632578015327, 0.031247632578015327]</text:p>
          </table:table-cell>
          <table:table-cell office:value-type="string" calcext:value-type="string">
            <text:p>[0.09708841145038605, 0.09708841145038605, 0.09708841145038605, 0.013211110606789589, 0.09708841145038605, 0.013179751113057137, 0.013147701509296894, 0.01387345977127552, 0.09708713740110397, 0.09708841145038605, 0.04000069573521614, 0.01495898887515068, 0.01868678256869316, 0.09708841145038605, 0.013939769007265568, 0.013161893002688885, 0.09708841145038605, 0.014068990014493465, 0.027532381936907768, 0.027532381936907768]</text:p>
          </table:table-cell>
        </table:table-row>
        <table:table-row table:style-name="ro1">
          <table:table-cell office:value-type="string" calcext:value-type="string">
            <text:p>really my mind be the only thing thats up right now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705061972141266, 0.10070904344320297, 0.03705061972141266, 0.03705061972141266, 0.03705061972141266, 0.03705061972141266, 0.041877381503582, 0.03705061972141266, 0.10047004371881485, 0.03705061972141266, 0.10071402043104172, 0.03705061972141266, 0.10047004371881485, 0.03705061972141266, 0.03705061972141266, 0.03705061972141266, 0.03705061972141266, 0.03705061972141266, 0.03705061972141266, 0.03705061972141266]</text:p>
          </table:table-cell>
          <table:table-cell office:value-type="string" calcext:value-type="string">
            <text:p>[0.09452730417251587, 0.01335891056805849, 0.012796862982213497, 0.01335899904370308, 0.022250687703490257, 0.09452730417251587, 0.09015614539384842, 0.09452350437641144, 0.09401656687259674, 0.01287448313087225, 0.09452730417251587, 0.09452730417251587, 0.09401656687259674, 0.012813378125429153, 0.028977399691939354, 0.05142661929130554, 0.01389577891677618, 0.013812555000185966, 0.026806101202964783, 0.026806101202964783]</text:p>
          </table:table-cell>
        </table:table-row>
        <table:table-row table:style-name="ro1">
          <table:table-cell office:value-type="string" calcext:value-type="string">
            <text:p>this totally top off my week happy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7310955971479416, 0.07308391481637955, 0.07310955971479416, 0.07310882210731506, 0.02689550444483757, 0.02689550444483757, 0.02689550444483757, 0.02689550444483757, 0.07310955971479416, 0.02689550444483757, 0.07310947775840759, 0.02689550444483757, 0.07310947775840759, 0.0731087177991867, 0.07308823615312576, 0.07310746610164642, 0.02689550444483757, 0.02689550444483757, 0.02689550444483757, 0.02689550444483757]</text:p>
          </table:table-cell>
          <table:table-cell office:value-type="string" calcext:value-type="string">
            <text:p>[0.11541905254125595, 0.11541285365819931, 0.018991705030202866, 0.03377757966518402, 0.0167496707290411, 0.1126546859741211, 0.015620598569512367, 0.015620279125869274, 0.0156534593552351, 0.10449054092168808, 0.015908533707261086, 0.11079198867082596, 0.11475760489702225, 0.036703597754240036, 0.019805775955319405, 0.015743255615234375, 0.023706909269094467, 0.03273061290383339, 0.03273061290383339, 0.03273061290383339]</text:p>
          </table:table-cell>
        </table:table-row>
        <table:table-row table:style-name="ro1">
          <table:table-cell office:value-type="string" calcext:value-type="string">
            <text:p>thanks user your tweet be gre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849398747086525, 0.0849398747086525, 0.031247632578015327, 0.031247632578015327, 0.08230309188365936, 0.031247632578015327, 0.031247632578015327, 0.07512664794921875, 0.031247632578015327, 0.031247632578015327, 0.08230309188365936, 0.031247632578015327, 0.08493971824645996, 0.04076313599944115, 0.038657356053590775, 0.031247632578015327, 0.08230309188365936, 0.031247632578015327, 0.031247632578015327, 0.031247632578015327]</text:p>
          </table:table-cell>
          <table:table-cell office:value-type="string" calcext:value-type="string">
            <text:p>[0.09708841145038605, 0.09708841145038605, 0.09708841145038605, 0.013211110606789589, 0.09708841145038605, 0.013179751113057137, 0.013147701509296894, 0.01387345977127552, 0.09708713740110397, 0.09708841145038605, 0.04000069573521614, 0.01495898887515068, 0.01868678256869316, 0.09708841145038605, 0.013939769007265568, 0.013161893002688885, 0.09708841145038605, 0.014068990014493465, 0.027532381936907768, 0.027532381936907768]</text:p>
          </table:table-cell>
        </table:table-row>
        <table:table-row table:style-name="ro1">
          <table:table-cell office:value-type="string" calcext:value-type="string">
            <text:p>i really hope the entire population of peterborough county enjoy their a &amp; w . not busy at 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8550705760717392, 0.03145629167556763, 0.08550675958395004, 0.08549981564283371, 0.03145629167556763, 0.03145629167556763, 0.03145629167556763, 0.08526016771793365, 0.03145629167556763, 0.03145629167556763, 0.08444812893867493, 0.03145629167556763, 0.03145629167556763, 0.0854729413986206, 0.03145629167556763, 0.03145629167556763, 0.07937321811914444, 0.03145629167556763, 0.03145629167556763, 0.03145629167556763]</text:p>
          </table:table-cell>
          <table:table-cell office:value-type="string" calcext:value-type="string">
            <text:p>[0.11697188764810562, 0.11697188764810562, 0.0158305112272501, 0.01583044044673443, 0.01667691022157669, 0.016716862097382545, 0.015836965292692184, 0.11382247507572174, 0.015854204073548317, 0.10899021476507187, 0.01583172008395195, 0.01584564708173275, 0.019523272290825844, 0.09691927582025528, 0.015830423682928085, 0.11225397884845734, 0.08685911446809769, 0.017092211171984673, 0.033170945942401886, 0.033170945942401886]</text:p>
          </table:table-cell>
        </table:table-row>
        <table:table-row table:style-name="ro1">
          <table:table-cell office:value-type="string" calcext:value-type="string">
            <text:p>we all have that one person who we wish we never give our phone number to . t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7573845237493515, 0.02786261960864067, 0.07573845237493515, 0.02786261960864067, 0.07573845237493515, 0.02786261960864067, 0.04085377976298332, 0.02786261960864067, 0.07573845237493515, 0.02786261960864067, 0.07573845237493515, 0.07573845237493515, 0.02786261960864067, 0.07465428113937378, 0.07569713890552521, 0.07573771476745605, 0.02786261960864067, 0.02786261960864067, 0.02786261960864067, 0.02786261960864067]</text:p>
          </table:table-cell>
          <table:table-cell office:value-type="string" calcext:value-type="string">
            <text:p>[0.10378514975309372, 0.10378514975309372, 0.014048062264919281, 0.10378514975309372, 0.014048761688172817, 0.014427189715206623, 0.03660771623253822, 0.017558841034770012, 0.10378514975309372, 0.014046884141862392, 0.015874648466706276, 0.014045988209545612, 0.10377234220504761, 0.014051534235477448, 0.10376546531915665, 0.04167388379573822, 0.018289953470230103, 0.10378514975309372, 0.02943144552409649, 0.02943144552409649]</text:p>
          </table:table-cell>
        </table:table-row>
        <table:table-row table:style-name="ro1">
          <table:table-cell office:value-type="string" calcext:value-type="string">
            <text:p>user i love work there be this and when do you g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42730122804641724, 0.11526205390691757, 0.042730122804641724, 0.042730122804641724, 0.042730122804641724, 0.042730122804641724, 0.042730122804641724, 0.042730122804641724, 0.042730122804641724, 0.042730122804641724, 0.042730122804641724, 0.042730122804641724, 0.042730122804641724, 0.11559563875198364, 0.042730122804641724, 0.042730122804641724, 0.042730122804641724, 0.042730122804641724, 0.042730122804641724, 0.042730122804641724]</text:p>
          </table:table-cell>
          <table:table-cell office:value-type="string" calcext:value-type="string">
            <text:p>[0.05095115303993225, 0.015364288352429867, 0.11200442910194397, 0.11202550679445267, 0.015329964458942413, 0.015224232338368893, 0.10653786361217499, 0.11075501888990402, 0.01521028857678175, 0.01523073110729456, 0.03749559819698334, 0.015195152722299099, 0.020117182284593582, 0.1110159233212471, 0.015254034660756588, 0.03761107847094536, 0.10479385405778885, 0.02620415948331356, 0.03183971717953682, 0.03183971717953682]</text:p>
          </table:table-cell>
        </table:table-row>
        <table:table-row table:style-name="ro1">
          <table:table-cell office:value-type="string" calcext:value-type="string">
            <text:p>be that necessary ? thank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2363852597773075, 0.06425607204437256, 0.02363852597773075, 0.06425489485263824, 0.06358311325311661, 0.02363852597773075, 0.06425617635250092, 0.06425394117832184, 0.06425617635250092, 0.06425617635250092, 0.02363852597773075, 0.06425617635250092, 0.06425617635250092, 0.06425617635250092, 0.06415340304374695, 0.06423559784889221, 0.06425617635250092, 0.02363852597773075, 0.02363852597773075, 0.02363852597773075]</text:p>
          </table:table-cell>
          <table:table-cell office:value-type="string" calcext:value-type="string">
            <text:p>[0.014928936958312988, 0.06456378847360611, 0.010688770562410355, 0.07880545407533646, 0.07897333055734634, 0.013146723620593548, 0.0596451535820961, 0.07897333055734634, 0.012418530881404877, 0.01085724588483572, 0.04070639610290527, 0.07897333055734634, 0.07897333055734634, 0.07897333055734634, 0.07897333055734634, 0.07897333055734634, 0.07897333055734634, 0.01766168512403965, 0.0223952978849411, 0.0223952978849411]</text:p>
          </table:table-cell>
        </table:table-row>
        <table:table-row table:style-name="ro1">
          <table:table-cell office:value-type="string" calcext:value-type="string">
            <text:p>why on earth be spurs trend 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3497578948736191, 0.03497578948736191, 0.03497578948736191, 0.03497578948736191, 0.09507270157337189, 0.0950738936662674, 0.09507404267787933, 0.03497578948736191, 0.03497578948736191, 0.09507077932357788, 0.09507153928279877, 0.03497578948736191, 0.03497578948736191, 0.03497578948736191, 0.03497578948736191, 0.03497578948736191, 0.03497578948736191, 0.03497578948736191, 0.03497578948736191, 0.03497578948736191]</text:p>
          </table:table-cell>
          <table:table-cell office:value-type="string" calcext:value-type="string">
            <text:p>[0.01862175390124321, 0.0178974736481905, 0.13080927729606628, 0.13080927729606628, 0.017710348591208458, 0.06352470070123672, 0.017803769558668137, 0.01770620606839657, 0.017704162746667862, 0.017706895247101784, 0.13080927729606628, 0.017703115940093994, 0.13080927729606628, 0.017770273610949516, 0.09611048549413681, 0.01806766539812088, 0.02715126797556877, 0.03709496185183525, 0.03709496185183525, 0.03709496185183525]</text:p>
          </table:table-cell>
        </table:table-row>
        <table:table-row table:style-name="ro1">
          <table:table-cell office:value-type="string" calcext:value-type="string">
            <text:p>spongebob episode ill never forget when spongebob and patrick wrestle against each other , and they get really hot and muscular .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4604416340589523, 0.04604416340589523, 0.04604416340589523, 0.04604416340589523, 0.04604416340589523, 0.04604416340589523, 0.12516100704669952, 0.04604416340589523, 0.04604416340589523, 0.04604416340589523, 0.04604416340589523, 0.04604416340589523, 0.04604416340589523, 0.04604416340589523, 0.04604416340589523, 0.04604416340589523, 0.04604416340589523, 0.04604416340589523, 0.04604416340589523, 0.04604416340589523]</text:p>
          </table:table-cell>
          <table:table-cell office:value-type="string" calcext:value-type="string">
            <text:p>[0.01994815096259117, 0.01917228102684021, 0.14012660086154938, 0.14012660086154938, 0.020504513755440712, 0.0189643744379282, 0.01908102072775364, 0.020314417779445648, 0.025377977639436722, 0.021855907514691353, 0.022375399246811867, 0.01898294687271118, 0.0940212532877922, 0.12159344553947449, 0.01896422728896141, 0.01925886608660221, 0.14012061059474945, 0.03973717242479324, 0.03973717242479324, 0.03973717242479324]</text:p>
          </table:table-cell>
        </table:table-row>
        <table:table-row table:style-name="ro1">
          <table:table-cell office:value-type="string" calcext:value-type="string">
            <text:p>if i could put into word how much i love wake up at 5 be on tuesday ' s i would . : unamused_face : 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7027167826890945, 0.07029012590646744, 0.025858569890260696, 0.07029087841510773, 0.025858569890260696, 0.025858569890260696, 0.07029087841510773, 0.07027167826890945, 0.025858569890260696, 0.07029087841510773, 0.07029087841510773, 0.025858569890260696, 0.06440310925245285, 0.07029087841510773, 0.07029087841510773, 0.07029085606336594, 0.025858569890260696, 0.025858569890260696, 0.025858569890260696, 0.025858569890260696]</text:p>
          </table:table-cell>
          <table:table-cell office:value-type="string" calcext:value-type="string">
            <text:p>[0.020090598613023758, 0.015399510972201824, 0.03438809886574745, 0.015501005575060844, 0.016813093796372414, 0.10519319027662277, 0.09918040782213211, 0.01628233678638935, 0.02445346489548683, 0.015402822755277157, 0.10890711843967438, 0.015395581722259521, 0.11374510824680328, 0.059593141078948975, 0.015396610833704472, 0.11374510824680328, 0.11374510824680328, 0.03225589543581009, 0.03225589543581009, 0.03225589543581009]</text:p>
          </table:table-cell>
        </table:table-row>
        <table:table-row table:style-name="ro1">
          <table:table-cell office:value-type="string" calcext:value-type="string">
            <text:p>well that be a nice convers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30603569000959396, 0.030603569000959396, 0.030603569000959396, 0.04720799997448921, 0.030603569000959396, 0.030603569000959396, 0.08318857848644257, 0.030603569000959396, 0.030603569000959396, 0.030603569000959396, 0.08139081299304962, 0.030603569000959396, 0.08003012090921402, 0.08318908512592316, 0.08257900178432465, 0.07670900970697403, 0.04589920490980148, 0.030603569000959396, 0.08316696435213089, 0.030603569000959396]</text:p>
          </table:table-cell>
          <table:table-cell office:value-type="string" calcext:value-type="string">
            <text:p>[0.019248899072408676, 0.019258324056863785, 0.019248899072408676, 0.01925882324576378, 0.14223071932792664, 0.019248992204666138, 0.019248902797698975, 0.1422170102596283, 0.019251646474003792, 0.14223119616508484, 0.019248945638537407, 0.019248899072408676, 0.019248899072408676, 0.019248899072408676, 0.01934918947517872, 0.019248899072408676, 0.14223119616508484, 0.019248899072408676, 0.14223119616508484, 0.0192515067756176]</text:p>
          </table:table-cell>
        </table:table-row>
        <table:table-row table:style-name="ro1">
          <table:table-cell office:value-type="string" calcext:value-type="string">
            <text:p>i really hope the entire population of peterborough county enjoy their a &amp; w . not busy at 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27175134047865868, 0.07386377453804016, 0.027175134047865868, 0.0684208869934082, 0.07174967229366302, 0.07176097482442856, 0.07386966794729233, 0.07362520694732666, 0.07386656850576401, 0.027175134047865868, 0.027175134047865868, 0.027175134047865868, 0.07354065775871277, 0.027175134047865868, 0.07386966794729233, 0.027175134047865868, 0.027175134047865868, 0.07368137687444687, 0.027175134047865868, 0.027175134047865868]</text:p>
          </table:table-cell>
          <table:table-cell office:value-type="string" calcext:value-type="string">
            <text:p>[0.026378488168120384, 0.026378488168120384, 0.026378488168120384, 0.026378488168120384, 0.026378488168120384, 0.026378488168120384, 0.026378488168120384, 0.02637866511940956, 0.1949121356010437, 0.026378488168120384, 0.026378488168120384, 0.026378488168120384, 0.026378488168120384, 0.161741241812706, 0.026378488168120384, 0.026378488168120384, 0.026378488168120384, 0.02637852542102337, 0.1949121356010437, 0.026378650218248367]</text:p>
          </table:table-cell>
        </table:table-row>
        <table:table-row table:style-name="ro1">
          <table:table-cell office:value-type="string" calcext:value-type="string">
            <text:p>lol : face_with_tears_of_joy : rt “ user : when i be high , i turn into a cereal killer . ”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6543539464473724, 0.0642266646027565, 0.06543506681919098, 0.062291618436574936, 0.0654330626130104, 0.03124561719596386, 0.06543430685997009, 0.02407233789563179, 0.06543430685997009, 0.02407233789563179, 0.04169262945652008, 0.02407233789563179, 0.02407233789563179, 0.05271850898861885, 0.06543539464473724, 0.06543537974357605, 0.04804100841283798, 0.05594610795378685, 0.0654330626130104, 0.02407233789563179]</text:p>
          </table:table-cell>
          <table:table-cell office:value-type="string" calcext:value-type="string">
            <text:p>[0.103741355240345, 0.103741355240345, 0.103741355240345, 0.103741355240345, 0.01403986569494009, 0.01403986569494009, 0.014039942994713783, 0.01403986569494009, 0.103741355240345, 0.01403986569494009, 0.103741355240345, 0.103741355240345, 0.01403986569494009, 0.01403986569494009, 0.014053918421268463, 0.103741355240345, 0.01403986569494009, 0.01403986569494009, 0.015616576187312603, 0.01403986569494009]</text:p>
          </table:table-cell>
        </table:table-row>
        <table:table-row table:style-name="ro1">
          <table:table-cell office:value-type="string" calcext:value-type="string">
            <text:p>user pew yg rmai 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26675546541810036, 0.07250794023275375, 0.026675546541810036, 0.026675546541810036, 0.0276884026825428, 0.07251165062189102, 0.07247944921255112, 0.03589189425110817, 0.07215625047683716, 0.06072724610567093, 0.07247944921255112, 0.07251104712486267, 0.026675546541810036, 0.07229489088058472, 0.07221558690071106, 0.026675546541810036, 0.0725114718079567, 0.026675546541810036, 0.03729572147130966, 0.026675546541810036]</text:p>
          </table:table-cell>
          <table:table-cell office:value-type="string" calcext:value-type="string">
            <text:p>[0.023706810548901558, 0.023706810548901558, 0.023706810548901558, 0.023706810548901558, 0.02370690181851387, 0.17517095804214478, 0.023706810548901558, 0.023706810548901558, 0.023706810548901558, 0.023805495351552963, 0.09568525850772858, 0.17456549406051636, 0.023706810548901558, 0.17517022788524628, 0.023706810548901558, 0.023706810548901558, 0.023706810548901558, 0.023706810548901558, 0.023706810548901558, 0.023706991225481033]</text:p>
          </table:table-cell>
        </table:table-row>
        <table:table-row table:style-name="ro1">
          <table:table-cell office:value-type="string" calcext:value-type="string">
            <text:p>yay , i be so happy it ' s tuesday : unamused_face :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8980132639408112, 0.03303617984056473, 0.03303617984056473, 0.03303617984056473, 0.03303617984056473, 0.03303617984056473, 0.08980163186788559, 0.03303617984056473, 0.08980164676904678, 0.08960211277008057, 0.08980164676904678, 0.03303617984056473, 0.08868491649627686, 0.03303617984056473, 0.03303617984056473, 0.03303617984056473, 0.03303617984056473, 0.03303617984056473, 0.03303617984056473, 0.03303617984056473]</text:p>
          </table:table-cell>
          <table:table-cell office:value-type="string" calcext:value-type="string">
            <text:p>[0.09175877273082733, 0.09133131802082062, 0.09175877273082733, 0.057649556547403336, 0.012418199330568314, 0.09175877273082733, 0.012418199330568314, 0.09175877273082733, 0.09175877273082733, 0.09175877273082733, 0.08452275395393372, 0.012418199330568314, 0.012418199330568314, 0.012418199330568314, 0.012418199330568314, 0.012418199330568314, 0.012418199330568314, 0.012418199330568314, 0.09175877273082733, 0.012421417981386185]</text:p>
          </table:table-cell>
        </table:table-row>
        <table:table-row table:style-name="ro1">
          <table:table-cell office:value-type="string" calcext:value-type="string">
            <text:p>fuck these outta town hoe i be stick with my local lov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78168585896492, 0.0717468410730362, 0.02875661663711071, 0.07813116908073425, 0.02875661663711071, 0.02875661663711071, 0.02875661663711071, 0.02875661663711071, 0.078168585896492, 0.02875661663711071, 0.02875661663711071, 0.0716143250465393, 0.07776354253292084, 0.0717468410730362, 0.02875661663711071, 0.02875661663711071, 0.02875661663711071, 0.078168585896492, 0.078168585896492, 0.02875661663711071]</text:p>
          </table:table-cell>
          <table:table-cell office:value-type="string" calcext:value-type="string">
            <text:p>[0.07169200479984283, 0.07169200479984283, 0.009854349307715893, 0.07169200479984283, 0.00970245711505413, 0.07169200479984283, 0.00970245711505413, 0.07169200479984283, 0.00970245711505413, 0.07169200479984283, 0.00970245711505413, 0.07169200479984283, 0.07169200479984283, 0.00970245711505413, 0.0716269314289093, 0.07169200479984283, 0.07169200479984283, 0.00970245711505413, 0.07169200479984283, 0.07169200479984283]</text:p>
          </table:table-cell>
        </table:table-row>
        <table:table-row table:style-name="ro1">
          <table:table-cell office:value-type="string" calcext:value-type="string">
            <text:p>cause i can not stay here , if there ' s no love . on repeat #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30603569000959396, 0.030603569000959396, 0.030603569000959396, 0.04720799997448921, 0.030603569000959396, 0.030603569000959396, 0.08318857848644257, 0.030603569000959396, 0.030603569000959396, 0.030603569000959396, 0.08139081299304962, 0.030603569000959396, 0.08003012090921402, 0.08318908512592316, 0.08257900178432465, 0.07670900970697403, 0.04589920490980148, 0.030603569000959396, 0.08316696435213089, 0.030603569000959396]</text:p>
          </table:table-cell>
          <table:table-cell office:value-type="string" calcext:value-type="string">
            <text:p>[0.019248899072408676, 0.019258324056863785, 0.019248899072408676, 0.01925882324576378, 0.14223071932792664, 0.019248992204666138, 0.019248902797698975, 0.1422170102596283, 0.019251646474003792, 0.14223119616508484, 0.019248945638537407, 0.019248899072408676, 0.019248899072408676, 0.019248899072408676, 0.01934918947517872, 0.019248899072408676, 0.14223119616508484, 0.019248899072408676, 0.14223119616508484, 0.0192515067756176]</text:p>
          </table:table-cell>
        </table:table-row>
        <table:table-row table:style-name="ro1">
          <table:table-cell office:value-type="string" calcext:value-type="string">
            <text:p>and on top of it all our power be out best day ev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30603569000959396, 0.030603569000959396, 0.030603569000959396, 0.04720799997448921, 0.030603569000959396, 0.030603569000959396, 0.08318857848644257, 0.030603569000959396, 0.030603569000959396, 0.030603569000959396, 0.08139081299304962, 0.030603569000959396, 0.08003012090921402, 0.08318908512592316, 0.08257900178432465, 0.07670900970697403, 0.04589920490980148, 0.030603569000959396, 0.08316696435213089, 0.030603569000959396]</text:p>
          </table:table-cell>
          <table:table-cell office:value-type="string" calcext:value-type="string">
            <text:p>[0.019248899072408676, 0.019258324056863785, 0.019248899072408676, 0.01925882324576378, 0.14223071932792664, 0.019248992204666138, 0.019248902797698975, 0.1422170102596283, 0.019251646474003792, 0.14223119616508484, 0.019248945638537407, 0.019248899072408676, 0.019248899072408676, 0.019248899072408676, 0.01934918947517872, 0.019248899072408676, 0.14223119616508484, 0.019248899072408676, 0.14223119616508484, 0.0192515067756176]</text:p>
          </table:table-cell>
        </table:table-row>
        <table:table-row table:style-name="ro1">
          <table:table-cell office:value-type="string" calcext:value-type="string">
            <text:p>`` god will supply us with the opportunity , but it ' s up to us to do something with it . ``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78168585896492, 0.0717468410730362, 0.02875661663711071, 0.07813116908073425, 0.02875661663711071, 0.02875661663711071, 0.02875661663711071, 0.02875661663711071, 0.078168585896492, 0.02875661663711071, 0.02875661663711071, 0.0716143250465393, 0.07776354253292084, 0.0717468410730362, 0.02875661663711071, 0.02875661663711071, 0.02875661663711071, 0.078168585896492, 0.078168585896492, 0.02875661663711071]</text:p>
          </table:table-cell>
          <table:table-cell office:value-type="string" calcext:value-type="string">
            <text:p>[0.07169200479984283, 0.07169200479984283, 0.009854349307715893, 0.07169200479984283, 0.00970245711505413, 0.07169200479984283, 0.00970245711505413, 0.07169200479984283, 0.00970245711505413, 0.07169200479984283, 0.00970245711505413, 0.07169200479984283, 0.07169200479984283, 0.00970245711505413, 0.0716269314289093, 0.07169200479984283, 0.07169200479984283, 0.00970245711505413, 0.07169200479984283, 0.07169200479984283]</text:p>
          </table:table-cell>
        </table:table-row>
        <table:table-row table:style-name="ro1">
          <table:table-cell office:value-type="string" calcext:value-type="string">
            <text:p>i love feel like a second choice 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7045652717351913, 0.051201172173023224, 0.025974363088607788, 0.07032089680433273, 0.04438772052526474, 0.025974363088607788, 0.07045652717351913, 0.025974363088607788, 0.0402492880821228, 0.06668182462453842, 0.06454527378082275, 0.07053970545530319, 0.06964097917079926, 0.030516277998685837, 0.025974363088607788, 0.025974363088607788, 0.053946349769830704, 0.07060554623603821, 0.07060563564300537, 0.025974363088607788]</text:p>
          </table:table-cell>
          <table:table-cell office:value-type="string" calcext:value-type="string">
            <text:p>[0.10157006978988647, 0.01871955208480358, 0.10153668373823166, 0.09411992132663727, 0.013746030628681183, 0.10157018899917603, 0.013746030628681183, 0.03826364129781723, 0.013746055774390697, 0.013746030628681183, 0.10157018899917603, 0.10157018899917603, 0.013750092126429081, 0.014219646342098713, 0.013746030628681183, 0.013746030628681183, 0.10157018899917603, 0.10157018899917603, 0.013747096061706543, 0.01374613307416439]</text:p>
          </table:table-cell>
        </table:table-row>
        <table:table-row table:style-name="ro1">
          <table:table-cell office:value-type="string" calcext:value-type="string">
            <text:p>i be go for 3 day and my cat do not even notice 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30603569000959396, 0.030603569000959396, 0.030603569000959396, 0.04720799997448921, 0.030603569000959396, 0.030603569000959396, 0.08318857848644257, 0.030603569000959396, 0.030603569000959396, 0.030603569000959396, 0.08139081299304962, 0.030603569000959396, 0.08003012090921402, 0.08318908512592316, 0.08257900178432465, 0.07670900970697403, 0.04589920490980148, 0.030603569000959396, 0.08316696435213089, 0.030603569000959396]</text:p>
          </table:table-cell>
          <table:table-cell office:value-type="string" calcext:value-type="string">
            <text:p>[0.019248899072408676, 0.019258324056863785, 0.019248899072408676, 0.01925882324576378, 0.14223071932792664, 0.019248992204666138, 0.019248902797698975, 0.1422170102596283, 0.019251646474003792, 0.14223119616508484, 0.019248945638537407, 0.019248899072408676, 0.019248899072408676, 0.019248899072408676, 0.01934918947517872, 0.019248899072408676, 0.14223119616508484, 0.019248899072408676, 0.14223119616508484, 0.0192515067756176]</text:p>
          </table:table-cell>
        </table:table-row>
        <table:table-row table:style-name="ro1">
          <table:table-cell office:value-type="string" calcext:value-type="string">
            <text:p>my tech class have 13 people in it . 10 of them be freshman . excite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6950341910123825, 0.025568880140781403, 0.025568880140781403, 0.033788781613111496, 0.025568880140781403, 0.025568880140781403, 0.06948453933000565, 0.06752845644950867, 0.06945004314184189, 0.06950341165065765, 0.025568880140781403, 0.06901373714208603, 0.025568880140781403, 0.06917687505483627, 0.06949970126152039, 0.025568880140781403, 0.06949345022439957, 0.06950341165065765, 0.06950298696756363, 0.025568880140781403]</text:p>
          </table:table-cell>
          <table:table-cell office:value-type="string" calcext:value-type="string">
            <text:p>[0.2800045907497406, 0.03789450228214264, 0.03789450228214264, 0.03789450228214264, 0.03789450228214264, 0.03789450228214264, 0.03789450228214264, 0.03789450228214264, 0.03789450228214264, 0.03789450228214264, 0.03789450228214264, 0.03789450228214264, 0.03789450228214264, 0.03789450228214264, 0.03789450228214264, 0.03789450228214264, 0.03789450228214264, 0.03789450228214264, 0.03789450228214264, 0.03789450228214264]</text:p>
          </table:table-cell>
        </table:table-row>
        <table:table-row table:style-name="ro1">
          <table:table-cell office:value-type="string" calcext:value-type="string">
            <text:p>awkward eye contact be just fantasti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[0.03311871364712715, 0.03311871364712715, 0.03311871364712715, 0.03311871364712715, 0.03311871364712715, 0.09001390635967255, 0.03311871364712715, 0.08722322434186935, 0.08923119306564331, 0.09002555161714554, 0.03311871364712715, 0.03311871364712715, 0.08981794118881226, 0.03311871364712715, 0.03311871364712715, 0.09002598375082016, 0.03311871364712715, 0.03311871364712715, 0.03311871364712715, 0.03311871364712715]</text:p>
          </table:table-cell>
          <table:table-cell office:value-type="string" calcext:value-type="string">
            <text:p>[0.015052287839353085, 0.11122220009565353, 0.015052287839353085, 0.015052287839353085, 0.015887169167399406, 0.015052287839353085, 0.015052287839353085, 0.015052287839353085, 0.11122220009565353, 0.11122220009565353, 0.015052287839353085, 0.11122220009565353, 0.11122220009565353, 0.1090705394744873, 0.042134009301662445, 0.11122220009565353, 0.015052287839353085, 0.015052287839353085, 0.015052287839353085, 0.015052287839353085]</text:p>
          </table:table-cell>
        </table:table-row>
        <table:table-row table:style-name="ro1">
          <table:table-cell office:value-type="string" calcext:value-type="string">
            <text:p>someone who speak of something that complete opposite of what he mean , . correct me if i be wrong again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8015315234661102, 0.08015315234661102, 0.07167711108922958, 0.08010895550251007, 0.08014725148677826, 0.07167711108922958, 0.05206557735800743, 0.029486699029803276, 0.029486699029803276, 0.029486699029803276, 0.029486699029803276, 0.029486699029803276, 0.07951784878969193, 0.08014599978923798, 0.029486699029803276, 0.029486699029803276, 0.029486699029803276, 0.029486699029803276, 0.029486699029803276, 0.029486699029803276]</text:p>
          </table:table-cell>
          <table:table-cell office:value-type="string" calcext:value-type="string">
            <text:p>[0.0377199724316597, 0.03771848976612091, 0.037718500941991806, 0.04235561937093735, 0.27870404720306396, 0.03771848976612091, 0.03771848976612091, 0.03771848976612091, 0.03771848976612091, 0.037721771746873856, 0.03771848976612091, 0.03771848976612091, 0.03771848976612091, 0.03771848976612091, 0.03771848976612091, 0.03771848976612091, 0.03771848976612091, 0.03771848976612091, 0.03772113099694252, 0.037718720734119415]</text:p>
          </table:table-cell>
        </table:table-row>
        <table:table-row table:style-name="ro1">
          <table:table-cell office:value-type="string" calcext:value-type="string">
            <text:p>user user user user user thank you for follow mobileworxs happy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27175134047865868, 0.07386377453804016, 0.027175134047865868, 0.0684208869934082, 0.07174967229366302, 0.07176097482442856, 0.07386966794729233, 0.07362520694732666, 0.07386656850576401, 0.027175134047865868, 0.027175134047865868, 0.027175134047865868, 0.07354065775871277, 0.027175134047865868, 0.07386966794729233, 0.027175134047865868, 0.027175134047865868, 0.07368137687444687, 0.027175134047865868, 0.027175134047865868]</text:p>
          </table:table-cell>
          <table:table-cell office:value-type="string" calcext:value-type="string">
            <text:p>[0.026378488168120384, 0.026378488168120384, 0.026378488168120384, 0.026378488168120384, 0.026378488168120384, 0.026378488168120384, 0.026378488168120384, 0.02637866511940956, 0.1949121356010437, 0.026378488168120384, 0.026378488168120384, 0.026378488168120384, 0.026378488168120384, 0.161741241812706, 0.026378488168120384, 0.026378488168120384, 0.026378488168120384, 0.02637852542102337, 0.1949121356010437, 0.026378650218248367]</text:p>
          </table:table-cell>
        </table:table-row>
        <table:table-row table:style-name="ro1">
          <table:table-cell office:value-type="string" calcext:value-type="string">
            <text:p>espn be disapionted that they didnt get the cfl game tonight . it be monday night after all mn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5981455743312836, 0.05981455743312836, 0.052143409848213196, 0.029557064175605774, 0.05504336580634117, 0.05981404334306717, 0.05981362611055374, 0.059814538806676865, 0.05981455743312836, 0.05894962325692177, 0.059764616191387177, 0.059811174869537354, 0.059247955679893494, 0.05981455743312836, 0.022004546597599983, 0.022004546597599983, 0.022004546597599983, 0.05894962325692177, 0.059814538806676865, 0.022004546597599983]</text:p>
          </table:table-cell>
          <table:table-cell office:value-type="string" calcext:value-type="string">
            <text:p>[0.13196256756782532, 0.13196256756782532, 0.13196256756782532, 0.017859190702438354, 0.017859190702438354, 0.017859190702438354, 0.017859190702438354, 0.017859190702438354, 0.017859190702438354, 0.017859190702438354, 0.017859190702438354, 0.13196256756782532, 0.017859190702438354, 0.09011741727590561, 0.017859190702438354, 0.017859190702438354, 0.13196256756782532, 0.017859190702438354, 0.01790025271475315, 0.017859190702438354]</text:p>
          </table:table-cell>
        </table:table-row>
        <table:table-row table:style-name="ro1">
          <table:table-cell office:value-type="string" calcext:value-type="string">
            <text:p>no ride to school today , goodthi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78168585896492, 0.0717468410730362, 0.02875661663711071, 0.07813116908073425, 0.02875661663711071, 0.02875661663711071, 0.02875661663711071, 0.02875661663711071, 0.078168585896492, 0.02875661663711071, 0.02875661663711071, 0.0716143250465393, 0.07776354253292084, 0.0717468410730362, 0.02875661663711071, 0.02875661663711071, 0.02875661663711071, 0.078168585896492, 0.078168585896492, 0.02875661663711071]</text:p>
          </table:table-cell>
          <table:table-cell office:value-type="string" calcext:value-type="string">
            <text:p>[0.07169200479984283, 0.07169200479984283, 0.009854349307715893, 0.07169200479984283, 0.00970245711505413, 0.07169200479984283, 0.00970245711505413, 0.07169200479984283, 0.00970245711505413, 0.07169200479984283, 0.00970245711505413, 0.07169200479984283, 0.07169200479984283, 0.00970245711505413, 0.0716269314289093, 0.07169200479984283, 0.07169200479984283, 0.00970245711505413, 0.07169200479984283, 0.07169200479984283]</text:p>
          </table:table-cell>
        </table:table-row>
        <table:table-row table:style-name="ro1">
          <table:table-cell office:value-type="string" calcext:value-type="string">
            <text:p>if you appreciate my nerdy tendency the love be rea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8882937580347061, 0.03302765265107155, 0.03302765265107155, 0.03302765265107155, 0.03302765265107155, 0.03302765265107155, 0.03302765265107155, 0.08968126773834229, 0.03302765265107155, 0.08977644890546799, 0.03302765265107155, 0.03302765265107155, 0.03302765265107155, 0.03302765265107155, 0.03302765265107155, 0.08977844566106796, 0.08977369964122772, 0.03302765265107155, 0.08977369964122772, 0.03302765265107155]</text:p>
          </table:table-cell>
          <table:table-cell office:value-type="string" calcext:value-type="string">
            <text:p>[0.03050815872848034, 0.03050815872848034, 0.03050815872848034, 0.03050815872848034, 0.03050815872848034, 0.03050815872848034, 0.03050815872848034, 0.03050815872848034, 0.03050815872848034, 0.03050815872848034, 0.03050815872848034, 0.03050815872848034, 0.030508216470479965, 0.03050815872848034, 0.03050815872848034, 0.03050815872848034, 0.22542650997638702, 0.03050815872848034, 0.22542650997638702, 0.03050815872848034]</text:p>
          </table:table-cell>
        </table:table-row>
        <table:table-row table:style-name="ro1">
          <table:table-cell office:value-type="string" calcext:value-type="string">
            <text:p>i actually do something with my hair today first time in month weird 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2862841822206974, 0.02862841822206974, 0.02862841822206974, 0.07781997323036194, 0.06523024290800095, 0.02862841822206974, 0.07781997323036194, 0.07782010734081268, 0.07782010734081268, 0.02862841822206974, 0.02862841822206974, 0.02862841822206974, 0.02862841822206974, 0.07741580903530121, 0.07569403946399689, 0.02862841822206974, 0.02862841822206974, 0.07764732092618942, 0.07781963795423508, 0.02862841822206974]</text:p>
          </table:table-cell>
          <table:table-cell office:value-type="string" calcext:value-type="string">
            <text:p>[0.0152930011972785, 0.0152930011972785, 0.0152930011972785, 0.0152930011972785, 0.11300084739923477, 0.0152930011972785, 0.0152930011972785, 0.11300084739923477, 0.025780200958251953, 0.0152930011972785, 0.11300084739923477, 0.0152930011972785, 0.0152930011972785, 0.11300084739923477, 0.0152930011972785, 0.1126987487077713, 0.11300081759691238, 0.11300084739923477, 0.0152930011972785, 0.0152930011972785]</text:p>
          </table:table-cell>
        </table:table-row>
        <table:table-row table:style-name="ro1">
          <table:table-cell office:value-type="string" calcext:value-type="string">
            <text:p>i want us to get caught !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5981455743312836, 0.05981455743312836, 0.052143409848213196, 0.029557064175605774, 0.05504336580634117, 0.05981404334306717, 0.05981362611055374, 0.059814538806676865, 0.05981455743312836, 0.05894962325692177, 0.059764616191387177, 0.059811174869537354, 0.059247955679893494, 0.05981455743312836, 0.022004546597599983, 0.022004546597599983, 0.022004546597599983, 0.05894962325692177, 0.059814538806676865, 0.022004546597599983]</text:p>
          </table:table-cell>
          <table:table-cell office:value-type="string" calcext:value-type="string">
            <text:p>[0.13196256756782532, 0.13196256756782532, 0.13196256756782532, 0.017859190702438354, 0.017859190702438354, 0.017859190702438354, 0.017859190702438354, 0.017859190702438354, 0.017859190702438354, 0.017859190702438354, 0.017859190702438354, 0.13196256756782532, 0.017859190702438354, 0.09011741727590561, 0.017859190702438354, 0.017859190702438354, 0.13196256756782532, 0.017859190702438354, 0.01790025271475315, 0.017859190702438354]</text:p>
          </table:table-cell>
        </table:table-row>
        <table:table-row table:style-name="ro1">
          <table:table-cell office:value-type="string" calcext:value-type="string">
            <text:p>user well at least you be not dead right backatch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9129197150468826, 0.033584438264369965, 0.033584438264369965, 0.033584438264369965, 0.033584438264369965, 0.033584438264369965, 0.033584438264369965, 0.033584438264369965, 0.033584438264369965, 0.033584438264369965, 0.033584438264369965, 0.033584438264369965, 0.033584438264369965, 0.09122298657894135, 0.07579147815704346, 0.0902094617486, 0.033584438264369965, 0.09001000225543976, 0.09129197150468826, 0.033584438264369965]</text:p>
          </table:table-cell>
          <table:table-cell office:value-type="string" calcext:value-type="string">
            <text:p>[0.12941007316112518, 0.12941007316112518, 0.01751374825835228, 0.01751374825835228, 0.01751374825835228, 0.12941007316112518, 0.12941007316112518, 0.01751374825835228, 0.01751374825835228, 0.01751374825835228, 0.01751374825835228, 0.01751374825835228, 0.01751374825835228, 0.12941007316112518, 0.017513766884803772, 0.01751374825835228, 0.01751374825835228, 0.01751374825835228, 0.10775690525770187, 0.01751374825835228]</text:p>
          </table:table-cell>
        </table:table-row>
        <table:table-row table:style-name="ro1">
          <table:table-cell office:value-type="string" calcext:value-type="string">
            <text:p>some of these speaker @ the rnc be just to rivet to watch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0161164700984955, 0.030161164700984955, 0.030161164700984955, 0.08188802003860474, 0.08198264986276627, 0.08190444111824036, 0.08198152482509613, 0.030161164700984955, 0.030161164700984955, 0.030161164700984955, 0.030161164700984955, 0.08196526765823364, 0.06442739069461823, 0.030161164700984955, 0.030161164700984955, 0.08198356628417969, 0.08193299919366837, 0.030161164700984955, 0.030161164700984955, 0.030161164700984955]</text:p>
          </table:table-cell>
          <table:table-cell office:value-type="string" calcext:value-type="string">
            <text:p>[0.0159593615680933, 0.015634628012776375, 0.037049394100904465, 0.01563478447496891, 0.015633339062333107, 0.02158156968653202, 0.11464831233024597, 0.015633592382073402, 0.01563492976129055, 0.11518098413944244, 0.030015910044312477, 0.015687216073274612, 0.11551547050476074, 0.015865305438637733, 0.01563350111246109, 0.11551547050476074, 0.11551547050476074, 0.11547970026731491, 0.04542304947972298, 0.03275793790817261]</text:p>
          </table:table-cell>
        </table:table-row>
        <table:table-row table:style-name="ro1">
          <table:table-cell office:value-type="string" calcext:value-type="string">
            <text:p>i love that im wide awake with him sound asleep next to me wish i could slee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[0.030463190749287605, 0.08278844505548477, 0.05480841174721718, 0.030463190749287605, 0.08280745893716812, 0.030463190749287605, 0.08280753344297409, 0.08280753344297409, 0.030463190749287605, 0.030463190749287605, 0.030463190749287605, 0.030463190749287605, 0.030463190749287605, 0.08280753344297409, 0.030463190749287605, 0.030463190749287605, 0.08280753344297409, 0.08280715346336365, 0.030463190749287605, 0.030463190749287605]</text:p>
          </table:table-cell>
          <table:table-cell office:value-type="string" calcext:value-type="string">
            <text:p>[0.01947159692645073, 0.14280979335308075, 0.020288851112127304, 0.01932729408144951, 0.019479945302009583, 0.020442282781004906, 0.14280979335308075, 0.14280979335308075, 0.019658630713820457, 0.024356113746762276, 0.0739319697022438, 0.11595402657985687, 0.020214006304740906, 0.01937483437359333, 0.01948501169681549, 0.023352647200226784, 0.027792589738965034, 0.019416632130742073, 0.06852616369724274, 0.040498074144124985]</text:p>
          </table:table-cell>
        </table:table-row>
        <table:table-row table:style-name="ro1">
          <table:table-cell office:value-type="string" calcext:value-type="string">
            <text:p>goodnight beautiful people happy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27112970128655434, 0.07354908436536789, 0.06571567803621292, 0.027112970128655434, 0.027112970128655434, 0.027112970128655434, 0.027112970128655434, 0.027112970128655434, 0.027112970128655434, 0.027112970128655434, 0.0737006887793541, 0.0737006887793541, 0.0737006887793541, 0.0737006887793541, 0.0737006887793541, 0.0737006887793541, 0.0737006887793541, 0.0737006887793541, 0.027112970128655434, 0.027112970128655434]</text:p>
          </table:table-cell>
          <table:table-cell office:value-type="string" calcext:value-type="string">
            <text:p>[0.010865620337426662, 0.07769737392663956, 0.07769737392663956, 0.010520045645534992, 0.03991425409913063, 0.010520498268306255, 0.013551151379942894, 0.01198504213243723, 0.010814528912305832, 0.015124302357435226, 0.07769737392663956, 0.07769737392663956, 0.07769737392663956, 0.07769737392663956, 0.07769737392663956, 0.07769737392663956, 0.07769737392663956, 0.07769737392663956, 0.07769737392663956, 0.022033460438251495]</text:p>
          </table:table-cell>
        </table:table-row>
        <table:table-row table:style-name="ro1">
          <table:table-cell office:value-type="string" calcext:value-type="string">
            <text:p>awe how cute . the kid at the bus stop coordinate their outfit today . it s not cut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[0.030463190749287605, 0.08278844505548477, 0.05480841174721718, 0.030463190749287605, 0.08280745893716812, 0.030463190749287605, 0.08280753344297409, 0.08280753344297409, 0.030463190749287605, 0.030463190749287605, 0.030463190749287605, 0.030463190749287605, 0.030463190749287605, 0.08280753344297409, 0.030463190749287605, 0.030463190749287605, 0.08280753344297409, 0.08280715346336365, 0.030463190749287605, 0.030463190749287605]</text:p>
          </table:table-cell>
          <table:table-cell office:value-type="string" calcext:value-type="string">
            <text:p>[0.01947159692645073, 0.14280979335308075, 0.020288851112127304, 0.01932729408144951, 0.019479945302009583, 0.020442282781004906, 0.14280979335308075, 0.14280979335308075, 0.019658630713820457, 0.024356113746762276, 0.0739319697022438, 0.11595402657985687, 0.020214006304740906, 0.01937483437359333, 0.01948501169681549, 0.023352647200226784, 0.027792589738965034, 0.019416632130742073, 0.06852616369724274, 0.040498074144124985]</text:p>
          </table:table-cell>
        </table:table-row>
        <table:table-row table:style-name="ro1">
          <table:table-cell office:value-type="string" calcext:value-type="string">
            <text:p>user hahaha man gota have his slice yo !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861561045050621, 0.03861561045050621, 0.03861561045050621, 0.03861561045050621, 0.03861561045050621, 0.03861561045050621, 0.03861561045050621, 0.03861561045050621, 0.03861561045050621, 0.03861561045050621, 0.03861561045050621, 0.03861561045050621, 0.09061375260353088, 0.08174663782119751, 0.03861561045050621, 0.1049545556306839, 0.03861561045050621, 0.10483532398939133, 0.03861561045050621, 0.03861561045050621]</text:p>
          </table:table-cell>
          <table:table-cell office:value-type="string" calcext:value-type="string">
            <text:p>[0.03498721495270729, 0.0166587196290493, 0.013566573150455952, 0.08533254265785217, 0.01859271340072155, 0.023940548300743103, 0.09964672476053238, 0.08458096534013748, 0.013607179746031761, 0.08277249336242676, 0.017088742926716805, 0.046689555048942566, 0.014760534279048443, 0.0159826148301363, 0.0996466875076294, 0.01596124842762947, 0.0996435135602951, 0.08888522535562515, 0.09939844906330109, 0.02825786918401718]</text:p>
          </table:table-cell>
        </table:table-row>
        <table:table-row table:style-name="ro1">
          <table:table-cell office:value-type="string" calcext:value-type="string">
            <text:p>goodnight beautiful people happy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7355434447526932, 0.07355434447526932, 0.07355434447526932, 0.047809820622205734, 0.07355242967605591, 0.027059130370616913, 0.027059130370616913, 0.027059130370616913, 0.027059130370616913, 0.07353723794221878, 0.04670391604304314, 0.07354548573493958, 0.027059130370616913, 0.07355242967605591, 0.027059130370616913, 0.027059130370616913, 0.07355434447526932, 0.07354898005723953, 0.027059130370616913, 0.027059130370616913]</text:p>
          </table:table-cell>
          <table:table-cell office:value-type="string" calcext:value-type="string">
            <text:p>[0.12304212898015976, 0.12304212898015976, 0.016863448545336723, 0.093309685587883, 0.06663874536752701, 0.01786857098340988, 0.03672318160533905, 0.08633587509393692, 0.017038807272911072, 0.01665196754038334, 0.11943785846233368, 0.11543869972229004, 0.016652211546897888, 0.01667940989136696, 0.016662921756505966, 0.03213664889335632, 0.016652656719088554, 0.01671852171421051, 0.017214270308613777, 0.03489235043525696]</text:p>
          </table:table-cell>
        </table:table-row>
        <table:table-row table:style-name="ro1">
          <table:table-cell office:value-type="string" calcext:value-type="string">
            <text:p>user oh lucky ! i have 2 class and 1 lab but text me happy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2733459323644638, 0.07420994341373444, 0.04607845097780228, 0.02733459323644638, 0.02733459323644638, 0.07430274039506912, 0.04404429718852043, 0.07428707182407379, 0.02733459323644638, 0.044537536799907684, 0.07425931841135025, 0.02733459323644638, 0.05260251462459564, 0.07430312037467957, 0.07411181181669235, 0.0742846205830574, 0.02733459323644638, 0.0743018090724945, 0.02733459323644638, 0.02733459323644638]</text:p>
          </table:table-cell>
          <table:table-cell office:value-type="string" calcext:value-type="string">
            <text:p>[0.06159775331616402, 0.0666266605257988, 0.00901754479855299, 0.0666266605257988, 0.009210881777107716, 0.0666266605257988, 0.0666266605257988, 0.0666266456246376, 0.0666266605257988, 0.0666266605257988, 0.014881291426718235, 0.011221223510801792, 0.009030629880726337, 0.0666266605257988, 0.0666266605257988, 0.0666266605257988, 0.0666266605257988, 0.0666266605257988, 0.0666266605257988, 0.018894022330641747]</text:p>
          </table:table-cell>
        </table:table-row>
        <table:table-row table:style-name="ro1">
          <table:table-cell office:value-type="string" calcext:value-type="string">
            <text:p>user no kidding . it be brutal ! p . s what ' s your beef with warnie ? just because he bleach his teeth &amp; us fake t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27112970128655434, 0.07354908436536789, 0.06571567803621292, 0.027112970128655434, 0.027112970128655434, 0.027112970128655434, 0.027112970128655434, 0.027112970128655434, 0.027112970128655434, 0.027112970128655434, 0.0737006887793541, 0.0737006887793541, 0.0737006887793541, 0.0737006887793541, 0.0737006887793541, 0.0737006887793541, 0.0737006887793541, 0.0737006887793541, 0.027112970128655434, 0.027112970128655434]</text:p>
          </table:table-cell>
          <table:table-cell office:value-type="string" calcext:value-type="string">
            <text:p>[0.010865620337426662, 0.07769737392663956, 0.07769737392663956, 0.010520045645534992, 0.03991425409913063, 0.010520498268306255, 0.013551151379942894, 0.01198504213243723, 0.010814528912305832, 0.015124302357435226, 0.07769737392663956, 0.07769737392663956, 0.07769737392663956, 0.07769737392663956, 0.07769737392663956, 0.07769737392663956, 0.07769737392663956, 0.07769737392663956, 0.07769737392663956, 0.022033460438251495]</text:p>
          </table:table-cell>
        </table:table-row>
        <table:table-row table:style-name="ro1">
          <table:table-cell office:value-type="string" calcext:value-type="string">
            <text:p>dream be what i use to chase but by god ' s grace and favour . they be chase me now . always gratefu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7691492140293121, 0.07696783542633057, 0.07696815580129623, 0.07696783542633057, 0.07612749189138412, 0.02831500768661499, 0.07696817070245743, 0.07696796208620071, 0.02831500768661499, 0.02831500768661499, 0.02831500768661499, 0.02831500768661499, 0.07474013417959213, 0.02831500768661499, 0.02831500768661499, 0.0759122222661972, 0.02831500768661499, 0.02831500768661499, 0.02831500768661499, 0.02831500768661499]</text:p>
          </table:table-cell>
          <table:table-cell office:value-type="string" calcext:value-type="string">
            <text:p>[0.07016241550445557, 0.10081441700458527, 0.013684283941984177, 0.10081441700458527, 0.013646507635712624, 0.10063857585191727, 0.10081441700458527, 0.10081441700458527, 0.01594815030694008, 0.013664676807820797, 0.040441710501909256, 0.013729829341173172, 0.1008143275976181, 0.013643773272633553, 0.014063457027077675, 0.013644157908856869, 0.06419988721609116, 0.03624862805008888, 0.043622929602861404, 0.028589004650712013]</text:p>
          </table:table-cell>
        </table:table-row>
        <table:table-row table:style-name="ro1">
          <table:table-cell office:value-type="string" calcext:value-type="string">
            <text:p>“ user : all bwfc fan should support arsenal for the simple reason that they be title contender ” 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2733459323644638, 0.07420994341373444, 0.04607845097780228, 0.02733459323644638, 0.02733459323644638, 0.07430274039506912, 0.04404429718852043, 0.07428707182407379, 0.02733459323644638, 0.044537536799907684, 0.07425931841135025, 0.02733459323644638, 0.05260251462459564, 0.07430312037467957, 0.07411181181669235, 0.0742846205830574, 0.02733459323644638, 0.0743018090724945, 0.02733459323644638, 0.02733459323644638]</text:p>
          </table:table-cell>
          <table:table-cell office:value-type="string" calcext:value-type="string">
            <text:p>[0.06159775331616402, 0.0666266605257988, 0.00901754479855299, 0.0666266605257988, 0.009210881777107716, 0.0666266605257988, 0.0666266605257988, 0.0666266456246376, 0.0666266605257988, 0.0666266605257988, 0.014881291426718235, 0.011221223510801792, 0.009030629880726337, 0.0666266605257988, 0.0666266605257988, 0.0666266605257988, 0.0666266605257988, 0.0666266605257988, 0.0666266605257988, 0.018894022330641747]</text:p>
          </table:table-cell>
        </table:table-row>
        <table:table-row table:style-name="ro1">
          <table:table-cell office:value-type="string" calcext:value-type="string">
            <text:p>user hahaha yes ! thank you bro . that deserve a r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612761564552784, 0.06127401813864708, 0.0612761564552784, 0.061275940388441086, 0.05629505217075348, 0.0612558014690876, 0.061275940388441086, 0.061275236308574677, 0.06127599626779556, 0.06127478927373886, 0.022542240098118782, 0.06127609312534332, 0.022542240098118782, 0.06127478927373886, 0.06127342954277992, 0.061251863837242126, 0.03445741906762123, 0.022542240098118782, 0.022542240098118782, 0.022542240098118782]</text:p>
          </table:table-cell>
          <table:table-cell office:value-type="string" calcext:value-type="string">
            <text:p>[0.06581941992044449, 0.05679287388920784, 0.01735464110970497, 0.016230881214141846, 0.017008913680911064, 0.016699261963367462, 0.016259118914604187, 0.11512605845928192, 0.11934736371040344, 0.11795271188020706, 0.017123861238360405, 0.016201280057430267, 0.017665447667241096, 0.11968766897916794, 0.0203270073980093, 0.11523289233446121, 0.01623551920056343, 0.06837724894285202, 0.01661675050854683, 0.03394109010696411]</text:p>
          </table:table-cell>
        </table:table-row>
        <table:table-row table:style-name="ro1">
          <table:table-cell office:value-type="string" calcext:value-type="string">
            <text:p>user yeah , but beckett be the kind of guy that just make you want to root for him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8098182827234268, 0.08098161220550537, 0.02979155257344246, 0.08098161220550537, 0.08098182827234268, 0.06402142345905304, 0.08098182827234268, 0.08098161220550537, 0.02979155257344246, 0.02979155257344246, 0.02979155257344246, 0.08098161965608597, 0.041399333626031876, 0.02979155257344246, 0.02979155257344246, 0.02979155257344246, 0.02979155257344246, 0.02979155257344246, 0.02979155257344246, 0.02979155257344246]</text:p>
          </table:table-cell>
          <table:table-cell office:value-type="string" calcext:value-type="string">
            <text:p>[0.021950876340270042, 0.16219624876976013, 0.021950876340270042, 0.0219515860080719, 0.021950887516140938, 0.021950876340270042, 0.16219624876976013, 0.16219624876976013, 0.021950876340270042, 0.021950876340270042, 0.021950876340270042, 0.021950876340270042, 0.021950876340270042, 0.021950876340270042, 0.021950876340270042, 0.021950876340270042, 0.021950876340270042, 0.021950876340270042, 0.021950876340270042, 0.16219624876976013]</text:p>
          </table:table-cell>
        </table:table-row>
        <table:table-row table:style-name="ro1">
          <table:table-cell office:value-type="string" calcext:value-type="string">
            <text:p>take my boy into town today - aw y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3299691528081894, 0.03299691528081894, 0.03299691528081894, 0.03299691528081894, 0.03299691528081894, 0.03299691528081894, 0.03299691528081894, 0.03299691528081894, 0.08969490975141525, 0.03299691528081894, 0.0895688533782959, 0.08969490975141525, 0.08969490975141525, 0.08969490975141525, 0.08969458937644958, 0.03299691528081894, 0.03299691528081894, 0.03299691528081894, 0.03299691528081894, 0.03299691528081894]</text:p>
          </table:table-cell>
          <table:table-cell office:value-type="string" calcext:value-type="string">
            <text:p>[0.019223593175411224, 0.019223593175411224, 0.020648585632443428, 0.019223593175411224, 0.019223593175411224, 0.14204420149326324, 0.019223593175411224, 0.019223593175411224, 0.019223593175411224, 0.019223593175411224, 0.019223593175411224, 0.14204420149326324, 0.14204420149326324, 0.14204420149326324, 0.14204420149326324, 0.019223593175411224, 0.019223593175411224, 0.019223593175411224, 0.019223593175411224, 0.019223593175411224]</text:p>
          </table:table-cell>
        </table:table-row>
        <table:table-row table:style-name="ro1">
          <table:table-cell office:value-type="string" calcext:value-type="string">
            <text:p>how u brag about tru jean and big screen tv and yo rent only 1.87 i be ball to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6450806558132172, 0.06450806558132172, 0.06450802087783813, 0.0626712292432785, 0.06450806558132172, 0.009047255851328373, 0.06450800597667694, 0.06176232919096947, 0.06450402736663818, 0.04064309597015381, 0.06450806558132172, 0.06436401605606079, 0.0644439235329628, 0.016636226326227188, 0.06450800597667694, 0.05310467258095741, 0.013021385297179222, 0.06436401605606079, 0.018399985507130623, 0.015481600537896156]</text:p>
          </table:table-cell>
          <table:table-cell office:value-type="string" calcext:value-type="string">
            <text:p>[0.10609837621450424, 0.10609837621450424, 0.10609837621450424, 0.014358856715261936, 0.014362034387886524, 0.1059895008802414, 0.014358853921294212, 0.014358853921294212, 0.09676774591207504, 0.10609837621450424, 0.08713402599096298, 0.014358853921294212, 0.10609837621450424, 0.021666383370757103, 0.014358853921294212, 0.014358853921294212, 0.014358853921294212, 0.014358853921294212, 0.014358853921294212, 0.014358853921294212]</text:p>
          </table:table-cell>
        </table:table-row>
        <table:table-row table:style-name="ro1">
          <table:table-cell office:value-type="string" calcext:value-type="string">
            <text:p>cause i can not stay here , if there ' s no love . on repeat #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15258180908858776, 0.11152321845293045, 0.11153504997491837, 0.015291956253349781, 0.01531793363392353, 0.11153494566679001, 0.01618511974811554, 0.015385372564196587, 0.03284570574760437, 0.01516320277005434, 0.015470274724066257, 0.0173968356102705, 0.015129175037145615, 0.015614685602486134, 0.01509490143507719, 0.1115349605679512, 0.01511334627866745, 0.11153504997491837, 0.11153502017259598, 0.11153504997491837]</text:p>
          </table:table-cell>
          <table:table-cell office:value-type="string" calcext:value-type="string">
            <text:p>[0.018388066440820694, 0.018468333408236504, 0.13587045669555664, 0.13587045669555664, 0.018388066440820694, 0.018388066440820694, 0.018388066440820694, 0.018388066440820694, 0.06307247281074524, 0.018388066440820694, 0.018388066440820694, 0.018450120463967323, 0.018388066440820694, 0.018388066440820694, 0.018388066440820694, 0.018388114869594574, 0.018388066440820694, 0.13587045669555664, 0.13587045669555664, 0.13587045669555664]</text:p>
          </table:table-cell>
        </table:table-row>
        <table:table-row table:style-name="ro1">
          <table:table-cell office:value-type="string" calcext:value-type="string">
            <text:p>i must go like a page for me to look like ise a batty lord , just for one girl idk to get hair ? vell chap my leg off and call me shor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7517407834529877, 0.07517401874065399, 0.07504857331514359, 0.012502851895987988, 0.011209535412490368, 0.025015005841851234, 0.07459790259599686, 0.07517407834529877, 0.021322697401046753, 0.016035359352827072, 0.010191092267632484, 0.07517404109239578, 0.07504857331514359, 0.04842200502753258, 0.011209535412490368, 0.035369761288166046, 0.0620940625667572, 0.07415255904197693, 0.075151227414608, 0.07193306088447571]</text:p>
          </table:table-cell>
          <table:table-cell office:value-type="string" calcext:value-type="string">
            <text:p>[0.16219544410705566, 0.16219544410705566, 0.16219541430473328, 0.02195076458156109, 0.02195076458156109, 0.021950842812657356, 0.02195076458156109, 0.02195076458156109, 0.02195076458156109, 0.02195076458156109, 0.02195076458156109, 0.02195076458156109, 0.16219544410705566, 0.02195076458156109, 0.02195076458156109, 0.02195662446320057, 0.021950770169496536, 0.02195076458156109, 0.02195076458156109, 0.02195076458156109]</text:p>
          </table:table-cell>
        </table:table-row>
        <table:table-row table:style-name="ro1">
          <table:table-cell office:value-type="string" calcext:value-type="string">
            <text:p>user yuu have a good day 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6450806558132172, 0.06450806558132172, 0.06450802087783813, 0.0626712292432785, 0.06450806558132172, 0.009047255851328373, 0.06450800597667694, 0.06176232919096947, 0.06450402736663818, 0.04064309597015381, 0.06450806558132172, 0.06436401605606079, 0.0644439235329628, 0.016636226326227188, 0.06450800597667694, 0.05310467258095741, 0.013021385297179222, 0.06436401605606079, 0.018399985507130623, 0.015481600537896156]</text:p>
          </table:table-cell>
          <table:table-cell office:value-type="string" calcext:value-type="string">
            <text:p>[0.10609837621450424, 0.10609837621450424, 0.10609837621450424, 0.014358856715261936, 0.014362034387886524, 0.1059895008802414, 0.014358853921294212, 0.014358853921294212, 0.09676774591207504, 0.10609837621450424, 0.08713402599096298, 0.014358853921294212, 0.10609837621450424, 0.021666383370757103, 0.014358853921294212, 0.014358853921294212, 0.014358853921294212, 0.014358853921294212, 0.014358853921294212, 0.014358853921294212]</text:p>
          </table:table-cell>
        </table:table-row>
        <table:table-row table:style-name="ro1">
          <table:table-cell office:value-type="string" calcext:value-type="string">
            <text:p>just saw sara and ellie in cornwall laugh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7517407834529877, 0.07517401874065399, 0.07504857331514359, 0.012502851895987988, 0.011209535412490368, 0.025015005841851234, 0.07459790259599686, 0.07517407834529877, 0.021322697401046753, 0.016035359352827072, 0.010191092267632484, 0.07517404109239578, 0.07504857331514359, 0.04842200502753258, 0.011209535412490368, 0.035369761288166046, 0.0620940625667572, 0.07415255904197693, 0.075151227414608, 0.07193306088447571]</text:p>
          </table:table-cell>
          <table:table-cell office:value-type="string" calcext:value-type="string">
            <text:p>[0.16219544410705566, 0.16219544410705566, 0.16219541430473328, 0.02195076458156109, 0.02195076458156109, 0.021950842812657356, 0.02195076458156109, 0.02195076458156109, 0.02195076458156109, 0.02195076458156109, 0.02195076458156109, 0.02195076458156109, 0.16219544410705566, 0.02195076458156109, 0.02195076458156109, 0.02195662446320057, 0.021950770169496536, 0.02195076458156109, 0.02195076458156109, 0.02195076458156109]</text:p>
          </table:table-cell>
        </table:table-row>
        <table:table-row table:style-name="ro1">
          <table:table-cell office:value-type="string" calcext:value-type="string">
            <text:p>my work ethic tonight be on a different level . it ' ll wait till tomorro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28266455978155136, 0.07683619111776352, 0.07683619111776352, 0.0768359899520874, 0.07683619111776352, 0.07683401554822922, 0.028266455978155136, 0.028266455978155136, 0.028266455978155136, 0.028619080781936646, 0.028266455978155136, 0.028266455978155136, 0.0746435597538948, 0.0768352672457695, 0.07681100815534592, 0.028266455978155136, 0.07624783366918564, 0.028266455978155136, 0.028266455978155136, 0.028266455978155136]</text:p>
          </table:table-cell>
          <table:table-cell office:value-type="string" calcext:value-type="string">
            <text:p>[0.030507201328873634, 0.03053939901292324, 0.22541925311088562, 0.22541925311088562, 0.030507195740938187, 0.030507178977131844, 0.030507195740938187, 0.030507178977131844, 0.030507178977131844, 0.030507178977131844, 0.030507178977131844, 0.030507178977131844, 0.030507242307066917, 0.030507178977131844, 0.030507178977131844, 0.030507178977131844, 0.030507178977131844, 0.030507178977131844, 0.030507178977131844, 0.030507178977131844]</text:p>
          </table:table-cell>
        </table:table-row>
        <table:table-row table:style-name="ro1">
          <table:table-cell office:value-type="string" calcext:value-type="string">
            <text:p>i have get twenty minute to walk up a flight of stair . i sure hope i make it to my next class 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.03299691528081894, 0.03299691528081894, 0.03299691528081894, 0.03299691528081894, 0.03299691528081894, 0.03299691528081894, 0.03299691528081894, 0.03299691528081894, 0.08969490975141525, 0.03299691528081894, 0.0895688533782959, 0.08969490975141525, 0.08969490975141525, 0.08969490975141525, 0.08969458937644958, 0.03299691528081894, 0.03299691528081894, 0.03299691528081894, 0.03299691528081894, 0.03299691528081894]</text:p>
          </table:table-cell>
          <table:table-cell office:value-type="string" calcext:value-type="string">
            <text:p>[0.019223593175411224, 0.019223593175411224, 0.020648585632443428, 0.019223593175411224, 0.019223593175411224, 0.14204420149326324, 0.019223593175411224, 0.019223593175411224, 0.019223593175411224, 0.019223593175411224, 0.019223593175411224, 0.14204420149326324, 0.14204420149326324, 0.14204420149326324, 0.14204420149326324, 0.019223593175411224, 0.019223593175411224, 0.019223593175411224, 0.019223593175411224, 0.019223593175411224]</text:p>
          </table:table-cell>
        </table:table-row>
        <table:table-row table:style-name="ro1">
          <table:table-cell office:value-type="string" calcext:value-type="string">
            <text:p>sayin `` what a day `` would be an understatement right no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28577659279108047, 0.028577659279108047, 0.07768213003873825, 0.07767409831285477, 0.06630273908376694, 0.07768212258815765, 0.028577659279108047, 0.07560046017169952, 0.028577659279108047, 0.0776819959282875, 0.028577659279108047, 0.028577659279108047, 0.028577659279108047, 0.07768213003873825, 0.07767897099256516, 0.028577659279108047, 0.028577659279108047, 0.028577659279108047, 0.0776609480381012, 0.028577659279108047]</text:p>
          </table:table-cell>
          <table:table-cell office:value-type="string" calcext:value-type="string">
            <text:p>[0.049987733364105225, 0.049987733364105225, 0.049987733364105225, 0.049987733364105225, 0.049987733364105225, 0.049987733364105225, 0.049987733364105225, 0.049987733364105225, 0.049987733364105225, 0.049987733364105225, 0.049987733364105225, 0.049987733364105225, 0.049987733364105225, 0.049987733364105225, 0.049987733364105225, 0.049987733364105225, 0.049987733364105225, 0.049987733364105225, 0.0502331405878067, 0.049987733364105225]</text:p>
          </table:table-cell>
        </table:table-row>
        <table:table-row table:style-name="ro1">
          <table:table-cell office:value-type="string" calcext:value-type="string">
            <text:p>i get warm fuzzies from 0 - day i can not patch because of apps that need old version of java . thanks sunguard and adp !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56958094239234924, 0.05695810168981552, 0.031134795397520065, 0.055661361664533615, 0.05695817247033119, 0.04509415477514267, 0.056957557797431946, 0.05695817247033119, 0.056920673698186874, 0.055892400443553925, 0.05683807283639908, 0.05695815756917, 0.0078620919957757, 0.056958094239234924, 0.05674280226230621, 0.05669134110212326, 0.05673087388277054, 0.007809366565197706, 0.05695817247033119, 0.056957557797431946]</text:p>
          </table:table-cell>
          <table:table-cell office:value-type="string" calcext:value-type="string">
            <text:p>[0.03789471462368965, 0.03789471089839935, 0.03789471089839935, 0.03789471089839935, 0.03789471089839935, 0.03789471089839935, 0.28000062704086304, 0.03789471089839935, 0.03789482265710831, 0.03789471089839935, 0.03789471089839935, 0.03789471089839935, 0.03789471089839935, 0.03789471089839935, 0.03789471089839935, 0.03789471089839935, 0.03789471089839935, 0.03789471089839935, 0.037894751876592636, 0.03789471462368965]</text:p>
          </table:table-cell>
        </table:table-row>
        <table:table-row table:style-name="ro1">
          <table:table-cell office:value-type="string" calcext:value-type="string">
            <text:p>take sleep med 3 hour ago , glad to see they be work -.- fuck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[0.028555002063512802, 0.026584599167108536, 0.024733861908316612, 0.024840088561177254, 0.025446364656090736, 0.025915073230862617, 0.025302475318312645, 0.024733971804380417, 0.026357851922512054, 0.025302475318312645, 0.1827421635389328, 0.1827591061592102, 0.024746090173721313, 0.1827598512172699, 0.03430929407477379, 0.02475065179169178, 0.02473393827676773, 0.024861015379428864, 0.026256753131747246, 0.03430929407477379]</text:p>
          </table:table-cell>
          <table:table-cell office:value-type="string" calcext:value-type="string">
            <text:p>[0.015716003254055977, 0.015716003254055977, 0.015716003254055977, 0.015716079622507095, 0.11612642556428909, 0.015716003254055977, 0.015716014429926872, 0.015716006979346275, 0.015716003254055977, 0.09893932938575745, 0.11612642556428909, 0.11612642556428909, 0.11612642556428909, 0.11612642556428909, 0.015716003254055977, 0.015716003254055977, 0.015716003254055977, 0.015716003254055977, 0.11612032353878021, 0.015716003254055977]</text:p>
          </table:table-cell>
        </table:table-row>
        <table:table-row table:style-name="ro1">
          <table:table-cell office:value-type="string" calcext:value-type="string">
            <text:p>no my roommate play out of tune zeppelin song right outside my door isnt annoy . not at all sigh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[0.06772293895483017, 0.06772813946008682, 0.06772609055042267, 0.06769334524869919, 0.06767477840185165, 0.03213205188512802, 0.025855669751763344, 0.06235828250646591, 0.017861416563391685, 0.009309867396950722, 0.06772670894861221, 0.06772813946008682, 0.06297820806503296, 0.06771626323461533, 0.01036902703344822, 0.030272703617811203, 0.01165108010172844, 0.06772813946008682, 0.060038961470127106, 0.06772813946008682]</text:p>
          </table:table-cell>
          <table:table-cell office:value-type="string" calcext:value-type="string">
            <text:p>[0.018485233187675476, 0.014196584932506084, 0.014728509820997715, 0.014196096919476986, 0.014196108095347881, 0.014196100644767284, 0.10489576309919357, 0.10489576309919357, 0.014196771197021008, 0.014196096919476986, 0.014196096919476986, 0.014196096919476986, 0.014196096919476986, 0.10489576309919357, 0.09055383503437042, 0.10489576309919357, 0.014196096919476986, 0.10489576309919357, 0.10489576309919357, 0.10489576309919357]</text:p>
          </table:table-cell>
        </table:table-row>
        <table:table-row table:style-name="ro1">
          <table:table-cell office:value-type="string" calcext:value-type="string">
            <text:p>imma stop snapping tho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2150827795267105, 0.016444357112050056, 0.05287081375718117, 0.0164450965821743, 0.12149324268102646, 0.016444522887468338, 0.09824655950069427, 0.016444871202111244, 0.1091165840625763, 0.016444357112050056, 0.12128477543592453, 0.016444360837340355, 0.017836300656199455, 0.016444360837340355, 0.016444357112050056, 0.05491697043180466, 0.12132006138563156, 0.016549699008464813, 0.016444595530629158, 0.016855698078870773]</text:p>
          </table:table-cell>
          <table:table-cell office:value-type="string" calcext:value-type="string">
            <text:p>[0.12470057606697083, 0.12470057606697083, 0.12470057606697083, 0.01687638834118843, 0.03238388150930405, 0.01687638834118843, 0.016895940527319908, 0.01687638834118843, 0.01687638834118843, 0.01687638834118843, 0.12470057606697083, 0.01687638834118843, 0.01687638834118843, 0.01687638834118843, 0.01687638834118843, 0.01687638834118843, 0.01687638834118843, 0.12470057606697083, 0.01687638834118843, 0.12470057606697083]</text:p>
          </table:table-cell>
        </table:table-row>
        <table:table-row table:style-name="ro1">
          <table:table-cell office:value-type="string" calcext:value-type="string">
            <text:p>well , today have start of to a wonderful start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5926463380455971, 0.06530766189098358, 0.06530749052762985, 0.06479517370462418, 0.02402534708380699, 0.02402534708380699, 0.053858205676078796, 0.06530757993459702, 0.06530603021383286, 0.02402534708380699, 0.02402534708380699, 0.06461188197135925, 0.06381101906299591, 0.06529875099658966, 0.02402534708380699, 0.04205060377717018, 0.0348530113697052, 0.0653073787689209, 0.039486151188611984, 0.06530766189098358]</text:p>
          </table:table-cell>
          <table:table-cell office:value-type="string" calcext:value-type="string">
            <text:p>[0.017629560083150864, 0.13023555278778076, 0.13023555278778076, 0.017625464126467705, 0.017625555396080017, 0.017625464126467705, 0.017625464126467705, 0.13023555278778076, 0.017625464126467705, 0.017625464126467705, 0.017625464126467705, 0.017625464126467705, 0.13023555278778076, 0.10200919955968857, 0.017625464126467705, 0.017625464126467705, 0.017677806317806244, 0.017625464126467705, 0.017625464126467705, 0.13023555278778076]</text:p>
          </table:table-cell>
        </table:table-row>
        <table:table-row table:style-name="ro1">
          <table:table-cell office:value-type="string" calcext:value-type="string">
            <text:p>i love when my retainer be super tight and make me talk so attractively ! not major lis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8517429977655411, 0.0851670354604721, 0.03133406490087509, 0.03133406490087509, 0.04374977946281433, 0.08314232528209686, 0.03133406490087509, 0.03133406490087509, 0.03133406490087509, 0.03133406490087509, 0.03133406490087509, 0.07493191212415695, 0.04580610245466232, 0.03133406490087509, 0.04580610245466232, 0.07429393380880356, 0.03133406490087509, 0.07429393380880356, 0.03133406490087509, 0.07429393380880356]</text:p>
          </table:table-cell>
          <table:table-cell office:value-type="string" calcext:value-type="string">
            <text:p>[0.03784078359603882, 0.03784078359603882, 0.03784078359603882, 0.03784080594778061, 0.03784078359603882, 0.03784078359603882, 0.03784078359603882, 0.03784078359603882, 0.03784078359603882, 0.03784078359603882, 0.03784078359603882, 0.03784078359603882, 0.03784078359603882, 0.03784078359603882, 0.03784078359603882, 0.2796076834201813, 0.03851604089140892, 0.03784078359603882, 0.03851604089140892, 0.03790755197405815]</text:p>
          </table:table-cell>
        </table:table-row>
        <table:table-row table:style-name="ro1">
          <table:table-cell office:value-type="string" calcext:value-type="string">
            <text:p>user haha yela2 p fokus piching tuh .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25216102600097656, 0.023980801925063133, 0.028217650949954987, 0.17719100415706635, 0.024190513417124748, 0.17628474533557892, 0.17523431777954102, 0.023980801925063133, 0.02400115877389908, 0.02426781877875328, 0.024312885478138924, 0.023980801925063133, 0.02400199882686138, 0.02426781877875328, 0.035329315811395645, 0.059747107326984406, 0.0255229864269495, 0.032003093510866165, 0.02400115877389908, 0.02426781877875328]</text:p>
          </table:table-cell>
          <table:table-cell office:value-type="string" calcext:value-type="string">
            <text:p>[0.020164603367447853, 0.14899739623069763, 0.020347265526652336, 0.14899739623069763, 0.020164603367447853, 0.14899738132953644, 0.020164603367447853, 0.020164603367447853, 0.020164603367447853, 0.02310042269527912, 0.020164603367447853, 0.14899739623069763, 0.020164603367447853, 0.020164603367447853, 0.020190991461277008, 0.020300421863794327, 0.020164603367447853, 0.020164603367447853, 0.020164603367447853, 0.09826061129570007]</text:p>
          </table:table-cell>
        </table:table-row>
        <table:table-row table:style-name="ro1">
          <table:table-cell office:value-type="string" calcext:value-type="string">
            <text:p>fuck the police from every possible direc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11764079332351685, 0.01185605674982071, 0.018008098006248474, 0.0868818536400795, 0.08688188344240189, 0.08688188344240189, 0.012044882401823997, 0.018008098006248474, 0.011760738678276539, 0.08687908202409744, 0.012507685460150242, 0.011760738678276539, 0.08676553517580032, 0.08688188344240189, 0.08688188344240189, 0.011765509843826294, 0.08687064796686172, 0.0868818536400795, 0.0118361571803689, 0.08688148856163025]</text:p>
          </table:table-cell>
          <table:table-cell office:value-type="string" calcext:value-type="string">
            <text:p>[0.037898436188697815, 0.27992627024650574, 0.037901923060417175, 0.037898436188697815, 0.037898436188697815, 0.037898436188697815, 0.037898436188697815, 0.037898436188697815, 0.037898436188697815, 0.037898436188697815, 0.037898436188697815, 0.037898436188697815, 0.037898436188697815, 0.037898436188697815, 0.0378984771668911, 0.037898436188697815, 0.037898436188697815, 0.037898436188697815, 0.037898436188697815, 0.037898436188697815]</text:p>
          </table:table-cell>
        </table:table-row>
        <table:table-row table:style-name="ro1">
          <table:table-cell office:value-type="string" calcext:value-type="string">
            <text:p>user oh no way ! i have just have a cook breakfast on the bos . work benefit !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28577659279108047, 0.028577659279108047, 0.07768213003873825, 0.07767409831285477, 0.06630273908376694, 0.07768212258815765, 0.028577659279108047, 0.07560046017169952, 0.028577659279108047, 0.0776819959282875, 0.028577659279108047, 0.028577659279108047, 0.028577659279108047, 0.07768213003873825, 0.07767897099256516, 0.028577659279108047, 0.028577659279108047, 0.028577659279108047, 0.0776609480381012, 0.028577659279108047]</text:p>
          </table:table-cell>
          <table:table-cell office:value-type="string" calcext:value-type="string">
            <text:p>[0.049987733364105225, 0.049987733364105225, 0.049987733364105225, 0.049987733364105225, 0.049987733364105225, 0.049987733364105225, 0.049987733364105225, 0.049987733364105225, 0.049987733364105225, 0.049987733364105225, 0.049987733364105225, 0.049987733364105225, 0.049987733364105225, 0.049987733364105225, 0.049987733364105225, 0.049987733364105225, 0.049987733364105225, 0.049987733364105225, 0.0502331405878067, 0.049987733364105225]</text:p>
          </table:table-cell>
        </table:table-row>
        <table:table-row table:style-name="ro1">
          <table:table-cell office:value-type="string" calcext:value-type="string">
            <text:p>wow , i can be really mature sometimes sometimes , i like to take my emotionally immaturity out on twitter because this be america !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23157473653554916, 0.05732639878988266, 0.02919856086373329, 0.06210528686642647, 0.06274234503507614, 0.06294853240251541, 0.06294822692871094, 0.05732639878988266, 0.06244789808988571, 0.06210528686642647, 0.0629429742693901, 0.023157473653554916, 0.06294818222522736, 0.023157473653554916, 0.023157473653554916, 0.06158478558063507, 0.05732639878988266, 0.023157473653554916, 0.05732639878988266, 0.06293489784002304]</text:p>
          </table:table-cell>
          <table:table-cell office:value-type="string" calcext:value-type="string">
            <text:p>[0.013331218622624874, 0.0984547883272171, 0.013324406929314137, 0.013324406929314137, 0.013324406929314137, 0.0984547883272171, 0.013324428349733353, 0.0984547883272171, 0.09845337271690369, 0.013324406929314137, 0.0984547883272171, 0.09841232746839523, 0.06583023816347122, 0.013324406929314137, 0.013324406929314137, 0.013324406929314137, 0.0984547883272171, 0.013324406929314137, 0.0984547883272171, 0.013324406929314137]</text:p>
          </table:table-cell>
        </table:table-row>
        <table:table-row table:style-name="ro1">
          <table:table-cell office:value-type="string" calcext:value-type="string">
            <text:p>love get home from work know that in less than 8 hour you be get up to go back there again 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8487594872713089, 0.031224118545651436, 0.031224118545651436, 0.08487572520971298, 0.08487594872713089, 0.08487594872713089, 0.031224118545651436, 0.031224118545651436, 0.031224118545651436, 0.031224118545651436, 0.031224118545651436, 0.031224118545651436, 0.031224118545651436, 0.031224118545651436, 0.031224118545651436, 0.08487581461668015, 0.031224118545651436, 0.08483115583658218, 0.031224118545651436, 0.08487589657306671]</text:p>
          </table:table-cell>
          <table:table-cell office:value-type="string" calcext:value-type="string">
            <text:p>[0.12438330054283142, 0.12438330054283142, 0.01683344878256321, 0.12438330054283142, 0.01683344878256321, 0.01683344878256321, 0.016833553090691566, 0.01683344878256321, 0.01683344878256321, 0.12438330054283142, 0.01683344878256321, 0.01694672927260399, 0.01683344878256321, 0.01683344878256321, 0.01683344878256321, 0.04171318933367729, 0.01683344878256321, 0.016833458095788956, 0.11742197722196579, 0.12438330054283142]</text:p>
          </table:table-cell>
        </table:table-row>
        <table:table-row table:style-name="ro1">
          <table:table-cell office:value-type="string" calcext:value-type="string">
            <text:p>just sprain my foot . happy day 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[0.025216102600097656, 0.023980801925063133, 0.028217650949954987, 0.17719100415706635, 0.024190513417124748, 0.17628474533557892, 0.17523431777954102, 0.023980801925063133, 0.02400115877389908, 0.02426781877875328, 0.024312885478138924, 0.023980801925063133, 0.02400199882686138, 0.02426781877875328, 0.035329315811395645, 0.059747107326984406, 0.0255229864269495, 0.032003093510866165, 0.02400115877389908, 0.02426781877875328]</text:p>
          </table:table-cell>
          <table:table-cell office:value-type="string" calcext:value-type="string">
            <text:p>[0.020164603367447853, 0.14899739623069763, 0.020347265526652336, 0.14899739623069763, 0.020164603367447853, 0.14899738132953644, 0.020164603367447853, 0.020164603367447853, 0.020164603367447853, 0.02310042269527912, 0.020164603367447853, 0.14899739623069763, 0.020164603367447853, 0.020164603367447853, 0.020190991461277008, 0.020300421863794327, 0.020164603367447853, 0.020164603367447853, 0.020164603367447853, 0.09826061129570007]</text:p>
          </table:table-cell>
        </table:table-row>
        <table:table-row table:style-name="ro1">
          <table:table-cell office:value-type="string" calcext:value-type="string">
            <text:p>when i really wana sleep n ppl wana chat ✗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28577659279108047, 0.028577659279108047, 0.07768213003873825, 0.07767409831285477, 0.06630273908376694, 0.07768212258815765, 0.028577659279108047, 0.07560046017169952, 0.028577659279108047, 0.0776819959282875, 0.028577659279108047, 0.028577659279108047, 0.028577659279108047, 0.07768213003873825, 0.07767897099256516, 0.028577659279108047, 0.028577659279108047, 0.028577659279108047, 0.0776609480381012, 0.028577659279108047]</text:p>
          </table:table-cell>
          <table:table-cell office:value-type="string" calcext:value-type="string">
            <text:p>[0.049987733364105225, 0.049987733364105225, 0.049987733364105225, 0.049987733364105225, 0.049987733364105225, 0.049987733364105225, 0.049987733364105225, 0.049987733364105225, 0.049987733364105225, 0.049987733364105225, 0.049987733364105225, 0.049987733364105225, 0.049987733364105225, 0.049987733364105225, 0.049987733364105225, 0.049987733364105225, 0.049987733364105225, 0.049987733364105225, 0.0502331405878067, 0.049987733364105225]</text:p>
          </table:table-cell>
        </table:table-row>
        <table:table-row table:style-name="ro1">
          <table:table-cell office:value-type="string" calcext:value-type="string">
            <text:p>rat go to sleep ug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0179625451564789, 0.042788513004779816, 0.1007486879825592, 0.01381345558911562, 0.04618959128856659, 0.015378075651824474, 0.10179596394300461, 0.013779199682176113, 0.055844053626060486, 0.01784965582191944, 0.01400758046656847, 0.10179596394300461, 0.013820452615618706, 0.013776624575257301, 0.01377770397812128, 0.10179596394300461, 0.013828493654727936, 0.10179625451564789, 0.10161379724740982, 0.01380371768027544]</text:p>
          </table:table-cell>
          <table:table-cell office:value-type="string" calcext:value-type="string">
            <text:p>[0.1621929407119751, 0.1621929407119751, 0.021950427442789078, 0.021950427442789078, 0.021950427442789078, 0.021950427442789078, 0.1621929407119751, 0.021950427442789078, 0.021950427442789078, 0.021950427442789078, 0.021950427442789078, 0.021950427442789078, 0.021950427442789078, 0.021950427442789078, 0.021950427442789078, 0.02198239043354988, 0.021950427442789078, 0.021950427442789078, 0.021950427442789078, 0.1621822565793991]</text:p>
          </table:table-cell>
        </table:table-row>
        <table:table-row table:style-name="ro1">
          <table:table-cell office:value-type="string" calcext:value-type="string">
            <text:p>user plus it have a great new inspector !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5061549320816994, 0.05061549320816994, 0.05061478912830353, 0.05061517655849457, 0.050523918122053146, 0.050178881734609604, 0.050615422427654266, 0.05061507970094681, 0.05052145943045616, 0.05061151087284088, 0.050285883247852325, 0.05054836720228195, 0.04964926838874817, 0.05061549320816994, 0.04720448702573776, 0.0449979193508625, 0.0503850132226944, 0.05052145943045616, 0.05061549320816994, 0.04964926838874817]</text:p>
          </table:table-cell>
          <table:table-cell office:value-type="string" calcext:value-type="string">
            <text:p>[0.09004844725131989, 0.09004844725131989, 0.09004844725131989, 0.012186732143163681, 0.012186732143163681, 0.012186732143163681, 0.09004844725131989, 0.012186732143163681, 0.09004844725131989, 0.012186732143163681, 0.012186732143163681, 0.08978763967752457, 0.09004844725131989, 0.012186732143163681, 0.012186732143163681, 0.06795746833086014, 0.012186732143163681, 0.09004844725131989, 0.012186732143163681, 0.09004844725131989]</text:p>
          </table:table-cell>
        </table:table-row>
        <table:table-row table:style-name="ro1">
          <table:table-cell office:value-type="string" calcext:value-type="string">
            <text:p>i enjoy tweet user and not get a rep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55360015481710434, 0.03488299995660782, 0.020368125289678574, 0.055366016924381256, 0.04544981196522713, 0.05536630377173424, 0.05535280331969261, 0.05529173091053963, 0.05536621809005737, 0.05536630377173424, 0.051792554557323456, 0.05505701154470444, 0.05343003198504448, 0.020368125289678574, 0.0553661584854126, 0.05507992208003998, 0.05529173091053963, 0.055366288870573044, 0.05536618456244469, 0.05471161752939224]</text:p>
          </table:table-cell>
          <table:table-cell office:value-type="string" calcext:value-type="string">
            <text:p>[0.17468032240867615, 0.02827160432934761, 0.02827160432934761, 0.02827160432934761, 0.02827160432934761, 0.028271880000829697, 0.02827160432934761, 0.02827160432934761, 0.02827160432934761, 0.20890046656131744, 0.02827160432934761, 0.02827160432934761, 0.02827160432934761, 0.02827160432934761, 0.02832658588886261, 0.02827160432934761, 0.02827160432934761, 0.02827160432934761, 0.13574665784835815, 0.02827160432934761]</text:p>
          </table:table-cell>
        </table:table-row>
        <table:table-row table:style-name="ro1">
          <table:table-cell office:value-type="string" calcext:value-type="string">
            <text:p>i keep wake up and fall back to slee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28555002063512802, 0.026584599167108536, 0.024733861908316612, 0.024840088561177254, 0.025446364656090736, 0.025915073230862617, 0.025302475318312645, 0.024733971804380417, 0.026357851922512054, 0.025302475318312645, 0.1827421635389328, 0.1827591061592102, 0.024746090173721313, 0.1827598512172699, 0.03430929407477379, 0.02475065179169178, 0.02473393827676773, 0.024861015379428864, 0.026256753131747246, 0.03430929407477379]</text:p>
          </table:table-cell>
          <table:table-cell office:value-type="string" calcext:value-type="string">
            <text:p>[0.015716003254055977, 0.015716003254055977, 0.015716003254055977, 0.015716079622507095, 0.11612642556428909, 0.015716003254055977, 0.015716014429926872, 0.015716006979346275, 0.015716003254055977, 0.09893932938575745, 0.11612642556428909, 0.11612642556428909, 0.11612642556428909, 0.11612642556428909, 0.015716003254055977, 0.015716003254055977, 0.015716003254055977, 0.015716003254055977, 0.11612032353878021, 0.015716003254055977]</text:p>
          </table:table-cell>
        </table:table-row>
        <table:table-row table:style-name="ro1">
          <table:table-cell office:value-type="string" calcext:value-type="string">
            <text:p>so i accidentally take over the whole room and now i be try to make room for my roommate . who be come tomorrow btw . rus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0179625451564789, 0.042788513004779816, 0.1007486879825592, 0.01381345558911562, 0.04618959128856659, 0.015378075651824474, 0.10179596394300461, 0.013779199682176113, 0.055844053626060486, 0.01784965582191944, 0.01400758046656847, 0.10179596394300461, 0.013820452615618706, 0.013776624575257301, 0.01377770397812128, 0.10179596394300461, 0.013828493654727936, 0.10179625451564789, 0.10161379724740982, 0.01380371768027544]</text:p>
          </table:table-cell>
          <table:table-cell office:value-type="string" calcext:value-type="string">
            <text:p>[0.1621929407119751, 0.1621929407119751, 0.021950427442789078, 0.021950427442789078, 0.021950427442789078, 0.021950427442789078, 0.1621929407119751, 0.021950427442789078, 0.021950427442789078, 0.021950427442789078, 0.021950427442789078, 0.021950427442789078, 0.021950427442789078, 0.021950427442789078, 0.021950427442789078, 0.02198239043354988, 0.021950427442789078, 0.021950427442789078, 0.021950427442789078, 0.1621822565793991]</text:p>
          </table:table-cell>
        </table:table-row>
        <table:table-row table:style-name="ro1">
          <table:table-cell office:value-type="string" calcext:value-type="string">
            <text:p>jersey shore us cancel ? so sa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28555002063512802, 0.026584599167108536, 0.024733861908316612, 0.024840088561177254, 0.025446364656090736, 0.025915073230862617, 0.025302475318312645, 0.024733971804380417, 0.026357851922512054, 0.025302475318312645, 0.1827421635389328, 0.1827591061592102, 0.024746090173721313, 0.1827598512172699, 0.03430929407477379, 0.02475065179169178, 0.02473393827676773, 0.024861015379428864, 0.026256753131747246, 0.03430929407477379]</text:p>
          </table:table-cell>
          <table:table-cell office:value-type="string" calcext:value-type="string">
            <text:p>[0.015716003254055977, 0.015716003254055977, 0.015716003254055977, 0.015716079622507095, 0.11612642556428909, 0.015716003254055977, 0.015716014429926872, 0.015716006979346275, 0.015716003254055977, 0.09893932938575745, 0.11612642556428909, 0.11612642556428909, 0.11612642556428909, 0.11612642556428909, 0.015716003254055977, 0.015716003254055977, 0.015716003254055977, 0.015716003254055977, 0.11612032353878021, 0.015716003254055977]</text:p>
          </table:table-cell>
        </table:table-row>
        <table:table-row table:style-name="ro1">
          <table:table-cell office:value-type="string" calcext:value-type="string">
            <text:p>phootshoot wid my baby deviya kiss : heart_suit :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57228896766901016, 0.057228896766901016, 0.04480494186282158, 0.057049497961997986, 0.030760474503040314, 0.057228896766901016, 0.00857270136475563, 0.057228606194257736, 0.057228896766901016, 0.057228896766901016, 0.057228896766901016, 0.05722885951399803, 0.015065598301589489, 0.042546387761831284, 0.057228896766901016, 0.057225145399570465, 0.05722888931632042, 0.05722880735993385, 0.057228896766901016, 0.057228896766901016]</text:p>
          </table:table-cell>
          <table:table-cell office:value-type="string" calcext:value-type="string">
            <text:p>[0.02432805486023426, 0.02432805486023426, 0.17906707525253296, 0.024332739412784576, 0.02432805486023426, 0.1797613650560379, 0.02432805486023426, 0.02432805486023426, 0.02432805486023426, 0.02432805486023426, 0.02432805486023426, 0.02432805486023426, 0.02432805486023426, 0.07215654850006104, 0.02432805486023426, 0.02432805486023426, 0.02432805486023426, 0.02432805486023426, 0.02432805486023426, 0.1797613650560379]</text:p>
          </table:table-cell>
        </table:table-row>
        <table:table-row table:style-name="ro1">
          <table:table-cell office:value-type="string" calcext:value-type="string">
            <text:p>fuck the police from every possible direc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57228896766901016, 0.057228896766901016, 0.04480494186282158, 0.057049497961997986, 0.030760474503040314, 0.057228896766901016, 0.00857270136475563, 0.057228606194257736, 0.057228896766901016, 0.057228896766901016, 0.057228896766901016, 0.05722885951399803, 0.015065598301589489, 0.042546387761831284, 0.057228896766901016, 0.057225145399570465, 0.05722888931632042, 0.05722880735993385, 0.057228896766901016, 0.057228896766901016]</text:p>
          </table:table-cell>
          <table:table-cell office:value-type="string" calcext:value-type="string">
            <text:p>[0.02432805486023426, 0.02432805486023426, 0.17906707525253296, 0.024332739412784576, 0.02432805486023426, 0.1797613650560379, 0.02432805486023426, 0.02432805486023426, 0.02432805486023426, 0.02432805486023426, 0.02432805486023426, 0.02432805486023426, 0.02432805486023426, 0.07215654850006104, 0.02432805486023426, 0.02432805486023426, 0.02432805486023426, 0.02432805486023426, 0.02432805486023426, 0.1797613650560379]</text:p>
          </table:table-cell>
        </table:table-row>
        <table:table-row table:style-name="ro1">
          <table:table-cell office:value-type="string" calcext:value-type="string">
            <text:p>i do not know what to do with my life besides get high and make musi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25216102600097656, 0.023980801925063133, 0.028217650949954987, 0.17719100415706635, 0.024190513417124748, 0.17628474533557892, 0.17523431777954102, 0.023980801925063133, 0.02400115877389908, 0.02426781877875328, 0.024312885478138924, 0.023980801925063133, 0.02400199882686138, 0.02426781877875328, 0.035329315811395645, 0.059747107326984406, 0.0255229864269495, 0.032003093510866165, 0.02400115877389908, 0.02426781877875328]</text:p>
          </table:table-cell>
          <table:table-cell office:value-type="string" calcext:value-type="string">
            <text:p>[0.020164603367447853, 0.14899739623069763, 0.020347265526652336, 0.14899739623069763, 0.020164603367447853, 0.14899738132953644, 0.020164603367447853, 0.020164603367447853, 0.020164603367447853, 0.02310042269527912, 0.020164603367447853, 0.14899739623069763, 0.020164603367447853, 0.020164603367447853, 0.020190991461277008, 0.020300421863794327, 0.020164603367447853, 0.020164603367447853, 0.020164603367447853, 0.09826061129570007]</text:p>
          </table:table-cell>
        </table:table-row>
        <table:table-row table:style-name="ro1">
          <table:table-cell office:value-type="string" calcext:value-type="string">
            <text:p>i just love get up this early to go into school so tired kill me annoy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27415741235017776, 0.049643374979496, 0.03290148451924324, 0.027415741235017776, 0.027415741235017776, 0.027415741235017776, 0.07452370226383209, 0.07452370971441269, 0.027415741235017776, 0.07452370971441269, 0.027415741235017776, 0.07452370971441269, 0.07452370971441269, 0.027415741235017776, 0.07452370971441269, 0.07452370971441269, 0.027415741235017776, 0.07452370971441269, 0.07452370971441269, 0.027415741235017776]</text:p>
          </table:table-cell>
          <table:table-cell office:value-type="string" calcext:value-type="string">
            <text:p>[0.025439929217100143, 0.025439929217100143, 0.025439929217100143, 0.18797706067562103, 0.18718524277210236, 0.029810523614287376, 0.18797706067562103, 0.025439929217100143, 0.025439929217100143, 0.025439929217100143, 0.025439929217100143, 0.02543993666768074, 0.02544367127120495, 0.025439929217100143, 0.02543993666768074, 0.02544367127120495, 0.025439929217100143, 0.02543993666768074, 0.02544367127120495, 0.025439929217100143]</text:p>
          </table:table-cell>
        </table:table-row>
        <table:table-row table:style-name="ro1">
          <table:table-cell office:value-type="string" calcext:value-type="string">
            <text:p>actually goin to school tomorrow ( 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976035490632057, 0.03976035490632057, 0.03976035490632057, 0.03976035490632057, 0.03976035490632057, 0.03976035490632057, 0.10798104852437973, 0.03976035490632057, 0.03976035490632057, 0.03976035490632057, 0.03976035490632057, 0.03976035490632057, 0.03976035490632057, 0.03976035490632057, 0.03976035490632057, 0.10807149857282639, 0.03976035490632057, 0.03976035490632057, 0.03976035490632057, 0.10802128911018372]</text:p>
          </table:table-cell>
          <table:table-cell office:value-type="string" calcext:value-type="string">
            <text:p>[0.01707533188164234, 0.1257513016462326, 0.1261705756187439, 0.01707533188164234, 0.01707533188164234, 0.01707533188164234, 0.01707533188164234, 0.1261705756187439, 0.01707533560693264, 0.1261705756187439, 0.01707533188164234, 0.017152952030301094, 0.01707538589835167, 0.1261705756187439, 0.019193142652511597, 0.018754709511995316, 0.01707533188164234, 0.01707533188164234, 0.017541568726301193, 0.1261705756187439]</text:p>
          </table:table-cell>
        </table:table-row>
        <table:table-row table:style-name="ro1">
          <table:table-cell office:value-type="string" calcext:value-type="string">
            <text:p>love be leave alone in the hall while people go and sing lon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[0.020248986780643463, 0.14864251017570496, 0.020213687792420387, 0.020119046792387962, 0.020230436697602272, 0.14852695167064667, 0.14863650500774384, 0.07543247193098068, 0.020137550309300423, 0.020403249189257622, 0.020119523629546165, 0.020248986780643463, 0.04492933675646782, 0.020136915147304535, 0.0221727192401886, 0.020283009856939316, 0.14864258468151093, 0.020119046792387962, 0.020230436697602272, 0.020526107400655746]</text:p>
          </table:table-cell>
          <table:table-cell office:value-type="string" calcext:value-type="string">
            <text:p>[0.015380260534584522, 0.11364561319351196, 0.11364561319351196, 0.01991741918027401, 0.015380260534584522, 0.015380281023681164, 0.11364561319351196, 0.11364561319351196, 0.11364561319351196, 0.015380260534584522, 0.015380260534584522, 0.015380260534584522, 0.015380260534584522, 0.015380260534584522, 0.015380260534584522, 0.015380260534584522, 0.11364561319351196, 0.11364561319351196, 0.015380260534584522, 0.015380260534584522]</text:p>
          </table:table-cell>
        </table:table-row>
        <table:table-row table:style-name="ro1">
          <table:table-cell office:value-type="string" calcext:value-type="string">
            <text:p>love be up early after get no slee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[0.020248986780643463, 0.14864251017570496, 0.020213687792420387, 0.020119046792387962, 0.020230436697602272, 0.14852695167064667, 0.14863650500774384, 0.07543247193098068, 0.020137550309300423, 0.020403249189257622, 0.020119523629546165, 0.020248986780643463, 0.04492933675646782, 0.020136915147304535, 0.0221727192401886, 0.020283009856939316, 0.14864258468151093, 0.020119046792387962, 0.020230436697602272, 0.020526107400655746]</text:p>
          </table:table-cell>
          <table:table-cell office:value-type="string" calcext:value-type="string">
            <text:p>[0.015380260534584522, 0.11364561319351196, 0.11364561319351196, 0.01991741918027401, 0.015380260534584522, 0.015380281023681164, 0.11364561319351196, 0.11364561319351196, 0.11364561319351196, 0.015380260534584522, 0.015380260534584522, 0.015380260534584522, 0.015380260534584522, 0.015380260534584522, 0.015380260534584522, 0.015380260534584522, 0.11364561319351196, 0.11364561319351196, 0.015380260534584522, 0.015380260534584522]</text:p>
          </table:table-cell>
        </table:table-row>
        <table:table-row table:style-name="ro1">
          <table:table-cell office:value-type="string" calcext:value-type="string">
            <text:p>the school board ' s wise budget cut have to be the one that include new macbook ' s for faculty member 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1159227266907692, 0.036141280084848404, 0.011850542388856411, 0.08488887548446655, 0.08485480397939682, 0.08446597307920456, 0.0680721178650856, 0.016898423433303833, 0.016342803835868835, 0.014010874554514885, 0.06285803765058517, 0.08488763868808746, 0.041482482105493546, 0.03037532977759838, 0.07892851531505585, 0.08485480397939682, 0.07892851531505585, 0.011488744057714939, 0.012611936777830124, 0.08446597307920456]</text:p>
          </table:table-cell>
          <table:table-cell office:value-type="string" calcext:value-type="string">
            <text:p>[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]</text:p>
          </table:table-cell>
        </table:table-row>
        <table:table-row table:style-name="ro1">
          <table:table-cell office:value-type="string" calcext:value-type="string">
            <text:p>spot : user do keepy - ups outside the etihad stadium i dont wan na go to stoke please take me transfer deadine da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12841973453760147, 0.06309325993061066, 0.06304322183132172, 0.00911264680325985, 0.009115790948271751, 0.06301161646842957, 0.008831162936985493, 0.06312288343906403, 0.0630522221326828, 0.06311257928609848, 0.06312303990125656, 0.06312303990125656, 0.06312286853790283, 0.036908674985170364, 0.06312286853790283, 0.04599794000387192, 0.056895337998867035, 0.06312277913093567, 0.06312302500009537, 0.06312303990125656]</text:p>
          </table:table-cell>
          <table:table-cell office:value-type="string" calcext:value-type="string">
            <text:p>[0.012909136712551117, 0.09538634121417999, 0.09538634121417999, 0.012909136712551117, 0.012909390032291412, 0.0949084609746933, 0.09538634121417999, 0.012909136712551117, 0.012909136712551117, 0.012909136712551117, 0.012909136712551117, 0.09538634121417999, 0.09538634121417999, 0.012909136712551117, 0.09538634121417999, 0.012909136712551117, 0.09538634121417999, 0.012909136712551117, 0.09538634121417999, 0.012909158132970333]</text:p>
          </table:table-cell>
        </table:table-row>
        <table:table-row table:style-name="ro1">
          <table:table-cell office:value-type="string" calcext:value-type="string">
            <text:p>school . there ' s a fun time wo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9453576058149338, 0.012989691458642483, 0.09476731717586517, 0.015279191546142101, 0.03704416751861572, 0.09409793466329575, 0.0947759747505188, 0.01998712494969368, 0.013035399839282036, 0.09409793466329575, 0.013036015443503857, 0.012989691458642483, 0.02037331648170948, 0.0578930638730526, 0.015755580738186836, 0.09479314833879471, 0.09479310363531113, 0.012828856706619263, 0.012828856706619263, 0.09409793466329575]</text:p>
          </table:table-cell>
          <table:table-cell office:value-type="string" calcext:value-type="string">
            <text:p>[0.028847578912973404, 0.028847578912973404, 0.028847578912973404, 0.028847578912973404, 0.028847578912973404, 0.21315637230873108, 0.028847578912973404, 0.028847578912973404, 0.028847578912973404, 0.21315637230873108, 0.028847578912973404, 0.028847578912973404, 0.028847578912973404, 0.028847578912973404, 0.028847578912973404, 0.028847578912973404, 0.028847578912973404, 0.028847578912973404, 0.03683687373995781, 0.07528918981552124]</text:p>
          </table:table-cell>
        </table:table-row>
        <table:table-row table:style-name="ro1">
          <table:table-cell office:value-type="string" calcext:value-type="string">
            <text:p>the school board ' s wise budget cut have to be the one that include new macbook ' s for faculty member 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[0.020248986780643463, 0.14864251017570496, 0.020213687792420387, 0.020119046792387962, 0.020230436697602272, 0.14852695167064667, 0.14863650500774384, 0.07543247193098068, 0.020137550309300423, 0.020403249189257622, 0.020119523629546165, 0.020248986780643463, 0.04492933675646782, 0.020136915147304535, 0.0221727192401886, 0.020283009856939316, 0.14864258468151093, 0.020119046792387962, 0.020230436697602272, 0.020526107400655746]</text:p>
          </table:table-cell>
          <table:table-cell office:value-type="string" calcext:value-type="string">
            <text:p>[0.015380260534584522, 0.11364561319351196, 0.11364561319351196, 0.01991741918027401, 0.015380260534584522, 0.015380281023681164, 0.11364561319351196, 0.11364561319351196, 0.11364561319351196, 0.015380260534584522, 0.015380260534584522, 0.015380260534584522, 0.015380260534584522, 0.015380260534584522, 0.015380260534584522, 0.015380260534584522, 0.11364561319351196, 0.11364561319351196, 0.015380260534584522, 0.015380260534584522]</text:p>
          </table:table-cell>
        </table:table-row>
        <table:table-row table:style-name="ro1">
          <table:table-cell office:value-type="string" calcext:value-type="string">
            <text:p>wow , kid drink vodka in the back of the room during a lecture . you guy be classy 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]</text:p>
          </table:table-cell>
          <table:table-cell office:value-type="string" calcext:value-type="string">
            <text:p>[0.0238841213285923, 0.17245428264141083, 0.023339148610830307, 0.02333945780992508, 0.023339148610830307, 0.023339148610830307, 0.17245428264141083, 0.023339148610830307, 0.023339148610830307, 0.023384304717183113, 0.023339148610830307, 0.023339148610830307, 0.023339148610830307, 0.023339176550507545, 0.023339154198765755, 0.02686796896159649, 0.17245256900787354, 0.023339148610830307, 0.023339148610830307, 0.10509312152862549]</text:p>
          </table:table-cell>
        </table:table-row>
        <table:table-row table:style-name="ro1">
          <table:table-cell office:value-type="string" calcext:value-type="string">
            <text:p>love be leave alone in the hall while people go and sing lo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1806560754776001, 0.1806560754776001, 0.02655215747654438, 0.024449139833450317, 0.024449139833450317, 0.024449193850159645, 0.024472398683428764, 0.0299421064555645, 0.024449851363897324, 0.024799110367894173, 0.03397601842880249, 0.024449404329061508, 0.024755658581852913, 0.04104231297969818, 0.029172707349061966, 0.024449139833450317, 0.17956651747226715, 0.024516677483916283, 0.024449169635772705, 0.028747139498591423]</text:p>
          </table:table-cell>
          <table:table-cell office:value-type="string" calcext:value-type="string">
            <text:p>[0.12899339199066162, 0.12899339199066162, 0.12899339199066162, 0.017457356676459312, 0.017457356676459312, 0.11062957346439362, 0.017457356676459312, 0.017457356676459312, 0.017457356676459312, 0.12899339199066162, 0.017457356676459312, 0.017457356676459312, 0.017457356676459312, 0.017457356676459312, 0.12899339199066162, 0.017457356676459312, 0.017457356676459312, 0.017457356676459312, 0.017457617446780205, 0.017457356676459312]</text:p>
          </table:table-cell>
        </table:table-row>
        <table:table-row table:style-name="ro1">
          <table:table-cell office:value-type="string" calcext:value-type="string">
            <text:p>this weekend be gon na fuck suck can t wai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5366046726703644, 0.039088934659957886, 0.06597145646810532, 0.06360699236392975, 0.00910956971347332, 0.06598666310310364, 0.02668493054807186, 0.06598817557096481, 0.06539756804704666, 0.009988781996071339, 0.044987503439188004, 0.03136015310883522, 0.02298646792769432, 0.042150650173425674, 0.06598834693431854, 0.06598834693431854, 0.06598826497793198, 0.06598834693431854, 0.06539756804704666, 0.06368082761764526]</text:p>
          </table:table-cell>
          <table:table-cell office:value-type="string" calcext:value-type="string">
            <text:p>[0.012903217226266861, 0.012903217226266861, 0.09534259885549545, 0.013149907812476158, 0.012903217226266861, 0.012903217226266861, 0.012903227470815182, 0.012903217226266861, 0.09534259885549545, 0.012903217226266861, 0.09534259885549545, 0.012903217226266861, 0.09534259885549545, 0.012903217226266861, 0.012903217226266861, 0.09534259885549545, 0.09534259885549545, 0.09534259885549545, 0.09534259885549545, 0.09507712721824646]</text:p>
          </table:table-cell>
        </table:table-row>
        <table:table-row table:style-name="ro1">
          <table:table-cell office:value-type="string" calcext:value-type="string">
            <text:p>i can do what i want to . i play by my own rule : purple_heart :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24779552593827248, 0.024779552593827248, 0.025178734213113785, 0.05290176346898079, 0.03757256269454956, 0.024779552593827248, 0.024781160056591034, 0.18309751152992249, 0.024791434407234192, 0.024787554517388344, 0.025892410427331924, 0.18309153616428375, 0.024779552593827248, 0.024781541898846626, 0.024779552593827248, 0.1695263534784317, 0.024788985028862953, 0.024779576808214188, 0.024779552593827248, 0.025351546704769135]</text:p>
          </table:table-cell>
          <table:table-cell office:value-type="string" calcext:value-type="string">
            <text:p>[0.12651881575584412, 0.12651881575584412, 0.017122458666563034, 0.017122458666563034, 0.017122458666563034, 0.017122458666563034, 0.017122458666563034, 0.017122458666563034, 0.018220562487840652, 0.017356406897306442, 0.12651881575584412, 0.12651881575584412, 0.12651881575584412, 0.017122458666563034, 0.12635940313339233, 0.017122458666563034, 0.017122458666563034, 0.017122458666563034, 0.017122458666563034, 0.017122458666563034]</text:p>
          </table:table-cell>
        </table:table-row>
        <table:table-row table:style-name="ro1">
          <table:table-cell office:value-type="string" calcext:value-type="string">
            <text:p>thanks for show me how real christian act . ur such a good example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09659478440880775, 0.015851764008402824, 0.07084048539400101, 0.06199643388390541, 0.013691453263163567, 0.07133942097425461, 0.07133067399263382, 0.024534231051802635, 0.06199643388390541, 0.07134445756673813, 0.009979027323424816, 0.01995706930756569, 0.07133360207080841, 0.07130216062068939, 0.07134843617677689, 0.05932072922587395, 0.07134246826171875, 0.07134600728750229, 0.07134846597909927, 0.010137236677110195]</text:p>
          </table:table-cell>
          <table:table-cell office:value-type="string" calcext:value-type="string">
            <text:p>[0.030508199706673622, 0.22542506456375122, 0.030508199706673622, 0.030508199706673622, 0.030508199706673622, 0.030508199706673622, 0.030508199706673622, 0.030508199706673622, 0.030508199706673622, 0.030508199706673622, 0.030508199706673622, 0.030508199706673622, 0.22542637586593628, 0.030509261414408684, 0.030508199706673622, 0.030508199706673622, 0.030508199706673622, 0.030508199706673622, 0.030508199706673622, 0.030508199706673622]</text:p>
          </table:table-cell>
        </table:table-row>
        <table:table-row table:style-name="ro1">
          <table:table-cell office:value-type="string" calcext:value-type="string">
            <text:p>user well do for understand kayla ! your a dickhead happy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13052978552877903, 0.06464806944131851, 0.018303748220205307, 0.018586445599794388, 0.012838936410844326, 0.012628708966076374, 0.013052978552877903, 0.09264452010393143, 0.09078541398048401, 0.012648151256144047, 0.09307419508695602, 0.062287021428346634, 0.09307006746530533, 0.07155455648899078, 0.09264452010393143, 0.08991357684135437, 0.029493113979697227, 0.013131232000887394, 0.012997342273592949, 0.09264452010393143]</text:p>
          </table:table-cell>
          <table:table-cell office:value-type="string" calcext:value-type="string">
            <text:p>[0.01726892963051796, 0.12760108709335327, 0.01726892963051796, 0.01726892963051796, 0.1269124150276184, 0.1209026351571083, 0.01726892963051796, 0.12760108709335327, 0.01726892963051796, 0.01726892963051796, 0.12760108709335327, 0.01726892963051796, 0.01726892963051796, 0.12760108709335327, 0.01726892963051796, 0.01726892963051796, 0.01726892963051796, 0.01726892963051796, 0.017284274101257324, 0.01726892963051796]</text:p>
          </table:table-cell>
        </table:table-row>
        <table:table-row table:style-name="ro1">
          <table:table-cell office:value-type="string" calcext:value-type="string">
            <text:p>so a ' friend ' do not have time to talk to me , but have time to talk to other people . lovely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]</text:p>
          </table:table-cell>
          <table:table-cell office:value-type="string" calcext:value-type="string">
            <text:p>[0.0238841213285923, 0.17245428264141083, 0.023339148610830307, 0.02333945780992508, 0.023339148610830307, 0.023339148610830307, 0.17245428264141083, 0.023339148610830307, 0.023339148610830307, 0.023384304717183113, 0.023339148610830307, 0.023339148610830307, 0.023339148610830307, 0.023339176550507545, 0.023339154198765755, 0.02686796896159649, 0.17245256900787354, 0.023339148610830307, 0.023339148610830307, 0.10509312152862549]</text:p>
          </table:table-cell>
        </table:table-row>
        <table:table-row table:style-name="ro1">
          <table:table-cell office:value-type="string" calcext:value-type="string">
            <text:p>user how ' d you do that ? hahah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1125335842370987, 0.023721585050225258, 0.026575952768325806, 0.027798635885119438, 0.03042062744498253, 0.10370653122663498, 0.01818138360977173, 0.11025519669055939, 0.11091074347496033, 0.04911668598651886, 0.026575952768325806, 0.11123718321323395, 0.015076538547873497, 0.015059111639857292, 0.015522714704275131, 0.018267780542373657, 0.015114192850887775, 0.026575952768325806, 0.11091074347496033, 0.03371920809149742]</text:p>
          </table:table-cell>
          <table:table-cell office:value-type="string" calcext:value-type="string">
            <text:p>[0.22542403638362885, 0.030508248135447502, 0.030508248135447502, 0.030508248135447502, 0.030508248135447502, 0.030508577823638916, 0.030508248135447502, 0.22542698681354523, 0.030508248135447502, 0.030508248135447502, 0.030508248135447502, 0.030508248135447502, 0.030508248135447502, 0.030508248135447502, 0.030508248135447502, 0.030508248135447502, 0.030508248135447502, 0.030508248135447502, 0.030508248135447502, 0.030508248135447502]</text:p>
          </table:table-cell>
        </table:table-row>
        <table:table-row table:style-name="ro1">
          <table:table-cell office:value-type="string" calcext:value-type="string">
            <text:p>user reply via bbm ya renee hih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3725096955895424, 0.03725096955895424, 0.03725096955895424, 0.03725096955895424, 0.03725096955895424, 0.1002240777015686, 0.03725096955895424, 0.10125863552093506, 0.03725096955895424, 0.03725096955895424, 0.03725096955895424, 0.03725096955895424, 0.03725096955895424, 0.03725096955895424, 0.03725096955895424, 0.03725096955895424, 0.10124307870864868, 0.03725096955895424, 0.10125863552093506, 0.03725096955895424]</text:p>
          </table:table-cell>
          <table:table-cell office:value-type="string" calcext:value-type="string">
            <text:p>[0.11613781750202179, 0.03980828449130058, 0.01571805216372013, 0.01571805216372013, 0.01571805216372013, 0.01571805216372013, 0.11614156514406204, 0.11614156514406204, 0.11614156514406204, 0.015718581154942513, 0.01571805216372013, 0.01571805216372013, 0.11606333404779434, 0.015718067064881325, 0.01571805216372013, 0.01571805216372013, 0.0748077929019928, 0.01571805216372013, 0.11614083498716354, 0.01571805216372013]</text:p>
          </table:table-cell>
        </table:table-row>
        <table:table-row table:style-name="ro1">
          <table:table-cell office:value-type="string" calcext:value-type="string">
            <text:p>thank god i invest in an umbrella this year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51214639097452164, 0.05121464654803276, 0.051211725920438766, 0.05110587552189827, 0.05121467262506485, 0.05042393505573273, 0.051214028149843216, 0.05119339004158974, 0.05121467262506485, 0.05105811357498169, 0.05117518827319145, 0.030180566012859344, 0.05121467262506485, 0.05094010755419731, 0.051213234663009644, 0.051064662635326385, 0.05117902532219887, 0.05112437903881073, 0.04962918907403946, 0.051213234663009644]</text:p>
          </table:table-cell>
          <table:table-cell office:value-type="string" calcext:value-type="string">
            <text:p>[0.18863408267498016, 0.02552884630858898, 0.18862922489643097, 0.02552884630858898, 0.02552884630858898, 0.18863408267498016, 0.02552884630858898, 0.02552884630858898, 0.02552884630858898, 0.02552884630858898, 0.02564089559018612, 0.02552884630858898, 0.02552884630858898, 0.02552884630858898, 0.02552884630858898, 0.02552884630858898, 0.02552884630858898, 0.02552884630858898, 0.02552884630858898, 0.02552884630858898]</text:p>
          </table:table-cell>
        </table:table-row>
        <table:table-row table:style-name="ro1">
          <table:table-cell office:value-type="string" calcext:value-type="string">
            <text:p>skim breast milk be one of the true perk of be a nicu nur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806560754776001, 0.1806560754776001, 0.02655215747654438, 0.024449139833450317, 0.024449139833450317, 0.024449193850159645, 0.024472398683428764, 0.0299421064555645, 0.024449851363897324, 0.024799110367894173, 0.03397601842880249, 0.024449404329061508, 0.024755658581852913, 0.04104231297969818, 0.029172707349061966, 0.024449139833450317, 0.17956651747226715, 0.024516677483916283, 0.024449169635772705, 0.028747139498591423]</text:p>
          </table:table-cell>
          <table:table-cell office:value-type="string" calcext:value-type="string">
            <text:p>[0.12899339199066162, 0.12899339199066162, 0.12899339199066162, 0.017457356676459312, 0.017457356676459312, 0.11062957346439362, 0.017457356676459312, 0.017457356676459312, 0.017457356676459312, 0.12899339199066162, 0.017457356676459312, 0.017457356676459312, 0.017457356676459312, 0.017457356676459312, 0.12899339199066162, 0.017457356676459312, 0.017457356676459312, 0.017457356676459312, 0.017457617446780205, 0.017457356676459312]</text:p>
          </table:table-cell>
        </table:table-row>
        <table:table-row table:style-name="ro1">
          <table:table-cell office:value-type="string" calcext:value-type="string">
            <text:p>user if your dad will let you sit there fade post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1125335842370987, 0.023721585050225258, 0.026575952768325806, 0.027798635885119438, 0.03042062744498253, 0.10370653122663498, 0.01818138360977173, 0.11025519669055939, 0.11091074347496033, 0.04911668598651886, 0.026575952768325806, 0.11123718321323395, 0.015076538547873497, 0.015059111639857292, 0.015522714704275131, 0.018267780542373657, 0.015114192850887775, 0.026575952768325806, 0.11091074347496033, 0.03371920809149742]</text:p>
          </table:table-cell>
          <table:table-cell office:value-type="string" calcext:value-type="string">
            <text:p>[0.22542403638362885, 0.030508248135447502, 0.030508248135447502, 0.030508248135447502, 0.030508248135447502, 0.030508577823638916, 0.030508248135447502, 0.22542698681354523, 0.030508248135447502, 0.030508248135447502, 0.030508248135447502, 0.030508248135447502, 0.030508248135447502, 0.030508248135447502, 0.030508248135447502, 0.030508248135447502, 0.030508248135447502, 0.030508248135447502, 0.030508248135447502, 0.030508248135447502]</text:p>
          </table:table-cell>
        </table:table-row>
        <table:table-row table:style-name="ro1">
          <table:table-cell office:value-type="string" calcext:value-type="string">
            <text:p>they need to bring back the kwik - e - mart . ll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]</text:p>
          </table:table-cell>
          <table:table-cell office:value-type="string" calcext:value-type="string">
            <text:p>[0.0238841213285923, 0.17245428264141083, 0.023339148610830307, 0.02333945780992508, 0.023339148610830307, 0.023339148610830307, 0.17245428264141083, 0.023339148610830307, 0.023339148610830307, 0.023384304717183113, 0.023339148610830307, 0.023339148610830307, 0.023339148610830307, 0.023339176550507545, 0.023339154198765755, 0.02686796896159649, 0.17245256900787354, 0.023339148610830307, 0.023339148610830307, 0.10509312152862549]</text:p>
          </table:table-cell>
        </table:table-row>
        <table:table-row table:style-name="ro1">
          <table:table-cell office:value-type="string" calcext:value-type="string">
            <text:p>so happy to be at work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[0.03725096955895424, 0.03725096955895424, 0.03725096955895424, 0.03725096955895424, 0.03725096955895424, 0.1002240777015686, 0.03725096955895424, 0.10125863552093506, 0.03725096955895424, 0.03725096955895424, 0.03725096955895424, 0.03725096955895424, 0.03725096955895424, 0.03725096955895424, 0.03725096955895424, 0.03725096955895424, 0.10124307870864868, 0.03725096955895424, 0.10125863552093506, 0.03725096955895424]</text:p>
          </table:table-cell>
          <table:table-cell office:value-type="string" calcext:value-type="string">
            <text:p>[0.11613781750202179, 0.03980828449130058, 0.01571805216372013, 0.01571805216372013, 0.01571805216372013, 0.01571805216372013, 0.11614156514406204, 0.11614156514406204, 0.11614156514406204, 0.015718581154942513, 0.01571805216372013, 0.01571805216372013, 0.11606333404779434, 0.015718067064881325, 0.01571805216372013, 0.01571805216372013, 0.0748077929019928, 0.01571805216372013, 0.11614083498716354, 0.01571805216372013]</text:p>
          </table:table-cell>
        </table:table-row>
        <table:table-row table:style-name="ro1">
          <table:table-cell office:value-type="string" calcext:value-type="string">
            <text:p>user good job only me and you know what that mean lo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18940674141049385, 0.1399535983800888, 0.01894066296517849, 0.019003400579094887, 0.13921897113323212, 0.0223578829318285, 0.018940741196274757, 0.018940849229693413, 0.01894065923988819, 0.01947852037847042, 0.018941357731819153, 0.13949516415596008, 0.12834592163562775, 0.01894065923988819, 0.01894065923988819, 0.020311860367655754, 0.01894065923988819, 0.018942715600132942, 0.1399535983800888, 0.04247139394283295]</text:p>
          </table:table-cell>
          <table:table-cell office:value-type="string" calcext:value-type="string">
            <text:p>[0.12575195729732513, 0.12575195729732513, 0.12575192749500275, 0.017018677666783333, 0.12575195729732513, 0.017018677666783333, 0.017018677666783333, 0.017018677666783333, 0.017018677666783333, 0.017018677666783333, 0.017018677666783333, 0.017018677666783333, 0.017018677666783333, 0.017018677666783333, 0.024245213717222214, 0.017018677666783333, 0.017018677666783333, 0.017018677666783333, 0.12575195729732513, 0.12575195729732513]</text:p>
          </table:table-cell>
        </table:table-row>
        <table:table-row table:style-name="ro1">
          <table:table-cell office:value-type="string" calcext:value-type="string">
            <text:p>user and 3 gallon of seem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1592100039124489, 0.06017937511205673, 0.0674743801355362, 0.06747882813215256, 0.06747882813215256, 0.010877681896090508, 0.06747860461473465, 0.06747880578041077, 0.0091323247179389, 0.011186433956027031, 0.06747882813215256, 0.01030292920768261, 0.05938407778739929, 0.013487542048096657, 0.06745721399784088, 0.06739214807748795, 0.06737909466028214, 0.06747882813215256, 0.0674743801355362, 0.06747882813215256]</text:p>
          </table:table-cell>
          <table:table-cell office:value-type="string" calcext:value-type="string">
            <text:p>[0.013923963531851768, 0.1028779000043869, 0.013923009857535362, 0.013943562284111977, 0.013923009857535362, 0.1028779000043869, 0.1028779000043869, 0.013923009857535362, 0.1028779000043869, 0.013923009857535362, 0.0238020159304142, 0.013923009857535362, 0.1028779000043869, 0.013923009857535362, 0.013923009857535362, 0.013923009857535362, 0.013923009857535362, 0.1028779000043869, 0.1028779000043869, 0.1028779000043869]</text:p>
          </table:table-cell>
        </table:table-row>
        <table:table-row table:style-name="ro1">
          <table:table-cell office:value-type="string" calcext:value-type="string">
            <text:p>user user i think it be our amazing teach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51214639097452164, 0.05121464654803276, 0.051211725920438766, 0.05110587552189827, 0.05121467262506485, 0.05042393505573273, 0.051214028149843216, 0.05119339004158974, 0.05121467262506485, 0.05105811357498169, 0.05117518827319145, 0.030180566012859344, 0.05121467262506485, 0.05094010755419731, 0.051213234663009644, 0.051064662635326385, 0.05117902532219887, 0.05112437903881073, 0.04962918907403946, 0.051213234663009644]</text:p>
          </table:table-cell>
          <table:table-cell office:value-type="string" calcext:value-type="string">
            <text:p>[0.18863408267498016, 0.02552884630858898, 0.18862922489643097, 0.02552884630858898, 0.02552884630858898, 0.18863408267498016, 0.02552884630858898, 0.02552884630858898, 0.02552884630858898, 0.02552884630858898, 0.02564089559018612, 0.02552884630858898, 0.02552884630858898, 0.02552884630858898, 0.02552884630858898, 0.02552884630858898, 0.02552884630858898, 0.02552884630858898, 0.02552884630858898, 0.02552884630858898]</text:p>
          </table:table-cell>
        </table:table-row>
        <table:table-row table:style-name="ro1">
          <table:table-cell office:value-type="string" calcext:value-type="string">
            <text:p>user cop would never do anything illegal or wrong thoug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14960726723074913, 0.01592480204999447, 0.015263513661921024, 0.01932244934141636, 0.11045752465724945, 0.1105056181550026, 0.01662941835820675, 0.06581152230501175, 0.11046477407217026, 0.10769791156053543, 0.015526083298027515, 0.014959211461246014, 0.10811369866132736, 0.014966527931392193, 0.015221983194351196, 0.047261159867048264, 0.014981189742684364, 0.019725359976291656, 0.06581152230501175, 0.09639492630958557]</text:p>
          </table:table-cell>
          <table:table-cell office:value-type="string" calcext:value-type="string">
            <text:p>[0.012902878224849701, 0.012902878224849701, 0.012902878224849701, 0.012902878224849701, 0.012902878224849701, 0.09534009546041489, 0.09533528983592987, 0.09534009546041489, 0.012902878224849701, 0.09534009546041489, 0.09534009546041489, 0.012902878224849701, 0.012902878224849701, 0.012915220111608505, 0.09534009546041489, 0.09534009546041489, 0.012902878224849701, 0.012902878224849701, 0.09534009546041489, 0.09534009546041489]</text:p>
          </table:table-cell>
        </table:table-row>
        <table:table-row table:style-name="ro1">
          <table:table-cell office:value-type="string" calcext:value-type="string">
            <text:p>this weekend be gon na fuck suck can t wai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[0.024779552593827248, 0.024779552593827248, 0.025178734213113785, 0.05290176346898079, 0.03757256269454956, 0.024779552593827248, 0.024781160056591034, 0.18309751152992249, 0.024791434407234192, 0.024787554517388344, 0.025892410427331924, 0.18309153616428375, 0.024779552593827248, 0.024781541898846626, 0.024779552593827248, 0.1695263534784317, 0.024788985028862953, 0.024779576808214188, 0.024779552593827248, 0.025351546704769135]</text:p>
          </table:table-cell>
          <table:table-cell office:value-type="string" calcext:value-type="string">
            <text:p>[0.12651881575584412, 0.12651881575584412, 0.017122458666563034, 0.017122458666563034, 0.017122458666563034, 0.017122458666563034, 0.017122458666563034, 0.017122458666563034, 0.018220562487840652, 0.017356406897306442, 0.12651881575584412, 0.12651881575584412, 0.12651881575584412, 0.017122458666563034, 0.12635940313339233, 0.017122458666563034, 0.017122458666563034, 0.017122458666563034, 0.017122458666563034, 0.017122458666563034]</text:p>
          </table:table-cell>
        </table:table-row>
        <table:table-row table:style-name="ro1">
          <table:table-cell office:value-type="string" calcext:value-type="string">
            <text:p>let us show everybody just how good we be tonight d user user user user user user us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, 0.05000000074505806]</text:p>
          </table:table-cell>
          <table:table-cell office:value-type="string" calcext:value-type="string">
            <text:p>[0.0238841213285923, 0.17245428264141083, 0.023339148610830307, 0.02333945780992508, 0.023339148610830307, 0.023339148610830307, 0.17245428264141083, 0.023339148610830307, 0.023339148610830307, 0.023384304717183113, 0.023339148610830307, 0.023339148610830307, 0.023339148610830307, 0.023339176550507545, 0.023339154198765755, 0.02686796896159649, 0.17245256900787354, 0.023339148610830307, 0.023339148610830307, 0.10509312152862549]</text:p>
          </table:table-cell>
        </table:table-row>
        <table:table-row table:style-name="ro1">
          <table:table-cell office:value-type="string" calcext:value-type="string">
            <text:p>i be immortal . you can not kill what have no life lol . band geek ft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5366046726703644, 0.039088934659957886, 0.06597145646810532, 0.06360699236392975, 0.00910956971347332, 0.06598666310310364, 0.02668493054807186, 0.06598817557096481, 0.06539756804704666, 0.009988781996071339, 0.044987503439188004, 0.03136015310883522, 0.02298646792769432, 0.042150650173425674, 0.06598834693431854, 0.06598834693431854, 0.06598826497793198, 0.06598834693431854, 0.06539756804704666, 0.06368082761764526]</text:p>
          </table:table-cell>
          <table:table-cell office:value-type="string" calcext:value-type="string">
            <text:p>[0.012903217226266861, 0.012903217226266861, 0.09534259885549545, 0.013149907812476158, 0.012903217226266861, 0.012903217226266861, 0.012903227470815182, 0.012903217226266861, 0.09534259885549545, 0.012903217226266861, 0.09534259885549545, 0.012903217226266861, 0.09534259885549545, 0.012903217226266861, 0.012903217226266861, 0.09534259885549545, 0.09534259885549545, 0.09534259885549545, 0.09534259885549545, 0.09507712721824646]</text:p>
          </table:table-cell>
        </table:table-row>
        <table:table-row table:style-name="ro1">
          <table:table-cell office:value-type="string" calcext:value-type="string">
            <text:p>norwood day . date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806560754776001, 0.1806560754776001, 0.02655215747654438, 0.024449139833450317, 0.024449139833450317, 0.024449193850159645, 0.024472398683428764, 0.0299421064555645, 0.024449851363897324, 0.024799110367894173, 0.03397601842880249, 0.024449404329061508, 0.024755658581852913, 0.04104231297969818, 0.029172707349061966, 0.024449139833450317, 0.17956651747226715, 0.024516677483916283, 0.024449169635772705, 0.028747139498591423]</text:p>
          </table:table-cell>
          <table:table-cell office:value-type="string" calcext:value-type="string">
            <text:p>[0.12899339199066162, 0.12899339199066162, 0.12899339199066162, 0.017457356676459312, 0.017457356676459312, 0.11062957346439362, 0.017457356676459312, 0.017457356676459312, 0.017457356676459312, 0.12899339199066162, 0.017457356676459312, 0.017457356676459312, 0.017457356676459312, 0.017457356676459312, 0.12899339199066162, 0.017457356676459312, 0.017457356676459312, 0.017457356676459312, 0.017457617446780205, 0.017457356676459312]</text:p>
          </table:table-cell>
        </table:table-row>
        <table:table-row table:style-name="ro1">
          <table:table-cell office:value-type="string" calcext:value-type="string">
            <text:p>get ta love work till 5 be on a 15 hour shif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5366046726703644, 0.039088934659957886, 0.06597145646810532, 0.06360699236392975, 0.00910956971347332, 0.06598666310310364, 0.02668493054807186, 0.06598817557096481, 0.06539756804704666, 0.009988781996071339, 0.044987503439188004, 0.03136015310883522, 0.02298646792769432, 0.042150650173425674, 0.06598834693431854, 0.06598834693431854, 0.06598826497793198, 0.06598834693431854, 0.06539756804704666, 0.06368082761764526]</text:p>
          </table:table-cell>
          <table:table-cell office:value-type="string" calcext:value-type="string">
            <text:p>[0.012903217226266861, 0.012903217226266861, 0.09534259885549545, 0.013149907812476158, 0.012903217226266861, 0.012903217226266861, 0.012903227470815182, 0.012903217226266861, 0.09534259885549545, 0.012903217226266861, 0.09534259885549545, 0.012903217226266861, 0.09534259885549545, 0.012903217226266861, 0.012903217226266861, 0.09534259885549545, 0.09534259885549545, 0.09534259885549545, 0.09534259885549545, 0.09507712721824646]</text:p>
          </table:table-cell>
        </table:table-row>
        <table:table-row table:style-name="ro1">
          <table:table-cell office:value-type="string" calcext:value-type="string">
            <text:p>i be so glad it never rain in the whee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8098182827234268, 0.08098161220550537, 0.02979155257344246, 0.08098161220550537, 0.08098182827234268, 0.06402142345905304, 0.08098182827234268, 0.08098161220550537, 0.02979155257344246, 0.02979155257344246, 0.02979155257344246, 0.08098161965608597, 0.041399333626031876, 0.02979155257344246, 0.02979155257344246, 0.02979155257344246, 0.02979155257344246, 0.02979155257344246, 0.02979155257344246, 0.02979155257344246]</text:p>
          </table:table-cell>
          <table:table-cell office:value-type="string" calcext:value-type="string">
            <text:p>[0.021950876340270042, 0.16219624876976013, 0.021950876340270042, 0.0219515860080719, 0.021950887516140938, 0.021950876340270042, 0.16219624876976013, 0.16219624876976013, 0.021950876340270042, 0.021950876340270042, 0.021950876340270042, 0.021950876340270042, 0.021950876340270042, 0.021950876340270042, 0.021950876340270042, 0.021950876340270042, 0.021950876340270042, 0.021950876340270042, 0.021950876340270042, 0.16219624876976013]</text:p>
          </table:table-cell>
        </table:table-row>
        <table:table-row table:style-name="ro1">
          <table:table-cell office:value-type="string" calcext:value-type="string">
            <text:p>take sleep med 3 hour ago , glad to see they be work -.- fuck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09747868403792381, 0.05522692948579788, 0.06672627478837967, 0.06710933893918991, 0.009293903596699238, 0.024428781121969223, 0.009659016504883766, 0.06736890971660614, 0.011172703467309475, 0.009154106490314007, 0.06709638983011246, 0.06736945360898972, 0.06736783683300018, 0.06736961752176285, 0.06710933893918991, 0.0669216439127922, 0.06658075004816055, 0.06555870920419693, 0.06736945360898972, 0.06736890971660614]</text:p>
          </table:table-cell>
          <table:table-cell office:value-type="string" calcext:value-type="string">
            <text:p>[0.015409338288009167, 0.11386046558618546, 0.015409338288009167, 0.11386046558618546, 0.015409338288009167, 0.015409338288009167, 0.01789635233581066, 0.015409338288009167, 0.015409338288009167, 0.015409338288009167, 0.015409338288009167, 0.015409338288009167, 0.015409338288009167, 0.11386046558618546, 0.11386046558618546, 0.11386046558618546, 0.11386046558618546, 0.11386046558618546, 0.015577742829918861, 0.015409338288009167]</text:p>
          </table:table-cell>
        </table:table-row>
        <table:table-row table:style-name="ro1">
          <table:table-cell office:value-type="string" calcext:value-type="string">
            <text:p>user send me your # baby gir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2799694612622261, 0.06493557244539261, 0.06507375836372375, 0.06373569369316101, 0.0650772973895073, 0.06506196409463882, 0.012236414477229118, 0.0650627613067627, 0.06419999152421951, 0.059897225350141525, 0.06164510175585747, 0.008896145969629288, 0.03664306551218033, 0.06363928318023682, 0.0650813952088356, 0.044032786041498184, 0.06508088856935501, 0.009581857360899448, 0.027186280116438866, 0.06493557244539261]</text:p>
          </table:table-cell>
          <table:table-cell office:value-type="string" calcext:value-type="string">
            <text:p>[0.030695077031850815, 0.030695077031850815, 0.030695077031850815, 0.030695077031850815, 0.030695077031850815, 0.030695077031850815, 0.030695077031850815, 0.030695077031850815, 0.030695077031850815, 0.030695077031850815, 0.030695077031850815, 0.030695077031850815, 0.030695077031850815, 0.030695077031850815, 0.22068074345588684, 0.22680765390396118, 0.030695077031850815, 0.030695077031850815, 0.030695077031850815, 0.030695077031850815]</text:p>
          </table:table-cell>
        </table:table-row>
        <table:table-row table:style-name="ro1">
          <table:table-cell office:value-type="string" calcext:value-type="string">
            <text:p>isnt there a similarity bwn sonia gandhi and bellatrix lestrange ? just as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28972938656806946, 0.05987105146050453, 0.03971651569008827, 0.059462934732437134, 0.030830908566713333, 0.04308032989501953, 0.01537322998046875, 0.05969129502773285, 0.05968231335282326, 0.059837352484464645, 0.013588419184088707, 0.05985094606876373, 0.05986015126109123, 0.05987103283405304, 0.05987100675702095, 0.05987105146050453, 0.059870291501283646, 0.05588584393262863, 0.05513161048293114, 0.05968071520328522]</text:p>
          </table:table-cell>
          <table:table-cell office:value-type="string" calcext:value-type="string">
            <text:p>[0.019249970093369484, 0.14223910868167877, 0.14223910868167877, 0.019249970093369484, 0.019249970093369484, 0.019249970093369484, 0.019249970093369484, 0.019249970093369484, 0.019249970093369484, 0.019249970093369484, 0.01925004832446575, 0.14223910868167877, 0.019249970093369484, 0.019249970093369484, 0.14223910868167877, 0.019249970093369484, 0.14223910868167877, 0.019304705783724785, 0.019249970093369484, 0.019249970093369484]</text:p>
          </table:table-cell>
        </table:table-row>
        <table:table-row table:style-name="ro1">
          <table:table-cell office:value-type="string" calcext:value-type="string">
            <text:p>i hate to bring my cell phone with me when i go to the bathroom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45783568918705, 0.010593663901090622, 0.06129251793026924, 0.06129252538084984, 0.061292510479688644, 0.026137296110391617, 0.04681430757045746, 0.06129252538084984, 0.06129251793026924, 0.06129252538084984, 0.06129252538084984, 0.06129251793026924, 0.009764487855136395, 0.06129252538084984, 0.0612909235060215, 0.06129252538084984, 0.06129252538084984, 0.06129252538084984, 0.014019225724041462, 0.06129152327775955]</text:p>
          </table:table-cell>
          <table:table-cell office:value-type="string" calcext:value-type="string">
            <text:p>[0.031053850427269936, 0.030430743470788002, 0.030430743470788002, 0.030430743470788002, 0.030430743470788002, 0.0323382131755352, 0.030430743470788002, 0.030430743470788002, 0.030430743470788002, 0.22485367953777313, 0.030430743470788002, 0.030430743470788002, 0.030430743470788002, 0.2248544692993164, 0.030430743470788002, 0.030430743470788002, 0.03043859452009201, 0.030430743470788002, 0.030430743470788002, 0.030430743470788002]</text:p>
          </table:table-cell>
        </table:table-row>
        <table:table-row table:style-name="ro1">
          <table:table-cell office:value-type="string" calcext:value-type="string">
            <text:p>henleys jean tuck into your slazenger sock , nice !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2992030419409275, 0.029924722388386726, 0.220541313290596, 0.02992030419409275, 0.220541313290596, 0.029920298606157303, 0.029920367524027824, 0.02992049977183342, 0.0299283005297184, 0.034957412630319595, 0.029920311644673347, 0.034957412630319595, 0.029920298606157303, 0.030102817341685295, 0.02992030419409275, 0.02992049977183342, 0.0299283005297184, 0.034957412630319595, 0.029920311644673347, 0.034957412630319595]</text:p>
          </table:table-cell>
          <table:table-cell office:value-type="string" calcext:value-type="string">
            <text:p>[0.03789449855685234, 0.03789449855685234, 0.03789449855685234, 0.03789449855685234, 0.03789449855685234, 0.03789449855685234, 0.03789449855685234, 0.03789449855685234, 0.03789449855685234, 0.03789449855685234, 0.03789449855685234, 0.03789449855685234, 0.03789449855685234, 0.2800045907497406, 0.03789449855685234, 0.03789449855685234, 0.03789449855685234, 0.03789449855685234, 0.03789449855685234, 0.03789449855685234]</text:p>
          </table:table-cell>
        </table:table-row>
        <table:table-row table:style-name="ro1">
          <table:table-cell office:value-type="string" calcext:value-type="string">
            <text:p>isnt there a similarity bwn sonia gandhi and bellatrix lestrange ? just as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0707884281873703, 0.11009343713521957, 0.015695132315158844, 0.10924941301345825, 0.02236853912472725, 0.014955411665141582, 0.11009343713521957, 0.014993657357990742, 0.014993657357990742, 0.11009343713521957, 0.015695132315158844, 0.10986624658107758, 0.10991352051496506, 0.01591973938047886, 0.016765683889389038, 0.015276240184903145, 0.030638601630926132, 0.015365074388682842, 0.023622509092092514, 0.01732228696346283]</text:p>
          </table:table-cell>
          <table:table-cell office:value-type="string" calcext:value-type="string">
            <text:p>[0.04864051192998886, 0.04864051192998886, 0.04864051192998886, 0.04864051192998886, 0.04864051192998886, 0.04864051192998886, 0.04864051192998886, 0.04864051192998886, 0.04864051192998886, 0.07583016902208328, 0.04864051192998886, 0.04864051192998886, 0.04864051192998886, 0.04864051192998886, 0.04864051192998886, 0.04864051192998886, 0.04864051192998886, 0.04864051192998886, 0.04864051192998886, 0.04864051192998886]</text:p>
          </table:table-cell>
        </table:table-row>
        <table:table-row table:style-name="ro1">
          <table:table-cell office:value-type="string" calcext:value-type="string">
            <text:p>i be about to fall asleep and i still have to babysit for 3 more hou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1856679469347, 0.01796831004321575, 0.02093064971268177, 0.02013608254492283, 0.13276632130146027, 0.01853339374065399, 0.01856679469347, 0.02982625737786293, 0.01796812191605568, 0.017979122698307037, 0.13266721367835999, 0.13271072506904602, 0.1327674388885498, 0.021886970847845078, 0.01796812191605568, 0.132767453789711, 0.018808547407388687, 0.017979122698307037, 0.017968427389860153, 0.06123408302664757]</text:p>
          </table:table-cell>
          <table:table-cell office:value-type="string" calcext:value-type="string">
            <text:p>[0.01555576454848051, 0.020723551511764526, 0.11494237929582596, 0.01555576454848051, 0.01555576454848051, 0.01555576454848051, 0.01555576454848051, 0.01555576454848051, 0.01555590145289898, 0.01555576454848051, 0.015555868856608868, 0.11494241654872894, 0.11494234204292297, 0.10474620759487152, 0.11494241654872894, 0.11494241654872894, 0.01555576454848051, 0.01555576454848051, 0.1131487563252449, 0.01555576454848051]</text:p>
          </table:table-cell>
        </table:table-row>
        <table:table-row table:style-name="ro1">
          <table:table-cell office:value-type="string" calcext:value-type="string">
            <text:p>oh dang , i be soo happy you be soo in love now . ya know , consider that a week ago you be not together .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1436883769929409, 0.022747645154595375, 0.016525613144040108, 0.014357760548591614, 0.0146941551938653, 0.014466210268437862, 0.10608776658773422, 0.014712118543684483, 0.1060870885848999, 0.10608747601509094, 0.05313602089881897, 0.10605022311210632, 0.01713295839726925, 0.10608787089586258, 0.03105820342898369, 0.015055188909173012, 0.1059545949101448, 0.01468781940639019, 0.10607011616230011, 0.014632339589297771]</text:p>
          </table:table-cell>
          <table:table-cell office:value-type="string" calcext:value-type="string">
            <text:p>[0.026393482461571693, 0.11289475858211517, 0.015278643928468227, 0.015278643928468227, 0.015278643928468227, 0.11289429664611816, 0.11289475858211517, 0.015278643928468227, 0.015278643928468227, 0.015278665348887444, 0.11289475858211517, 0.11289475858211517, 0.11289475858211517, 0.11289475858211517, 0.015278643928468227, 0.0152787109836936, 0.015278643928468227, 0.015278643928468227, 0.015278643928468227, 0.015278643928468227]</text:p>
          </table:table-cell>
        </table:table-row>
        <table:table-row table:style-name="ro1">
          <table:table-cell office:value-type="string" calcext:value-type="string">
            <text:p>oh my gosh ! can you imagine user play piano on her tour while sing a song . i would die and go to heaven . she be an ange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7316675037145615, 0.009913873858749866, 0.009915923699736595, 0.01059382501989603, 0.07321909815073013, 0.010023795999586582, 0.07323319464921951, 0.06510356813669205, 0.07279639691114426, 0.07066740840673447, 0.009913740679621696, 0.07325276732444763, 0.009913873858749866, 0.07325292378664017, 0.07320857793092728, 0.010023795999586582, 0.07323319464921951, 0.06510356813669205, 0.07279639691114426, 0.07066740840673447]</text:p>
          </table:table-cell>
          <table:table-cell office:value-type="string" calcext:value-type="string">
            <text:p>[0.03124844655394554, 0.030484864488244057, 0.030484864488244057, 0.030484864488244057, 0.2252543717622757, 0.030484864488244057, 0.030484864488244057, 0.030484864488244057, 0.030484864488244057, 0.030484864488244057, 0.030484864488244057, 0.030484864488244057, 0.030484864488244057, 0.22525431215763092, 0.030484994873404503, 0.030484864488244057, 0.030484864488244057, 0.030484864488244057, 0.030484864488244057, 0.030484864488244057]</text:p>
          </table:table-cell>
        </table:table-row>
        <table:table-row table:style-name="ro1">
          <table:table-cell office:value-type="string" calcext:value-type="string">
            <text:p>i love it whenever my brother get up and turn on all the light 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[0.01436883769929409, 0.022747645154595375, 0.016525613144040108, 0.014357760548591614, 0.0146941551938653, 0.014466210268437862, 0.10608776658773422, 0.014712118543684483, 0.1060870885848999, 0.10608747601509094, 0.05313602089881897, 0.10605022311210632, 0.01713295839726925, 0.10608787089586258, 0.03105820342898369, 0.015055188909173012, 0.1059545949101448, 0.01468781940639019, 0.10607011616230011, 0.014632339589297771]</text:p>
          </table:table-cell>
          <table:table-cell office:value-type="string" calcext:value-type="string">
            <text:p>[0.026393482461571693, 0.11289475858211517, 0.015278643928468227, 0.015278643928468227, 0.015278643928468227, 0.11289429664611816, 0.11289475858211517, 0.015278643928468227, 0.015278643928468227, 0.015278665348887444, 0.11289475858211517, 0.11289475858211517, 0.11289475858211517, 0.11289475858211517, 0.015278643928468227, 0.0152787109836936, 0.015278643928468227, 0.015278643928468227, 0.015278643928468227, 0.015278643928468227]</text:p>
          </table:table-cell>
        </table:table-row>
        <table:table-row table:style-name="ro1">
          <table:table-cell office:value-type="string" calcext:value-type="string">
            <text:p>naughtynoonoo1 thanks for follow me on twitter !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28972938656806946, 0.05987105146050453, 0.03971651569008827, 0.059462934732437134, 0.030830908566713333, 0.04308032989501953, 0.01537322998046875, 0.05969129502773285, 0.05968231335282326, 0.059837352484464645, 0.013588419184088707, 0.05985094606876373, 0.05986015126109123, 0.05987103283405304, 0.05987100675702095, 0.05987105146050453, 0.059870291501283646, 0.05588584393262863, 0.05513161048293114, 0.05968071520328522]</text:p>
          </table:table-cell>
          <table:table-cell office:value-type="string" calcext:value-type="string">
            <text:p>[0.019249970093369484, 0.14223910868167877, 0.14223910868167877, 0.019249970093369484, 0.019249970093369484, 0.019249970093369484, 0.019249970093369484, 0.019249970093369484, 0.019249970093369484, 0.019249970093369484, 0.01925004832446575, 0.14223910868167877, 0.019249970093369484, 0.019249970093369484, 0.14223910868167877, 0.019249970093369484, 0.14223910868167877, 0.019304705783724785, 0.019249970093369484, 0.019249970093369484]</text:p>
          </table:table-cell>
        </table:table-row>
        <table:table-row table:style-name="ro2">
          <table:table-cell office:value-type="string" calcext:value-type="string">
            <text:p>user user انا مقتنع براى وهقنعك وممكن بكره القيكى بتتجوزى laugh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1352268606424332, 0.015459980815649033, 0.11352265626192093, 0.017384184524416924, 0.10053208470344543, 0.015366798266768456, 0.09412657469511032, 0.015377407893538475, 0.015727683901786804, 0.031531043350696564, 0.015366926789283752, 0.11341403424739838, 0.01546118501573801, 0.062304794788360596, 0.015425346791744232, 0.015383959747850895, 0.015727683901786804, 0.01669974811375141, 0.08426156640052795, 0.11340361088514328]</text:p>
          </table:table-cell>
          <table:table-cell office:value-type="string" calcext:value-type="string">
            <text:p>[0.021737344563007355, 0.021737348288297653, 0.025415783748030663, 0.16048114001750946, 0.16061845421791077, 0.15593372285366058, 0.16061802208423615, 0.021737344563007355, 0.021737344563007355, 0.021737344563007355, 0.032609742134809494, 0.021737344563007355, 0.021737344563007355, 0.021737344563007355, 0.021737344563007355, 0.021737344563007355, 0.021737344563007355, 0.021737344563007355, 0.021737344563007355, 0.021737344563007355]</text:p>
          </table:table-cell>
        </table:table-row>
        <table:table-row table:style-name="ro1">
          <table:table-cell office:value-type="string" calcext:value-type="string">
            <text:p>i constantly see tweet about arsenal on twitter . thanks for keep the world update user &amp; user . huge arsenal f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8270329982042313, 0.011350243352353573, 0.012948687188327312, 0.08283989876508713, 0.0828414112329483, 0.0827295184135437, 0.01121719740331173, 0.011275499127805233, 0.08284121006727219, 0.08260183036327362, 0.0823422223329544, 0.013199610635638237, 0.019419770687818527, 0.08244465291500092, 0.011215961538255215, 0.08179823309183121, 0.01129528135061264, 0.06655936688184738, 0.07716440409421921, 0.01121156569570303]</text:p>
          </table:table-cell>
          <table:table-cell office:value-type="string" calcext:value-type="string">
            <text:p>[0.04999667778611183, 0.04999667778611183, 0.04999667778611183, 0.0500086210668087, 0.04999667778611183, 0.04999667778611183, 0.04999667778611183, 0.04999667778611183, 0.04999667778611183, 0.04999668151140213, 0.04999667778611183, 0.04999667778611183, 0.04999667778611183, 0.04999667778611183, 0.04999667778611183, 0.04999667778611183, 0.050051234662532806, 0.04999667778611183, 0.04999667778611183, 0.04999667778611183]</text:p>
          </table:table-cell>
        </table:table-row>
        <table:table-row table:style-name="ro1">
          <table:table-cell office:value-type="string" calcext:value-type="string">
            <text:p>lmfao cinnabon follow me : face_with_tears_of_joy :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29037103056907654, 0.07893103361129761, 0.07893103361129761, 0.029037103056907654, 0.029037103056907654, 0.07893020659685135, 0.029037103056907654, 0.07893103361129761, 0.029037103056907654, 0.029037103056907654, 0.029037103056907654, 0.029037103056907654, 0.029037103056907654, 0.07893103361129761, 0.07893103361129761, 0.029037103056907654, 0.07892998307943344, 0.029037103056907654, 0.07893101125955582, 0.049145475029945374]</text:p>
          </table:table-cell>
          <table:table-cell office:value-type="string" calcext:value-type="string">
            <text:p>[0.021951166912913322, 0.02195475995540619, 0.16219525039196014, 0.16219525039196014, 0.02195074036717415, 0.16219525039196014, 0.02195074036717415, 0.02195074036717415, 0.02195074036717415, 0.02195074036717415, 0.02195076085627079, 0.02195074036717415, 0.02195074036717415, 0.16219525039196014, 0.02195074036717415, 0.02195074036717415, 0.02195074036717415, 0.02195074036717415, 0.02195074036717415, 0.021953348070383072]</text:p>
          </table:table-cell>
        </table:table-row>
        <table:table-row table:style-name="ro1">
          <table:table-cell office:value-type="string" calcext:value-type="string">
            <text:p>love work on my last day of summer 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11523942463099957, 0.08469070494174957, 0.011482308618724346, 0.015271734446287155, 0.012076519429683685, 0.08484295755624771, 0.06867935508489609, 0.011660330928862095, 0.011608048342168331, 0.06307081133127213, 0.08484233915805817, 0.08484294265508652, 0.08320380002260208, 0.011523942463099957, 0.011526193469762802, 0.08397985249757767, 0.011523942463099957, 0.08483050018548965, 0.08397682756185532, 0.08484295755624771]</text:p>
          </table:table-cell>
          <table:table-cell office:value-type="string" calcext:value-type="string">
            <text:p>[0.03790317103266716, 0.03790317103266716, 0.03790317103266716, 0.03790317475795746, 0.0379040464758873, 0.03790317103266716, 0.03790317103266716, 0.03790317103266716, 0.03790317103266716, 0.03790317103266716, 0.03790317103266716, 0.03790317475795746, 0.03790317103266716, 0.03790317103266716, 0.03790317103266716, 0.03790317103266716, 0.03790317103266716, 0.03790317103266716, 0.2798387110233307, 0.03790317103266716]</text:p>
          </table:table-cell>
        </table:table-row>
        <table:table-row table:style-name="ro1">
          <table:table-cell office:value-type="string" calcext:value-type="string">
            <text:p>i be so glad it never rain in the whee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09026187472045422, 0.0652768686413765, 0.06527364999055862, 0.06520408391952515, 0.0652768686413765, 0.0652768686413765, 0.023870186880230904, 0.0652722418308258, 0.0652768686413765, 0.029034310951828957, 0.06527433544397354, 0.013284005224704742, 0.04189673066139221, 0.0652768686413765, 0.010515901260077953, 0.0652768686413765, 0.0652768686413765, 0.0652768686413765, 0.023870186880230904, 0.0652633011341095]</text:p>
          </table:table-cell>
          <table:table-cell office:value-type="string" calcext:value-type="string">
            <text:p>[0.03790619596838951, 0.03790619596838951, 0.03790619596838951, 0.03790619596838951, 0.2797824740409851, 0.03790619596838951, 0.03790619596838951, 0.03790619596838951, 0.03790619596838951, 0.03790619596838951, 0.03790619596838951, 0.03790619596838951, 0.03790619596838951, 0.03790619596838951, 0.03790619596838951, 0.03790619596838951, 0.03790619596838951, 0.03790619596838951, 0.03790619596838951, 0.03790619596838951]</text:p>
          </table:table-cell>
        </table:table-row>
        <table:table-row table:style-name="ro1">
          <table:table-cell office:value-type="string" calcext:value-type="string">
            <text:p>apple manage another victory against wwa . all the wrestler find infringe on apple ’ s bounce back pattern .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4000435397028923, 0.019218536093831062, 0.01932547055184841, 0.10604702681303024, 0.018320338800549507, 0.13496777415275574, 0.018281569704413414, 0.020385408774018288, 0.018349800258874893, 0.018265971913933754, 0.018377648666501045, 0.13488900661468506, 0.021395869553089142, 0.08833269774913788, 0.01896056719124317, 0.10604702681303024, 0.13496777415275574, 0.018784213811159134, 0.01826653815805912, 0.02681233361363411]</text:p>
          </table:table-cell>
          <table:table-cell office:value-type="string" calcext:value-type="string">
            <text:p>[0.024390537291765213, 0.024390537291765213, 0.024390537291765213, 0.024390537291765213, 0.18022304773330688, 0.024390537291765213, 0.06908025592565536, 0.024390537291765213, 0.024390537291765213, 0.024390537291765213, 0.024390537291765213, 0.024390537291765213, 0.024392463266849518, 0.18022304773330688, 0.024390537291765213, 0.024390537291765213, 0.18022304773330688, 0.024390537291765213, 0.024390537291765213, 0.024390537291765213]</text:p>
          </table:table-cell>
        </table:table-row>
        <table:table-row table:style-name="ro1">
          <table:table-cell office:value-type="string" calcext:value-type="string">
            <text:p>woo ! when you be up to 12:30 finishing you be english paper !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55958643555641174, 0.06281176209449768, 0.05351806804537773, 0.06281176209449768, 0.010879145935177803, 0.06281093508005142, 0.03984569385647774, 0.06279192119836807, 0.06280632317066193, 0.008539730682969093, 0.06274563819169998, 0.06106526777148247, 0.06261947751045227, 0.009302661754190922, 0.042224809527397156, 0.0628117173910141, 0.06281176209449768, 0.06281159818172455, 0.06281161308288574, 0.028021473437547684]</text:p>
          </table:table-cell>
          <table:table-cell office:value-type="string" calcext:value-type="string">
            <text:p>[0.024699410423636436, 0.027511073276400566, 0.024699410423636436, 0.18250533938407898, 0.024699410423636436, 0.024703310802578926, 0.024699410423636436, 0.024699410423636436, 0.024699410423636436, 0.024699410423636436, 0.024699410423636436, 0.024699410423636436, 0.024699410423636436, 0.024699410423636436, 0.024699410423636436, 0.05447780340909958, 0.18250533938407898, 0.024699410423636436, 0.024699410423636436, 0.18250533938407898]</text:p>
          </table:table-cell>
        </table:table-row>
        <table:table-row table:style-name="ro1">
          <table:table-cell office:value-type="string" calcext:value-type="string">
            <text:p>it seem the only time i can stay awake now it ' s at 4:30 in the morning . no need to sleep anymore . do not worry . i be fine . fm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2242998778820038, 0.14608080685138702, 0.14608041942119598, 0.019769886508584023, 0.019769886508584023, 0.019769886508584023, 0.020168688148260117, 0.019801750779151917, 0.019769886508584023, 0.01977868378162384, 0.022070221602916718, 0.019773295149207115, 0.02022482268512249, 0.14605635404586792, 0.019769996404647827, 0.14605635404586792, 0.019769886508584023, 0.01976989209651947, 0.019769886508584023, 0.11331940442323685]</text:p>
          </table:table-cell>
          <table:table-cell office:value-type="string" calcext:value-type="string">
            <text:p>[0.12925879657268524, 0.14439107477664948, 0.14439107477664948, 0.01954120770096779, 0.01954120770096779, 0.01954120770096779, 0.14439107477664948, 0.01954120770096779, 0.01954120770096779, 0.01954120770096779, 0.019541217014193535, 0.01954120770096779, 0.01954120770096779, 0.01954120770096779, 0.01954120770096779, 0.01954120770096779, 0.01954120770096779, 0.01959981583058834, 0.01954120770096779, 0.14439107477664948]</text:p>
          </table:table-cell>
        </table:table-row>
        <table:table-row table:style-name="ro1">
          <table:table-cell office:value-type="string" calcext:value-type="string">
            <text:p>rat go to sleep ug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55958643555641174, 0.06281176209449768, 0.05351806804537773, 0.06281176209449768, 0.010879145935177803, 0.06281093508005142, 0.03984569385647774, 0.06279192119836807, 0.06280632317066193, 0.008539730682969093, 0.06274563819169998, 0.06106526777148247, 0.06261947751045227, 0.009302661754190922, 0.042224809527397156, 0.0628117173910141, 0.06281176209449768, 0.06281159818172455, 0.06281161308288574, 0.028021473437547684]</text:p>
          </table:table-cell>
          <table:table-cell office:value-type="string" calcext:value-type="string">
            <text:p>[0.024699410423636436, 0.027511073276400566, 0.024699410423636436, 0.18250533938407898, 0.024699410423636436, 0.024703310802578926, 0.024699410423636436, 0.024699410423636436, 0.024699410423636436, 0.024699410423636436, 0.024699410423636436, 0.024699410423636436, 0.024699410423636436, 0.024699410423636436, 0.024699410423636436, 0.05447780340909958, 0.18250533938407898, 0.024699410423636436, 0.024699410423636436, 0.18250533938407898]</text:p>
          </table:table-cell>
        </table:table-row>
        <table:table-row table:style-name="ro1">
          <table:table-cell office:value-type="string" calcext:value-type="string">
            <text:p>off to jamaica manana ! even though this trip be not precipitate by the best circumstance , i be look forward to be home with fam happy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8270329982042313, 0.011350243352353573, 0.012948687188327312, 0.08283989876508713, 0.0828414112329483, 0.0827295184135437, 0.01121719740331173, 0.011275499127805233, 0.08284121006727219, 0.08260183036327362, 0.0823422223329544, 0.013199610635638237, 0.019419770687818527, 0.08244465291500092, 0.011215961538255215, 0.08179823309183121, 0.01129528135061264, 0.06655936688184738, 0.07716440409421921, 0.01121156569570303]</text:p>
          </table:table-cell>
          <table:table-cell office:value-type="string" calcext:value-type="string">
            <text:p>[0.04999667778611183, 0.04999667778611183, 0.04999667778611183, 0.0500086210668087, 0.04999667778611183, 0.04999667778611183, 0.04999667778611183, 0.04999667778611183, 0.04999667778611183, 0.04999668151140213, 0.04999667778611183, 0.04999667778611183, 0.04999667778611183, 0.04999667778611183, 0.04999667778611183, 0.04999667778611183, 0.050051234662532806, 0.04999667778611183, 0.04999667778611183, 0.04999667778611183]</text:p>
          </table:table-cell>
        </table:table-row>
        <table:table-row table:style-name="ro1">
          <table:table-cell office:value-type="string" calcext:value-type="string">
            <text:p>norwood day . date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29037103056907654, 0.07893103361129761, 0.07893103361129761, 0.029037103056907654, 0.029037103056907654, 0.07893020659685135, 0.029037103056907654, 0.07893103361129761, 0.029037103056907654, 0.029037103056907654, 0.029037103056907654, 0.029037103056907654, 0.029037103056907654, 0.07893103361129761, 0.07893103361129761, 0.029037103056907654, 0.07892998307943344, 0.029037103056907654, 0.07893101125955582, 0.049145475029945374]</text:p>
          </table:table-cell>
          <table:table-cell office:value-type="string" calcext:value-type="string">
            <text:p>[0.021951166912913322, 0.02195475995540619, 0.16219525039196014, 0.16219525039196014, 0.02195074036717415, 0.16219525039196014, 0.02195074036717415, 0.02195074036717415, 0.02195074036717415, 0.02195074036717415, 0.02195076085627079, 0.02195074036717415, 0.02195074036717415, 0.16219525039196014, 0.02195074036717415, 0.02195074036717415, 0.02195074036717415, 0.02195074036717415, 0.02195074036717415, 0.021953348070383072]</text:p>
          </table:table-cell>
        </table:table-row>
        <table:table-row table:style-name="ro1">
          <table:table-cell office:value-type="string" calcext:value-type="string">
            <text:p>even more breaking shock news : chelsea and barcelona have agree on a money fee for lionel messi ! more to follow ! itk agent ``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09611719287931919, 0.0566992349922657, 0.056713223457336426, 0.05670611560344696, 0.05671292170882225, 0.00877789780497551, 0.05671345070004463, 0.056713398545980453, 0.05671345070004463, 0.05637985095381737, 0.05661557614803314, 0.056372061371803284, 0.05671345070004463, 0.05369625985622406, 0.05671345070004463, 0.05670611560344696, 0.021442120894789696, 0.05657348409295082, 0.05671342462301254, 0.05671275779604912]</text:p>
          </table:table-cell>
          <table:table-cell office:value-type="string" calcext:value-type="string">
            <text:p>[0.030508166179060936, 0.030508166179060936, 0.2254265546798706, 0.2254265546798706, 0.030508166179060936, 0.030508166179060936, 0.030508166179060936, 0.030508166179060936, 0.030508166179060936, 0.030508166179060936, 0.030508166179060936, 0.030508166179060936, 0.030508166179060936, 0.030508166179060936, 0.030508166179060936, 0.03050820901989937, 0.030508166179060936, 0.030508166179060936, 0.030508166179060936, 0.030508166179060936]</text:p>
          </table:table-cell>
        </table:table-row>
        <table:table-row table:style-name="ro1">
          <table:table-cell office:value-type="string" calcext:value-type="string">
            <text:p>love wake up in the middle of the night ! fm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29037103056907654, 0.07893103361129761, 0.07893103361129761, 0.029037103056907654, 0.029037103056907654, 0.07893020659685135, 0.029037103056907654, 0.07893103361129761, 0.029037103056907654, 0.029037103056907654, 0.029037103056907654, 0.029037103056907654, 0.029037103056907654, 0.07893103361129761, 0.07893103361129761, 0.029037103056907654, 0.07892998307943344, 0.029037103056907654, 0.07893101125955582, 0.049145475029945374]</text:p>
          </table:table-cell>
          <table:table-cell office:value-type="string" calcext:value-type="string">
            <text:p>[0.021951166912913322, 0.02195475995540619, 0.16219525039196014, 0.16219525039196014, 0.02195074036717415, 0.16219525039196014, 0.02195074036717415, 0.02195074036717415, 0.02195074036717415, 0.02195074036717415, 0.02195076085627079, 0.02195074036717415, 0.02195074036717415, 0.16219525039196014, 0.02195074036717415, 0.02195074036717415, 0.02195074036717415, 0.02195074036717415, 0.02195074036717415, 0.021953348070383072]</text:p>
          </table:table-cell>
        </table:table-row>
        <table:table-row table:style-name="ro1">
          <table:table-cell office:value-type="string" calcext:value-type="string">
            <text:p>user la po bang shedule of show dito sa abu dhabi 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3976035490632057, 0.03976035490632057, 0.03976035490632057, 0.03976035490632057, 0.03976035490632057, 0.03976035490632057, 0.10798104852437973, 0.03976035490632057, 0.03976035490632057, 0.03976035490632057, 0.03976035490632057, 0.03976035490632057, 0.03976035490632057, 0.03976035490632057, 0.03976035490632057, 0.10807149857282639, 0.03976035490632057, 0.03976035490632057, 0.03976035490632057, 0.10802128911018372]</text:p>
          </table:table-cell>
          <table:table-cell office:value-type="string" calcext:value-type="string">
            <text:p>[0.01707533188164234, 0.1257513016462326, 0.1261705756187439, 0.01707533188164234, 0.01707533188164234, 0.01707533188164234, 0.01707533188164234, 0.1261705756187439, 0.01707533560693264, 0.1261705756187439, 0.01707533188164234, 0.017152952030301094, 0.01707538589835167, 0.1261705756187439, 0.019193142652511597, 0.018754709511995316, 0.01707533188164234, 0.01707533188164234, 0.017541568726301193, 0.1261705756187439]</text:p>
          </table:table-cell>
        </table:table-row>
        <table:table-row table:style-name="ro1">
          <table:table-cell office:value-type="string" calcext:value-type="string">
            <text:p>i love when my retainer be super tight and make me talk so attractively ! not major lis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29037103056907654, 0.07893103361129761, 0.07893103361129761, 0.029037103056907654, 0.029037103056907654, 0.07893020659685135, 0.029037103056907654, 0.07893103361129761, 0.029037103056907654, 0.029037103056907654, 0.029037103056907654, 0.029037103056907654, 0.029037103056907654, 0.07893103361129761, 0.07893103361129761, 0.029037103056907654, 0.07892998307943344, 0.029037103056907654, 0.07893101125955582, 0.049145475029945374]</text:p>
          </table:table-cell>
          <table:table-cell office:value-type="string" calcext:value-type="string">
            <text:p>[0.021951166912913322, 0.02195475995540619, 0.16219525039196014, 0.16219525039196014, 0.02195074036717415, 0.16219525039196014, 0.02195074036717415, 0.02195074036717415, 0.02195074036717415, 0.02195074036717415, 0.02195076085627079, 0.02195074036717415, 0.02195074036717415, 0.16219525039196014, 0.02195074036717415, 0.02195074036717415, 0.02195074036717415, 0.02195074036717415, 0.02195074036717415, 0.021953348070383072]</text:p>
          </table:table-cell>
        </table:table-row>
        <table:table-row table:style-name="ro1">
          <table:table-cell office:value-type="string" calcext:value-type="string">
            <text:p>pretty excite about one of the activity tom &amp; i come up with for veteran training . surprise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26931872591376305, 0.026931872591376305, 0.0729789212346077, 0.07320841401815414, 0.07320841401815414, 0.0731443390250206, 0.026931872591376305, 0.026931872591376305, 0.07320834696292877, 0.07318339496850967, 0.026931872591376305, 0.026931872591376305, 0.07216549664735794, 0.07316746562719345, 0.026931872591376305, 0.026931872591376305, 0.07320834696292877, 0.026931872591376305, 0.0732080340385437, 0.026931872591376305]</text:p>
          </table:table-cell>
          <table:table-cell office:value-type="string" calcext:value-type="string">
            <text:p>[0.02093765325844288, 0.020871369168162346, 0.020871369168162346, 0.15421973168849945, 0.02087140455842018, 0.15416602790355682, 0.020871369168162346, 0.020871369168162346, 0.020871369168162346, 0.07003776729106903, 0.15421973168849945, 0.020871369168162346, 0.020871369168162346, 0.15421973168849945, 0.020871369168162346, 0.020871369168162346, 0.020871369168162346, 0.020871369168162346, 0.020871369168162346, 0.020871369168162346]</text:p>
          </table:table-cell>
        </table:table-row>
        <table:table-row table:style-name="ro1">
          <table:table-cell office:value-type="string" calcext:value-type="string">
            <text:p>user lol . you get it in one happy , bed now night monkey see you some time soon at worky wo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19298186525702477, 0.10155672580003738, 0.019444188103079796, 0.019301775842905045, 0.1420418918132782, 0.02129669301211834, 0.054139602929353714, 0.019298866391181946, 0.019304784014821053, 0.1425330638885498, 0.019298190250992775, 0.019298186525702477, 0.14259475469589233, 0.02129669301211834, 0.019370529800653458, 0.14258672297000885, 0.019444188103079796, 0.01929825358092785, 0.019298303872346878, 0.01929839327931404]</text:p>
          </table:table-cell>
          <table:table-cell office:value-type="string" calcext:value-type="string">
            <text:p>[0.12662412226200104, 0.1266736090183258, 0.017143409699201584, 0.017143409699201584, 0.1266736090183258, 0.017143409699201584, 0.017143409699201584, 0.017143409699201584, 0.1266736090183258, 0.1266736090183258, 0.017143409699201584, 0.017143409699201584, 0.017143409699201584, 0.017143409699201584, 0.017143409699201584, 0.017143409699201584, 0.017143409699201584, 0.12667353451251984, 0.017143409699201584, 0.017143409699201584]</text:p>
          </table:table-cell>
        </table:table-row>
        <table:table-row table:style-name="ro1">
          <table:table-cell office:value-type="string" calcext:value-type="string">
            <text:p>user lol itold you iwasnt come . happy what we do in class ?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2242998778820038, 0.14608080685138702, 0.14608041942119598, 0.019769886508584023, 0.019769886508584023, 0.019769886508584023, 0.020168688148260117, 0.019801750779151917, 0.019769886508584023, 0.01977868378162384, 0.022070221602916718, 0.019773295149207115, 0.02022482268512249, 0.14605635404586792, 0.019769996404647827, 0.14605635404586792, 0.019769886508584023, 0.01976989209651947, 0.019769886508584023, 0.11331940442323685]</text:p>
          </table:table-cell>
          <table:table-cell office:value-type="string" calcext:value-type="string">
            <text:p>[0.12925879657268524, 0.14439107477664948, 0.14439107477664948, 0.01954120770096779, 0.01954120770096779, 0.01954120770096779, 0.14439107477664948, 0.01954120770096779, 0.01954120770096779, 0.01954120770096779, 0.019541217014193535, 0.01954120770096779, 0.01954120770096779, 0.01954120770096779, 0.01954120770096779, 0.01954120770096779, 0.01954120770096779, 0.01959981583058834, 0.01954120770096779, 0.14439107477664948]</text:p>
          </table:table-cell>
        </table:table-row>
        <table:table-row table:style-name="ro1">
          <table:table-cell office:value-type="string" calcext:value-type="string">
            <text:p>i will sell any ku student my extra first home game ticket for this weekend ! hit me uo if u want it . gotts be a student .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1337757408618927, 0.018814796581864357, 0.018877048045396805, 0.133871927857399, 0.018123898655176163, 0.018877048045396805, 0.04451226443052292, 0.019765444099903107, 0.018135132268071175, 0.13386428356170654, 0.1338718831539154, 0.018662961199879646, 0.1338719129562378, 0.029620610177516937, 0.018125465139746666, 0.018727324903011322, 0.01813218742609024, 0.03232767805457115, 0.01962265744805336, 0.018419722095131874]</text:p>
          </table:table-cell>
          <table:table-cell office:value-type="string" calcext:value-type="string">
            <text:p>[0.11410579830408096, 0.11410579830408096, 0.015442539937794209, 0.11410579830408096, 0.015442539937794209, 0.015442539937794209, 0.015442539937794209, 0.015442539937794209, 0.015443536452949047, 0.11410579830408096, 0.015972767025232315, 0.11410579830408096, 0.11410579830408096, 0.015442539937794209, 0.015442539937794209, 0.015442539937794209, 0.015442539937794209, 0.015442539937794209, 0.11408080160617828, 0.015442563220858574]</text:p>
          </table:table-cell>
        </table:table-row>
        <table:table-row table:style-name="ro1">
          <table:table-cell office:value-type="string" calcext:value-type="string">
            <text:p>dirt under your finger nail have to be the most disgusting look thing ev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4000435397028923, 0.019218536093831062, 0.01932547055184841, 0.10604702681303024, 0.018320338800549507, 0.13496777415275574, 0.018281569704413414, 0.020385408774018288, 0.018349800258874893, 0.018265971913933754, 0.018377648666501045, 0.13488900661468506, 0.021395869553089142, 0.08833269774913788, 0.01896056719124317, 0.10604702681303024, 0.13496777415275574, 0.018784213811159134, 0.01826653815805912, 0.02681233361363411]</text:p>
          </table:table-cell>
          <table:table-cell office:value-type="string" calcext:value-type="string">
            <text:p>[0.024390537291765213, 0.024390537291765213, 0.024390537291765213, 0.024390537291765213, 0.18022304773330688, 0.024390537291765213, 0.06908025592565536, 0.024390537291765213, 0.024390537291765213, 0.024390537291765213, 0.024390537291765213, 0.024390537291765213, 0.024392463266849518, 0.18022304773330688, 0.024390537291765213, 0.024390537291765213, 0.18022304773330688, 0.024390537291765213, 0.024390537291765213, 0.024390537291765213]</text:p>
          </table:table-cell>
        </table:table-row>
        <table:table-row table:style-name="ro1">
          <table:table-cell office:value-type="string" calcext:value-type="string">
            <text:p>user it ' s mi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09611719287931919, 0.0566992349922657, 0.056713223457336426, 0.05670611560344696, 0.05671292170882225, 0.00877789780497551, 0.05671345070004463, 0.056713398545980453, 0.05671345070004463, 0.05637985095381737, 0.05661557614803314, 0.056372061371803284, 0.05671345070004463, 0.05369625985622406, 0.05671345070004463, 0.05670611560344696, 0.021442120894789696, 0.05657348409295082, 0.05671342462301254, 0.05671275779604912]</text:p>
          </table:table-cell>
          <table:table-cell office:value-type="string" calcext:value-type="string">
            <text:p>[0.030508166179060936, 0.030508166179060936, 0.2254265546798706, 0.2254265546798706, 0.030508166179060936, 0.030508166179060936, 0.030508166179060936, 0.030508166179060936, 0.030508166179060936, 0.030508166179060936, 0.030508166179060936, 0.030508166179060936, 0.030508166179060936, 0.030508166179060936, 0.030508166179060936, 0.03050820901989937, 0.030508166179060936, 0.030508166179060936, 0.030508166179060936, 0.030508166179060936]</text:p>
          </table:table-cell>
        </table:table-row>
        <table:table-row table:style-name="ro1">
          <table:table-cell office:value-type="string" calcext:value-type="string">
            <text:p>wow . you sure know how to reel in the hotti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26022931560873985, 0.07073765993118286, 0.07073746621608734, 0.07072851061820984, 0.026022931560873985, 0.026022931560873985, 0.026022931560873985, 0.026022931560873985, 0.06203190237283707, 0.07073697447776794, 0.026022931560873985, 0.07005617767572403, 0.07073643058538437, 0.026022931560873985, 0.06912841647863388, 0.07053729146718979, 0.07060081511735916, 0.026022931560873985, 0.026022931560873985, 0.06976190209388733]</text:p>
          </table:table-cell>
          <table:table-cell office:value-type="string" calcext:value-type="string">
            <text:p>[0.01925102062523365, 0.14224687218666077, 0.14224687218666077, 0.14224687218666077, 0.01925102062523365, 0.01925102062523365, 0.01925102062523365, 0.019251227378845215, 0.01925102062523365, 0.01925102062523365, 0.01925102062523365, 0.14224687218666077, 0.01925102062523365, 0.01925102062523365, 0.01925102062523365, 0.01925102062523365, 0.01925102062523365, 0.01925102062523365, 0.01925102062523365, 0.14224687218666077]</text:p>
          </table:table-cell>
        </table:table-row>
        <table:table-row table:style-name="ro1">
          <table:table-cell office:value-type="string" calcext:value-type="string">
            <text:p>do you want a cookie for that ? not a great achieveme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606631726026535, 0.1606631726026535, 0.023244643583893776, 0.02180635929107666, 0.02174360863864422, 0.023244643583893776, 0.021743541583418846, 0.16059517860412598, 0.13040325045585632, 0.02297077514231205, 0.021743400022387505, 0.021871810778975487, 0.021940605714917183, 0.02174341306090355, 0.0217434074729681, 0.02174351178109646, 0.021791331470012665, 0.056809455156326294, 0.02174341306090355, 0.021791331470012665]</text:p>
          </table:table-cell>
          <table:table-cell office:value-type="string" calcext:value-type="string">
            <text:p>[0.1622661054134369, 0.02196032926440239, 0.02196032926440239, 0.021960334852337837, 0.02196032926440239, 0.02196032926440239, 0.02196032926440239, 0.1622661054134369, 0.1618361622095108, 0.02196032926440239, 0.02196032926440239, 0.02196032926440239, 0.02196032926440239, 0.02196032926440239, 0.02196032926440239, 0.02196032926440239, 0.02196032926440239, 0.1622661054134369, 0.02196032926440239, 0.02196032926440239]</text:p>
          </table:table-cell>
        </table:table-row>
        <table:table-row table:style-name="ro1">
          <table:table-cell office:value-type="string" calcext:value-type="string">
            <text:p>my career be gon na be digital art and photograph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5748848244547844, 0.07703245431184769, 0.014095502905547619, 0.07951261103153229, 0.07952345162630081, 0.07235303521156311, 0.011284058913588524, 0.014615506865084171, 0.05833587422966957, 0.010773900896310806, 0.010834082961082458, 0.07951388508081436, 0.014845442958176136, 0.07950858026742935, 0.011249368079006672, 0.0795237272977829, 0.01094575971364975, 0.07951696962118149, 0.0795237272977829, 0.07952365279197693]</text:p>
          </table:table-cell>
          <table:table-cell office:value-type="string" calcext:value-type="string">
            <text:p>[0.03050689958035946, 0.03050689958035946, 0.03050689958035946, 0.22541719675064087, 0.03050689958035946, 0.03050689958035946, 0.03050689958035946, 0.03050689958035946, 0.03054465912282467, 0.03050689958035946, 0.030510500073432922, 0.03050689958035946, 0.22541719675064087, 0.03050689958035946, 0.03050689958035946, 0.03050689958035946, 0.03050689958035946, 0.03050689958035946, 0.03050689958035946, 0.03050689958035946]</text:p>
          </table:table-cell>
        </table:table-row>
        <table:table-row table:style-name="ro1">
          <table:table-cell office:value-type="string" calcext:value-type="string">
            <text:p>company next door use explosives to get their material sound like a war , i spill tea all over my notebook { thanks }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5580862611532211, 0.05580433830618858, 0.05478042736649513, 0.055807966738939285, 0.05579956993460655, 0.05580860748887062, 0.01400717068463564, 0.0558057576417923, 0.05580739676952362, 0.055807966738939285, 0.055803894996643066, 0.05430982634425163, 0.05580482259392738, 0.055803894996643066, 0.05560172349214554, 0.029089203104376793, 0.05580693110823631, 0.011011693626642227, 0.05580846965312958, 0.055721644312143326]</text:p>
          </table:table-cell>
          <table:table-cell office:value-type="string" calcext:value-type="string">
            <text:p>[0.16218163073062897, 0.16218163073062897, 0.022039217874407768, 0.16218163073062897, 0.16218163073062897, 0.02194889634847641, 0.02194889634847641, 0.02194889634847641, 0.02194889634847641, 0.02194889634847641, 0.02194889634847641, 0.02194889634847641, 0.02194889634847641, 0.02194889634847641, 0.02194889634847641, 0.02194889634847641, 0.02194889634847641, 0.02194889634847641, 0.021949393674731255, 0.02194889634847641]</text:p>
          </table:table-cell>
        </table:table-row>
        <table:table-row table:style-name="ro1">
          <table:table-cell office:value-type="string" calcext:value-type="string">
            <text:p>thanks man ! user user user user user user user user user us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5748848244547844, 0.07703245431184769, 0.014095502905547619, 0.07951261103153229, 0.07952345162630081, 0.07235303521156311, 0.011284058913588524, 0.014615506865084171, 0.05833587422966957, 0.010773900896310806, 0.010834082961082458, 0.07951388508081436, 0.014845442958176136, 0.07950858026742935, 0.011249368079006672, 0.0795237272977829, 0.01094575971364975, 0.07951696962118149, 0.0795237272977829, 0.07952365279197693]</text:p>
          </table:table-cell>
          <table:table-cell office:value-type="string" calcext:value-type="string">
            <text:p>[0.03050689958035946, 0.03050689958035946, 0.03050689958035946, 0.22541719675064087, 0.03050689958035946, 0.03050689958035946, 0.03050689958035946, 0.03050689958035946, 0.03054465912282467, 0.03050689958035946, 0.030510500073432922, 0.03050689958035946, 0.22541719675064087, 0.03050689958035946, 0.03050689958035946, 0.03050689958035946, 0.03050689958035946, 0.03050689958035946, 0.03050689958035946, 0.03050689958035946]</text:p>
          </table:table-cell>
        </table:table-row>
        <table:table-row table:style-name="ro1">
          <table:table-cell office:value-type="string" calcext:value-type="string">
            <text:p>thanks for show me how real christian act . ur such a good example .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24863624945282936, 0.024863513186573982, 0.024863457307219505, 0.024905506521463394, 0.024970071390271187, 0.1837174892425537, 0.025015128776431084, 0.024863462895154953, 0.024863457307219505, 0.024863624945282936, 0.024863457307219505, 0.02486349083483219, 0.02490420453250408, 0.02632884308695793, 0.02486700750887394, 0.025732416659593582, 0.15967926383018494, 0.07189647853374481, 0.025360846891999245, 0.18371477723121643]</text:p>
          </table:table-cell>
          <table:table-cell office:value-type="string" calcext:value-type="string">
            <text:p>[0.019229570403695107, 0.019229570403695107, 0.019229570403695107, 0.019229570403695107, 0.019229570403695107, 0.019229570403695107, 0.020344246178865433, 0.019229570403695107, 0.019229570403695107, 0.142088383436203, 0.019229570403695107, 0.019229570403695107, 0.142088383436203, 0.019229570403695107, 0.019229570403695107, 0.019229570403695107, 0.142088383436203, 0.142088383436203, 0.019229570403695107, 0.14208833873271942]</text:p>
          </table:table-cell>
        </table:table-row>
        <table:table-row table:style-name="ro1">
          <table:table-cell office:value-type="string" calcext:value-type="string">
            <text:p>user i feel bad for those k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500013530254364, 0.04998265579342842, 0.05000138282775879, 0.05000140517950058, 0.05000003054738045, 0.05000140517950058, 0.050001394003629684, 0.05000140517950058, 0.05000140517950058, 0.05000140517950058, 0.050001390278339386, 0.049997586756944656, 0.05000140517950058, 0.050001360476017, 0.05000140517950058, 0.05000003054738045, 0.05000140517950058, 0.05000003054738045, 0.05000140517950058, 0.05000003054738045]</text:p>
          </table:table-cell>
          <table:table-cell office:value-type="string" calcext:value-type="string">
            <text:p>[0.011076724156737328, 0.08184653520584106, 0.011076724156737328, 0.08184649795293808, 0.08184653520584106, 0.011076724156737328, 0.011077201925218105, 0.011076724156737328, 0.08184223622083664, 0.011076724156737328, 0.01107828039675951, 0.011076739989221096, 0.08184638619422913, 0.011076724156737328, 0.08184653520584106, 0.08184653520584106, 0.08184653520584106, 0.08184653520584106, 0.08184653520584106, 0.08184653520584106]</text:p>
          </table:table-cell>
        </table:table-row>
        <table:table-row table:style-name="ro1">
          <table:table-cell office:value-type="string" calcext:value-type="string">
            <text:p>user well at least you be not dead right backatch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5359813943505287, 0.05359813943505287, 0.05359813943505287, 0.05359813943505287, 0.05359813943505287, 0.0476437546312809, 0.039415936917066574, 0.05359813943505287, 0.05359809100627899, 0.03767078369855881, 0.0535726435482502, 0.05359811335802078, 0.053550224751234055, 0.053597357124090195, 0.053598109632730484, 0.0524585023522377, 0.052801989018917084, 0.05359813943505287, 0.019717654213309288, 0.05358972027897835]</text:p>
          </table:table-cell>
          <table:table-cell office:value-type="string" calcext:value-type="string">
            <text:p>[0.11417113244533539, 0.11417113244533539, 0.1141577884554863, 0.015451382845640182, 0.11417113244533539, 0.015451382845640182, 0.015451457351446152, 0.015451382845640182, 0.11411861330270767, 0.015451382845640182, 0.015451382845640182, 0.015451382845640182, 0.11417113244533539, 0.11417113244533539, 0.015451382845640182, 0.015451382845640182, 0.015451382845640182, 0.015451382845640182, 0.015451382845640182, 0.015451382845640182]</text:p>
          </table:table-cell>
        </table:table-row>
        <table:table-row table:style-name="ro1">
          <table:table-cell office:value-type="string" calcext:value-type="string">
            <text:p>yay for 4 and a half hour sleep . too tired need bed n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500013530254364, 0.04998265579342842, 0.05000138282775879, 0.05000140517950058, 0.05000003054738045, 0.05000140517950058, 0.050001394003629684, 0.05000140517950058, 0.05000140517950058, 0.05000140517950058, 0.050001390278339386, 0.049997586756944656, 0.05000140517950058, 0.050001360476017, 0.05000140517950058, 0.05000003054738045, 0.05000140517950058, 0.05000003054738045, 0.05000140517950058, 0.05000003054738045]</text:p>
          </table:table-cell>
          <table:table-cell office:value-type="string" calcext:value-type="string">
            <text:p>[0.011076724156737328, 0.08184653520584106, 0.011076724156737328, 0.08184649795293808, 0.08184653520584106, 0.011076724156737328, 0.011077201925218105, 0.011076724156737328, 0.08184223622083664, 0.011076724156737328, 0.01107828039675951, 0.011076739989221096, 0.08184638619422913, 0.011076724156737328, 0.08184653520584106, 0.08184653520584106, 0.08184653520584106, 0.08184653520584106, 0.08184653520584106, 0.08184653520584106]</text:p>
          </table:table-cell>
        </table:table-row>
        <table:table-row table:style-name="ro1">
          <table:table-cell office:value-type="string" calcext:value-type="string">
            <text:p>user mer fuck my lif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23165425285696983, 0.06297015398740768, 0.06297015398740768, 0.052069246768951416, 0.0542248971760273, 0.06297015398740768, 0.06296981871128082, 0.023165425285696983, 0.06293337047100067, 0.06294944137334824, 0.023165425285696983, 0.06297005712985992, 0.023165425285696983, 0.06297004967927933, 0.023165425285696983, 0.062100838869810104, 0.023165425285696983, 0.06297015398740768, 0.06296904385089874, 0.06297005712985992]</text:p>
          </table:table-cell>
          <table:table-cell office:value-type="string" calcext:value-type="string">
            <text:p>[0.029975134879350662, 0.17750714719295502, 0.029975896701216698, 0.02996482327580452, 0.029964791610836983, 0.08900858461856842, 0.031974829733371735, 0.029964659363031387, 0.02996739372611046, 0.029964659363031387, 0.03060423955321312, 0.029964659363031387, 0.029964664950966835, 0.22141054272651672, 0.029964659363031387, 0.029964659363031387, 0.029964668676257133, 0.029964659363031387, 0.02996472455561161, 0.029964659363031387]</text:p>
          </table:table-cell>
        </table:table-row>
        <table:table-row table:style-name="ro1">
          <table:table-cell office:value-type="string" calcext:value-type="string">
            <text:p>eww , just saw this nasty , frumpy girl lift up her boob and scratch underneath it . just puke a litt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1809987984597683, 0.13374091684818268, 0.03793047368526459, 0.020179471001029015, 0.01928829215466976, 0.018128525465726852, 0.037759583443403244, 0.018258286640048027, 0.018297692760825157, 0.13370221853256226, 0.018128525465726852, 0.03793047368526459, 0.12916551530361176, 0.01928829215466976, 0.13374094665050507, 0.020033033564686775, 0.01811806485056877, 0.018300341442227364, 0.01828472875058651, 0.1316247582435608]</text:p>
          </table:table-cell>
          <table:table-cell office:value-type="string" calcext:value-type="string">
            <text:p>[0.07118751108646393, 0.07118751108646393, 0.07118751108646393, 0.07118751108646393, 0.00963418185710907, 0.009640988893806934, 0.07118751108646393, 0.07118751108646393, 0.07118751108646393, 0.07118751108646393, 0.07118751108646393, 0.00963418185710907, 0.07118751108646393, 0.07118751108646393, 0.07118751108646393, 0.00963418185710907, 0.01675059273838997, 0.00963418185710907, 0.00963418185710907, 0.07118751108646393]</text:p>
          </table:table-cell>
        </table:table-row>
        <table:table-row table:style-name="ro1">
          <table:table-cell office:value-type="string" calcext:value-type="string">
            <text:p>1 be and i can already tell today will be a great da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6234630569815636, 0.06233897805213928, 0.06234525516629219, 0.061281900852918625, 0.029134603217244148, 0.022936036810278893, 0.051030226051807404, 0.05598239228129387, 0.05170867219567299, 0.022936036810278893, 0.06234661117196083, 0.06234661117196083, 0.06233658641576767, 0.0377308689057827, 0.061320289969444275, 0.022936036810278893, 0.06234048679471016, 0.062345802783966064, 0.061320289969444275, 0.022936036810278893]</text:p>
          </table:table-cell>
          <table:table-cell office:value-type="string" calcext:value-type="string">
            <text:p>[0.03771969676017761, 0.03771969676017761, 0.2787129580974579, 0.04232977330684662, 0.03771969676017761, 0.03772247955203056, 0.03771969676017761, 0.03771969676017761, 0.03771969676017761, 0.03771969676017761, 0.03771969676017761, 0.03771969676017761, 0.03771969676017761, 0.03771969676017761, 0.03771969676017761, 0.03771969676017761, 0.03771969676017761, 0.03771969676017761, 0.03771969676017761, 0.03771982342004776]</text:p>
          </table:table-cell>
        </table:table-row>
        <table:table-row table:style-name="ro1">
          <table:table-cell office:value-type="string" calcext:value-type="string">
            <text:p>awsome homework on the first day . that ' s just what i wa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23165425285696983, 0.06297015398740768, 0.06297015398740768, 0.052069246768951416, 0.0542248971760273, 0.06297015398740768, 0.06296981871128082, 0.023165425285696983, 0.06293337047100067, 0.06294944137334824, 0.023165425285696983, 0.06297005712985992, 0.023165425285696983, 0.06297004967927933, 0.023165425285696983, 0.062100838869810104, 0.023165425285696983, 0.06297015398740768, 0.06296904385089874, 0.06297005712985992]</text:p>
          </table:table-cell>
          <table:table-cell office:value-type="string" calcext:value-type="string">
            <text:p>[0.029975134879350662, 0.17750714719295502, 0.029975896701216698, 0.02996482327580452, 0.029964791610836983, 0.08900858461856842, 0.031974829733371735, 0.029964659363031387, 0.02996739372611046, 0.029964659363031387, 0.03060423955321312, 0.029964659363031387, 0.029964664950966835, 0.22141054272651672, 0.029964659363031387, 0.029964659363031387, 0.029964668676257133, 0.029964659363031387, 0.02996472455561161, 0.029964659363031387]</text:p>
          </table:table-cell>
        </table:table-row>
        <table:table-row table:style-name="ro1">
          <table:table-cell office:value-type="string" calcext:value-type="string">
            <text:p>user user - i be sure mr raja rental would have a nice profitable scheme in mi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24863624945282936, 0.024863513186573982, 0.024863457307219505, 0.024905506521463394, 0.024970071390271187, 0.1837174892425537, 0.025015128776431084, 0.024863462895154953, 0.024863457307219505, 0.024863624945282936, 0.024863457307219505, 0.02486349083483219, 0.02490420453250408, 0.02632884308695793, 0.02486700750887394, 0.025732416659593582, 0.15967926383018494, 0.07189647853374481, 0.025360846891999245, 0.18371477723121643]</text:p>
          </table:table-cell>
          <table:table-cell office:value-type="string" calcext:value-type="string">
            <text:p>[0.019229570403695107, 0.019229570403695107, 0.019229570403695107, 0.019229570403695107, 0.019229570403695107, 0.019229570403695107, 0.020344246178865433, 0.019229570403695107, 0.019229570403695107, 0.142088383436203, 0.019229570403695107, 0.019229570403695107, 0.142088383436203, 0.019229570403695107, 0.019229570403695107, 0.019229570403695107, 0.142088383436203, 0.142088383436203, 0.019229570403695107, 0.14208833873271942]</text:p>
          </table:table-cell>
        </table:table-row>
        <table:table-row table:style-name="ro1">
          <table:table-cell office:value-type="string" calcext:value-type="string">
            <text:p>thanks user your tweet be gre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56575022637844086, 0.01438510324805975, 0.07523662596940994, 0.02110188640654087, 0.07523196935653687, 0.07523951679468155, 0.010386289097368717, 0.014325065538287163, 0.012609259225428104, 0.012677794322371483, 0.07523919641971588, 0.010192865505814552, 0.07493740320205688, 0.07120829075574875, 0.07523944973945618, 0.07523373514413834, 0.0244872085750103, 0.07523908466100693, 0.07521478831768036, 0.07523951679468155]</text:p>
          </table:table-cell>
          <table:table-cell office:value-type="string" calcext:value-type="string">
            <text:p>[0.013989575207233429, 0.013989575207233429, 0.10336970537900925, 0.013989575207233429, 0.03287292644381523, 0.013989575207233429, 0.013989575207233429, 0.013989575207233429, 0.013989575207233429, 0.013989575207233429, 0.10311725735664368, 0.013989575207233429, 0.10336975753307343, 0.10336975753307343, 0.10323760658502579, 0.10336975753307343, 0.013989575207233429, 0.10336975753307343, 0.09003813564777374, 0.013989575207233429]</text:p>
          </table:table-cell>
        </table:table-row>
        <table:table-row table:style-name="ro1">
          <table:table-cell office:value-type="string" calcext:value-type="string">
            <text:p>but it ' s cool never aga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56575022637844086, 0.01438510324805975, 0.07523662596940994, 0.02110188640654087, 0.07523196935653687, 0.07523951679468155, 0.010386289097368717, 0.014325065538287163, 0.012609259225428104, 0.012677794322371483, 0.07523919641971588, 0.010192865505814552, 0.07493740320205688, 0.07120829075574875, 0.07523944973945618, 0.07523373514413834, 0.0244872085750103, 0.07523908466100693, 0.07521478831768036, 0.07523951679468155]</text:p>
          </table:table-cell>
          <table:table-cell office:value-type="string" calcext:value-type="string">
            <text:p>[0.013989575207233429, 0.013989575207233429, 0.10336970537900925, 0.013989575207233429, 0.03287292644381523, 0.013989575207233429, 0.013989575207233429, 0.013989575207233429, 0.013989575207233429, 0.013989575207233429, 0.10311725735664368, 0.013989575207233429, 0.10336975753307343, 0.10336975753307343, 0.10323760658502579, 0.10336975753307343, 0.013989575207233429, 0.10336975753307343, 0.09003813564777374, 0.013989575207233429]</text:p>
          </table:table-cell>
        </table:table-row>
        <table:table-row table:style-name="ro1">
          <table:table-cell office:value-type="string" calcext:value-type="string">
            <text:p>user absolutely ! she just keep re - tweet anything and everything that mention her name . my page be flood ! enough , i say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23165425285696983, 0.06297015398740768, 0.06297015398740768, 0.052069246768951416, 0.0542248971760273, 0.06297015398740768, 0.06296981871128082, 0.023165425285696983, 0.06293337047100067, 0.06294944137334824, 0.023165425285696983, 0.06297005712985992, 0.023165425285696983, 0.06297004967927933, 0.023165425285696983, 0.062100838869810104, 0.023165425285696983, 0.06297015398740768, 0.06296904385089874, 0.06297005712985992]</text:p>
          </table:table-cell>
          <table:table-cell office:value-type="string" calcext:value-type="string">
            <text:p>[0.029975134879350662, 0.17750714719295502, 0.029975896701216698, 0.02996482327580452, 0.029964791610836983, 0.08900858461856842, 0.031974829733371735, 0.029964659363031387, 0.02996739372611046, 0.029964659363031387, 0.03060423955321312, 0.029964659363031387, 0.029964664950966835, 0.22141054272651672, 0.029964659363031387, 0.029964659363031387, 0.029964668676257133, 0.029964659363031387, 0.02996472455561161, 0.029964659363031387]</text:p>
          </table:table-cell>
        </table:table-row>
        <table:table-row table:style-name="ro1">
          <table:table-cell office:value-type="string" calcext:value-type="string">
            <text:p>man city be foolish for lose de jong . however much of a thug he be , he ' s a good player than milner and barr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5359813943505287, 0.05359813943505287, 0.05359813943505287, 0.05359813943505287, 0.05359813943505287, 0.0476437546312809, 0.039415936917066574, 0.05359813943505287, 0.05359809100627899, 0.03767078369855881, 0.0535726435482502, 0.05359811335802078, 0.053550224751234055, 0.053597357124090195, 0.053598109632730484, 0.0524585023522377, 0.052801989018917084, 0.05359813943505287, 0.019717654213309288, 0.05358972027897835]</text:p>
          </table:table-cell>
          <table:table-cell office:value-type="string" calcext:value-type="string">
            <text:p>[0.11417113244533539, 0.11417113244533539, 0.1141577884554863, 0.015451382845640182, 0.11417113244533539, 0.015451382845640182, 0.015451457351446152, 0.015451382845640182, 0.11411861330270767, 0.015451382845640182, 0.015451382845640182, 0.015451382845640182, 0.11417113244533539, 0.11417113244533539, 0.015451382845640182, 0.015451382845640182, 0.015451382845640182, 0.015451382845640182, 0.015451382845640182, 0.015451382845640182]</text:p>
          </table:table-cell>
        </table:table-row>
        <table:table-row table:style-name="ro1">
          <table:table-cell office:value-type="string" calcext:value-type="string">
            <text:p>and on top of it all our power be out best day ev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07976786233484745, 0.0539386011660099, 0.0539386011660099, 0.05389777943491936, 0.053936511278152466, 0.053938478231430054, 0.05393843725323677, 0.05393858626484871, 0.02171194739639759, 0.0539386011660099, 0.0539386011660099, 0.0539386011660099, 0.05393838509917259, 0.05340239778161049, 0.05393858626484871, 0.0539386011660099, 0.05393846705555916, 0.053937941789627075, 0.0539386011660099, 0.05393553525209427]</text:p>
          </table:table-cell>
          <table:table-cell office:value-type="string" calcext:value-type="string">
            <text:p>[0.030507752671837807, 0.030507752671837807, 0.030507752671837807, 0.030507752671837807, 0.030507752671837807, 0.030507752671837807, 0.030509401112794876, 0.030507752671837807, 0.030507752671837807, 0.030507752671837807, 0.030507752671837807, 0.030507752671837807, 0.030519355088472366, 0.030507752671837807, 0.030507752671837807, 0.22542349994182587, 0.22542349994182587, 0.030507752671837807, 0.030507752671837807, 0.030507752671837807]</text:p>
          </table:table-cell>
        </table:table-row>
        <table:table-row table:style-name="ro1">
          <table:table-cell office:value-type="string" calcext:value-type="string">
            <text:p>user do not forget that nick foles be also the new tom brady . what a preseason ! toomanystud q b thank god we don t have tebo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12623677961528301, 0.08390997350215912, 0.013591215945780277, 0.012739361263811588, 0.051672257483005524, 0.01247202605009079, 0.09214123338460922, 0.09214085340499878, 0.09213770180940628, 0.09210921823978424, 0.012524930760264397, 0.09214062988758087, 0.01256057433784008, 0.012671816162765026, 0.012495357543230057, 0.013591215945780277, 0.09213314950466156, 0.012495357543230057, 0.09210032969713211, 0.09174919873476028]</text:p>
          </table:table-cell>
          <table:table-cell office:value-type="string" calcext:value-type="string">
            <text:p>[0.015436895191669464, 0.01543689239770174, 0.01543689239770174, 0.016308844089508057, 0.11406406760215759, 0.01543689239770174, 0.11406406760215759, 0.11406406760215759, 0.11406406760215759, 0.11406406760215759, 0.01543689239770174, 0.01543689239770174, 0.01543689239770174, 0.01543689239770174, 0.11406406760215759, 0.01543689239770174, 0.11406406760215759, 0.015436895191669464, 0.01543689239770174, 0.01543689239770174]</text:p>
          </table:table-cell>
        </table:table-row>
        <table:table-row table:style-name="ro1">
          <table:table-cell office:value-type="string" calcext:value-type="string">
            <text:p>user buwas happy pero d pak sure kun show na geap i2 ha rob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11469437181949615, 0.0181016493588686, 0.015555553138256073, 0.015522195026278496, 0.015522198751568794, 0.01552616711705923, 0.09883331507444382, 0.11456364393234253, 0.018388833850622177, 0.015676653012633324, 0.022477326914668083, 0.015522207133471966, 0.11138750612735748, 0.10887088626623154, 0.015522195026278496, 0.11456935107707977, 0.016005951911211014, 0.015522195026278496, 0.11379942297935486, 0.02393830567598343]</text:p>
          </table:table-cell>
          <table:table-cell office:value-type="string" calcext:value-type="string">
            <text:p>[0.11638852208852768, 0.11638852208852768, 0.015751473605632782, 0.015751473605632782, 0.015751473605632782, 0.015751473605632782, 0.09687034040689468, 0.11638852208852768, 0.015751473605632782, 0.015751473605632782, 0.01578073762357235, 0.015751473605632782, 0.11638852208852768, 0.015751473605632782, 0.015751473605632782, 0.015751473605632782, 0.11638852208852768, 0.015751473605632782, 0.11638852208852768, 0.015751473605632782]</text:p>
          </table:table-cell>
        </table:table-row>
        <table:table-row table:style-name="ro1">
          <table:table-cell office:value-type="string" calcext:value-type="string">
            <text:p>so excited for this cross country meet ! anything or cross countr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07976786233484745, 0.0539386011660099, 0.0539386011660099, 0.05389777943491936, 0.053936511278152466, 0.053938478231430054, 0.05393843725323677, 0.05393858626484871, 0.02171194739639759, 0.0539386011660099, 0.0539386011660099, 0.0539386011660099, 0.05393838509917259, 0.05340239778161049, 0.05393858626484871, 0.0539386011660099, 0.05393846705555916, 0.053937941789627075, 0.0539386011660099, 0.05393553525209427]</text:p>
          </table:table-cell>
          <table:table-cell office:value-type="string" calcext:value-type="string">
            <text:p>[0.030507752671837807, 0.030507752671837807, 0.030507752671837807, 0.030507752671837807, 0.030507752671837807, 0.030507752671837807, 0.030509401112794876, 0.030507752671837807, 0.030507752671837807, 0.030507752671837807, 0.030507752671837807, 0.030507752671837807, 0.030519355088472366, 0.030507752671837807, 0.030507752671837807, 0.22542349994182587, 0.22542349994182587, 0.030507752671837807, 0.030507752671837807, 0.030507752671837807]</text:p>
          </table:table-cell>
        </table:table-row>
        <table:table-row table:style-name="ro1">
          <table:table-cell office:value-type="string" calcext:value-type="string">
            <text:p>imma stop snapping tho 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60345523059368134, 0.008487740531563759, 0.05235233157873154, 0.060345523059368134, 0.06033875793218613, 0.06030352786183357, 0.025975974276661873, 0.060345523059368134, 0.06033875793218613, 0.06030352786183357, 0.008174647577106953, 0.060345523059368134, 0.060345523059368134, 0.06034542992711067, 0.060345523059368134, 0.060345523059368134, 0.05235233157873154, 0.06034548953175545, 0.06005368009209633, 0.008209113031625748]</text:p>
          </table:table-cell>
          <table:table-cell office:value-type="string" calcext:value-type="string">
            <text:p>[0.18865415453910828, 0.02553156204521656, 0.18865415453910828, 0.02553156204521656, 0.02553156204521656, 0.02553156204521656, 0.02553156204521656, 0.02553156204521656, 0.02553156204521656, 0.02553156204521656, 0.02553156204521656, 0.02553156204521656, 0.02553156204521656, 0.02553180418908596, 0.02553156204521656, 0.025531644001603127, 0.18865415453910828, 0.02553156204521656, 0.025532184168696404, 0.02553156204521656]</text:p>
          </table:table-cell>
        </table:table-row>
        <table:table-row table:style-name="ro1">
          <table:table-cell office:value-type="string" calcext:value-type="string">
            <text:p>nothing for me to do -_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25474483147263527, 0.02547435648739338, 0.025481127202510834, 0.025481387972831726, 0.026154812425374985, 0.025589028373360634, 0.02547467313706875, 0.025542354211211205, 0.18821242451667786, 0.02548776939511299, 0.02547435648739338, 0.025474535301327705, 0.026060516014695168, 0.18819962441921234, 0.18823085725307465, 0.025542354211211205, 0.02548619545996189, 0.025474313646554947, 0.026209495961666107, 0.025475438684225082]</text:p>
          </table:table-cell>
          <table:table-cell office:value-type="string" calcext:value-type="string">
            <text:p>[0.025531675666570663, 0.025531675666570663, 0.025531675666570663, 0.025531675666570663, 0.02553168125450611, 0.025531675666570663, 0.025531675666570663, 0.025531675666570663, 0.025531675666570663, 0.025531675666570663, 0.025531675666570663, 0.025531675666570663, 0.18865498900413513, 0.025532593950629234, 0.025531675666570663, 0.025531675666570663, 0.18865059316158295, 0.025531675666570663, 0.025531675666570663, 0.18865498900413513]</text:p>
          </table:table-cell>
        </table:table-row>
        <table:table-row table:style-name="ro1">
          <table:table-cell office:value-type="string" calcext:value-type="string">
            <text:p>i really hope the entire population of peterborough county enjoy their a &amp; w . not busy at 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05649959295988083, 0.05106475204229355, 0.038094907999038696, 0.055093731731176376, 0.0559188649058342, 0.056562669575214386, 0.05648408457636833, 0.0494777150452137, 0.05649959295988083, 0.056561339646577835, 0.056563377380371094, 0.007878592237830162, 0.05656343325972557, 0.03772997483611107, 0.056563448160886765, 0.056563448160886765, 0.05580245703458786, 0.045784540474414825, 0.056563448160886765, 0.03772997483611107]</text:p>
          </table:table-cell>
          <table:table-cell office:value-type="string" calcext:value-type="string">
            <text:p>[0.020103083923459053, 0.020103083923459053, 0.02643456868827343, 0.020103083923459053, 0.14854282140731812, 0.10143375396728516, 0.14834266901016235, 0.020103083923459053, 0.020103083923459053, 0.020103083923459053, 0.14525888860225677, 0.020103083923459053, 0.020103083923459053, 0.020103098824620247, 0.020103083923459053, 0.14854282140731812, 0.020103083923459053, 0.020103083923459053, 0.02010403573513031, 0.020103376358747482]</text:p>
          </table:table-cell>
        </table:table-row>
        <table:table-row table:style-name="ro1">
          <table:table-cell office:value-type="string" calcext:value-type="string">
            <text:p>off to jamaica manana ! even though this trip be not precipitate by the best circumstance , i be look forward to be home with fam happy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60345523059368134, 0.008487740531563759, 0.05235233157873154, 0.060345523059368134, 0.06033875793218613, 0.06030352786183357, 0.025975974276661873, 0.060345523059368134, 0.06033875793218613, 0.06030352786183357, 0.008174647577106953, 0.060345523059368134, 0.060345523059368134, 0.06034542992711067, 0.060345523059368134, 0.060345523059368134, 0.05235233157873154, 0.06034548953175545, 0.06005368009209633, 0.008209113031625748]</text:p>
          </table:table-cell>
          <table:table-cell office:value-type="string" calcext:value-type="string">
            <text:p>[0.18865415453910828, 0.02553156204521656, 0.18865415453910828, 0.02553156204521656, 0.02553156204521656, 0.02553156204521656, 0.02553156204521656, 0.02553156204521656, 0.02553156204521656, 0.02553156204521656, 0.02553156204521656, 0.02553156204521656, 0.02553156204521656, 0.02553180418908596, 0.02553156204521656, 0.025531644001603127, 0.18865415453910828, 0.02553156204521656, 0.025532184168696404, 0.02553156204521656]</text:p>
          </table:table-cell>
        </table:table-row>
        <table:table-row table:style-name="ro1">
          <table:table-cell office:value-type="string" calcext:value-type="string">
            <text:p>hate drive with people who pump their brake ! it ' s okay , i do not want full movement in my neck anyways whiplas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25474483147263527, 0.02547435648739338, 0.025481127202510834, 0.025481387972831726, 0.026154812425374985, 0.025589028373360634, 0.02547467313706875, 0.025542354211211205, 0.18821242451667786, 0.02548776939511299, 0.02547435648739338, 0.025474535301327705, 0.026060516014695168, 0.18819962441921234, 0.18823085725307465, 0.025542354211211205, 0.02548619545996189, 0.025474313646554947, 0.026209495961666107, 0.025475438684225082]</text:p>
          </table:table-cell>
          <table:table-cell office:value-type="string" calcext:value-type="string">
            <text:p>[0.025531675666570663, 0.025531675666570663, 0.025531675666570663, 0.025531675666570663, 0.02553168125450611, 0.025531675666570663, 0.025531675666570663, 0.025531675666570663, 0.025531675666570663, 0.025531675666570663, 0.025531675666570663, 0.025531675666570663, 0.18865498900413513, 0.025532593950629234, 0.025531675666570663, 0.025531675666570663, 0.18865059316158295, 0.025531675666570663, 0.025531675666570663, 0.18865498900413513]</text:p>
          </table:table-cell>
        </table:table-row>
        <table:table-row table:style-name="ro1">
          <table:table-cell office:value-type="string" calcext:value-type="string">
            <text:p>user mer fuck my lif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07976786233484745, 0.0539386011660099, 0.0539386011660099, 0.05389777943491936, 0.053936511278152466, 0.053938478231430054, 0.05393843725323677, 0.05393858626484871, 0.02171194739639759, 0.0539386011660099, 0.0539386011660099, 0.0539386011660099, 0.05393838509917259, 0.05340239778161049, 0.05393858626484871, 0.0539386011660099, 0.05393846705555916, 0.053937941789627075, 0.0539386011660099, 0.05393553525209427]</text:p>
          </table:table-cell>
          <table:table-cell office:value-type="string" calcext:value-type="string">
            <text:p>[0.030507752671837807, 0.030507752671837807, 0.030507752671837807, 0.030507752671837807, 0.030507752671837807, 0.030507752671837807, 0.030509401112794876, 0.030507752671837807, 0.030507752671837807, 0.030507752671837807, 0.030507752671837807, 0.030507752671837807, 0.030519355088472366, 0.030507752671837807, 0.030507752671837807, 0.22542349994182587, 0.22542349994182587, 0.030507752671837807, 0.030507752671837807, 0.030507752671837807]</text:p>
          </table:table-cell>
        </table:table-row>
        <table:table-row table:style-name="ro1">
          <table:table-cell office:value-type="string" calcext:value-type="string">
            <text:p>i just love get a random schedule change and not even know about it ! happy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0.11469437181949615, 0.0181016493588686, 0.015555553138256073, 0.015522195026278496, 0.015522198751568794, 0.01552616711705923, 0.09883331507444382, 0.11456364393234253, 0.018388833850622177, 0.015676653012633324, 0.022477326914668083, 0.015522207133471966, 0.11138750612735748, 0.10887088626623154, 0.015522195026278496, 0.11456935107707977, 0.016005951911211014, 0.015522195026278496, 0.11379942297935486, 0.02393830567598343]</text:p>
          </table:table-cell>
          <table:table-cell office:value-type="string" calcext:value-type="string">
            <text:p>[0.11638852208852768, 0.11638852208852768, 0.015751473605632782, 0.015751473605632782, 0.015751473605632782, 0.015751473605632782, 0.09687034040689468, 0.11638852208852768, 0.015751473605632782, 0.015751473605632782, 0.01578073762357235, 0.015751473605632782, 0.11638852208852768, 0.015751473605632782, 0.015751473605632782, 0.015751473605632782, 0.11638852208852768, 0.015751473605632782, 0.11638852208852768, 0.015751473605632782]</text:p>
          </table:table-cell>
        </table:table-row>
        <table:table-row table:style-name="ro1">
          <table:table-cell office:value-type="string" calcext:value-type="string">
            <text:p>i like the way you french . inhale , do it again : red_heart :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2799694612622261, 0.06493557244539261, 0.06507375836372375, 0.06373569369316101, 0.0650772973895073, 0.06506196409463882, 0.012236414477229118, 0.0650627613067627, 0.06419999152421951, 0.059897225350141525, 0.06164510175585747, 0.008896145969629288, 0.03664306551218033, 0.06363928318023682, 0.0650813952088356, 0.044032786041498184, 0.06508088856935501, 0.009581857360899448, 0.027186280116438866, 0.06493557244539261]</text:p>
          </table:table-cell>
          <table:table-cell office:value-type="string" calcext:value-type="string">
            <text:p>[0.030695077031850815, 0.030695077031850815, 0.030695077031850815, 0.030695077031850815, 0.030695077031850815, 0.030695077031850815, 0.030695077031850815, 0.030695077031850815, 0.030695077031850815, 0.030695077031850815, 0.030695077031850815, 0.030695077031850815, 0.030695077031850815, 0.030695077031850815, 0.22068074345588684, 0.22680765390396118, 0.030695077031850815, 0.030695077031850815, 0.030695077031850815, 0.030695077031850815]</text:p>
          </table:table-cell>
        </table:table-row>
        <table:table-row table:style-name="ro1">
          <table:table-cell office:value-type="string" calcext:value-type="string">
            <text:p>omg most insane matriculants , we rather play soccer than study 4 prelim laugh user , user , user , user , soccer 4 lyf : heart_suit :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0.021271564066410065, 0.02127155475318432, 0.037990912795066833, 0.02331986464560032, 0.02130131423473358, 0.03175888583064079, 0.021273061633110046, 0.02129937708377838, 0.02127155475318432, 0.02127154916524887, 0.1571761667728424, 0.15717443823814392, 0.157176673412323, 0.022801022976636887, 0.021271808072924614, 0.02131693623960018, 0.1571766436100006, 0.021271925419569016, 0.021333206444978714, 0.02127155475318432]</text:p>
          </table:table-cell>
          <table:table-cell office:value-type="string" calcext:value-type="string">
            <text:p>[0.016907548531889915, 0.016907548531889915, 0.016907548531889915, 0.016907548531889915, 0.016907548531889915, 0.01690962351858616, 0.016907548531889915, 0.016907548531889915, 0.016907552257180214, 0.12493082135915756, 0.12493082135915756, 0.12493082135915756, 0.12493082135915756, 0.12493082135915756, 0.016907967627048492, 0.016907548531889915, 0.12486660480499268, 0.030678631737828255, 0.016907548531889915, 0.016907548531889915]</text:p>
          </table:table-cell>
        </table:table-row>
        <table:table-row table:style-name="ro1">
          <table:table-cell office:value-type="string" calcext:value-type="string">
            <text:p>bump that music . i m try to slee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9378375858068466, 0.05209309980273247, 0.012714095413684845, 0.012706689536571503, 0.012711089104413986, 0.09376606345176697, 0.012708818539977074, 0.04434087499976158, 0.01270140428096056, 0.08398851007223129, 0.09376423805952072, 0.018121352419257164, 0.0937778502702713, 0.09290047734975815, 0.012692357413470745, 0.012745080515742302, 0.09361446648836136, 0.04434087499976158, 0.012745080515742302, 0.09378375858068466]</text:p>
          </table:table-cell>
          <table:table-cell office:value-type="string" calcext:value-type="string">
            <text:p>[0.03945557028055191, 0.03945557028055191, 0.03945564478635788, 0.03945557028055191, 0.03945557028055191, 0.03945557028055191, 0.03945557028055191, 0.03945557028055191, 0.03945557028055191, 0.03945557028055191, 0.03945557028055191, 0.03945557028055191, 0.03945557028055191, 0.2503252923488617, 0.03945557028055191, 0.03945557028055191, 0.0394744947552681, 0.03945557028055191, 0.03945557028055191, 0.03945557028055191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5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11:41:31.292487786</meta:creation-date>
    <dc:date>2019-06-25T12:28:23.175227841</dc:date>
    <meta:editing-duration>PT1M28S</meta:editing-duration>
    <meta:editing-cycles>1</meta:editing-cycles>
    <meta:document-statistic meta:table-count="1" meta:cell-count="2886" meta:object-count="0"/>
    <meta:generator>LibreOffice/5.1.6.2$Linux_X86_64 LibreOffice_project/10m0$Build-2</meta:generator>
  </office:meta>
</office:document-meta>
</file>